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8"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7"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Text_20_body">
      <style:paragraph-properties fo:background-color="transparent">
        <style:background-image/>
      </style:paragraph-properties>
      <style:text-properties style:use-window-font-color="true" fo:background-color="transparent"/>
    </style:style>
    <style:style style:name="P3" style:family="paragraph" style:parent-style-name="Para_20_05">
      <style:paragraph-properties fo:text-align="center" style:justify-single-word="false"/>
    </style:style>
    <style:style style:name="P4" style:family="paragraph" style:parent-style-name="Text_20_body">
      <style:text-properties style:use-window-font-color="true"/>
    </style:style>
    <style:style style:name="P5" style:family="paragraph" style:parent-style-name="Text_20_body">
      <style:text-properties style:use-window-font-color="true" fo:font-weight="bold" style:font-weight-asian="bold" style:font-weight-complex="bold"/>
    </style:style>
    <style:style style:name="P6" style:family="paragraph" style:parent-style-name="Text_20_body">
      <style:paragraph-properties fo:text-align="justify" style:justify-single-word="false"/>
      <style:text-properties style:use-window-font-color="true" fo:font-weight="bold" style:font-weight-asian="bold" style:font-weight-complex="bold"/>
    </style:style>
    <style:style style:name="P7" style:family="paragraph" style:parent-style-name="Text_20_body">
      <style:text-properties style:use-window-font-color="true" fo:font-weight="normal" style:font-weight-asian="normal" style:font-weight-complex="normal"/>
    </style:style>
    <style:style style:name="P8" style:family="paragraph" style:parent-style-name="Text_20_body">
      <style:text-properties style:use-window-font-color="true" fo:font-style="normal" style:font-style-asian="normal" style:font-style-complex="normal"/>
    </style:style>
    <style:style style:name="P9" style:family="paragraph" style:parent-style-name="Text_20_body">
      <style:paragraph-properties fo:text-align="justify" style:justify-single-word="false"/>
      <style:text-properties style:use-window-font-color="true" fo:font-style="normal" style:font-style-asian="normal" style:font-style-complex="normal"/>
    </style:style>
    <style:style style:name="P10" style:family="paragraph" style:parent-style-name="Text_20_body">
      <style:text-properties style:use-window-font-color="true" fo:font-style="normal" fo:font-weight="bold" style:font-style-asian="normal" style:font-weight-asian="bold" style:font-style-complex="normal" style:font-weight-complex="bold"/>
    </style:style>
    <style:style style:name="P11" style:family="paragraph" style:parent-style-name="Text_20_body">
      <style:text-properties style:use-window-font-color="true" fo:background-color="#ffffff"/>
    </style:style>
    <style:style style:name="P12" style:family="paragraph" style:parent-style-name="Text_20_body">
      <style:paragraph-properties fo:text-align="justify" style:justify-single-word="false"/>
      <style:text-properties style:use-window-font-color="true" fo:background-color="#ffffff"/>
    </style:style>
    <style:style style:name="P13" style:family="paragraph" style:parent-style-name="Text_20_body">
      <style:paragraph-properties fo:text-align="justify" style:justify-single-word="false"/>
      <style:text-properties style:use-window-font-color="true"/>
    </style:style>
    <style:style style:name="P14" style:family="paragraph" style:parent-style-name="Text_20_body">
      <style:text-properties style:use-window-font-color="true" fo:language="ru" fo:country="RU"/>
    </style:style>
    <style:style style:name="P15" style:family="paragraph" style:parent-style-name="Text_20_body">
      <style:text-properties style:use-window-font-color="true" fo:language="ru" fo:country="RU" style:text-underline-style="none"/>
    </style:style>
    <style:style style:name="P16"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7" style:family="paragraph" style:parent-style-name="Text_20_body">
      <style:text-properties style:use-window-font-color="true" style:text-underline-style="none"/>
    </style:style>
    <style:style style:name="P18" style:family="paragraph" style:parent-style-name="Text_20_body">
      <style:text-properties style:use-window-font-color="true" style:text-underline-style="solid" style:text-underline-width="auto" style:text-underline-color="font-color"/>
    </style:style>
    <style:style style:name="P19" style:family="paragraph" style:parent-style-name="Text_20_body">
      <style:text-properties style:use-window-font-color="true" fo:font-style="italic" fo:font-weight="bold" style:font-style-asian="italic" style:font-weight-asian="bold" style:font-style-complex="italic" style:font-weight-complex="bold"/>
    </style:style>
    <style:style style:name="P20" style:family="paragraph" style:parent-style-name="Text_20_body">
      <style:text-properties style:use-window-font-color="true" fo:font-style="italic" style:font-style-asian="italic" style:font-style-complex="italic"/>
    </style:style>
    <style:style style:name="P21"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2" style:family="paragraph" style:parent-style-name="Text_20_body">
      <style:paragraph-properties fo:hyphenation-ladder-count="no-limit"/>
      <style:text-properties style:use-window-font-color="true" fo:hyphenate="true" fo:hyphenation-remain-char-count="2" fo:hyphenation-push-char-count="4"/>
    </style:style>
    <style:style style:name="P23" style:family="paragraph" style:parent-style-name="Text_20_body">
      <style:text-properties fo:color="#ff3333"/>
    </style:style>
    <style:style style:name="P24"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5" style:family="paragraph" style:parent-style-name="Text_20_body">
      <style:text-properties fo:color="#ff3333" fo:font-style="normal" style:font-style-asian="normal" style:font-style-complex="normal"/>
    </style:style>
    <style:style style:name="P26"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7" style:family="paragraph" style:parent-style-name="Text_20_body">
      <style:paragraph-properties fo:text-align="justify" style:justify-single-word="false"/>
    </style:style>
    <style:style style:name="P28" style:family="paragraph" style:parent-style-name="Text_20_body">
      <style:text-properties fo:language="ru" fo:country="RU"/>
    </style:style>
    <style:style style:name="P29" style:family="paragraph" style:parent-style-name="Text_20_body">
      <style:text-properties fo:language="ru" fo:country="RU" fo:font-weight="normal" style:font-weight-asian="normal" style:font-weight-complex="normal"/>
    </style:style>
    <style:style style:name="P30" style:family="paragraph" style:parent-style-name="Text_20_body">
      <style:text-properties fo:language="ru" fo:country="RU" fo:font-weight="bold" style:font-weight-asian="bold" style:font-weight-complex="bold"/>
    </style:style>
    <style:style style:name="P31" style:family="paragraph" style:parent-style-name="Text_20_body">
      <style:text-properties fo:language="ru" fo:country="RU" fo:font-style="normal" style:font-style-asian="normal" style:font-style-complex="normal"/>
    </style:style>
    <style:style style:name="P32"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3" style:family="paragraph" style:parent-style-name="Text_20_body">
      <style:text-properties fo:language="ru" fo:country="RU" fo:font-style="normal" fo:font-weight="bold" style:font-style-asian="normal" style:font-weight-asian="bold" style:font-style-complex="normal" style:font-weight-complex="bold"/>
    </style:style>
    <style:style style:name="P34" style:family="paragraph" style:parent-style-name="Text_20_body">
      <style:text-properties fo:font-weight="normal" style:font-weight-asian="normal" style:font-weight-complex="normal"/>
    </style:style>
    <style:style style:name="P35" style:family="paragraph" style:parent-style-name="Text_20_body">
      <style:text-properties fo:font-weight="bold" style:font-weight-asian="bold" style:font-weight-complex="bold"/>
    </style:style>
    <style:style style:name="P36"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7" style:family="paragraph" style:parent-style-name="Text_20_body">
      <style:text-properties fo:font-style="normal" fo:font-weight="normal" style:font-style-asian="normal" style:font-weight-asian="normal" style:font-style-complex="normal" style:font-weight-complex="normal"/>
    </style:style>
    <style:style style:name="P38" style:family="paragraph" style:parent-style-name="Text_20_body">
      <style:text-properties fo:color="#ff6600"/>
    </style:style>
    <style:style style:name="P39" style:family="paragraph" style:parent-style-name="Text_20_body" style:master-page-name="">
      <style:paragraph-properties style:page-number="auto"/>
      <style:text-properties style:use-window-font-color="true"/>
    </style:style>
    <style:style style:name="P40"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1"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3"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4"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5" style:family="paragraph" style:parent-style-name="Цитата_20_-_20_автор">
      <style:text-properties style:use-window-font-color="true"/>
    </style:style>
    <style:style style:name="P46" style:family="paragraph" style:parent-style-name="Эпиграф_20__2b__20_автор">
      <style:text-properties style:use-window-font-color="true"/>
    </style:style>
    <style:style style:name="P47" style:family="paragraph" style:parent-style-name="Subtitle">
      <style:text-properties style:use-window-font-color="true"/>
    </style:style>
    <style:style style:name="P48" style:family="paragraph" style:parent-style-name="Subtitle">
      <style:text-properties style:use-window-font-color="true" style:text-underline-style="none"/>
    </style:style>
    <style:style style:name="P49" style:family="paragraph" style:parent-style-name="Subtitle">
      <style:text-properties style:use-window-font-color="true" fo:font-style="normal" style:font-style-asian="normal" style:font-style-complex="normal"/>
    </style:style>
    <style:style style:name="P50" style:family="paragraph" style:parent-style-name="Subtitle">
      <style:text-properties fo:language="ru" fo:country="RU" fo:font-style="normal" style:font-style-asian="normal" style:font-style-complex="normal"/>
    </style:style>
    <style:style style:name="P51" style:family="paragraph" style:parent-style-name="Subtitle">
      <style:text-properties fo:language="ru" fo:country="RU" fo:font-weight="bold" style:font-weight-asian="bold" style:font-weight-complex="bold"/>
    </style:style>
    <style:style style:name="P52" style:family="paragraph" style:parent-style-name="Subtitle">
      <style:text-properties fo:language="uk" fo:country="UA" fo:font-style="normal" style:font-style-asian="normal" style:font-style-complex="normal"/>
    </style:style>
    <style:style style:name="P53" style:family="paragraph" style:parent-style-name="Subtitle">
      <style:paragraph-properties fo:margin-top="0.706cm" fo:margin-bottom="0.706cm"/>
      <style:text-properties style:use-window-font-color="true"/>
    </style:style>
    <style:style style:name="P54" style:family="paragraph" style:parent-style-name="Subtitle">
      <style:paragraph-properties fo:margin-top="0.706cm" fo:margin-bottom="0.706cm"/>
      <style:text-properties style:use-window-font-color="true" fo:font-weight="normal" style:font-weight-asian="normal" style:font-weight-complex="normal"/>
    </style:style>
    <style:style style:name="P55" style:family="paragraph" style:parent-style-name="Subtitle">
      <style:paragraph-properties fo:margin-top="0.706cm" fo:margin-bottom="0.706cm"/>
      <style:text-properties style:use-window-font-color="true" fo:font-weight="bold" style:font-weight-asian="bold" style:font-weight-complex="bold"/>
    </style:style>
    <style:style style:name="P56" style:family="paragraph" style:parent-style-name="Эпиграф_20_-_20_автор">
      <style:text-properties style:use-window-font-color="true"/>
    </style:style>
    <style:style style:name="P57" style:family="paragraph" style:parent-style-name="Quotations">
      <style:text-properties style:use-window-font-color="true"/>
    </style:style>
    <style:style style:name="P58" style:family="paragraph" style:parent-style-name="Quotations">
      <style:paragraph-properties fo:text-align="justify" style:justify-single-word="false"/>
      <style:text-properties style:use-window-font-color="true"/>
    </style:style>
    <style:style style:name="P59" style:family="paragraph" style:parent-style-name="Quotations">
      <style:paragraph-properties fo:text-align="justify" style:justify-single-word="false"/>
      <style:text-properties style:use-window-font-color="true" fo:background-color="#ffffff"/>
    </style:style>
    <style:style style:name="P60" style:family="paragraph" style:parent-style-name="Quotations">
      <style:paragraph-properties fo:text-align="justify" style:justify-single-word="false"/>
    </style:style>
    <style:style style:name="P61" style:family="paragraph" style:parent-style-name="Quotations">
      <style:paragraph-properties fo:text-align="justify" style:justify-single-word="false"/>
      <style:text-properties fo:color="#ff3333" fo:background-color="#ffffff"/>
    </style:style>
    <style:style style:name="P62" style:family="paragraph" style:parent-style-name="Цитата_20__2b__20_автор">
      <style:text-properties style:use-window-font-color="true"/>
    </style:style>
    <style:style style:name="P63" style:family="paragraph" style:parent-style-name="Цитата_20__2b__20_автор">
      <style:paragraph-properties fo:text-align="justify" style:justify-single-word="false"/>
      <style:text-properties style:use-window-font-color="true"/>
    </style:style>
    <style:style style:name="P64" style:family="paragraph" style:parent-style-name="Standard">
      <style:paragraph-properties fo:break-before="page"/>
      <style:text-properties fo:color="#ff3333" fo:font-style="normal" style:font-style-asian="normal" style:font-style-complex="normal"/>
    </style:style>
    <style:style style:name="P65"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6" style:family="paragraph" style:parent-style-name="Text_20_body">
      <style:paragraph-properties fo:margin-left="0cm" fo:margin-right="0cm" fo:text-indent="0cm" style:auto-text-indent="false"/>
      <style:text-properties style:use-window-font-color="true" style:text-underline-style="none"/>
    </style:style>
    <style:style style:name="P67"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8" style:family="paragraph" style:parent-style-name="Caption">
      <style:text-properties fo:font-weight="normal" style:font-weight-asian="normal" style:font-weight-complex="normal"/>
    </style:style>
    <style:style style:name="P69" style:family="paragraph" style:parent-style-name="Standard">
      <style:text-properties style:use-window-font-color="true"/>
    </style:style>
    <style:style style:name="P70" style:family="paragraph" style:parent-style-name="Table_20_Contents">
      <style:paragraph-properties fo:text-align="justify" style:justify-single-word="false"/>
      <style:text-properties style:font-name="Verdana1"/>
    </style:style>
    <style:style style:name="P71"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2"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3"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4"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5" style:family="paragraph" style:parent-style-name="Footnote">
      <style:text-properties fo:font-weight="bold" style:font-weight-asian="bold" style:font-weight-complex="bold"/>
    </style:style>
    <style:style style:name="P76" style:family="paragraph" style:parent-style-name="Text_20_body">
      <style:paragraph-properties fo:margin-top="0cm" fo:margin-bottom="0.199cm" fo:text-align="justify" style:justify-single-word="false" style:shadow="none"/>
      <style:text-properties fo:language="ru" fo:country="RU" fo:font-weight="normal" style:font-weight-asian="normal" style:font-weight-complex="normal"/>
    </style:style>
    <style:style style:name="P77" style:family="paragraph" style:parent-style-name="Text_20_body">
      <style:paragraph-properties fo:margin-top="0cm" fo:margin-bottom="0.199cm" fo:text-align="justify" style:justify-single-word="false" style:shadow="none"/>
    </style:style>
    <style:style style:name="P78" style:family="paragraph" style:parent-style-name="Heading_20_1" style:master-page-name="Right_20_Page">
      <style:paragraph-properties style:page-number="3"/>
    </style:style>
    <style:style style:name="P79" style:family="paragraph" style:parent-style-name="Heading_20_1">
      <style:paragraph-properties fo:break-before="page"/>
    </style:style>
    <style:style style:name="P80" style:family="paragraph" style:parent-style-name="Heading_20_2">
      <style:paragraph-properties fo:break-before="page"/>
    </style:style>
    <style:style style:name="P81"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2" style:family="paragraph" style:parent-style-name="Heading_20_3">
      <style:paragraph-properties fo:break-before="page"/>
    </style:style>
    <style:style style:name="P83" style:family="paragraph" style:parent-style-name="Heading_20_4">
      <style:text-properties style:use-window-font-color="true"/>
    </style:style>
    <style:style style:name="P84" style:family="paragraph" style:parent-style-name="Heading_20_4">
      <style:paragraph-properties fo:break-before="page"/>
    </style:style>
    <style:style style:name="P85" style:family="paragraph" style:parent-style-name="Subtitle" style:list-style-name="диалог"/>
    <style:style style:name="P86" style:family="paragraph" style:parent-style-name="Subtitle">
      <style:text-properties style:use-window-font-color="true"/>
    </style:style>
    <style:style style:name="P87" style:family="paragraph" style:parent-style-name="Para_20_05" style:master-page-name="MP0">
      <style:paragraph-properties fo:text-align="center" style:justify-single-word="false" style:page-number="auto" fo:break-before="page"/>
    </style:style>
    <style:style style:name="P88" style:family="paragraph" style:parent-style-name="Text_20_body">
      <style:text-properties style:use-window-font-color="true"/>
    </style:style>
    <style:style style:name="P89" style:family="paragraph" style:parent-style-name="Text_20_body" style:list-style-name="L1">
      <style:paragraph-properties fo:text-align="justify" style:justify-single-word="false"/>
      <style:text-properties style:use-window-font-color="true"/>
    </style:style>
    <style:style style:name="P90" style:family="paragraph" style:parent-style-name="Text_20_body" style:list-style-name="диалог">
      <style:paragraph-properties fo:text-align="justify" style:justify-single-word="false"/>
      <style:text-properties style:use-window-font-color="true"/>
    </style:style>
    <style:style style:name="P91" style:family="paragraph" style:parent-style-name="Text_20_body" style:list-style-name="список_20_перечисление">
      <style:paragraph-properties fo:text-align="justify" style:justify-single-word="false"/>
      <style:text-properties style:use-window-font-color="true"/>
    </style:style>
    <style:style style:name="P92" style:family="paragraph" style:parent-style-name="Text_20_body" style:list-style-name="List_20_1">
      <style:paragraph-properties fo:text-align="justify" style:justify-single-word="false"/>
      <style:text-properties style:use-window-font-color="true"/>
    </style:style>
    <style:style style:name="P93"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4" style:family="paragraph" style:parent-style-name="Text_20_body" style:list-style-name="диалог">
      <style:text-properties style:use-window-font-color="true"/>
    </style:style>
    <style:style style:name="P95" style:family="paragraph" style:parent-style-name="Text_20_body" style:list-style-name="List_20_1">
      <style:text-properties style:use-window-font-color="true"/>
    </style:style>
    <style:style style:name="P96" style:family="paragraph" style:parent-style-name="Text_20_body" style:list-style-name="список_20_перечисление">
      <style:text-properties style:use-window-font-color="true"/>
    </style:style>
    <style:style style:name="P97" style:family="paragraph" style:parent-style-name="Text_20_body" style:list-style-name="диалог">
      <style:text-properties style:use-window-font-color="true" fo:font-style="normal" style:font-style-asian="normal" style:font-style-complex="normal"/>
    </style:style>
    <style:style style:name="P98" style:family="paragraph" style:parent-style-name="Text_20_body" style:list-style-name="List_20_1">
      <style:text-properties style:use-window-font-color="true" fo:font-style="normal" style:text-underline-style="none" fo:font-weight="normal" style:font-style-asian="normal" style:font-weight-asian="normal" style:font-style-complex="normal" style:font-weight-complex="normal"/>
    </style:style>
    <style:style style:name="P99" style:family="paragraph" style:parent-style-name="Text_20_body" style:list-style-name="List_20_1">
      <style:text-properties style:use-window-font-color="true" fo:font-style="normal" style:text-underline-style="none" fo:font-weight="bold" style:font-style-asian="normal" style:font-weight-asian="bold" style:font-style-complex="normal" style:font-weight-complex="bold"/>
    </style:style>
    <style:style style:name="P100" style:family="paragraph" style:parent-style-name="Text_20_body">
      <style:text-properties style:use-window-font-color="true" style:text-underline-style="none"/>
    </style:style>
    <style:style style:name="P101" style:family="paragraph" style:parent-style-name="Text_20_body" style:list-style-name="диалог">
      <style:text-properties style:use-window-font-color="true" style:text-underline-style="none"/>
    </style:style>
    <style:style style:name="P102" style:family="paragraph" style:parent-style-name="Text_20_body" style:list-style-name="L3">
      <style:text-properties style:use-window-font-color="true" style:text-underline-style="none"/>
    </style:style>
    <style:style style:name="P103" style:family="paragraph" style:parent-style-name="Text_20_body" style:list-style-name="List_20_1">
      <style:text-properties style:use-window-font-color="true" style:text-underline-style="none" fo:font-weight="normal" style:font-weight-asian="normal" style:font-weight-complex="normal"/>
    </style:style>
    <style:style style:name="P104" style:family="paragraph" style:parent-style-name="Text_20_body" style:list-style-name="List_20_1">
      <style:text-properties style:use-window-font-color="true" style:text-underline-style="none" fo:font-weight="bold" style:font-weight-asian="bold" style:font-weight-complex="bold"/>
    </style:style>
    <style:style style:name="P105" style:family="paragraph" style:parent-style-name="Text_20_body" style:list-style-name="диалог">
      <style:text-properties style:use-window-font-color="true" style:text-underline-style="solid" style:text-underline-width="auto" style:text-underline-color="font-color"/>
    </style:style>
    <style:style style:name="P106" style:family="paragraph" style:parent-style-name="Text_20_body" style:list-style-name="List_20_1">
      <style:text-properties style:use-window-font-color="true" style:text-underline-style="solid" style:text-underline-width="auto" style:text-underline-color="font-color" fo:font-weight="normal" style:font-weight-asian="normal" style:font-weight-complex="normal"/>
    </style:style>
    <style:style style:name="P107" style:family="paragraph" style:parent-style-name="Text_20_body" style:list-style-name="List_20_1">
      <style:text-properties style:use-window-font-color="true" style:text-underline-style="solid" style:text-underline-width="auto" style:text-underline-color="font-color"/>
    </style:style>
    <style:style style:name="P108" style:family="paragraph" style:parent-style-name="Text_20_body" style:list-style-name="List_20_1">
      <style:text-properties style:use-window-font-color="true" style:text-underline-style="solid" style:text-underline-width="auto" style:text-underline-color="font-color" fo:font-weight="bold" style:font-weight-asian="bold" style:font-weight-complex="bold"/>
    </style:style>
    <style:style style:name="P109" style:family="paragraph" style:parent-style-name="Text_20_body" style:list-style-name="List_20_4">
      <style:text-properties style:use-window-font-color="true"/>
    </style:style>
    <style:style style:name="P110" style:family="paragraph" style:parent-style-name="Text_20_body" style:list-style-name="L3">
      <style:text-properties style:use-window-font-color="true"/>
    </style:style>
    <style:style style:name="P111" style:family="paragraph" style:parent-style-name="Text_20_body" style:list-style-name="L4">
      <style:text-properties style:use-window-font-color="true"/>
    </style:style>
    <style:style style:name="P112" style:family="paragraph" style:parent-style-name="Text_20_body">
      <style:text-properties style:use-window-font-color="true" fo:language="ru" fo:country="RU"/>
    </style:style>
    <style:style style:name="P113" style:family="paragraph" style:parent-style-name="Text_20_body" style:list-style-name="List_20_1">
      <style:text-properties style:use-window-font-color="true" fo:language="ru" fo:country="RU" style:text-underline-style="none" fo:font-weight="normal" style:font-weight-asian="normal" style:font-weight-complex="normal"/>
    </style:style>
    <style:style style:name="P114" style:family="paragraph" style:parent-style-name="Text_20_body" style:list-style-name="диалог">
      <style:text-properties style:use-window-font-color="true" fo:font-weight="normal" style:font-weight-asian="normal" style:font-weight-complex="normal"/>
    </style:style>
    <style:style style:name="P115" style:family="paragraph" style:parent-style-name="Text_20_body" style:list-style-name="List_20_1">
      <style:text-properties style:use-window-font-color="true" fo:font-weight="normal" style:font-weight-asian="normal" style:font-weight-complex="normal"/>
    </style:style>
    <style:style style:name="P116" style:family="paragraph" style:parent-style-name="Text_20_body" style:list-style-name="List_20_1">
      <style:text-properties style:use-window-font-color="true" fo:font-weight="bold" style:font-weight-asian="bold" style:font-weight-complex="bold"/>
    </style:style>
    <style:style style:name="P117" style:family="paragraph" style:parent-style-name="Text_20_body" style:list-style-name="диалог"/>
    <style:style style:name="P118" style:family="paragraph" style:parent-style-name="Text_20_body" style:list-style-name="список_20_перечисление"/>
    <style:style style:name="P119" style:family="paragraph" style:parent-style-name="Text_20_body" style:list-style-name="L2">
      <style:paragraph-properties fo:text-align="justify" style:justify-single-word="false"/>
    </style:style>
    <style:style style:name="P120" style:family="paragraph" style:parent-style-name="Text_20_body" style:list-style-name="диалог">
      <style:paragraph-properties fo:text-align="justify" style:justify-single-word="false"/>
    </style:style>
    <style:style style:name="P121" style:family="paragraph" style:parent-style-name="Text_20_body" style:list-style-name="диалог">
      <style:text-properties fo:language="ru" fo:country="RU" fo:font-style="normal" style:font-style-asian="normal" style:font-style-complex="normal"/>
    </style:style>
    <style:style style:name="P122"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23"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24" style:family="paragraph" style:parent-style-name="Text_20_body" style:list-style-name="List_20_2">
      <style:text-properties fo:language="ru" fo:country="RU" fo:font-weight="normal" style:font-weight-asian="normal" style:font-weight-complex="normal"/>
    </style:style>
    <style:style style:name="P125" style:family="paragraph" style:parent-style-name="Text_20_body" style:list-style-name="список_20_перечисление">
      <style:text-properties fo:language="ru" fo:country="RU" fo:font-weight="normal" style:font-weight-asian="normal" style:font-weight-complex="normal"/>
    </style:style>
    <style:style style:name="P126" style:family="paragraph" style:parent-style-name="Text_20_body" style:list-style-name="List_20_4">
      <style:text-properties fo:language="ru" fo:country="RU" fo:font-weight="normal" style:font-weight-asian="normal" style:font-weight-complex="normal"/>
    </style:style>
    <style:style style:name="P127" style:family="paragraph" style:parent-style-name="Text_20_body" style:list-style-name="список_20_перечисление">
      <style:text-properties fo:language="ru" fo:country="RU"/>
    </style:style>
    <style:style style:name="P128" style:family="paragraph" style:parent-style-name="Text_20_body" style:list-style-name="List_20_4">
      <style:text-properties fo:language="ru" fo:country="RU" fo:font-weight="bold" style:font-weight-asian="bold" style:font-weight-complex="bold"/>
    </style:style>
    <style:style style:name="P129" style:family="paragraph" style:parent-style-name="Text_20_body" style:list-style-name="List_20_5">
      <style:text-properties fo:language="ru" fo:country="RU"/>
    </style:style>
    <style:style style:name="P130" style:family="paragraph" style:parent-style-name="Text_20_body" style:list-style-name="List_20_2"/>
    <style:style style:name="P131" style:family="paragraph" style:parent-style-name="Text_20_body" style:list-style-name="List_20_2">
      <style:text-properties fo:font-weight="bold" style:font-weight-asian="bold" style:font-weight-complex="bold"/>
    </style:style>
    <style:style style:name="P132" style:family="paragraph" style:parent-style-name="Text_20_body" style:list-style-name="List_20_1">
      <style:text-properties fo:font-weight="bold" style:font-weight-asian="bold" style:font-weight-complex="bold"/>
    </style:style>
    <style:style style:name="P133" style:family="paragraph" style:parent-style-name="Text_20_body" style:list-style-name="List_20_2">
      <style:text-properties fo:font-weight="normal" style:font-weight-asian="normal" style:font-weight-complex="normal"/>
    </style:style>
    <style:style style:name="P134" style:family="paragraph" style:parent-style-name="Text_20_body" style:list-style-name="List_20_3">
      <style:text-properties fo:font-weight="normal" style:font-weight-asian="normal" style:font-weight-complex="normal"/>
    </style:style>
    <style:style style:name="P135" style:family="paragraph" style:parent-style-name="Text_20_body" style:list-style-name="List_20_1">
      <style:text-properties fo:font-weight="normal" style:font-weight-asian="normal" style:font-weight-complex="normal"/>
    </style:style>
    <style:style style:name="P136" style:family="paragraph" style:parent-style-name="Text_20_body" style:list-style-name="List_20_3"/>
    <style:style style:name="P137" style:family="paragraph" style:parent-style-name="Text_20_body" style:list-style-name="List_20_4"/>
    <style:style style:name="P138" style:family="paragraph" style:parent-style-name="Text_20_body" style:list-style-name="List_20_5">
      <style:text-properties fo:font-style="italic" style:font-style-asian="italic" style:font-style-complex="italic"/>
    </style:style>
    <style:style style:name="P139" style:family="paragraph" style:parent-style-name="Text_20_body" style:list-style-name="L3"/>
    <style:style style:name="P140" style:family="paragraph" style:parent-style-name="Text_20_body" style:list-style-name="L4"/>
    <style:style style:name="P141"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42"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43" style:family="paragraph" style:parent-style-name="Text_20_body" style:list-style-name="диалог">
      <style:paragraph-properties fo:margin-left="0cm" fo:margin-right="0cm" fo:text-indent="0cm" style:auto-text-indent="false"/>
      <style:text-properties style:use-window-font-color="true"/>
    </style:style>
    <style:style style:name="P144"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45"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6"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7"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8"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9"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Verdana1" fo:language="ru" fo:country="RU"/>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ru" fo:country="RU"/>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fo:font-weight="normal" style:font-style-asian="italic" style:font-weight-asian="normal" style:font-style-complex="italic" style:font-weight-complex="normal"/>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normal" fo:font-weight="normal" style:font-style-asian="normal" style:font-weight-asian="normal" style:font-style-complex="normal" style:font-weight-complex="normal"/>
    </style:style>
    <style:style style:name="T19" style:family="text">
      <style:text-properties fo:language="ru" fo:country="RU" fo:font-style="normal" style:font-style-asian="normal" style:font-style-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fo:font-style="normal" style:text-underline-style="none" style:font-style-asian="normal" style:font-style-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style:text-underline-style="none"/>
    </style:style>
    <style:style style:name="T24" style:family="text">
      <style:text-properties fo:language="ru" fo:country="RU" fo:font-weight="bold" style:font-weight-asian="bold" style:font-weight-complex="bold"/>
    </style:style>
    <style:style style:name="T25" style:family="text">
      <style:text-properties style:use-window-font-color="true"/>
    </style:style>
    <style:style style:name="T26" style:family="text">
      <style:text-properties style:use-window-font-color="true" style:font-name="Verdana5" fo:font-size="14pt" style:font-size-asian="14pt" style:font-size-complex="14pt" style:language-complex="ru" style:country-complex="RU"/>
    </style:style>
    <style:style style:name="T27" style:family="text">
      <style:text-properties style:use-window-font-color="true" style:font-name="Verdana5" style:language-complex="ru" style:country-complex="RU"/>
    </style:style>
    <style:style style:name="T28" style:family="text">
      <style:text-properties style:use-window-font-color="true" fo:font-weight="bold" style:font-weight-asian="bold" style:font-weight-complex="bold"/>
    </style:style>
    <style:style style:name="T29" style:family="text">
      <style:text-properties style:use-window-font-color="true" style:language-complex="ru" style:country-complex="RU"/>
    </style:style>
    <style:style style:name="T30" style:family="text">
      <style:text-properties style:use-window-font-color="true" fo:font-style="italic" style:font-style-asian="italic" style:font-style-complex="italic"/>
    </style:style>
    <style:style style:name="T31" style:family="text">
      <style:text-properties style:use-window-font-color="true" fo:font-style="italic" fo:background-color="#ffffff" style:font-style-asian="italic" style:font-style-complex="italic"/>
    </style:style>
    <style:style style:name="T32" style:family="text">
      <style:text-properties style:use-window-font-color="true" fo:font-style="normal" style:font-style-asian="normal" style:font-style-complex="normal"/>
    </style:style>
    <style:style style:name="T33" style:family="text">
      <style:text-properties style:use-window-font-color="true" style:text-line-through-style="none"/>
    </style:style>
    <style:style style:name="T34" style:family="text">
      <style:text-properties style:use-window-font-color="true" style:text-line-through-style="none" style:text-underline-style="none"/>
    </style:style>
    <style:style style:name="T35" style:family="text">
      <style:text-properties style:use-window-font-color="true" fo:font-weight="normal" style:font-weight-asian="normal" style:font-weight-complex="normal"/>
    </style:style>
    <style:style style:name="T36" style:family="text">
      <style:text-properties style:use-window-font-color="true" style:text-underline-style="none"/>
    </style:style>
    <style:style style:name="T37" style:family="text">
      <style:text-properties style:use-window-font-color="true" style:text-underline-style="none" fo:font-weight="bold" style:font-weight-asian="bold" style:font-weight-complex="bold"/>
    </style:style>
    <style:style style:name="T38" style:family="text">
      <style:text-properties style:use-window-font-color="true" fo:background-color="#ffffff"/>
    </style:style>
    <style:style style:name="T39" style:family="text">
      <style:text-properties style:use-window-font-color="true" fo:language="ru" fo:country="RU"/>
    </style:style>
    <style:style style:name="T40" style:family="text">
      <style:text-properties style:use-window-font-color="true" fo:language="ru" fo:country="RU" fo:background-color="#ffffff"/>
    </style:style>
    <style:style style:name="T41" style:family="text">
      <style:text-properties style:use-window-font-color="true" fo:language="ru" fo:country="RU" fo:font-style="normal" style:font-style-asian="normal" style:font-style-complex="normal"/>
    </style:style>
    <style:style style:name="T42" style:family="text">
      <style:text-properties style:use-window-font-color="true" fo:language="en" fo:country="US"/>
    </style:style>
    <style:style style:name="T43" style:family="text">
      <style:text-properties style:use-window-font-color="true" fo:language="uk" fo:country="UA"/>
    </style:style>
    <style:style style:name="T44" style:family="text">
      <style:text-properties style:use-window-font-color="true" fo:language="uk" fo:country="UA" fo:font-style="normal" style:font-style-asian="normal" style:font-style-complex="normal"/>
    </style:style>
    <style:style style:name="T45" style:family="text">
      <style:text-properties fo:language="en" fo:country="US"/>
    </style:style>
    <style:style style:name="T46" style:family="text">
      <style:text-properties fo:language="en" fo:country="US" fo:font-style="italic" style:font-style-asian="italic" style:font-style-complex="italic"/>
    </style:style>
    <style:style style:name="T47" style:family="text">
      <style:text-properties fo:language="en" fo:country="US" fo:font-style="italic" fo:font-weight="normal" style:font-style-asian="italic" style:font-weight-asian="normal" style:font-style-complex="italic" style:font-weight-complex="normal"/>
    </style:style>
    <style:style style:name="T48" style:family="text">
      <style:text-properties fo:language="en" fo:country="US" fo:font-style="normal" fo:font-weight="normal" style:font-style-asian="normal" style:font-weight-asian="normal" style:font-style-complex="normal" style:font-weight-complex="normal"/>
    </style:style>
    <style:style style:name="T49" style:family="text">
      <style:text-properties fo:language="en" fo:country="US" fo:font-weight="normal" style:font-weight-asian="normal" style:font-weight-complex="normal"/>
    </style:style>
    <style:style style:name="T50" style:family="text">
      <style:text-properties fo:language="en" fo:country="US" fo:font-weight="bold" style:font-weight-asian="bold" style:font-weight-complex="bold"/>
    </style:style>
    <style:style style:name="T51" style:family="text">
      <style:text-properties fo:font-variant="normal" fo:text-transform="none" style:use-window-font-color="true" style:text-line-through-style="none" style:font-name="Verdana7"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52"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53" style:family="text">
      <style:text-properties fo:font-variant="normal" fo:text-transform="none" style:use-window-font-color="true" style:font-name="Verdana7" fo:font-size="11pt" fo:letter-spacing="normal" fo:font-style="italic" fo:background-color="#ffffff" style:font-size-asian="11pt" style:font-style-asian="italic" style:font-size-complex="11pt" style:font-style-complex="italic"/>
    </style:style>
    <style:style style:name="T54"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5" style:family="text">
      <style:text-properties fo:color="#ff3333"/>
    </style:style>
    <style:style style:name="T56" style:family="text">
      <style:text-properties fo:color="#ff3333" fo:language="ru" fo:country="RU" fo:font-style="normal" fo:font-weight="normal" style:font-style-asian="normal" style:font-weight-asian="normal" style:font-style-complex="normal" style:font-weight-complex="normal"/>
    </style:style>
    <style:style style:name="T57" style:family="text">
      <style:text-properties fo:color="#ff3333" fo:font-style="normal" fo:font-weight="normal" style:font-style-asian="normal" style:font-weight-asian="normal" style:font-style-complex="normal" style:font-weight-complex="normal"/>
    </style:style>
    <style:style style:name="T58" style:family="text">
      <style:text-properties fo:color="#ff3333" fo:language="en" fo:country="US" fo:font-style="normal" fo:font-weight="normal" style:font-style-asian="normal" style:font-weight-asian="normal" style:font-style-complex="normal" style:font-weight-complex="normal"/>
    </style:style>
    <style:style style:name="T59" style:family="text">
      <style:text-properties fo:language="uk" fo:country="UA"/>
    </style:style>
    <style:style style:name="T60" style:family="text">
      <style:text-properties fo:language="uk" fo:country="UA" fo:font-style="normal" style:font-style-asian="normal" style:font-style-complex="normal"/>
    </style:style>
    <style:style style:name="T61" style:family="text">
      <style:text-properties fo:language="uk" fo:country="UA" fo:font-style="normal" fo:font-weight="normal" style:font-style-asian="normal" style:font-weight-asian="normal" style:font-style-complex="normal" style:font-weight-complex="normal"/>
    </style:style>
    <style:style style:name="T62" style:family="text">
      <style:text-properties fo:background-color="#ffffff"/>
    </style:style>
    <style:style style:name="T63" style:family="text">
      <style:text-properties fo:background-color="transparent"/>
    </style:style>
    <style:style style:name="T64" style:family="text">
      <style:text-properties style:font-name="Verdana5" fo:font-size="8pt" fo:font-style="italic" style:font-size-asian="8pt" style:font-style-asian="italic" style:font-size-complex="8pt" style:font-style-complex="italic"/>
    </style:style>
    <style:style style:name="T65" style:family="text">
      <style:text-properties style:font-name="Verdana6"/>
    </style:style>
    <style:style style:name="T66" style:family="text">
      <style:text-properties style:text-line-through-style="solid" fo:font-style="normal" style:text-underline-style="none" style:font-style-asian="normal" style:font-style-complex="normal"/>
    </style:style>
    <style:style style:name="T67" style:family="text">
      <style:text-properties style:text-line-through-style="none" fo:font-style="normal" style:text-underline-style="none" style:font-style-asian="normal" style:font-style-complex="normal"/>
    </style:style>
    <style:style style:name="T68"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8"/>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8"/>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8"/>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8"/>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ext:span text:style-name="Default_20_Paragraph_20_Font"><text:span text:style-name="T26">Янина Каминская</text:span></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7"><text:s/></text:span></text:span></text:p>
      <text:p text:style-name="Caption">Реквием по любви</text:p>
      <text:p text:style-name="P68">или</text:p>
      <text:p text:style-name="P68">мемуары о манипуляторе</text:p>
      <text:h text:style-name="P78" text:outline-level="1"><text:s/><text:bookmark-start text:name="Vviedieniie"/>П<text:bookmark-end text:name="Vviedieniie"/>ролог </text:h>
      <text:p text:style-name="P46">Опыт – дитя мысли, а мысль – дитя действия. Мы не можем изучать людей по книгам.</text:p>
      <text:p text:style-name="P56">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3">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3">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3">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3">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3">Так вот, есть мужик хороший и мужик плохой. Каждый обитают в паре с хорошей бабой и плохой... А есть манипулятор, отдельный вид — паразит. Точнее, зверь-паразит. Как вы понимаете, речь пойдет о нем.</text:p>
      <text:p text:style-name="P13">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3">Согласны ли вы со следующими утверждениями?</text:p>
      <text:list xml:id="list8865192218387623439" text:style-name="L1">
        <text:list-item>
          <text:p text:style-name="P89">После разговора с вашим партнером вас переполняют смешанные чувства неопределенности, мутности и непонимания того, что с вами происходит, и остается неприятный осадок;</text:p>
        </text:list-item>
        <text:list-item>
          <text:p text:style-name="P89">Вы не понимаете, что нужно вашему партнеру. Вам кажется, что вы делаете все, но, как правило, этого <text:soft-page-break/>мало или недостаточно. У вас складывается ощущение, что вас принимают за ваши заслуги;</text:p>
        </text:list-item>
        <text:list-item>
          <text:p text:style-name="P89">Вам говорят, что вы совершаете ошибки. Вы всегда виноваты, но не понимаете, в чем ваша вина;</text:p>
        </text:list-item>
        <text:list-item>
          <text:p text:style-name="P89">Вам кажется, что вы в одиночку несете всю или большую часть ответственности за совершаемые действия вашей пары;</text:p>
        </text:list-item>
        <text:list-item>
          <text:p text:style-name="P89">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89">Ваши чувства и настроение зависят от вашего партнера. Вы часто готовы промолчать, чтобы угодить ему;</text:p>
        </text:list-item>
        <text:list-item>
          <text:p text:style-name="P89">Ваш распорядок дня, отдых и свободное время зависит от вашего партнера. Вы чувствуете, что зависите от него больше, чем он в вас;</text:p>
        </text:list-item>
        <text:list-item>
          <text:p text:style-name="P89">Вам кажется, что ваш партнер не заинтересован вами, а мысли о том, что вас могут бросить приводят вас в ужас.</text:p>
        </text:list-item>
      </text:list>
      <text:p text:style-name="P13">Если вы согласны хотя бы с несколькими из этих утверждений, мне жаль — вы попали в клуб жертв манипулятора.</text:p>
      <text:p text:style-name="P47"><text:soft-page-break/>* * *</text:p>
      <text:p text:style-name="P13">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3">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Его поступки были не справедливыми по отношению ко мне, но, совершал он их с, не побоюсь этого слова — достоинством и присущей только ему, логикой.</text:p>
      <text:p text:style-name="P13">Мне никто не мог ответить, хоть я и стучалась во все двери и просила помощи. Меня не понимали, так как я даже не могла объяснить свои эмоции. Я не могла сформулировать саму проблему! Теперь могу. 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3">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3547103566464305556" text:style-name="диалог">
        <text:list-item>
          <text:p text:style-name="P90">Ты переживаешь напрасно!</text:p>
        </text:list-item>
      </text:list>
      <text:p text:style-name="P13"><text:soft-page-break/>Или:</text:p>
      <text:list xml:id="list37416495" text:continue-numbering="true" text:style-name="диалог">
        <text:list-item>
          <text:p text:style-name="P90">Тебе нужно просто успокоиться!</text:p>
        </text:list-item>
      </text:list>
      <text:p text:style-name="P13">А если ваши отношения уже закончились, то вы, скорее всего, в отчаянии, но слышите:</text:p>
      <text:list xml:id="list37397209" text:continue-numbering="true" text:style-name="диалог">
        <text:list-item>
          <text:p text:style-name="P90">Тебе нужно просто отпустить и забыть.</text:p>
        </text:list-item>
      </text:list>
      <text:p text:style-name="P13">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3">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7"><text:span text:style-name="T25">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5">психопатом</text:span></text:span><text:span text:style-name="T25">.</text:span></text:p>
      <text:p text:style-name="P47">* * *</text:p>
      <text:p text:style-name="P13">Расстройство личности — это вид психического расстройства в клинической психологии и психиатрии. <text:soft-page-break/>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2">от лат. </text:span><text:span text:style-name="T46">de —</text:span><text:span text:style-name="T15"> отсутствие, от фр. </text:span><text:span text:style-name="T46">socialistion —</text:span><text:span text:style-name="T15">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3">В<text:span text:style-name="T62">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1">Сразу хочу сказать (и акцентирую на этом ваше внимание!), что психическое <text:span text:style-name="T2">заболевание</text:span> и психическое <text:span text:style-name="T2">расстройство</text:span> — это два разных по понятия. Болезнь — это <text:span text:style-name="T2">процесс</text:span> возникновения, течения и исхода, в то время, как личностное расстройство — это <text:span text:style-name="T2">особенность</text:span> сам<text:span text:style-name="T2">о</text:span>й структуры личности. Не стоит их путать!</text:p>
      <text:p text:style-name="P12">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2">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2"><text:soft-page-break/>По сути, разница в поведении психа и психопата лежит в понятии <office:annotation office:name="__Annotation__11825_1188893767"><dc:creator>Яна </dc:creator><dc:date>2018-02-21T14:32:26.83</dc:date><text:p text:style-name="P149"><text:span text:style-name="T68">эмпатия</text:span></text:p><text:p text:style-name="P149"><text:span text:style-name="T68">эмпатии</text:span></text:p><text:p text:style-name="P149"><text:span text:style-name="T68">«эмпатия»</text:span></text:p></office:annotation>«Э<text:span text:style-name="T63">мпатия»</text:span><office:annotation-end office:name="__Annotation__11825_1188893767"/>. </text:p>
      <text:p text:style-name="P27"><text:span text:style-name="T38">Эмпатия (</text:span><text:span text:style-name="T31">от </text:span><text:a xlink:type="simple" xlink:href="https://ru.wikipedia.org/wiki/Греческий_язык" text:style-name="Internet_20_link" text:visited-style-name="Visited_20_Internet_20_Link"><text:span text:style-name="T51">греч.</text:span></text:a><text:span text:style-name="T52"> </text:span><text:span text:style-name="T51">empatheia</text:span><text:span text:style-name="T53"> </text:span><text:span text:style-name="T31">— страсть, сопереживание, чувство</text:span><text:span text:style-name="T38">) – </text:span><text:span text:style-name="T40">это способность осознанно </text:span><text:span text:style-name="T40">переживать эмоциональное состояние другого человека. Э</text:span><text:span text:style-name="T38">то, так сказать, социальный механизм, который помогает сопереживать.</text:span></text:p>
      <text:p text:style-name="P12">Существует несколько видов эмпатии:</text:p>
      <text:list xml:id="list513991279351560491" text:style-name="список_20_перечисление">
        <text:list-item>
          <text:p text:style-name="P93">эмоциональная эмпатия— основана на механизмах проекции и подражания реакциям другого человека;</text:p>
        </text:list-item>
        <text:list-item>
          <text:p text:style-name="P93">когнитивная эмпатия — сравнение, аналогия;</text:p>
        </text:list-item>
        <text:list-item>
          <text:p text:style-name="P93">предикативная эмпатия — способность предсказывать реакции другого человека.</text:p>
        </text:list-item>
      </text:list>
      <text:p text:style-name="P12">Прародитель понятия <office:annotation office:name="__Annotation__11826_1188893767"><dc:creator>Яна </dc:creator><dc:date>2018-02-21T14:33:04.83</dc:date><text:p text:style-name="P149"><text:span text:style-name="T68">«психоанализ»</text:span></text:p><text:p text:style-name="P149"><text:span text:style-name="T68">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2"/>
      <text:p text:style-name="P59">«Мы учитываем психическое состояние пациента, ставим себя в это состояние и стараемся понять его, сравнивая со своим собственным.»</text:p>
      <text:p text:style-name="P61"/>
      <text:p text:style-name="P12">С точки зрения психологии способность к эмпатии считается нормой.</text:p>
      <text:p text:style-name="P12">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2">Для того, чтобы в полной мере понять различие между психом и психопатом, я приведу пару чисто гипотетических примеров:</text:p>
      <text:p text:style-name="P12">Псих: Я совершил этот поступок потому, что Дарт Вейдер так сказал мне!</text:p>
      <text:p text:style-name="P12">Психопат: Я совершил этот поступок потому, что мне нужны были деньги! Что мне было еще делать?!</text:p>
      <text:p text:style-name="P12">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2">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7">* * *</text:p>
      <text:p text:style-name="P13">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8">Абьюз</text:span> <text:span text:style-name="T2">(от англ. </text:span><text:span text:style-name="T46">abuse – </text:span><text:span text:style-name="T15">злоупотреблять, оскорблять</text:span><text:span text:style-name="T2">)</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text:soft-page-break/>Все эти понятия достаточно токсичны, неизлечимы и следуют шаблонному циклу: <text:span text:style-name="T7">«идеализация — обесценивание — утилизация».</text:span></text:p>
      <text:p text:style-name="P27"><text:span text:style-name="T35">Итак, расстройство</text:span><text:span text:style-name="_31__20_Text"><text:span text:style-name="T35"> личности</text:span></text:span><text:span text:style-name="T35"> </text:span><text:span text:style-name="T25">— это не до конца сформированная психика человека. Это патология нервной системы, по разным причинам возникшая </text:span><text:span text:style-name="T25">при не</text:span><text:span text:style-name="T25">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3">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37394030" text:continue-numbering="true" text:style-name="список_20_перечисление">
        <text:list-item>
          <text:p text:style-name="P91">Равнодушие. Пассивное отношение к чувствам других. Отсутствие сострадания. Неумение и неспособность оказывать поддержку.</text:p>
        </text:list-item>
        <text:list-item>
          <text:p text:style-name="P91">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1">Отсутствие чувства вины и сожаления. Неспособность анализировать полученный опыт. Отрицание наказания. Отсутствие стыда.</text:p>
        </text:list-item>
        <text:list-item>
          <text:p text:style-name="P91">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1"><text:soft-page-break/>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стремление утвердить собственный авторитет.</text:p>
        </text:list-item>
        <text:list-item>
          <text:p text:style-name="P91">Неспособность выдерживать критику. Завышение собственных способностей и значимости. Самолюбие. Нарциссизм.</text:p>
        </text:list-item>
        <text:list-item>
          <text:p text:style-name="P91">Лень. Безынициативность. Однообразность. Отсутствие стремления из-за страха собственной неудачи.</text:p>
        </text:list-item>
        <text:list-item>
          <text:p text:style-name="P91">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6410577200206689437" text:style-name="L2">
        <text:list-header>
          <text:p text:style-name="P119"><text:span text:style-name="Default_20_Paragraph_20_Font"><text:span text:style-name="T29"/></text:span></text:p>
        </text:list-header>
      </text:list>
      <text:p text:style-name="P63">«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3">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63">…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5">Американский психиатр-криминолог Харви Клекли, «Маска нормальности»</text:p>
      <text:p text:style-name="Subtitle"><text:span text:style-name="Default_20_Paragraph_20_Font"><text:span text:style-name="T29">* * *</text:span></text:span></text:p>
      <text:p text:style-name="P13">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3">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85</dc:date><text:p><text:span text:style-name="T68">«расстройство личности»</text:span></text:p><text:p><text:span text:style-name="T68">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3"><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3">Это моя история.</text:p>
      <text:p text:style-name="P13">Я буду <text:span text:style-name="T14">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вам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7">* * *</text:p>
      <text:p text:style-name="P13">Для начала я попробую описать себя.</text:p>
      <text:p text:style-name="P13">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находит мой волевой харак<text:soft-page-break/>тер похожим на характер моего отца, морского офицера, капитана второго ранга. Пусть земля ему будет пухом.</text:p>
      <text:p text:style-name="P13">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3">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3">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3">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3"><text:soft-page-break/>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3">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3">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45">c </text:span><text:span text:style-name="T14">ним общий язык</text:span>. Теперь есть кому обо мне заботиться и любить — я сама. Странно, что «он» был всегда рядом, но я его отталкивала.</text:p>
      <text:p text:style-name="P13">Верю в людей. Раньше это еще было доверие людям, но я и это переросла...</text:p>
      <text:p text:style-name="P13">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3">Я убеждена, что человек всегда, что бы ни случилось, должен оставаться человеком!</text:p>
      <text:p text:style-name="P13"><text:soft-page-break/>Коротко, но далеко не все.</text:p>
      <text:p text:style-name="P47">* * *</text:p>
      <text:p text:style-name="P13">А теперь давайте разберем «портрет» жертвы.</text:p>
      <text:p text:style-name="P13">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3">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3">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3">После первых действий манипулятора в качестве «обработки», жертва влюбляется в него. Именно <text:span text:style-name="T2">это</text:span> является рычагом эксплуатирования. Жертва будет стараться сохранить отношения и терпеть то, чего не заслуживает.</text:p>
      <text:p text:style-name="P47"><text:soft-page-break/>* * *</text:p>
      <text:p text:style-name="P13">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3">Приведу пример психопатии из истории, дабы у скептиков было меньше комментариев вроде:</text:p>
      <text:list xml:id="list37405174" text:continue-list="list37397209" text:style-name="диалог">
        <text:list-item>
          <text:p text:style-name="P90">Еще одна сопливая история сопливой девочки, которая сама все испортила и сама во всем виновата. Кто ей лекарь?!</text:p>
        </text:list-item>
      </text:list>
      <text:p text:style-name="P13">Вот отрывок из книги о лагерях смерти А. Чернявской «Психология господства и подчинения: Хрестоматия»:</text:p>
      <text:p text:style-name="P13"/>
      <text:p text:style-name="P58">«...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8">Обычный, не психологический анализ не может удовлетворительно объяснить такое послушание...»</text:p>
      <text:p text:style-name="P60"><text:span text:style-name="Default_20_Paragraph_20_Font"><text:span text:style-name="T29"/></text:span></text:p>
      <text:p text:style-name="P27"><text:span text:style-name="T25">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30">специально разра</text:span><text:span text:style-name="T30">ботанным </text:span><text:span text:style-name="_30__20_Text"><text:span text:style-name="T30">методом</text:span></text:span><text:span text:style-name="T25">, с целью уничтожить человеческое досто</text:span><text:soft-page-break/><text:span text:style-name="T25">инство и получить абсолютное повиновение путем «воспитания» рабской силы.</text:span></text:p>
      <text:p text:style-name="P13">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3">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3">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2">«окончательное решение еврейского вопроса»</text:span>.</text:p>
      <text:p text:style-name="P13">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3"/>
      <text:p text:style-name="P63">«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5">Х. Арендт, «Банальность зла: Эйхман в Иерусалиме»</text:p>
      <text:p text:style-name="P45"/>
      <text:p text:style-name="P13"><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3">К слову, сидя в суде и слушая обвинительный приговор за преступления против человечества, Эйхман улыбался.</text:p>
      <text:p text:style-name="P13">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3">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7">* * *</text:p>
      <text:p text:style-name="P13">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3">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3"><text:soft-page-break/>Позже эта техника получила название «Нога в дверях» и до сих пор используется в бизнесе.</text:p>
      <text:p text:style-name="P13">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3">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3">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3">Попробую привести пример.</text:p>
      <text:p text:style-name="P27"><text:span text:style-name="T25">Вы пришли в супермаркет за колбасой. Вас встречает милая девушка и приглашает вас проде</text:span><text:span text:style-name="T25">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5">купить</text:span></text:span><text:span text:style-name="T25"> кусочек этого сыра...</text:span></text:p>
      <text:p text:style-name="P13">Она очень приветлива, сама по себе приятная, она потратила на вас свое время и угостила вас сыром. Вам неу<text:soft-page-break/>добно ей отказать, к тому же — это просто сыр, и вы его покупаете.</text:p>
      <text:p text:style-name="P13">Объяснение этому лежит в теории когнитивной психологии. Когниция (<text:span text:style-name="T2">от лат.</text:span> <text:span text:style-name="T2">cognitio</text:span> — познание, <text:span text:style-name="T2">cogitatio</text:span> — мышление) — это процесс, с помощью которого наше сознание <text:span text:style-name="T2">получает, обрабатывает и хранит</text:span> всю поступающую нами информацию, и трансформирует все эти данные в наше поведение.</text:p>
      <text:p text:style-name="P13">Существует два типа когнитивной структуры, каждый из которых описывает состояние человека:</text:p>
      <text:list xml:id="list37403623" text:continue-list="list37394030" text:style-name="список_20_перечисление">
        <text:list-item>
          <text:p text:style-name="P91">когнитивный консонанс — согласованность знаний и поведения;</text:p>
        </text:list-item>
        <text:list-item>
          <text:p text:style-name="P91">когнитивный диссонанс — противоречивость знаний и поведения.</text:p>
        </text:list-item>
      </text:list>
      <text:p text:style-name="P13">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3">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3">Итак, подошло время заканчивать это затянувшееся вступление и переходить к делу. Поехали.</text:p>
      <text:p text:style-name="P13">Давным давно жили были...</text:p>
      <text:h text:style-name="P79" text:outline-level="1"><text:s/>Часть 1. <text:line-break/>Воспоминания</text:h>
      <text:p text:style-name="P65"/>
      <text:h text:style-name="P80" text:outline-level="2"><text:s/><text:bookmark-start text:name="Glava_1__Eto_ieshchie_nie_koniets"/>Глава 1. <text:line-break/>Это еще не конец</text:h>
      <text:p text:style-name="P13"><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ни о чем не парясь...</text:p>
      <text:p text:style-name="P13">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3">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3">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3">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сказала «пока» новому знакомому.</text:p>
      <text:p text:style-name="P13">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3">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3">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13">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3">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3">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3">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3">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3">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3">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3">Оно здесь, со мной, внутри меня, никуда не уходит и дарит спокойствие. Это было волшебно.</text:p>
      <text:p text:style-name="P13">Так я влюбилась.</text:p>
      <text:h text:style-name="P80"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3">Прошло несколько лет. Я продолжала взрослеть.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3">К этому возрасту все становятся личностями, и я стала одной из них — личность.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3">Так я и жила. Веселилась никому не в ущерб. И была счастлива.</text:p>
      <text:list xml:id="list37415684" text:continue-list="list37405174" text:style-name="диалог">
        <text:list-item>
          <text:p text:style-name="P90">У меня д<text:span text:style-name="T2">е</text:span>пресс!!!! Помоги! — пишу однажды мартовским днем другу, тому самому — общему.</text:p>
        </text:list-item>
        <text:list-item>
          <text:p text:style-name="P90">Да. Я тут. Излагай. Жалуйся.</text:p>
        </text:list-item>
        <text:list-item>
          <text:p text:style-name="P90"><text:soft-page-break/>Не жалей — подбодри, ты умеешь.</text:p>
        </text:list-item>
        <text:list-item>
          <text:p text:style-name="P90">Хорошо сделаю. Только в каком, собственно, воп­росе?</text:p>
        </text:list-item>
        <text:list-item>
          <text:p text:style-name="P90">Весна. Я выходная. Сижу дома. Одна и ничего не делаю...</text:p>
        </text:list-item>
        <text:list-item>
          <text:p text:style-name="P90">А не хочешь N. вызвонить? Он парень шабутной и весёлый...</text:p>
        </text:list-item>
        <text:list-item>
          <text:p text:style-name="P90">Хочу...</text:p>
        </text:list-item>
        <text:list-item>
          <text:p text:style-name="P90">Ну я его-таки набрал и дозвонился. Он с удовольствием с тобой затусить рад бы. Набери его. Договоритесь...</text:p>
        </text:list-item>
      </text:list>
      <text:p text:style-name="P13">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3">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7392290" text:continue-numbering="true" text:style-name="диалог">
        <text:list-item>
          <text:p text:style-name="P90">Будешь много думать — сойдешь с ума...</text:p>
        </text:list-item>
      </text:list>
      <text:p text:style-name="P13">Но я постоянно думала. И сходила с ума. Блин, как она была права!</text:p>
      <text:p text:style-name="P13">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3">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3">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3">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3">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3"><text:soft-page-break/>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3">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7">* * *</text:p>
      <text:p text:style-name="P13">Давайте попробуем разобраться, как завязываются отношения с абьюзером. Как вы понимаете, манипуляции мужчины над женщиной и наоборот отличаются. Давайте коротко рассмотрим оба варианта, так как они между собой похожи.</text:p>
      <text:p text:style-name="P13">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3">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3">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text:soft-page-break/>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3">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3">Если же он попал в незнакомое ему окружение, например в ваше, то тут используется весьма приятный, на первый взгляд, тандем: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13">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3">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3"><text:soft-page-break/>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3">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3">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3">Почему так происходит?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 Это страх отказа, не более.</text:p>
      <text:p text:style-name="P13">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3"><text:soft-page-break/>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3">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3">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3">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3">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3"><text:soft-page-break/>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3">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7">* * *</text:p>
      <text:p text:style-name="P13">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37401066" text:continue-numbering="true" text:style-name="диалог">
        <text:list-item>
          <text:p text:style-name="P90">А почему бы тебе с ним не попробовать? Хороший парень...</text:p>
        </text:list-item>
      </text:list>
      <text:p text:style-name="P13">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37415148" text:continue-numbering="true" text:style-name="диалог">
        <text:list-item>
          <text:p text:style-name="P90">Любви не существует — повторяла я, — есть отношения, которые всегда заканчиваются.</text:p>
        </text:list-item>
      </text:list>
      <text:p text:style-name="P13">Люди расходятся, теряются и забываются. А я боялась. Боялась его потерять. Человека. Друга. Таблетку. Я вери<text:soft-page-break/>ла, что дружба, такая ненавязчивая, как у нас — вечна. Очень долго верила.</text:p>
      <text:p text:style-name="P13">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3">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3">Я думала: «Как так? Такой парень — просто сказка! За что же его пилить-то?!»</text:p>
      <text:p text:style-name="P13">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3">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5"> они в очередной раз</text:span> поругались.</text:p>
      <text:p text:style-name="P13">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3">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3"><text:soft-page-break/>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7"><text:span text:style-name="_30__20_Text"><text:span text:style-name="T32">Это еще один пунктик, на который нужно обратить особое внимание: е</text:span></text:span><text:span text:style-name="T32">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2"> Я еще вернусь к этой теме. Обязательно запомните этот момент.</text:span></text:span></text:p>
      <text:p text:style-name="P13">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а я об этом даже не догадывалась.</text:p>
      <text:p text:style-name="P13">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что «ее больше нет»...</text:p>
      <text:p text:style-name="P13">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3">Это уже была осень. Я не просто так уточняю временные промежутки. Это важно. Итак, они расстались.</text:p>
      <text:p text:style-name="P47"><text:soft-page-break/>* * *</text:p>
      <text:p text:style-name="P13">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37404628" text:continue-numbering="true" text:style-name="диалог">
        <text:list-item>
          <text:p text:style-name="P90">Если я приеду, то буду приставать...</text:p>
        </text:list-item>
        <text:list-item>
          <text:p text:style-name="P90">Приезжай. — ответила я.</text:p>
        </text:list-item>
      </text:list>
      <text:p text:style-name="P13">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его внимание.</text:p>
      <text:p text:style-name="P13">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7"><text:span text:style-name="T25">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5">Если</text:span></text:span><text:span text:style-name="T25"> я приеду — </text:span><text:span text:style-name="_30__20_Text"><text:span text:style-name="T25">то</text:span></text:span><text:span text:style-name="T25"> буду приставать», прекрасно понимая, что мне и в голову не придет </text:span><text:span text:style-name="T25">ему ответить что-то вроде: «А, да? Ну тогда не приезжай!»</text:span></text:p>
      <text:p text:style-name="P27"><text:span text:style-name="T25">Либо так — либо так. А теперь смотрим чего он этим добился — </text:span><text:span text:style-name="_30__20_Text"><text:span text:style-name="T25">я приняла решение</text:span></text:span><text:span text:style-name="T25">. Меня не спрашивали и не ста</text:span><text:soft-page-break/><text:span text:style-name="T25">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3">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3">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3">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3">— Хорошо, что между нами ничего не было...</text:p>
      <text:p text:style-name="P27"><text:span text:style-name="T32">Оказалось, что он сошелся со своей девушкой. Да, е</text:span><text:span text:style-name="_30__20_Text"><text:span text:style-name="T32">го отношения на тот момент еще были</text:span></text:span><text:span text:style-name="T32">. Бесповоротно заканчивались, но еще были. И он уехал. На полгода.</text:span></text:p>
      <text:h text:style-name="P80" text:outline-level="2"><text:s/><text:bookmark-start text:name="Glava_3__Ostaniesh_sia_"/>Глава 3. <text:line-break/>Останешься?<text:bookmark-end text:name="Glava_3__Ostaniesh_sia_"/></text:h>
      <text:p text:style-name="P13">Поздним весенним вечером зазвонил телефон. Новое сообщение:</text:p>
      <text:list xml:id="list37390092" text:continue-numbering="true" text:style-name="диалог">
        <text:list-item>
          <text:p text:style-name="P90">Брожу по ночному городу. Думаю о тебе, вспоминаю...</text:p>
        </text:list-item>
        <text:list-item>
          <text:p text:style-name="P90">Привет. — отвечаю я — Как жизнь?</text:p>
        </text:list-item>
        <text:list-item>
          <text:p text:style-name="P90">Мы на маёвку собираемся. Приезжай.</text:p>
        </text:list-item>
        <text:list-item>
          <text:p text:style-name="P90">Время? Место?</text:p>
        </text:list-item>
      </text:list>
      <text:p text:style-name="P13">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37408403" text:continue-numbering="true" text:style-name="диалог">
        <text:list-item>
          <text:p text:style-name="P90">Я увидел ее с цветком и сказал себе: «Все, чувак, ты попал. Сопротивляться больше нет смысла!..»</text:p>
        </text:list-item>
      </text:list>
      <text:p text:style-name="P13">Как романтично!</text:p>
      <text:p text:style-name="P13">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рядом был он.</text:p>
      <text:p text:style-name="P13">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3">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3">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3">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37412261" text:continue-numbering="true" text:style-name="диалог">
        <text:list-item>
          <text:p text:style-name="P90">Останешься?</text:p>
        </text:list-item>
        <text:list-item>
          <text:p text:style-name="P90">Останусь. — ответила я.</text:p>
        </text:list-item>
      </text:list>
      <text:p text:style-name="P13">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7"><text:soft-page-break/><text:span text:style-name="T25">Он спросил меня, останусь ли я... Он просто поинтересовался. Своим «останусь» — я </text:span><text:span text:style-name="_30__20_Text"><text:span text:style-name="T25">опять приняла </text:span></text:span><text:span text:style-name="_30__20_Text"><text:span text:style-name="T32">решение. О</text:span></text:span><text:span text:style-name="T32">н</text:span><text:span text:style-name="T25"> снова, по сути, ничего не предпринял.</text:span></text:p>
      <text:p text:style-name="P13">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завоевывать, делать жесты, дарить подарки.</text:p>
      <text:p text:style-name="P13">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3">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7"><text:span text:style-name="T25">Это завуалированное странное внимание воспринимается жертвой, как «да». Жертва начинает </text:span><text:span text:style-name="T25">строить отношения, еще не понимая, что делает это </text:span><text:span text:style-name="_30__20_Text"><text:span text:style-name="T25">одна</text:span></text:span><text:span text:style-name="T25"> и </text:span><text:span text:style-name="_30__20_Text"><text:span text:style-name="T25">для него</text:span></text:span><text:span text:style-name="T25">.</text:span></text:p>
      <text:p text:style-name="P27"><text:span text:style-name="T25">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30">подходящий</text:span><text:span text:style-name="T25"> экземпляр.</text:span></text:p>
      <text:p text:style-name="P13"><text:soft-page-break/>Меня никто не звал — я сама. То, что он мне задал вопрос именно в такой формулировке свидетельствует о том, что он просто «умыл руки».</text:p>
      <text:p text:style-name="P13">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3">И да, оргазма не было.</text:p>
      <text:h text:style-name="P80" text:outline-level="2"><text:s/><text:bookmark-start text:name="Glava_4__Zachiem_platit__bol_shie_"/>Глава 4. <text:line-break/>Зачем платить больше?<text:bookmark-end text:name="Glava_4__Zachiem_platit__bol_shie_"/></text:h>
      <text:p text:style-name="P13">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45">freelance - </text:span><text:span text:style-name="T14">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очам. После работы ездила к нему на такси. В мои выходные приезжал он ко мне, так удобнее добираться до работы.</text:p>
      <text:p text:style-name="P27"><text:span text:style-name="T25">Казалось, мы были счастливы... Хотя нет, не так. Буду говорить за себя — я была счастлива! Для меня все было волшебно! А на самом деле это было, как в романе «Про любоff/on</text:span><text:span text:style-name="T25"><text:note text:id="ftn4" text:note-class="footnote"><text:note-citation text:label="**">**</text:note-citation><text:note-body><text:p text:style-name="Footnote"><text:span text:style-name="T8">«Про люб</text:span><text:span text:style-name="T50">off/on</text:span><text:span text:style-name="T8">»</text:span>, О. Робски, описывающая мир глазами влюбленной женщины и глазами циничного мужчины.</text:p></text:note-body></text:note></text:span><text:span text:style-name="T25">». Мне его не хватало. Я хотела его больше. Но уже сейчас я не уверена, что это было взаимно.</text:span></text:p>
      <text:p text:style-name="P27"><text:span text:style-name="T25">Странно — мне всегда было все равно, что он приходил ко мне с пустыми руками или просто приносил с собой то, что </text:span><text:span text:style-name="_30__20_Text"><text:span text:style-name="T25">себе</text:span></text:span><text:span text:style-name="_30__20_Text"><text:span text:style-name="T32"> же</text:span></text:span><text:span text:style-name="T25"> купил по пути ко мне, но всегда угощался. Мама как-то спросила меня:</text:span></text:p>
      <text:list xml:id="list37390316" text:continue-numbering="true" text:style-name="диалог">
        <text:list-item>
          <text:p text:style-name="P90">А что он тебе покупает? Цветы? Конфетки?</text:p>
        </text:list-item>
        <text:list-item>
          <text:p text:style-name="P90">Ничего, — ответила я.</text:p>
        </text:list-item>
        <text:list-item>
          <text:p text:style-name="P90">Как? Что, приходит с пустыми руками?!</text:p>
        </text:list-item>
        <text:list-item>
          <text:p text:style-name="P90"><text:soft-page-break/>Мам, ну мы же взрослые люди, все всё понимают. К чему эта показуха?!...</text:p>
        </text:list-item>
      </text:list>
      <text:p text:style-name="P13">Мама очень удивилась, ведь в ее молодости кавалер всегда приходил на свидание, как минимум с цветами и конфетами.</text:p>
      <text:p text:style-name="Subtitle">* * *</text:p>
      <text:p text:style-name="P13">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3">На незастекленном балконе висела обвисш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3">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уже молчу о горе грязной посуды в раковине.</text:p>
      <text:p text:style-name="P13">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text:soft-page-break/>всей видимости долго потому, что простынь-то была единственная.</text:p>
      <text:p text:style-name="P13">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3">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3">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5">Domestos'</text:span><text:span text:style-name="T14">а</text:span><text:span text:style-name="T45">.</text:span></text:p>
      <text:p text:style-name="P13">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8">Шпилить</text:span> <text:span text:style-name="T2">(от нем. </text:span><text:span text:style-name="T46">s</text:span><text:span text:style-name="T2">pielen или комп. жарг.)</text:span><text:span text:style-name="T5">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3">В общем, вся эта картина –<text:span text:style-name="T45"> </text:span>показатель того, что человек редкостный засранец. Он жил один, а одному, порой, много <text:soft-page-break/>не надо, и его все устраивало. Но ведь теперь он не один. Мы пара. Все изменится...</text:p>
      <text:p text:style-name="P47">* * *</text:p>
      <text:p text:style-name="P13">Первое время все было хорошо. Обнимая меня он часто говорил:</text:p>
      <text:list xml:id="list37398882" text:continue-numbering="true" text:style-name="диалог">
        <text:list-item>
          <text:p text:style-name="P90">Блин, Каминская, я не могу поверить, что это ты!</text:p>
        </text:list-item>
      </text:list>
      <text:p text:style-name="P13">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3">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3">Я продолжала <text:span text:style-name="T2">принимать решения</text:span> и строила отношения, не подозревая, какая будет «благодарность».</text:p>
      <text:p text:style-name="P13">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3"><text:soft-page-break/>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ства, за которые, по его словам — он меня полюбил. Теперь они вызывали у него отвращение и стыд.</text:p>
      <text:p text:style-name="P13">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3">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2">принимать все новые решения</text:span>, и, как следствие — ответственность за эти решения ложились на мои плечи.</text:p>
      <text:h text:style-name="P80" text:outline-level="2"><text:s/><text:bookmark-start text:name="Glava_5__Introviert"/>Глава 5. <text:line-break/>Интроверт<text:bookmark-end text:name="Glava_5__Introviert"/></text:h>
      <text:p text:style-name="P46">Но одна лишь склонность к интроверсии не сделает из вас мыслителя.</text:p>
      <text:p text:style-name="P56">Автор неизвестен</text:p>
      <text:p text:style-name="P13">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все еще не мог в это поверить.</text:p>
      <text:p text:style-name="P13">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7400619" text:continue-numbering="true" text:style-name="диалог">
        <text:list-item>
          <text:p text:style-name="P90">Мы же живем вместе, что тебе еще надо?!</text:p>
        </text:list-item>
      </text:list>
      <text:p text:style-name="P13"><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2">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3">Он ищет объяснение, почему, например, его иногда бесят окружающие люди, и находит его в дешевых статьях о <text:span text:style-name="T2">полюсах личности</text:span>. Он узнает себя в описании понятия «интроверт», и этот ответ его удовлетворяет.</text:p>
      <text:p text:style-name="P13">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3">На свой вопрос «почему?» он искал ответы не в той области.</text:p>
      <text:p text:style-name="P13">Интроверт! Он очень часто повторял это слово, и всегда, когда был мне нужен. При этом он не сторонился больших компаний, вопреки характеристике этого понятия, к которому он себя привязывал.</text:p>
      <text:p text:style-name="P13">Он не был замкнутым в общении. Он повторял, что он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3">Зато, если ему что-нибудь от меня нужно — мы будем говорить до трех ночи, и ему наплевать, что я зеваю 20 раз в минуту и мне рано вставать на работу! Для него важно вы<text:soft-page-break/>говориться! Я не могла просто встать и уйти, как он это обычно делал. Обидеть его, означало сделать себе же хуже, но об этом позже.</text:p>
      <text:p text:style-name="P13">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37402244" text:continue-numbering="true" text:style-name="диалог">
        <text:list-item>
          <text:p text:style-name="P90">Ты же знаешь — я интроверт. Давай потом.</text:p>
        </text:list-item>
      </text:list>
      <text:p text:style-name="P47">* * *</text:p>
      <text:p text:style-name="P13">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3">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3">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3"><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2">склонностью</text:span> к интроверсии или экстраверсии.</text:p>
      <text:p text:style-name="P13">К черту полумеры, ведь так? Мы либо любим, либо нет. Либо верим, либо нет. Знаем, либо не знаем. Тут только черное или белое, но тем не менее, в мире очень много красок. Вот так все запутано. Но вернемся к сути.</text:p>
      <text:p text:style-name="P13">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3">Вот и тут такая же ситуация: еще неделю назад он не мог мной налюбоваться, а сегодня предпочтет мне компьютерную игру. Банальщина.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7">* * *</text:p>
      <text:p text:style-name="P13">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3">На фото крупным планом был изображен минет. Все, что было видно — это спрятанное от камеры мужское досто<text:soft-page-break/>инство в устах девушки и ее русый локон, который скрывал часть ее лица.</text:p>
      <text:p text:style-name="P13">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7"><text:span text:style-name="T25">На мой вопрос: «Как это понимать?», он ответил, что это ничего не значит, и, как и всегда, замял эту тему. Я</text:span><text:span text:style-name="_30__20_Text"><text:span text:style-name="T32"> даже не поняла, как он так ловко ушел от объяснений</text:span></text:span><text:span text:style-name="T32">!</text:span></text:p>
      <text:p text:style-name="P9">Интересно, это можно считать изменой?</text:p>
      <text:p text:style-name="P13">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3">К слову, в последствии, я еще пару раз ловила его за этим увлекательным делом...</text:p>
      <text:p text:style-name="P27"><text:span text:style-name="T25">Так или иначе, его отношение и поведение тогда говорило мне о том, что </text:span><text:span text:style-name="_30__20_Text"><text:span text:style-name="T25">со мной что-то не так.</text:span></text:span><text:span text:style-name="T25">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3">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7"><text:span text:style-name="T25">Замешательство! Еще вчера все было хорошо, но уже сегодня что-то не так. Что не так? Что-то во мне? Ну да, </text:span><text:soft-page-break/><text:span text:style-name="T25">раз </text:span><text:span text:style-name="_30__20_Text"><text:span text:style-name="T32">он</text:span></text:span><text:span text:style-name="T25"> отстранился. А что во мне не так? Я не подхожу ему в постели? Может я что-то сказала глупое, или обидела </text:span><text:span text:style-name="T25">чем? А может ему понравилась другая девочка? Или он понял, что не готов к серьезным отношениям?..</text:span></text:p>
      <text:p text:style-name="P27"><text:span text:style-name="T25">И я задавала и задавала себе эти вопросы, даже не представляя, где искать на них ответы. Нашла — я недостаточно хороша для него</text:span><text:span text:style-name="_30__20_Text"><text:span text:style-name="T25">, надо стараться стать лучше!</text:span></text:span></text:p>
      <text:p text:style-name="P13">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дхожу к нему, целую, и слышу:</text:p>
      <text:list xml:id="list37387986" text:continue-numbering="true" text:style-name="диалог">
        <text:list-item>
          <text:p text:style-name="P90">У меня создается впечатление, будто тебе кроме секса и обнимашек больше ничего не нужно!</text:p>
        </text:list-item>
      </text:list>
      <text:p text:style-name="P13">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2">этом </text:span><text:span text:style-name="T5">плане.</text:span></text:p>
      <text:p text:style-name="P27"><text:span text:style-name="T25">Конечно, меня это обижало, но </text:span><text:span text:style-name="T30">старалась</text:span><text:span text:style-name="T25">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2"> </text:span><text:span text:style-name="_30__20_Text"><text:span text:style-name="T32">мне ничего не нужно — я</text:span></text:span><text:span text:style-name="T25"> же молчу!</text:span></text:p>
      <text:p text:style-name="P13">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7"><text:soft-page-break/><text:span text:style-name="T25">Получается, что кто-то </text:span><text:span text:style-name="_30__20_Text"><text:span text:style-name="T25">одна</text:span></text:span><text:span text:style-name="T25">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47">* * *</text:p>
      <text:p text:style-name="P13">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4">Существует множество факторов, в связи с которыми п</text:span>оловая жизнь не вызывает уже былого трепета, как, например, в <text:span text:style-name="T2">конфетно-цветочный</text:span> период...</text:p>
      <text:p text:style-name="P13">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3">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3">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text:soft-page-break/>мужчина чувствует себя Мужчиной в прямом смысле этого слова.</text:p>
      <text:p text:style-name="P13">Защитник, воин и — самец! Удовлетворяя свою женщину, мужчина чувствует свою силу, свое мужское начало, что удовлетворяет и его самого.</text:p>
      <text:p text:style-name="P13">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2">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3">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3">Так мы и жили. Я хотела его потому, что любила и мне его было слишком мало. А он хотел побыть один, потому что:</text:p>
      <text:list xml:id="list37409185" text:continue-numbering="true" text:style-name="диалог">
        <text:list-item>
          <text:p text:style-name="P90">Мы же живем вместе, что тебе еще надо?!</text:p>
        </text:list-item>
      </text:list>
      <text:p text:style-name="P13">Или:</text:p>
      <text:list xml:id="list37412104" text:continue-numbering="true" text:style-name="диалог">
        <text:list-item>
          <text:p text:style-name="P90">Ты же знаешь - я интроверт.</text:p>
        </text:list-item>
      </text:list>
      <text:p text:style-name="P13">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3"><text:soft-page-break/>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7">* * *</text:p>
      <text:p text:style-name="P13">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3">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13">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2">не</text:span> хотела, ведь он меня постоянно отвергал. Я совершенно не понимала, как к этому всему относиться!</text:p>
      <text:p text:style-name="P13">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text:soft-page-break/>не мешало мне кувыркаться с ним в постели, а, наоборот, было «лекарством».</text:p>
      <text:p text:style-name="P13">Мысли о близости с ним ассоциировались у меня с негативом. Он перестал меня возбуждать. Каждый раз, когда дело к <text:span text:style-name="T2">тому</text:span> шло, я просто находила себе другое занятие, объясняя это тем, что сначала нужно сделать все дела, а потом уже развлекаться.</text:p>
      <text:p text:style-name="P47">* * *</text:p>
      <text:p text:style-name="P13">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3">А ведь я все еще не понимала, что происходит!</text:p>
      <text:p text:style-name="P13">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text:p>
      <text:p text:style-name="P27"><text:span text:style-name="T25">Я погрузилась в долгие раздумья на тему</text:span><text:span text:style-name="T32"> «Ч</text:span><text:span text:style-name="_30__20_Text"><text:span text:style-name="T32">то со мной не так?»</text:span></text:span><text:span text:style-name="T32">.</text:span><text:span text:style-name="T25"> Что-то выпало из моего внимания и я не понимала, что именно.</text:span></text:p>
      <text:p text:style-name="P13">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3"><text:soft-page-break/>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дело не дошло до «волшебной палочки» по голове.</text:p>
      <text:p text:style-name="P13">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3">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3">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3">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3">Компьютерная игра, как бы банально это не звучало, была для него любимым времяпровождением. В самый неожиданный момент он мог «подвинуть» запланирован<text:soft-page-break/>ный вечер со мной из-за его неутолимого желания сыграть «боёчек».</text:p>
      <text:p text:style-name="P47">* * *</text:p>
      <text:p text:style-name="P13">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7"><text:span text:style-name="T25">Это нормально. Но! Когда это занятие отбирает </text:span><text:span text:style-name="_30__20_Text"><text:span text:style-name="T25">все</text:span></text:span><text:span text:style-name="T25"> свободное время, отношения перестают быть здоровыми и начинают причинять боль.</text:span></text:p>
      <text:p text:style-name="P27"><text:span text:style-name="T25">Когда один из партнеров </text:span><text:span text:style-name="_30__20_Text"><text:span text:style-name="T25">слишком часто</text:span></text:span><text:span text:style-name="T25">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3">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3">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3">Психология говорит, что манера широко шагать свойственна экстравертам.</text:p>
      <text:p text:style-name="P13">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3">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3">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7"><text:span text:style-name="T25">Мои просьбы стали восприниматься в «штыки». Уже тогда он мог пообещать мне что-то сделать, но</text:span><text:span text:style-name="T32"> </text:span><text:span text:style-name="_30__20_Text"><text:span text:style-name="T32">не сдерживал свое слово в самый последний момент</text:span></text:span><text:span text:style-name="T32">.</text:span><text:span text:style-name="T25"> Это порождало во мне ощущение, что меня обманули и вызывало чувство обиды, хоть он и красноречиво описывал причины.</text:span></text:p>
      <text:p text:style-name="P27"><text:span text:style-name="T25">Я жду его дома, потому что он заставляет меня его ждать своими обещаниями, но к назначенному времени оказыва</text:span><text:soft-page-break/><text:span text:style-name="T25">ется, что появилось «срочное дело», как раз в тот момент, когда его обещание должно быть выполнено! Это не единичный слу</text:span><text:span text:style-name="T25">чай. Так было практически каждый раз, когда у</text:span><text:span text:style-name="T32"> </text:span><text:span text:style-name="_30__20_Text"><text:span text:style-name="T32">нас</text:span></text:span><text:span text:style-name="T32"> </text:span><text:span text:style-name="T25">были договоренности.</text:span></text:p>
      <text:p text:style-name="P13">О изменениях в планах он всегда говорил с сожалением, <text:span text:style-name="T5">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3">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3">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7">* * *</text:p>
      <text:p text:style-name="P13">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2">выбирать</text:span> свою эмоцию по отношению к чему-либо.</text:p>
      <text:p text:style-name="P13">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7"><text:soft-page-break/><text:span text:style-name="T25">Мы выбираем жанры, характер развлечений и </text:span><text:span text:style-name="_30__20_Text"><text:span text:style-name="T25">людей</text:span></text:span><text:span text:style-name="T25">, сущность которых нам, так или иначе, близка и подходит по ряду качеств. Руководствуясь своим отношением к этим </text:span><text:span text:style-name="T25">качествам, мы, соответственно, выбираем людей, суждения которых похожи на наши.</text:span></text:p>
      <text:p text:style-name="P13">Мы выбираем сами, как нам реагировать, и эта реакция основывается как раз на ряде убеждений и принципов, которые и формируют наши характеры.</text:p>
      <text:p text:style-name="P13">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7"><text:span text:style-name="T25">И вот тут стоит напомнить об эмпатии. Ведь, говоря простыми словами, эмпатия — это, своего рода, </text:span><text:span text:style-name="_30__20_Text"><text:span text:style-name="T25">способность поставить себя на место другого.</text:span></text:span><text:span text:style-name="T25">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3">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3">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3">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3">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3">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3">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3">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3">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3">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3">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3">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3">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3">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3">В ходе разговора я получала свое «заслуженное»:</text:p>
      <text:list xml:id="list37411473" text:continue-numbering="true" text:style-name="диалог">
        <text:list-item>
          <text:p text:style-name="P90">Что ты выдумываешь?</text:p>
        </text:list-item>
      </text:list>
      <text:p text:style-name="P13"><text:soft-page-break/>Или:</text:p>
      <text:list xml:id="list37404985" text:continue-numbering="true" text:style-name="диалог">
        <text:list-item>
          <text:p text:style-name="P90">Ты поражаешь меня своей иррациональностью!</text:p>
        </text:list-item>
      </text:list>
      <text:p text:style-name="P13">И я шла в угол зализывать свои ранки и думать, как сделать так, чтоб теперь за эту иррациональность простили.</text:p>
      <text:p text:style-name="P13">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3">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3">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3">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7"><text:soft-page-break/>* * *</text:p>
      <text:p text:style-name="P13">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3">Проведем параллель.</text:p>
      <text:p text:style-name="P6">Немногословность.</text:p>
      <text:p text:style-name="P13">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6">Пунктуальность.</text:p>
      <text:p text:style-name="P13">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6">Педантичность.</text:p>
      <text:p text:style-name="P13">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3">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3">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3">К тому же педантизм подразумевает склонность к планированию. Так что, нет — педантизм ему не свойственен.</text:p>
      <text:p text:style-name="P6">Независимость в суждениях.</text:p>
      <text:p text:style-name="P13">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3">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6">Сила воли.</text:p>
      <text:p text:style-name="P13"><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3">Цель: стать качком.</text:p>
      <text:p text:style-name="P13">Действия: покупка абонемента и дорогой брендовой спортивной сумки (стоимостью, как годовой абонемент).</text:p>
      <text:p text:style-name="P13">Достижение: спортивная сумка превратилась в дорожную, годовой абонемент использовался лишь в течении месяца.</text:p>
      <text:p text:style-name="P13">Цель: стать водителем байка.</text:p>
      <text:p text:style-name="P13">Действия: ходил на курсы по вождению.</text:p>
      <text:p text:style-name="P13">Достижение: курсы не закончил.</text:p>
      <text:p text:style-name="P13">Этот список можно продолжить, но зачем, когда итак все ясно?</text:p>
      <text:p text:style-name="P6">Самоанализ.</text:p>
      <text:p text:style-name="P13">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3">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7"><text:soft-page-break/>* * *</text:p>
      <text:p text:style-name="P13">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3">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3">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3">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3">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3"><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3"/>
      <text:p text:style-name="P58">«Большинство людей не видят ловушки, в которой находятся.»</text:p>
      <text:p text:style-name="P45">Роберт Кийосаки</text:p>
      <text:p text:style-name="P45"/>
      <text:p text:style-name="P13">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37418055" text:continue-numbering="true" text:style-name="диалог">
        <text:list-item>
          <text:p text:style-name="P90">Не мешай мне жить, женщина! — якобы в шутку, часто говорил он.</text:p>
        </text:list-item>
      </text:list>
      <text:p text:style-name="P13">Как мы знаем, в каждой шутке есть доля шутки, а остальное — правда.</text:p>
      <text:p text:style-name="P47">* * *</text:p>
      <text:p text:style-name="P4">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3">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3">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3">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37410825" text:continue-numbering="true" text:style-name="диалог">
        <text:list-item>
          <text:p text:style-name="P90">Погуляй без меня. — говорил он.</text:p>
        </text:list-item>
      </text:list>
      <text:p text:style-name="P13">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7">* * *</text:p>
      <text:p text:style-name="P13">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3"><text:soft-page-break/>Он подкармливал меня надеждой и обещаниями, введя в еще большую зависимость — <text:span text:style-name="T2">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3">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3">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3">И что мы видим? Снова противоречие: «Почему ты не можешь провести время без меня!?» / «Как ты могла оставить меня одного!?»</text:p>
      <text:p text:style-name="P13">Но, на самом, деле ему нужно было:</text:p>
      <text:list xml:id="list37412933" text:continue-list="list37403623" text:style-name="список_20_перечисление">
        <text:list-item>
          <text:p text:style-name="P91">оградить меня от какого-либо общения, дабы лишить меня любой попытки получить поддержку со стороны;</text:p>
        </text:list-item>
        <text:list-item>
          <text:p text:style-name="P91">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91">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7"><text:soft-page-break/>* * *</text:p>
      <text:p text:style-name="P13">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3">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3">Вы также можете предположить, что он меня не любил, и будете правы — он лишен этой способности. Ее хорошо компенсирует другая — <text:span text:style-name="T2">изображение</text:span> великого чувства. И, поверьте мне, изображал он так, что я бы и сейчас, наверное, поверила.</text:p>
      <text:p text:style-name="P13">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3">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5"> </text:span>Так что нет. Я склонна полагать, что я была ему нужна.</text:p>
      <text:p text:style-name="P13"><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3">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3">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2">это ненормально</text:span>, он устраивал демонстрацию своей большой любви ко мне (сбрасывал до заводских настроек), и я его прощала.</text:p>
      <text:p text:style-name="P13">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3">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3">Такие прекрасные здоровые отношения!</text:p>
      <text:h text:style-name="P80" text:outline-level="2"><text:s/><text:bookmark-start text:name="Glava_6__Straziki"/>Глава 6. <text:line-break/>Стразики<text:bookmark-end text:name="Glava_6__Straziki"/></text:h>
      <text:p text:style-name="P13">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3">Меня начали менять. Менять под себя.</text:p>
      <text:p text:style-name="P13">Не нравится? А никто не спрашивает! Вещь на то и вещь, чтоб ею пользовались и настраивали под себя. А ведь он любит копаться в настройках.</text:p>
      <text:p text:style-name="P13">Все, что у него есть — настроено под него. Он меняет хоткеи<text:note text:id="ftn6" text:note-class="footnote"><text:note-citation text:label="*">*</text:note-citation><text:note-body><text:p text:style-name="Footnote"><text:span text:style-name="T8">Хоткей</text:span> <text:span text:style-name="T2">(от англ. hot key)</text:span><text:span text:style-name="T5"> </text:span><text:span text:style-name="T2">— горячая клавиша</text:span><text:span text:style-name="T5">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8">Девайс</text:span> <text:span text:style-name="T2">(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3"><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3">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3">«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3">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3"><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3">Таким образом он обеспечил себе мою зависимость от его мнения, и, как следствие, подготовил почву для новых манипуляций.</text:p>
      <text:p text:style-name="P13">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3">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3">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3">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7"><text:soft-page-break/>* * *</text:p>
      <text:p text:style-name="P13">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3">Вот и я <text:span text:style-name="T2">была</text:span> такой же, как и всегда, <text:span text:style-name="T2">носила</text:span> то же, что и всегда, но постепенно б<text:span text:style-name="T2">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7416580" text:continue-list="list37410825" text:style-name="диалог">
        <text:list-item>
          <text:p text:style-name="P90">О боже! Что это?!</text:p>
        </text:list-item>
      </text:list>
      <text:p text:style-name="P13">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37407424" text:continue-numbering="true" text:style-name="диалог">
        <text:list-item>
          <text:p text:style-name="P90">Уже лучше.</text:p>
        </text:list-item>
        <text:list-item>
          <text:p text:style-name="P90">Ну это уже куда не шло!..</text:p>
        </text:list-item>
      </text:list>
      <text:p text:style-name="P13">Или:</text:p>
      <text:list xml:id="list37416497" text:continue-numbering="true" text:style-name="диалог">
        <text:list-item>
          <text:p text:style-name="P90">Нормально.</text:p>
        </text:list-item>
      </text:list>
      <text:p text:style-name="P13">Соответственно, я чувствовала себя неуютно на протяжении всего вечера и не могла в полной мере расслабиться.</text:p>
      <text:p text:style-name="P13"><text:soft-page-break/>Помните, я выше писала про «Эксперимент пошаговых действий»? Вот он во всей своей красе и неоспоримости! И продолжение следует.</text:p>
      <text:p text:style-name="P13">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2">уже</text:span> находится в психологической зависимости.</text:p>
      <text:p text:style-name="P47">* * *</text:p>
      <text:p text:style-name="P13">Одновременно с попытками изменить манеру моего поведения, мой стиль и мои мысли, в ход пошел круг друзей. Моих друзей.</text:p>
      <text:p text:style-name="P13">Постепенно он стал намекать, что мои друзья неинтересные и с ними не о чем поговорить. Начали проскакивать вопросы типа:</text:p>
      <text:list xml:id="list37401760" text:continue-numbering="true" text:style-name="диалог">
        <text:list-item>
          <text:p text:style-name="P90">Почему ты с ними общаешься?</text:p>
        </text:list-item>
      </text:list>
      <text:p text:style-name="P13">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3">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7"><text:soft-page-break/><text:span text:style-name="T25">Следующим этапом, как вы поняли, является </text:span><text:span text:style-name="_30__20_Text"><text:span text:style-name="T32">изоляция жертвы от ее привычного окружения</text:span></text:span><text:span text:style-name="T32">.</text:span><text:span text:style-name="T25">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3">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3">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37389182" text:continue-numbering="true" text:style-name="диалог">
        <text:list-item>
          <text:p text:style-name="P90">Либо тех, либо тех!</text:p>
        </text:list-item>
        <text:list-item>
          <text:p text:style-name="P90">Но я хочу видеть всех в этот день! Это мой день. Это мои друзья...</text:p>
        </text:list-item>
        <text:list-item>
          <text:p text:style-name="P90">Это плохая идея. Как ты себе это представляешь: твоих и моих друзей вместе? Тебе надо выбрать!</text:p>
        </text:list-item>
      </text:list>
      <text:p text:style-name="P13">Хочу отметить, что речь не шла о том, чтобы пригласить моих друзей.</text:p>
      <text:p text:style-name="P13"/>
      <text:p text:style-name="P63">«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3">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5">В. Адамчик, «Манипулятор. Секреты успешной манипуляции человеком»</text:p>
      <text:p text:style-name="P45"/>
      <text:p text:style-name="P13">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3">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7"><text:soft-page-break/>* * *</text:p>
      <text:p text:style-name="P13">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7"><text:span text:style-name="_30__20_Text"><text:span text:style-name="T25">Если</text:span></text:span><text:span text:style-name="T25"> я приглашу всех, </text:span><text:span text:style-name="_30__20_Text"><text:span text:style-name="T25">то</text:span></text:span><text:span text:style-name="T25">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3">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3">Забота: «Я хочу, чтобы всем было хорошо».</text:p>
      <text:p text:style-name="P13">Осуждение: «Ты хочешь сделать всем плохо».</text:p>
      <text:p text:style-name="P13">Запрет: «Не приглашай своих друзей».</text:p>
      <text:p text:style-name="P13">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3">Подтекстом также может являться мимика, жесты, поза или интонация.</text:p>
      <text:p text:style-name="P13"><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7">* * *</text:p>
      <text:p text:style-name="P13">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3">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3">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3">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3"><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3">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3">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3">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3">Харриет Брейкер идентифицировала этот способ манипулирования, как «положительное подкрепление». К нему относится:</text:p>
      <text:list xml:id="list37409566" text:continue-list="list37412933" text:style-name="список_20_перечисление">
        <text:list-item>
          <text:p text:style-name="P91">похвала, поверхностное очарование, поверхностное сочувствие, чрезмерные извинения;</text:p>
        </text:list-item>
        <text:list-item>
          <text:p text:style-name="P91"><text:soft-page-break/>деньги, одобрение, подарки;</text:p>
        </text:list-item>
        <text:list-item>
          <text:p text:style-name="P91">внимание, выражения лица, такое как притворный смех или улыбка;</text:p>
        </text:list-item>
        <text:list-item>
          <text:p text:style-name="P91">общественное признание.</text:p>
        </text:list-item>
      </text:list>
      <text:p text:style-name="P13">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3">Несомненно, этот способ является самым быстрым для достижения желаемого результата.</text:p>
      <text:p text:style-name="P47">* * *</text:p>
      <text:p text:style-name="P13">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3">Но что он сделал потом? Он организовал поход на картинг, якобы в честь моего дня рождения. Он пригласил <text:span text:style-name="T2">своих</text:span> друзей. Моих в списке приглашенных, конечно же, не было.</text:p>
      <text:p text:style-name="P13">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3"><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3">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3">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80" text:outline-level="2"><text:s/><text:bookmark-start text:name="Glava_7__Z____Zabota"/>Глава 7. <text:line-break/>З — Забота<text:bookmark-end text:name="Glava_7__Z____Zabota"/></text:h>
      <text:p text:style-name="P46">В пустой душе и в сердце эгоиста</text:p>
      <text:p text:style-name="P46">Не может быть божественной любви.</text:p>
      <text:p text:style-name="P56">Автор неизвестен</text:p>
      <text:p text:style-name="P13">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3">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37390226" text:continue-list="list37389182" text:style-name="диалог">
        <text:list-item>
          <text:p text:style-name="P90">Что-то ты бледненькая, тебе плохо? — спросила она.</text:p>
        </text:list-item>
        <text:list-item>
          <text:p text:style-name="P90">Да, — ответила я, — иначе бы меня здесь не было.</text:p>
        </text:list-item>
      </text:list>
      <text:p text:style-name="P13">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3">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3">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3">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3">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3">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3"><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3">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3">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3">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3">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3">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3">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3">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3">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3">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3">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3">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3">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3">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3">* * *</text:p>
      <text:p text:style-name="P13">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2">Обязанности</text:span> были те же, и к ним прибавился еще и нормированный офисный график.</text:p>
      <text:p text:style-name="P13">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37402745" text:continue-numbering="true" text:style-name="диалог">
        <text:list-item>
          <text:p text:style-name="P90">Мне так было бы приятно, если бы ты сегодня приготовил ужин...</text:p>
        </text:list-item>
      </text:list>
      <text:p text:style-name="P13"><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3">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3">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3">* * *</text:p>
      <text:p text:style-name="P13">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3">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3">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3">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3">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3">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37409402" text:continue-numbering="true" text:style-name="диалог">
        <text:list-item>
          <text:p text:style-name="P90">Хорошо, что в то время он работал тоже удаленно и был всегда дома, — думала я!</text:p>
        </text:list-item>
      </text:list>
      <text:p text:style-name="P13">И вот лежу я в постели и страдаю. А мой парень, внимание — просто прекращает со мной разговаривать!</text:p>
      <text:p text:style-name="P13">Он не был злым, или обиженным. Он не был растерян или сильно занят. Он. Просто. Перестал. Со мной. Разговаривать.</text:p>
      <text:p text:style-name="P13">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3"><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3">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3">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3">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3">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7"><text:span text:style-name="T25">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5">ступок. Может он думал, что я симулирую металлическую пластину в кости, чтоб </text:span>поднапрячь<text:span text:style-name="T25"> его?..</text:span></text:p>
      <text:p text:style-name="P47">* * *</text:p>
      <text:p text:style-name="P13">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3">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3">Он знал. Конечно, он знал, на то он и манипулятор, что я буду верна ему. Что я<text:span text:style-name="T55">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3">Не могу до сих пор в полной мере понять, что <text:span text:style-name="T5">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3">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3">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2">пользы</text:span>, только проблемы.</text:p>
      <text:p text:style-name="Subtitle">* * *</text:p>
      <text:p text:style-name="P13">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3">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3">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3"><text:soft-page-break/>Я забыла, что я не сверх-человек. И гнобила себя за то, что им не являюсь.</text:p>
      <text:p text:style-name="P13">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3">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7"><text:span text:style-name="T25">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5">только себе</text:span></text:span><text:span text:style-name="T25"> и доедал последнее, что было в холодильнике.</text:span></text:p>
      <text:p text:style-name="P13">Чувство ущербности, которое переполняло меня, настолько обострилось, что я просто начала себя ненавидеть. Сейчас я была беспомощнее некуда.</text:p>
      <text:p text:style-name="P13">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3">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3">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3">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2">это</text:span> лишь инструмент для обеспечения собственного эмоционального и бытового комфорта, не более.</text:p>
      <text:p text:style-name="P13">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3">* * *</text:p>
      <text:p text:style-name="P13">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2">почему</text:span><text:span text:style-name="T5">.</text:span></text:p>
      <text:p text:style-name="P13">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3">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3">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3"/>
      <text:p text:style-name="P63">«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5">Личко А.Е., «Синдром неустойчивого поведения»</text:p>
      <text:p text:style-name="P45"/>
      <text:p text:style-name="P13">Итак, я с рюкзачком каждый вечер ковыляла до магазина, брала себе каких-то сосисок, потому что голодная, пива, чтоб уснуть, и сигарет.</text:p>
      <text:p text:style-name="P13">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37419029" text:continue-numbering="true" text:style-name="диалог">
        <text:list-item>
          <text:p text:style-name="P90"><text:soft-page-break/>Хм... Как бы так сделать, чтоб ей стало еще хуже?..</text:p>
        </text:list-item>
      </text:list>
      <text:p text:style-name="P13">Если бы так было, то тогда, по всем правилам, он был бы за это ответственен, правильно? А так <text:span text:style-name="T2">я сама</text:span><text:span text:style-name="T5"> делала себе хуже — сама ходила за едой. Тот факт, что он обо мне не позаботился во внимание, как вы понимаете, не принима</text:span><text:span text:style-name="T5">ется. Он же ничего не сделал — ни хорошего, ни плохого! Ни-че-го!</text:span></text:p>
      <text:p text:style-name="P13">Он спокойно смотрел, как я одеваюсь и ковыляю в магазин, изображая полное безразличие. Хотя нет — безразличие ему изображать не приходится.</text:p>
      <text:p text:style-name="P13">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3">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3">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7388147" text:continue-numbering="true" text:style-name="диалог">
        <text:list-item>
          <text:p text:style-name="P90">Я еду! — сказала она и приехала.</text:p>
        </text:list-item>
      </text:list>
      <text:p text:style-name="P13"><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3">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3">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3">* * *</text:p>
      <text:p text:style-name="P13">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3">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3">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3">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2">любое</text:span> объяснение его действиям!</text:p>
      <text:p text:style-name="P13">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3">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3">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3">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3"><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3">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3">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3">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3">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3">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3"><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37406740" text:continue-numbering="true" text:style-name="диалог">
        <text:list-item>
          <text:p text:style-name="P90">Где ты? Вернись! Почему ты ушла? Что случилось???</text:p>
        </text:list-item>
      </text:list>
      <text:p text:style-name="P13">Заботливый хозяин кинул очередную кость, и я вернулась. Дура.</text:p>
      <text:p text:style-name="P13">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2">сказал</text:span>, что любит меня.</text:p>
      <text:list xml:id="list37403772" text:continue-numbering="true" text:style-name="диалог">
        <text:list-item>
          <text:p text:style-name="P90">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3">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7"><text:span text:style-name="T25">Тогда я подумала, что признание для него — серьезный шаг, а не легкомысленное решение, но </text:span><text:span text:style-name="T25">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3"><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7">* * *</text:p>
      <text:p text:style-name="P13">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3">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7"><text:span text:style-name="T25">Это была моя ошибка, пожалуй, самая горькая для меня, ведь в то время, как я </text:span><text:span text:style-name="T32">и</text:span><text:span text:style-name="_30__20_Text"><text:span text:style-name="T32">скала в себе причины</text:span></text:span><text:span text:style-name="T32"> наших разногласий, </text:span><text:span text:style-name="_30__20_Text"><text:span text:style-name="T32">он продолжал паразитировать</text:span></text:span><text:span text:style-name="T32"> на</text:span><text:span text:style-name="T25"> моей к нему привязанности. Я строила отношения, в то время, как он ими просто пользовался.</text:span></text:p>
      <text:h text:style-name="P80" text:outline-level="2"><text:s/><text:bookmark-start text:name="Glava_8__Sama__kotik"/>Глава 8. <text:line-break/>Сама, котик<text:bookmark-end text:name="Glava_8__Sama__kotik"/></text:h>
      <text:p text:style-name="P13">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3">Уже тогда я <text:span text:style-name="T2">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3">Игнорирование или пассивная агрессия в психологической трактовке означает психологическую <text:span text:style-name="T2">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3">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3">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3">«Я желаю тебе добра».</text:p>
      <text:p text:style-name="P13">«Для тебя так будет лучше».</text:p>
      <text:p text:style-name="P13">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7">* * *</text:p>
      <text:p text:style-name="P13">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37418268" text:continue-numbering="true" text:style-name="диалог">
        <text:list-item>
          <text:p text:style-name="P90">Я вчера ходил в кино.</text:p>
        </text:list-item>
      </text:list>
      <text:p text:style-name="P13">Мы едем в за город отдыхать, он скажет:</text:p>
      <text:list xml:id="list37406633" text:continue-numbering="true" text:style-name="диалог">
        <text:list-item>
          <text:p text:style-name="P90">Я еду...</text:p>
        </text:list-item>
      </text:list>
      <text:p text:style-name="P27"><text:soft-page-break/><text:span text:style-name="T25">Он скажет, что в гостях был — он, хотя мы были <text:s/>вместе. Меня в этих обсуждениях на тему «Как прошли мои выходные» не было, разговаривай он </text:span><text:span text:style-name="T25">с мамой, боссом или друзьями. Был </text:span><text:span text:style-name="_30__20_Text"><text:span text:style-name="T25">он</text:span></text:span><text:span text:style-name="T25"> и он красноречиво об этом расскажет, не упоминая обо мне.</text:span></text:p>
      <text:p text:style-name="P13">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7"><text:span text:style-name="T25">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5">нас</text:span></text:span><text:span text:style-name="T25">, где я стояла на втором месте, а не в одной иерархии с ним. Я — халявное дополнение.</text:span></text:p>
      <text:p text:style-name="P27"><text:span text:style-name="T25">Еще раз повторю это противное </text:span><text:span text:style-name="T32">«</text:span><text:span text:style-name="_30__20_Text"><text:span text:style-name="T32">я до сих пор не понимаю</text:span></text:span><text:span text:style-name="T32">»</text:span><text:span text:style-name="T25">,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5">и за мытьем посуды его никто никогда не видел... Он был в «шоколаде»!</text:span></text:p>
      <text:p text:style-name="P13">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37413104" text:continue-numbering="true" text:style-name="диалог">
        <text:list-item>
          <text:p text:style-name="P90"><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3">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3">И через минуту обнять меня и сказать:</text:p>
      <text:list xml:id="list37392328" text:continue-numbering="true" text:style-name="диалог">
        <text:list-item>
          <text:p text:style-name="P90">Котик, ты у меня такая охуенная!</text:p>
        </text:list-item>
      </text:list>
      <text:p text:style-name="P13">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3">* * *</text:p>
      <text:p text:style-name="P13">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3">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3">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3">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3">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3">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3">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3">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37407476" text:continue-numbering="true" text:style-name="диалог">
        <text:list-item>
          <text:p text:style-name="P90">Ого, ты что, предложение делаешь?!</text:p>
        </text:list-item>
      </text:list>
      <text:p text:style-name="P13"><text:soft-page-break/>Милый засмеялся и ответил:</text:p>
      <text:list xml:id="list37411658" text:continue-numbering="true" text:style-name="диалог">
        <text:list-item>
          <text:p text:style-name="P120"><text:span text:style-name="_30__20_Text"><text:span text:style-name="T25">Конечно</text:span></text:span><text:span text:style-name="T25"> нет! Мы тут запутались...</text:span></text:p>
        </text:list-item>
      </text:list>
      <text:p text:style-name="P13">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3">* * *</text:p>
      <text:p text:style-name="P13">Часто его просьбы были провокацией и сопровождались:</text:p>
      <text:list xml:id="list37411303" text:continue-numbering="true" text:style-name="диалог">
        <text:list-item>
          <text:p text:style-name="P90">Слабо? Ты сможешь!</text:p>
        </text:list-item>
      </text:list>
      <text:p text:style-name="P27"><text:span text:style-name="T25">Откажись я, это означало бы, что я открыто призн</text:span><text:span text:style-name="_30__20_Text"><text:span text:style-name="T25">а</text:span></text:span><text:span text:style-name="T25">юсь, что не смогу, хотя смогла бы, но просто не хочу. Ну и, конечно — разочарование на его лице.</text:span></text:p>
      <text:p text:style-name="P13">К тому времени, как он прокачал на мне все уже известные приемы, этот было одним из худших его наказаний. Он мог даже ничего не говорить, но его <text:span text:style-name="T2">Лицо</text:span> было слишком красноречивым, чтобы согласиться с тем, что я себе накручиваю.</text:p>
      <text:p text:style-name="P13">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3"><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3">Кстати, родители, хотите покалечить ребенку психику — говорите ему почаще: «Я думал, ты справишься...»</text:p>
      <text:p text:style-name="P13">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3">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3">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3">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7"><text:span text:style-name="T25">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5">ты,</text:span></text:span><text:span text:style-name="T25"> на самом деле, хочешь.</text:span></text:p>
      <text:p text:style-name="P13">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3">Будьте готовы заплатить за такую «доброту» собой. Именно себя вы лишитесь, возможно, раз и навсегда, если не начнете действовать.</text:p>
      <text:p text:style-name="P13">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3">* * *</text:p>
      <text:p text:style-name="P13">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7400487" text:continue-numbering="true" text:style-name="диалог">
        <text:list-item>
          <text:p text:style-name="P90"><text:soft-page-break/>Давай сама, котик. Я не хочу/занят/мне ничего не нужно/там дождь/голова болит/меня всё устраивает...</text:p>
        </text:list-item>
      </text:list>
      <text:p text:style-name="P13">Или его коронное:</text:p>
      <text:list xml:id="list37410900" text:continue-numbering="true" text:style-name="диалог">
        <text:list-item>
          <text:p text:style-name="P90">Давай, но без меня...</text:p>
        </text:list-item>
      </text:list>
      <text:p text:style-name="P13">Не говоря уже о разных бытовых штуках, и плевать, мужская это работа по дому или женская. Это всегда «сама».</text:p>
      <text:p text:style-name="P13">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37405830" text:continue-numbering="true" text:style-name="диалог">
        <text:list-item>
          <text:p text:style-name="P90">Ты что, сама не доедешь? Я тебе такси вызову...</text:p>
        </text:list-item>
      </text:list>
      <text:p text:style-name="P13">Он был не на работе. Он вызвал мне машину и остался дома играть по сети с друзьями!</text:p>
      <text:p text:style-name="P13">А как дойти до такси?!</text:p>
      <text:p text:style-name="P13">Как выйти из такси?</text:p>
      <text:p text:style-name="P13">Дойти до входа в больницу?!</text:p>
      <text:p text:style-name="P13">Дойти до регистратуры?!</text:p>
      <text:p text:style-name="P13">Найти кабинет врача?!</text:p>
      <text:p text:style-name="P13">Дойти до рентген-кабинета?!</text:p>
      <text:p text:style-name="P13">Обратно к врачу?!</text:p>
      <text:p text:style-name="P13">До такси?!</text:p>
      <text:p text:style-name="P13">До квартиры?!</text:p>
      <text:p text:style-name="P13">Учитывая ступеньки, двери?!..</text:p>
      <text:p text:style-name="P13">Это же нога, а не рука! Но зачем об этом думать?!</text:p>
      <text:list xml:id="list37413244" text:continue-numbering="true" text:style-name="диалог">
        <text:list-item>
          <text:p text:style-name="P90"><text:soft-page-break/>Ты же у меня баба сильная, справишься сама...</text:p>
        </text:list-item>
      </text:list>
      <text:p text:style-name="P13">«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3">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3">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37415275" text:continue-numbering="true" text:style-name="диалог">
        <text:list-item>
          <text:p text:style-name="P90">Зачем ты вообще туда полезла!? Ты этим занималась, значит и виновата ты. Я же ничего не сделал!</text:p>
        </text:list-item>
      </text:list>
      <text:p text:style-name="P13">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7"><text:span text:style-name="T25">Этот прием манипулирования называется </text:span><text:span text:style-name="_30__20_Text"><text:span text:style-name="T25">виктимблейминг</text:span></text:span><text:span text:style-name="T25">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5">это </text:span></text:span><text:span text:style-name="_30__20_Text"><text:span text:style-name="T32">было</text:span></text:span><text:span text:style-name="_30__20_Text"><text:span text:style-name="T25"> моим решением</text:span></text:span><text:span text:style-name="_30__20_Text"><text:span text:style-name="T32">. Э</text:span></text:span><text:span text:style-name="T25">то давало ему право освободить себя от ответственности за меня и заботы обо мне, ведь я получила, как он считал, по заслугам.</text:span></text:p>
      <text:p text:style-name="P13"><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37415643" text:continue-numbering="true" text:style-name="диалог">
        <text:list-item>
          <text:p text:style-name="P90">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3">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3">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3">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3">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3">Потом с новым другом я долго смеялась, рассказывая, как тот уродливый шкаф рухнул мне на ногу!</text:p>
      <text:p text:style-name="P53"><text:soft-page-break/>* * *</text:p>
      <text:p text:style-name="P13">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3">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7403085" text:continue-numbering="true" text:style-name="диалог">
        <text:list-item>
          <text:p text:style-name="P90">Автобусом?! Лучше бы ты мне не говорила!..</text:p>
        </text:list-item>
      </text:list>
      <text:p text:style-name="P13">Я потратила 4 часа на поиски. Я дошла до восьмой страницы <text:span text:style-name="T45">Google'а</text:span>. Я сделала несколько десятков звонков — а он остался недоволен!</text:p>
      <text:p text:style-name="P27"><text:span text:style-name="T25">Из-за высокого роста, его ноги никуда не помещаются. Я не предусмотрела. Я виновата. Теперь он будет мучиться </text:span><text:span text:style-name="_30__20_Text"><text:span text:style-name="T25">из-за меня</text:span></text:span><text:span text:style-name="T25">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3">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3">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3"><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37402216" text:continue-numbering="true" text:style-name="диалог">
        <text:list-item>
          <text:p text:style-name="P90">Спасибо, котик, все было очень вкусно/круто/весело. Ты у меня супер!..</text:p>
        </text:list-item>
      </text:list>
      <text:p text:style-name="P13">В такие редкие моменты я светилась от счастья и все умилялись и твердили, какая мы замечательная пара!</text:p>
      <text:p text:style-name="P13"/>
      <text:p text:style-name="P63">«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5">Ирина Мельниченко, «Мудаки и игра на публику»</text:p>
      <text:p text:style-name="P45"/>
      <text:p text:style-name="P47">* * *</text:p>
      <text:p text:style-name="P13">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3"><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37395120" text:continue-numbering="true" text:style-name="диалог">
        <text:list-item>
          <text:p text:style-name="P90">Почему каждый раз после вечеринок мы с тобой опять ссоримся?! — злился он.</text:p>
        </text:list-item>
      </text:list>
      <text:p text:style-name="P13">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3">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37411909" text:continue-numbering="true" text:style-name="диалог">
        <text:list-item>
          <text:p text:style-name="P90">Сама, котик...</text:p>
        </text:list-item>
        <text:list-item>
          <text:p text:style-name="P90">Я интроверт и хочу побыть наедине с собой...</text:p>
        </text:list-item>
      </text:list>
      <text:p text:style-name="P13">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3">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3">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3">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3">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3">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7393976" text:continue-numbering="true" text:style-name="диалог">
        <text:list-item>
          <text:p text:style-name="P90">Да сколько можно меня эксплуатировать!?</text:p>
        </text:list-item>
      </text:list>
      <text:p text:style-name="P13">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3">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80" text:outline-level="2"><text:s/><text:bookmark-start text:name="Glava_9__My_tak_obshchaiemsia"/>Глава 9. <text:line-break/>Мы так общаемся<text:bookmark-end text:name="Glava_9__My_tak_obshchaiemsia"/></text:h>
      <text:p text:style-name="P46">Скажи мне, кто твой друг и я скажу кто ты.</text:p>
      <text:p text:style-name="P56">Еврипид</text:p>
      <text:p text:style-name="P13">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3">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3"/>
      <text:p text:style-name="P63">«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3"><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5">Я.А. Волкова, «Деструктивное общение: к определению понятия»</text:p>
      <text:p text:style-name="Цитата_20_-_20_автор"><text:span text:style-name="_31__20_Text"><text:span text:style-name="T25"/></text:span></text:p>
      <text:p text:style-name="P27"><text:span text:style-name="T25">Его </text:span><text:span text:style-name="_30__20_Text"><text:span text:style-name="T25">лучший друг</text:span></text:span><text:span text:style-name="T25">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3">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3">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3">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3">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3">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3">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3">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3"/>
      <text:p text:style-name="P63">«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3">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5">Я. А. Волкова, «Деструктивное общение в когнитивно-дискурсивнов аспекте»</text:p>
      <text:p text:style-name="Цитата_20_-_20_автор"><text:span text:style-name="Default_20_Paragraph_20_Font"><text:span text:style-name="T29"><text:s/></text:span></text:span></text:p>
      <text:p text:style-name="P13">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3">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3">Стоит ли привести пример такого «дружеского» общения? Пожалуй, да!</text:p>
      <text:p text:style-name="P13">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37408379" text:continue-numbering="true" text:style-name="диалог">
        <text:list-item>
          <text:p text:style-name="P90">Тю! Ты серьезно?! Посмотри на себя! Это был вопрос времени! Она слишком хороша для тебя! Хватит нюни распускать!..</text:p>
        </text:list-item>
      </text:list>
      <text:p text:style-name="P53">* * *</text:p>
      <text:p text:style-name="P13">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3">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3">Однажды мы компанией праздновали Новый год. Сидим ночью, все уже порядком выпившие, и тут его Странный друг говорит:</text:p>
      <text:list xml:id="list37391584" text:continue-numbering="true" text:style-name="диалог">
        <text:list-item>
          <text:p text:style-name="P120"><text:span text:style-name="T25">Если на земле не останется ни одной </text:span><text:span text:style-name="_30__20_Text"><text:span text:style-name="T25">бабы</text:span></text:span><text:span text:style-name="T25">, </text:span><text:span text:style-name="T30">иметь</text:span><text:span text:style-name="T25"> первым мы будем тебя.</text:span></text:p>
        </text:list-item>
      </text:list>
      <text:p text:style-name="P13">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3">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7392358" text:continue-numbering="true" text:style-name="диалог">
        <text:list-item>
          <text:p text:style-name="P120"><text:span text:style-name="T25">Ну он же у нас самый красивый, вот его и пустим первым по кругу...</text:span><text:span text:style-name="Default_20_Paragraph_20_Font"><text:span text:style-name="T29"> </text:span></text:span></text:p>
        </text:list-item>
      </text:list>
      <text:p text:style-name="P13">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3"/>
      <text:p text:style-name="P63">«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3">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5">Я. А. Волкова, «Деструктивное общение в когнитивно-дискурсивном аспекте»</text:p>
      <text:p text:style-name="P45"/>
      <text:p text:style-name="P13"><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37400869" text:continue-numbering="true" text:style-name="диалог">
        <text:list-item>
          <text:p text:style-name="P90">Неужели тебе нравятся такое общение!?</text:p>
        </text:list-item>
      </text:list>
      <text:p text:style-name="P27">Ответ всегда был один:</text:p>
      <text:list xml:id="list37412769" text:continue-numbering="true" text:style-name="диалог">
        <text:list-item>
          <text:p text:style-name="P90">Ты слишком остро реагируешь. Мы так общаемся...</text:p>
        </text:list-item>
      </text:list>
      <text:p text:style-name="P13">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3">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3">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3">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3">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3">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3">* * *</text:p>
      <text:p text:style-name="P13">Вернемся к делу. Основных тем у них было несколько:</text:p>
      <text:list xml:id="list37399031" text:continue-list="list37409566" text:style-name="список_20_перечисление">
        <text:list-item>
          <text:p text:style-name="P91">женские жопы;</text:p>
        </text:list-item>
        <text:list-item>
          <text:p text:style-name="P91">как изменить девушке/жене и сделать так, чтоб об этом никто не узнал;</text:p>
        </text:list-item>
        <text:list-item>
          <text:p text:style-name="P91">печальная история о том, как одна их общая подруга «дала» им всем, кроме одного, чем жестоко задела самолюбие оного;</text:p>
        </text:list-item>
        <text:list-item>
          <text:p text:style-name="P91">размер мужского достоинства;</text:p>
        </text:list-item>
        <text:list-item>
          <text:p text:style-name="P91"><text:soft-page-break/>HOTS<text:note text:id="ftn8" text:note-class="footnote"><text:note-citation text:label="*">*</text:note-citation><text:note-body><text:p text:style-name="Footnote"><text:span text:style-name="T45">HOTS (Heroes of the Storm) – </text:span><text:span text:style-name="T14">компьютерная игра, разработанная </text:span><text:span text:style-name="T45">Blizzard Entertainment.</text:span></text:p></text:note-body></text:note>;</text:p>
        </text:list-item>
        <text:list-item>
          <text:p text:style-name="P91">ну и, конечно, обсуждение отсутствующих за их спиной не в лучшей форме.</text:p>
        </text:list-item>
      </text:list>
      <text:p text:style-name="P13">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3"/>
      <text:p text:style-name="P63">«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5">Я. А. Волкова, «Деструктивное общение в когнитивно-дискурсивнов аспекте»</text:p>
      <text:p text:style-name="Цитата_20_-_20_автор"><text:span text:style-name="Default_20_Paragraph_20_Font"><text:span text:style-name="T29"/></text:span></text:p>
      <text:p text:style-name="P13">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3">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3">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3">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3">—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3">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3">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3">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3">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3">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3">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3">* * *</text:p>
      <text:p text:style-name="P27"><text:span text:style-name="T25">Так вот, все это о </text:span><text:span text:style-name="_30__20_Text"><text:span text:style-name="T25">его</text:span></text:span><text:span text:style-name="T25"> окружении, именно о </text:span><text:span text:style-name="_30__20_Text"><text:span text:style-name="T25">его</text:span></text:span><text:span text:style-name="T25"> друзьях. Но есть еще другое окружение — </text:span><text:span text:style-name="T30">наше</text:span><text:span text:style-name="T25">. Это те ребята, которых мы повстречали уже будучи в паре. То есть, </text:span><text:span text:style-name="T30">наши общие</text:span><text:span text:style-name="T25"> друзья. Их он обрабатывал по-другому — немного аккуратней. Если </text:span><text:span text:style-name="_30__20_Text"><text:span text:style-name="T25">своим</text:span></text:span><text:span text:style-name="T25"> друзьям он говорил про меня:</text:span></text:p>
      <text:list xml:id="list37413970" text:continue-list="list37412769" text:style-name="диалог">
        <text:list-item>
          <text:p text:style-name="P90">Она неадекватная...</text:p>
        </text:list-item>
      </text:list>
      <text:p text:style-name="P27"><text:span text:style-name="T25">И дальше по тексту, то </text:span><text:span text:style-name="_30__20_Text"><text:span text:style-name="T25">нашим</text:span></text:span><text:span text:style-name="T25"> друзьям говорилось все в другой форме:</text:span></text:p>
      <text:list xml:id="list37411108" text:continue-numbering="true" text:style-name="диалог">
        <text:list-item>
          <text:p text:style-name="P90">Я ее люблю, <text:span text:style-name="T2">но</text:span>...</text:p>
        </text:list-item>
      </text:list>
      <text:p text:style-name="P13"><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3">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7"><text:span text:style-name="T25">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5">опять</text:span></text:span><text:span text:style-name="T25"> что-то делает не так», то есть — постоянно что-то делает не так.</text:span></text:p>
      <text:p text:style-name="P13">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3">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3"><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3">«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3">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3">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3">* * *</text:p>
      <text:p text:style-name="P13">Не могу не вставить пару слов о его семье... Точнее — 4 слова:</text:p>
      <text:list xml:id="list5192894279777800129" text:style-name="List_20_1">
        <text:list-item>
          <text:p text:style-name="P92">Все</text:p>
        </text:list-item>
        <text:list-item>
          <text:p text:style-name="P92">Друг</text:p>
        </text:list-item>
        <text:list-item>
          <text:p text:style-name="P92">Друга</text:p>
        </text:list-item>
        <text:list-item>
          <text:p text:style-name="P92">Ненавидят</text:p>
        </text:list-item>
      </text:list>
      <text:p text:style-name="P13"><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3">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3">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3">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3">Вся ситуация с его родными поменялась прямо пропорционально при последующем общении.</text:p>
      <text:p text:style-name="P13"><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3">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3">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3">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3">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3"><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3">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3">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3">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7388104" text:continue-list="list37411108" text:style-name="диалог">
        <text:list-item>
          <text:p text:style-name="P90">Да перестань! Они же простые ребята — даже внимание не обратят...</text:p>
        </text:list-item>
      </text:list>
      <text:p text:style-name="P13">Ну ок. И я заплела косу.</text:p>
      <text:p text:style-name="P13">Потом он мне расскажет, за что и как сильно меня ненавидят его родители, ведь я имела <text:span text:style-name="T2">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3">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3">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3">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3">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3">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37416590" text:continue-numbering="true" text:style-name="диалог">
        <text:list-item>
          <text:p text:style-name="P94">Мам, я сделал свой выбор, и не собираюсь менять это решение. Она нормальная! Ну что ты начинаешь?!</text:p>
        </text:list-item>
      </text:list>
      <text:p text:style-name="P4"><text:soft-page-break/>И обязательно при мне. Я даже боюсь представить, что там были за разговоры, когда я не слышала!</text:p>
      <text:p text:style-name="P4">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4">Цель номер два: продемонстрировать мне же их неприязнь ко мне, чтоб я понимала насколько сильно они меня не любят.</text:p>
      <text:p text:style-name="P4">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80" text:outline-level="2"><text:s/><text:bookmark-start text:name="Glava_10__Eto_nie_ia"/>Глава 10. <text:line-break/>Это не я<text:bookmark-end text:name="Glava_10__Eto_nie_ia"/></text:h>
      <text:p text:style-name="P46">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6">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5"><text:s/></text:span></text:span><text:span text:style-name="T25">Хайек Ф.</text:span></text:p>
      <text:p text:style-name="P4">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4">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9">замеченные мной,</text:span> признаки инфантильности.</text:p>
      <text:p text:style-name="P4">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4">Второй этап — это тот период, когда я уже стала работать, как и он, <text:span text:style-name="T59">по </text:span>нормированн<text:span text:style-name="T59">ому</text:span> будничн<text:span text:style-name="T59">ому</text:span> график<text:span text:style-name="T59">у</text:span>. Но при этом он сидел и шпилил, придя с работы, в то время как я, уставшая после рабочего дня, стояла у плиты. Это было нормой.</text:p>
      <text:p text:style-name="P4">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9">в</text:span> один из которых, под видом помощи мне, пока я вытирала пыль, мыла посуду и полы, он сломал штатив.</text:p>
      <text:p text:style-name="P4">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4">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37416283" text:continue-numbering="true" text:style-name="диалог">
        <text:list-item>
          <text:p text:style-name="P94">Это не я.</text:p>
        </text:list-item>
      </text:list>
      <text:p text:style-name="P4">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9"> </text:span>нет никаких оснований озвучивать подобного рода просьбы! Он совершенно не отдавал себе отчет в том, что наводил беспорядок.</text:p>
      <text:p text:style-name="P4">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4">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5">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2">*</text:span><text:span text:style-name="T25">разболелся зуб</text:span><text:span text:style-name="T42">*</text:span><text:span text:style-name="T25">. Он мог </text:span><text:span text:style-name="_30__20_Text"><text:span text:style-name="T25">говорить</text:span></text:span><text:span text:style-name="T25"> сколько угодно, но когда приходило время </text:span><text:span text:style-name="_30__20_Text"><text:span text:style-name="T25">делать</text:span></text:span><text:span text:style-name="T25">, ему всегда что-то «мешало». Но чаще всего было:</text:span></text:p>
      <text:list xml:id="list37418512" text:continue-numbering="true" text:style-name="диалог">
        <text:list-item>
          <text:p text:style-name="P94"><text:soft-page-break/>Обещал? Я этого не помню, а если я не помню, значит этого не было.</text:p>
        </text:list-item>
      </text:list>
      <text:p text:style-name="P4">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9">была</text:span> его помощь, или мы что-то запланировали, и <text:span text:style-name="T14">мне приходилось его ждать</text:span>.</text:p>
      <text:p text:style-name="P4">Я не помню ни дня, чтоб он пришел домой вовремя, как и обещал. Всегда находились отговорки или он просто мог потерять счет времени.</text:p>
      <text:p text:style-name="P4">Когда дело касалось его работы, я просила его:</text:p>
      <text:p text:style-name="P4">— Не обещай, пока не будешь уверен.</text:p>
      <text:p text:style-name="P4">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9">для него </text:span>на втором месте.</text:p>
      <text:p text:style-name="P4">Каждый раз это было что-то «поважнее» данного мне обещания, и он не мог. При этом он никогда не просил прощени<text:span text:style-name="T59">я</text:span> за несдержанное слово.</text:p>
      <text:p text:style-name="P4">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9">я </text:span>боялась, что любая ссора с ним может стать последней. Меня выворачивало наизнанку от всех навязанных мне ощущений.</text:p>
      <text:p text:style-name="P4">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4">Стоит мне ошибиться — это станет поводом для бесконечных разборок, где меня смешают с грязью и растопч<text:span text:style-name="T59">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9">—</text:span> как он упрекал меня в надоедливости.</text:p>
      <text:p text:style-name="P4">Он никогда не виноват, а если вдруг его вина становится очевидной — это мелочь, которая не стоит внимания. Ему все сходило с рук.</text:p>
      <text:p text:style-name="P53">* * *</text:p>
      <text:p text:style-name="P4">Как-то я поехала в другой город. На похороны. Это был долгий путь и в целом очень тяжелая поездка. Меня не было две недели.</text:p>
      <text:p text:style-name="P4">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4">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7407713" text:continue-numbering="true" text:style-name="диалог">
        <text:list-item>
          <text:p text:style-name="P94">Когда ты уже вернешься? — хныкал он, подкрепляя интонацию жалобным взглядом.</text:p>
        </text:list-item>
      </text:list>
      <text:p text:style-name="P4"><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4">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3">* * *</text:p>
      <text:p text:style-name="P4">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4"><text:span text:style-name="T59">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9">и</text:span> пока он не понял, что это просто шутка его друзей.</text:p>
      <text:p text:style-name="P4">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4">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4">Как вы понимаете, биться головой о стену было бесполезно. И, как вы понимаете, шуткой это тоже не <text:s/>было.</text:p>
      <text:p text:style-name="P4">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37403924" text:continue-numbering="true" text:style-name="диалог">
        <text:list-item>
          <text:p text:style-name="P94">Это не я...</text:p>
        </text:list-item>
      </text:list>
      <text:p text:style-name="P4">Этот человек, если плюнет и попадет на себя — не вытрется. Мне приходилось просить его поменять нижнее белье, в котором он ходи<text:span text:style-name="T59">л</text:span> несколько дней, на что мне могли ответить:</text:p>
      <text:list xml:id="list37390909" text:continue-numbering="true" text:style-name="диалог">
        <text:list-item>
          <text:p text:style-name="P94">Мне не обязательно стирать трусы каждый день!</text:p>
        </text:list-item>
      </text:list>
      <text:p text:style-name="Text_20_body"><text:span text:style-name="T25">Мне приходилось просить его чистить уши, потому, что </text:span><text:span text:style-name="_30__20_Text"><text:span text:style-name="T25">мне было стыдно</text:span></text:span><text:span text:style-name="T25">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3">й</text:span><text:span text:style-name="T25">ти в гости, кинуть их куда-то и </text:span><text:span text:style-name="T30">это</text:span><text:span text:style-name="T25"> могли увидеть...</text:span></text:p>
      <text:p text:style-name="P4"><text:soft-page-break/>Я сидела со спиртом и ватной палочкой, подавляя рвотные позывы, и делала все, что могла, чтобы его вид был более или менее опрятным. <text:span text:style-name="T59">Любовь зла...</text:span></text:p>
      <text:p text:style-name="P4">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4">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9">у него</text:span> массу недовольств.</text:p>
      <text:p text:style-name="P4">Он спал, ходил на природу, ходил по дому и на работу в одной и той же одежде, за месяц занашивая до дыр новые вещи, и на предложение:</text:p>
      <text:list xml:id="list37394044" text:continue-numbering="true" text:style-name="диалог">
        <text:list-item>
          <text:p text:style-name="P94">Пойдем купим тебе что-нибудь новое.</text:p>
        </text:list-item>
      </text:list>
      <text:p text:style-name="P4">Он отвечал:</text:p>
      <text:list xml:id="list37409988" text:continue-numbering="true" text:style-name="диалог">
        <text:list-item>
          <text:p text:style-name="P94">У меня все есть, мне ничего не надо.</text:p>
        </text:list-item>
      </text:list>
      <text:p text:style-name="P4">И ходил мятый и грязный, как бомж, а я просто не <text:span text:style-name="T59">имела возможности на него повлиять</text:span>.</text:p>
      <text:p text:style-name="P4">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5">Это было еще одно чувство вины. Но в отличии от всех остальных, навязанных мне, это был стыд. </text:span><text:span text:style-name="_30__20_Text"><text:span text:style-name="T25">Мне было стыдно</text:span></text:span><text:span text:style-name="T25"> от того, что я не справляюсь как его девушка, и мой мужчина не выглаженный и не накрахмаленный, как я бы этого хотела.</text:span></text:p>
      <text:p text:style-name="P4">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2">моей проблемой,</text:span> его-то все устраивало. Он стыда за свой внешний вид не испытывал.</text:p>
      <text:p text:style-name="P47">* * *</text:p>
      <text:p text:style-name="Text_20_body"><text:span text:style-name="T25">А вы знали, что </text:span><text:span text:style-name="_30__20_Text"><text:span text:style-name="T25">неряшливость является одним из симптомов психического отклонения</text:span></text:span><text:span text:style-name="T25">?</text:span></text:p>
      <text:p text:style-name="P4">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4">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7418581" text:continue-numbering="true" text:style-name="диалог">
        <text:list-item>
          <text:p text:style-name="P94">Котик, поставь, пожалуйста, кружку в раковину, можешь не мыть...</text:p>
        </text:list-item>
      </text:list>
      <text:p text:style-name="P4"><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4">Вот так все просто. Это способ манипуляцией чувством вины. Он строил из себя «жертву» после малейшего замечания, озвучивая это простой фразой:</text:p>
      <text:list xml:id="list37399578" text:continue-numbering="true" text:style-name="диалог">
        <text:list-item>
          <text:p text:style-name="P94">Я не буду тебе ничего доказывать.</text:p>
        </text:list-item>
      </text:list>
      <text:p text:style-name="P4">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37416020" text:continue-numbering="true" text:style-name="диалог">
        <text:list-item>
          <text:p text:style-name="P94">Это не я...</text:p>
        </text:list-item>
        <text:list-item>
          <text:p text:style-name="P94">Если я этого не помню, значит этого не было.</text:p>
        </text:list-item>
        <text:list-item>
          <text:p text:style-name="P94">Я имею право хранить молчание.</text:p>
        </text:list-item>
        <text:list-item>
          <text:p text:style-name="P94">Я ничего не обещал.</text:p>
        </text:list-item>
      </text:list>
      <text:p text:style-name="P53">* * *</text:p>
      <text:p text:style-name="P4">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4"><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4">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4">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37401656" text:continue-numbering="true" text:style-name="диалог">
        <text:list-item>
          <text:p text:style-name="P94">Я ничего не помню. А, если я ничего не помню — значит этого не было. — улыбаясь, повторял он.</text:p>
        </text:list-item>
      </text:list>
      <text:p text:style-name="P4">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3">* * *</text:p>
      <text:p text:style-name="Text_20_body"><text:span text:style-name="T25">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5">триггера</text:span></text:span><text:span text:style-name="T25">.</text:span></text:p>
      <text:p text:style-name="P4">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4">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4">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4">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4">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4">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4"><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4">Он упрекал меня в том, что я кричу на него просто так, ведь <text:span text:style-name="T2">он не виноват</text:span> в том, что когда-то кто-то пытался меня изнасиловать! Он обижался на мою злость, ведь <text:span text:style-name="T2">не он же напугал меня</text:span> тогда! Он просто пошутил, а у меня просто нет чувство юмора...</text:p>
      <text:p text:style-name="P53">* * *</text:p>
      <text:p text:style-name="P4">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4">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4">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4">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4">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4">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4">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4">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4"/>
      <text:p text:style-name="P57">«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7">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7"><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7">В судьбу я не верю, я верю только в свои силы. Если ты считаешь, что сил больше нет — я не вправе тебе ничего навязывать.»</text:p>
      <text:p text:style-name="P57"/>
      <text:p text:style-name="P4">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4">Давайте я попробую раскрыть вам скрытый смысл этих фраз.</text:p>
      <text:p text:style-name="P5">«У нас все прекрасно»</text:p>
      <text:p text:style-name="P4">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37387079" text:continue-numbering="true" text:style-name="диалог">
        <text:list-item>
          <text:p text:style-name="P94">У тебя нос чешется... Да нет же! Чешется!</text:p>
        </text:list-item>
      </text:list>
      <text:p text:style-name="P4"><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5">«У нас отлично получается»</text:p>
      <text:p text:style-name="P7">Что получается? Жить? Строить семью? Делать друг-друга счастливыми? Заботиться друг о друге? Точно нет.</text:p>
      <text:p text:style-name="P7"><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4"><text:span text:style-name="T10">Цель</text:span>: внушить утверждение, что ошибок не было. Все идет по плану, как и должно быть, пусть даже это и не всем нравится.</text:p>
      <text:p text:style-name="P5">«Нас любят. В нас верят»</text:p>
      <text:p text:style-name="Text_20_body"><text:span text:style-name="T25">На первый взгляд ничего странного. Мы кому-то нравимся — это же хорошо. Но, на самом деле, это — </text:span><text:span text:style-name="_30__20_Text"><text:span text:style-name="T25">триангуляция</text:span></text:span><text:span text:style-name="T25"> — метод, в котором манипуляторы оперируют чужими, а порой даже выдуманными мнениями, приводя их, как аргументы, с которыми не поспоришь.</text:span></text:p>
      <text:p text:style-name="P4">Эта фраза тоже сбивает с толку тем, что нас действительно считают замечательной парой. Но, на самом деле, это <text:span text:style-name="T2">видимость</text:span> того, что мы замечательные. У нас много проблем о которых не знает никто, которые еще тогда не выносились на всеобщий суд.</text:p>
      <text:p text:style-name="P4">Но его устраивало не то, что мы хорошая пара, ведь это не так, а то, что мы <text:span text:style-name="T2">создаем видимость</text:span> хорошей пары.</text:p>
      <text:p text:style-name="P4">В этом утверждении он объединил нас в одно целое. Ты и я — мы пара, и нас — любят. То есть — и я хороший, и ты.</text:p>
      <text:p text:style-name="P4"><text:span text:style-name="T10">Цель</text:span>: утвердиться в позиции — я такой же хороший, как и ты, что отрицает — я плохой, я тебя обидел.</text:p>
      <text:p text:style-name="P5">«Верю в тебя. Ты большая умница и нужно быть слепым, чтоб не заметить это»</text:p>
      <text:p text:style-name="P4">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4">Он никогда не хвалил меня просто так — всегда тогда, когда ему что-то было нужно.</text:p>
      <text:p text:style-name="Text_20_body"><text:span text:style-name="T25">Этот метод называется </text:span><text:span text:style-name="_30__20_Text"><text:span text:style-name="T25">манипуляцией тщеславием (положительное подкрепление)</text:span></text:span><text:span text:style-name="T25">.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4"><text:span text:style-name="T10">Цель</text:span>: ввести в заблуждение похвалой, что ослабляет жертву в ее позиции сопротивления.</text:p>
      <text:p text:style-name="P5">«Никто не говорил, что будет легко»</text:p>
      <text:p text:style-name="P4">И снова триангуляция, но уже более обобщающая: «Тебе никто не обещал, что все будет гладко. Будет сложно. Смирись с этим. Терпи.»</text:p>
      <text:p text:style-name="P4"><text:span text:style-name="T10">Цель</text:span>: внушить жертве, что сложности, которыми он ее изматывает — нормальны, оперируя тем, что, якобы, все так живут.</text:p>
      <text:p text:style-name="P5">«Я не согласен рушить все из-за какой-то фигни. Это несправедливо»</text:p>
      <text:p text:style-name="P4">Еще пару часов назад он сказал мне собирать вещи, а теперь он <text:span text:style-name="T2">уже несогласен</text:span> с этим...</text:p>
      <text:p text:style-name="P4">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5">В добавок ко всему, это </text:span><text:span text:style-name="_30__20_Text"><text:span text:style-name="T25">манипуляция чувством вины</text:span></text:span><text:span text:style-name="T25"> — он надевает маску «жертвы», обвиняя меня в несправедливости уже моих действий. Он-то от своих уже отрекся...</text:span></text:p>
      <text:p text:style-name="P4"><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5">«Я не верну назад всех гадостей, которые тебе пришлось услышать»</text:p>
      <text:p text:style-name="P4">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4">Но при этом он как бы сожалеет и жалеет жертву за услышанное: «Тебе пришлось».</text:p>
      <text:p text:style-name="P4"><text:span text:style-name="T10">Цель</text:span>: сбить с толку жалостью к жертве, не сожалея о сказанном.</text:p>
      <text:p text:style-name="P5">«Все мои попытки отстраниться, уйти, сбежать это страх и бессилие»</text:p>
      <text:p text:style-name="Text_20_body"><text:span text:style-name="_30__20_Text"><text:span text:style-name="T25">Манипуляция жалостью</text:span></text:span><text:span text:style-name="T25"> — посмотри, как мне страшно!</text:span></text:p>
      <text:p text:style-name="P4"><text:span text:style-name="T10">Цель</text:span>: вызвать жалость, сострадание и понимание, что притупляет желание жертвы дать отпор и стоять на своем.</text:p>
      <text:p text:style-name="P5">«Да, это все описывается простой фразой — "я люблю тебя"»</text:p>
      <text:p text:style-name="P4">Контрольный выстрел в голову — признание в любви. Якобы — ведь это не обращение, если вы заметили.</text:p>
      <text:p text:style-name="P4"><text:soft-page-break/><text:span text:style-name="T5">Фраза </text:span>«я тебя люблю» взята в кавычки, как цитата неизвестного автора и, на самом деле, она ничего не «описывает».</text:p>
      <text:p text:style-name="P4">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4">Любовью нельзя оправдывать низкие поступки!</text:p>
      <text:p text:style-name="P4"><text:span text:style-name="T10">Цель</text:span>: ввести в заблуждение завуалированным признанием, дабы ослабить попытки жертвы к сопротивлению.</text:p>
      <text:p text:style-name="P5">«Любящий человек способен делать глупости»</text:p>
      <text:p text:style-name="P4">Не он — любящий. Речь идет о каком-то незнакомом человеке, стало быть об авторе той самой <text:span text:style-name="T5">фразы</text:span>. Тот любящий человек влюблен и делает глупости. Эта реплика также может трактоваться как триангуляция.</text:p>
      <text:p text:style-name="P4"><text:span text:style-name="T10">Цель</text:span>: попытка оправдаться за счет общепринятого мнения.</text:p>
      <text:p text:style-name="P5">«Если ты поймешь, что история заканчивается здесь — да будет так»</text:p>
      <text:p text:style-name="P17">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4"><text:span text:style-name="T10">Цель</text:span><text:span text:style-name="T11">:</text:span> заставить жертву нести ответственность, демонстрируя свое смирение.</text:p>
      <text:p text:style-name="P5">«В судьбу я не верю, я верю только в свои силы»</text:p>
      <text:p text:style-name="P4"><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4"><text:span text:style-name="T10">Цель</text:span>: сбить с толку завуалированным обманчивым утверждением — я прилагаю все усилия, не прилагая эти усилия.</text:p>
      <text:p text:style-name="P5">«Если ты считаешь, что сил больше нет — я не вправе тебе ничего навязывать»</text:p>
      <text:p text:style-name="P4">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4"><text:span text:style-name="T10">Цель</text:span>: либо заставить жертву признать, что она слаба, либо заставить доказать, что это не так.</text:p>
      <text:p text:style-name="P4">Итак, что у нас получается:</text:p>
      <text:p text:style-name="P4"/>
      <text:p text:style-name="P57">«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7">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7"><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7">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7">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7">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7">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7">Я растерян и не знаю, что мне делать. Мне страшно и я обессилен. Ты не можешь быть такой бесчувственной и бросить меня, когда ты мне так нужна!</text:p>
      <text:p text:style-name="P57">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7"><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7">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7">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7"/>
      <text:p text:style-name="P4">Впечатляет, не правда ли? Я не зря включила это письмо именно в эту главу. Ведь все, что там описано можно сказать этими тремя словами: «это не я».</text:p>
      <text:h text:style-name="P80" text:outline-level="2"><text:s/><text:bookmark-start text:name="Glava_11__Trio"/>Глава 11. <text:line-break/>Трио<text:bookmark-end text:name="Glava_11__Trio"/></text:h>
      <text:p text:style-name="P4">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7417038" text:continue-numbering="true" text:style-name="диалог">
        <text:list-item>
          <text:p text:style-name="P94">Лучшая измена та, о которой никто ничего не знает!</text:p>
        </text:list-item>
      </text:list>
      <text:p text:style-name="P4">И обсуждали они это при мне и при своих девушках и женах. Я человек не ревнивый, так что я отшучивалась, мол:</text:p>
      <text:list xml:id="list37391467" text:continue-numbering="true" text:style-name="диалог">
        <text:list-item>
          <text:p text:style-name="P94">Спасибо, что сказали... Буду знать!</text:p>
        </text:list-item>
      </text:list>
      <text:p text:style-name="P4">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7396341" text:continue-numbering="true" text:style-name="диалог">
        <text:list-item>
          <text:p text:style-name="P94">И, будь уверен, я это сделаю...</text:p>
        </text:list-item>
      </text:list>
      <text:p text:style-name="P4">Я думаю, что именно это его останавливало — моя готовность поступить так же. Как-то он спросил у меня, что я сделаю, если узнаю, что он мне изменил.</text:p>
      <text:list xml:id="list37391271" text:continue-numbering="true" text:style-name="диалог">
        <text:list-item>
          <text:p text:style-name="P94"><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4">И я действительно не знала. Теперь знаю, но тогда — нет... Бывало, идем по улице, а он такой:</text:p>
      <text:list xml:id="list37422290" text:continue-numbering="true" text:style-name="диалог">
        <text:list-item>
          <text:p text:style-name="P94">Смотри, какая жопа!</text:p>
        </text:list-item>
      </text:list>
      <text:p text:style-name="P4">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4"/>
      <text:p text:style-name="P62">«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2">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5">Шейнов В. П., «Скрытое управление человеком»</text:p>
      <text:p text:style-name="Цитата_20_-_20_автор"><text:soft-page-break/><text:span text:style-name="Default_20_Paragraph_20_Font"><text:span text:style-name="T29"><text:s/></text:span></text:span></text:p>
      <text:p text:style-name="P4">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4">— Смотри какая спинка... И куртка у него классная, надо и тебе такую купить...</text:p>
      <text:p text:style-name="P4">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4">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5">* * *</text:p>
      <text:p text:style-name="P4">Постепенно его намеки и акцентирование внимания на удовлетворении его больного либидо переросли в новую тему — «трио».</text:p>
      <text:p text:style-name="P4">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4"><text:soft-page-break/>Конечно, я говорила в шутку, но старалась, чтобы это прозвучало как можно убедительнее. Так смешно вспоминать его удивленное <text:span text:style-name="T2">Лицо</text:span>:</text:p>
      <text:list xml:id="list37394176" text:continue-numbering="true" text:style-name="диалог">
        <text:list-item>
          <text:p text:style-name="P94">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4">Не, ну вы поняли? А я значит представляю! Насчет третьей девочки он говорил, что даже прикасаться к ней не будет.</text:p>
      <text:list xml:id="list37421729" text:continue-numbering="true" text:style-name="диалог">
        <text:list-item>
          <text:p text:style-name="P94">Я, — говорил, — просто на вас посижу посмотрю...</text:p>
        </text:list-item>
      </text:list>
      <text:p text:style-name="P4">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4">добиться </text:span>самоутверждения.</text:p>
      <text:p text:style-name="P4">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4">Ага, а теперь вспоминаем то прекрасное фото, пока я на работе...</text:p>
      <text:p text:style-name="P4">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4"><text:soft-page-break/>Что тут сказать? Любила — безумно. Боготворила — да. Дорожила — да. Ну не ревнивая я!</text:p>
      <text:p text:style-name="P4">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4">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4">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4">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5">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2">пользуются,</text:span></text:span><text:span text:style-name="_30__20_Text"><text:span text:style-name="T25"> но при этом не бросают</text:span></text:span><text:span text:style-name="T25">. И факт измены ее идеализированного мучителя уходит на второй план, лишь бы он оставался рядом и не рвал отношения с жертвой.</text:span></text:p>
      <text:p text:style-name="P4"><text:soft-page-break/>На этой стадии жертва много раз слышала:</text:p>
      <text:list xml:id="list37406644" text:continue-numbering="true" text:style-name="диалог">
        <text:list-item>
          <text:p text:style-name="P94">Да кому ты нужна, кроме меня?! — и понимала, что и правда, ведь в ней столько недостатков! Она ведь постоянно в чем-то виновата...</text:p>
        </text:list-item>
        <text:list-item>
          <text:p text:style-name="P94">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4">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4">Список можно продолжать.</text:p>
      <text:p text:style-name="P4">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4">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5">В процессе </text:span><text:span text:style-name="_30__20_Text"><text:span text:style-name="T25">отмены</text:span></text:span><text:span text:style-name="T25">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5">привлекательной и манипулятор знает, что она уже никуда не денется.</text:span></text:p>
      <text:p text:style-name="P4">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4">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7">* * *</text:p>
      <text:p text:style-name="P4">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2">делала вид</text:span>, что вообще в раю!</text:p>
      <text:p text:style-name="P4">Мужики, не закидывайте камнями! Я больше не буду! Я просто пыталась поднять его в край заниженную самооценку.</text:p>
      <text:p text:style-name="P4">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4"><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4">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4">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4">Не знаю, кто ему сказал, что чем дольше, тем лучше, но я бы на его месте делала упор на технику.</text:p>
      <text:p text:style-name="P4">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4">Итак, постепенно, все чаще и чаще он начал говорить, что:</text:p>
      <text:list xml:id="list37410123" text:continue-numbering="true" text:style-name="диалог">
        <text:list-item>
          <text:p text:style-name="P94">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4"><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4">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80" text:outline-level="2"><text:s/><text:bookmark-start text:name="Glava_12__Nie_noi"/>Глава 12. <text:line-break/>Не ной<text:bookmark-end text:name="Glava_12__Nie_noi"/></text:h>
      <text:p text:style-name="Эпиграф">Слезь, дай лошади отдохнуть.</text:p>
      <text:p text:style-name="P4">Если со всеми остальными недостатками я могла смириться, то с одним я мириться не хотела. По быту — да. Я задавала себе вопросы:</text:p>
      <text:list xml:id="list37419018" text:continue-numbering="true" text:style-name="диалог">
        <text:list-item>
          <text:p text:style-name="P94">Я могу с этим жить? — Да.</text:p>
        </text:list-item>
        <text:list-item>
          <text:p text:style-name="P94">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4">Но с одним я мириться не захотела, так и не смогла — с его пофигизмом на мои личные проблемы. Будь то разногласия с родителями или коллегами.</text:p>
      <text:p text:style-name="P4">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4"><text:soft-page-break/>Я так расстроилась, рассуждала — что же человека толкает на предательство, да еще и такое подлое?.. На что он мне говорил:</text:p>
      <text:list xml:id="list37406591" text:continue-numbering="true" text:style-name="диалог">
        <text:list-item>
          <text:p text:style-name="P94">Не ной.</text:p>
        </text:list-item>
        <text:list-item>
          <text:p text:style-name="P94">Мне неинтересно это слушать.</text:p>
        </text:list-item>
        <text:list-item>
          <text:p text:style-name="P94">Это ты виновата, это ты допустила.</text:p>
        </text:list-item>
        <text:list-item>
          <text:p text:style-name="P94">Разберись с этим сама...</text:p>
        </text:list-item>
      </text:list>
      <text:p text:style-name="P4">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4">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37397382" text:continue-numbering="true" text:style-name="диалог">
        <text:list-item>
          <text:p text:style-name="P94">А я тут при чем?!</text:p>
        </text:list-item>
      </text:list>
      <text:p text:style-name="P4">Или:</text:p>
      <text:list xml:id="list37395434" text:continue-numbering="true" text:style-name="диалог">
        <text:list-item>
          <text:p text:style-name="P94">Почему я должен это выслушивать?!</text:p>
        </text:list-item>
      </text:list>
      <text:p text:style-name="P4">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4"><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4">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4">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7423679" text:continue-numbering="true" text:style-name="диалог">
        <text:list-item>
          <text:p text:style-name="P94">Я сейчас выключу, если ты не успокоишься! Хватит нюни распускать! Это же просто фильм!</text:p>
        </text:list-item>
      </text:list>
      <text:p text:style-name="P4">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4">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4"><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37421552" text:continue-numbering="true" text:style-name="диалог">
        <text:list-item>
          <text:p text:style-name="P94">Хватит ныть! Соберись, тряпка!</text:p>
        </text:list-item>
      </text:list>
      <text:p text:style-name="P4">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3">* * *</text:p>
      <text:p text:style-name="P4">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2">Лицо</text:span>!</text:p>
      <text:p text:style-name="P4">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4"><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4">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4">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4">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4">Я ему рассказывала, что, в принципе-то, ничего делать и не надо, — подойти и обнять, всего-то делов.</text:p>
      <text:list xml:id="list37402437" text:continue-numbering="true" text:style-name="диалог">
        <text:list-item>
          <text:p text:style-name="P117"><text:span text:style-name="T25">Объятия, — говорила я, — это как стена, которая ограждает меня от всех проблем и дарит чувство защищенности, что особенно помогает в </text:span><text:span text:style-name="T25">минуты, когда тяжело. Про</text:span><text:soft-page-break/><text:span text:style-name="T25">сто обними и все... Я не жду советов и не прошу тебя что-то решить за меня...</text:span></text:p>
        </text:list-item>
      </text:list>
      <text:p text:style-name="P4">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4">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4">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4">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4">Что, было?</text:p>
      <text:p text:style-name="P54">* * *</text:p>
      <text:p text:style-name="P4">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5">Он берет стакан, набирает воды, запивает таблетку и просто </text:span><text:span text:style-name="_30__20_Text"><text:span text:style-name="T25">бросает</text:span></text:span><text:span text:style-name="T25">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4">А сейчас вспоминаем мои походы с рюкзачком на костылях за сосисками, и, заодно, — шкаф и: «Ты что, сама не доедешь?»</text:p>
      <text:p text:style-name="P4">Ну конечно! Это же головная боль! Что может быть хуже?!</text:p>
      <text:p text:style-name="P47">* * *</text:p>
      <text:p text:style-name="P4">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4">Причем часто в этих повествованиях он поддерживал разные стороны. Даже не знаю, с чем это могло быть связано.</text:p>
      <text:p text:style-name="P4">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37409993" text:continue-numbering="true" text:style-name="диалог">
        <text:list-item>
          <text:p text:style-name="P94">Тебе что совсем наплевать на мои проблемы?! ВОТ ТАК ВСЕГДА! Иди спи. Главное, чтоб тебе было хорошо...</text:p>
        </text:list-item>
      </text:list>
      <text:p text:style-name="P4">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37407659" text:continue-numbering="true" text:style-name="диалог">
        <text:list-item>
          <text:p text:style-name="P94">Хватит ныть! Соберись, тряпка!</text:p>
        </text:list-item>
      </text:list>
      <text:p text:style-name="Text_20_body"><text:span text:style-name="T25">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5">ему это неинтересно</text:span></text:span><text:span text:style-name="T25">, говорил, что </text:span><text:span text:style-name="_30__20_Text"><text:span text:style-name="T25">я выношу ему мозг</text:span></text:span><text:span text:style-name="T25">. Он поучительно наваливал, что мне нужно меняться и быть сильной, и всегда показывал спину, обвиняя меня в нытье.</text:span></text:p>
      <text:p text:style-name="P4">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4">Даже сейчас мне говорят друзья, когда уже весь этот ад закончился:</text:p>
      <text:list xml:id="list37396721" text:continue-numbering="true" text:style-name="диалог">
        <text:list-item>
          <text:p text:style-name="P94">Ты же девочка, ты должна быть слабой... (в понимании женственности).</text:p>
        </text:list-item>
      </text:list>
      <text:p text:style-name="P4">У меня один ответ:</text:p>
      <text:list xml:id="list37403343" text:continue-numbering="true" text:style-name="диалог">
        <text:list-item>
          <text:p text:style-name="P94">Я не могу себе этого позволить!</text:p>
        </text:list-item>
      </text:list>
      <text:p text:style-name="P4"><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4">Если бы я расслабилась в этих отношениях, то, боюсь, от меня вообще ничего бы не осталось.</text:p>
      <text:p text:style-name="P4">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4">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37423577" text:continue-numbering="true" text:style-name="диалог">
        <text:list-item>
          <text:p text:style-name="P94">Не ной!</text:p>
        </text:list-item>
      </text:list>
      <text:p text:style-name="P4">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4">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4"><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4">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4">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4">Так что пора бы взять себя в руки и перестать ныть!..</text:p>
      <text:h text:style-name="P80" text:outline-level="2"><text:s/><text:bookmark-start text:name="Glava_13__Nieadiekvatnaia"/>Глава 13. <text:line-break/>Неадекватная<text:bookmark-end text:name="Glava_13__Nieadiekvatnaia"/></text:h>
      <text:p text:style-name="P46">Если вдруг вы стали для кого-то плохим, значит много хорошего было сделано для этого человека!</text:p>
      <text:p text:style-name="P56">Фаина Раневская</text:p>
      <text:p text:style-name="P44">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4">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4">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2">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2">Мы сравниваем наши чувства с чувствами других людей, чтобы понимать и иметь </text:span></text:span><text:span text:style-name="_30__20_Text"><text:span text:style-name="T30">подтверждение</text:span></text:span><text:span text:style-name="_30__20_Text"><text:span text:style-name="T32"> нашей нормальности, ориентируясь на реакции других.</text:span></text:span></text:p>
      <text:p text:style-name="P8">Он проделал очень много работы за всю свою жизнь. И вот одна из них.</text:p>
      <text:p text:style-name="P4">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4">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7407171" text:continue-numbering="true" text:style-name="диалог">
        <text:list-item>
          <text:p text:style-name="P94">Я никогда не говорил это!</text:p>
        </text:list-item>
      </text:list>
      <text:p text:style-name="P4">И вот вы начинаете сомневаться в том, что слышали.</text:p>
      <text:list xml:id="list37403175" text:continue-numbering="true" text:style-name="диалог">
        <text:list-item>
          <text:p text:style-name="P94">Тебе кажется, что ты переживаешь! Ничего ты не переживаешь!</text:p>
        </text:list-item>
      </text:list>
      <text:p text:style-name="P4">И вы сомневаетесь, что ваши переживания реальны.</text:p>
      <text:list xml:id="list37417729" text:continue-numbering="true" text:style-name="диалог">
        <text:list-item>
          <text:p text:style-name="P94">С тобой что-то в последнее время происходит... Нет нет, это не усталость. Может нервный срыв?</text:p>
        </text:list-item>
      </text:list>
      <text:p text:style-name="P4">И вы сомневаетесь в том, что с вами все в порядке.</text:p>
      <text:list xml:id="list37395226" text:continue-numbering="true" text:style-name="диалог">
        <text:list-item>
          <text:p text:style-name="P94">Это была не твоя идея, а моя...</text:p>
        </text:list-item>
      </text:list>
      <text:p text:style-name="P4">И вы сомневаетесь в своей памяти и способностях.</text:p>
      <text:p text:style-name="P4">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4">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4">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2">убеждены</text:span>, что он прав. Это, своего рода, кодирование.</text:p>
      <text:list xml:id="list37394646" text:continue-numbering="true" text:style-name="диалог">
        <text:list-item>
          <text:p text:style-name="P94">Ну не говорил, так не говорил...</text:p>
        </text:list-item>
      </text:list>
      <text:p text:style-name="P47">* * *</text:p>
      <text:p text:style-name="Text_20_body"><text:span text:style-name="T25">Знаете, я не просто так пишу об этом. Это описание моей жизни на протяжении нескольких лет. </text:span><text:span text:style-name="_30__20_Text"><text:span text:style-name="T25">Психоз порождает психоз.</text:span></text:span><text:span text:style-name="T25">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5">Например, он ясно давал понять, что он имеет право на свободу действий. Он четко расписывал по слогам каждый </text:span><text:span text:style-name="T25">раз, что для него важен его собственный комфорт. И это здорово, Да? Мы </text:span><text:span text:style-name="_30__20_Text"><text:span text:style-name="T25">все</text:span></text:span><text:span text:style-name="T25"> имеем право на свободу действий. Согласны? Ключевое слово — «все»!</text:span></text:p>
      <text:p text:style-name="Text_20_body"><text:span text:style-name="T25">Он так не считал. </text:span><text:span text:style-name="_30__20_Text"><text:span text:style-name="T25">Он</text:span></text:span><text:span text:style-name="T25">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4">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4">Он будет биться головой о стену после тяжелого телефонного разговора, но упрекнет меня в оплакивании моего отца.</text:p>
      <text:p text:style-name="P4">Он считает, что прав и будет утверждать, что я, на самом деле, с ним согласна, но просто не хочу это признать.</text:p>
      <text:list xml:id="list37401531" text:continue-numbering="true" text:style-name="диалог">
        <text:list-item>
          <text:p text:style-name="P94">Ты преувеличиваешь — не болит у тебя ничего!</text:p>
        </text:list-item>
      </text:list>
      <text:p text:style-name="P4">И я в замешательстве.</text:p>
      <text:p text:style-name="P4">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4"><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4">Этот полный непонимания процесс стартует с сопротивления и отторжения чужих мыслей:</text:p>
      <text:list xml:id="list37422129" text:continue-numbering="true" text:style-name="диалог">
        <text:list-item>
          <text:p text:style-name="P94">Как же так? Я же слышала!</text:p>
        </text:list-item>
      </text:list>
      <text:p text:style-name="P4">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37410577" text:continue-numbering="true" text:style-name="диалог">
        <text:list-item>
          <text:p text:style-name="P94">Ну говорил, так говорил... Я снова все напутала.</text:p>
          <text:p text:style-name="P143"/>
        </text:list-item>
      </text:list>
      <text:p text:style-name="P62">«Для того чтобы сидеть в клетке, не всегда нужны прутья.»</text:p>
      <text:p text:style-name="P45">Рональд Дэвид Лэйнг, «Политика семьи»</text:p>
      <text:p text:style-name="P45"/>
      <text:p text:style-name="P4">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4">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4">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4">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4">Я доказывала и доказывала:</text:p>
      <text:list xml:id="list37411497" text:continue-numbering="true" text:style-name="диалог">
        <text:list-item>
          <text:p text:style-name="P94">Но ведь было же!</text:p>
        </text:list-item>
      </text:list>
      <text:p text:style-name="P4">Но мне повторяли и повторяли:</text:p>
      <text:list xml:id="list37404777" text:continue-numbering="true" text:style-name="диалог">
        <text:list-item>
          <text:p text:style-name="P94">Да что ты опять придумываешь?! Тебе что, драмы не хватает?</text:p>
        </text:list-item>
      </text:list>
      <text:p text:style-name="P4">Мне было трудно понять... Да что там, мне было сложно представить, что меня специально вводят в эти заблуждения, сбивают с толку...</text:p>
      <text:p text:style-name="P4">Самым, на мой взгляд, убедительным было не то, <text:span text:style-name="T2">что</text:span> он говорил, а то, <text:span text:style-name="T2">как</text:span> он это говорил. Уверенная подача и его <text:span text:style-name="T2">Лицо</text:span>, на котором читалось: «Это ты сейчас серьезно говоришь?!» — были как разряды током.</text:p>
      <text:p text:style-name="P4">В случае моей непреклонности, он обычно использовал контрманевр. Ты уверена? — На тебе разряд! — Ах ты настаиваешь?</text:p>
      <text:list xml:id="list37408255" text:continue-numbering="true" text:style-name="диалог">
        <text:list-item>
          <text:p text:style-name="P94"><text:soft-page-break/>Ты так говоришь, потому, что ты меня не любишь и тебе на меня наплевать!</text:p>
        </text:list-item>
      </text:list>
      <text:p text:style-name="P4">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37418871" text:continue-numbering="true" text:style-name="диалог">
        <text:list-item>
          <text:p text:style-name="P94">Ты неадекватная, я не собираюсь продолжать с тобой разговор!</text:p>
        </text:list-item>
      </text:list>
      <text:p text:style-name="P4">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4">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4">Я перепробовала все, но ничего не сработало. Он стоял на своем так убедительно, что в какой-то момент я прогибалась и верила <text:span text:style-name="T2">ему</text:span>, а не собственным глазам/ушам/ощущениям.</text:p>
      <text:p text:style-name="P4">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7394532" text:continue-numbering="true" text:style-name="диалог">
        <text:list-item>
          <text:p text:style-name="P94"><text:soft-page-break/>С тобой невозможно разговаривать. Поговорим, когда ты успокоишься!</text:p>
        </text:list-item>
      </text:list>
      <text:p text:style-name="P4">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4">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4">В процессе такого прессинга, он мог вспомнить о какой-то прошлой ситуации, например:</text:p>
      <text:list xml:id="list37413334" text:continue-numbering="true" text:style-name="диалог">
        <text:list-item>
          <text:p text:style-name="P94">Ты уже так вела себя на прошлой неделе.</text:p>
        </text:list-item>
      </text:list>
      <text:p text:style-name="P4">Я пыталась оправдаться, и говорила, что в той ситуации были те же причины:</text:p>
      <text:list xml:id="list37401677" text:continue-numbering="true" text:style-name="диалог">
        <text:list-item>
          <text:p text:style-name="P94">Потому что тогда, как и сегодня, ты меня перебивал и не давал мне сказать...</text:p>
        </text:list-item>
      </text:list>
      <text:p text:style-name="P4">И тут же получала в ответ «подзатыльник», например:</text:p>
      <text:list xml:id="list37410351" text:continue-numbering="true" text:style-name="диалог">
        <text:list-item>
          <text:p text:style-name="P94">Почему ты постоянно возвращаешься к старым конфликтам!?</text:p>
        </text:list-item>
      </text:list>
      <text:p text:style-name="P4">Что вводило меня в еще большее заблуждение, ведь он же сам вспомнил о той прошлой ситуации!</text:p>
      <text:p text:style-name="P4">Ну и, конечно:</text:p>
      <text:list xml:id="list37417894" text:continue-numbering="true" text:style-name="диалог">
        <text:list-item>
          <text:p text:style-name="P94">Поговорим, когда ты успокоишься!</text:p>
        </text:list-item>
      </text:list>
      <text:p text:style-name="P4">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4">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4">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4">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2">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7">* * *</text:p>
      <text:p text:style-name="P4">Но на что стоило обратить тогда свое внимание?</text:p>
      <text:p text:style-name="P4">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4">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4">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4">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4">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4">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4">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4">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4">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4">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4">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4"><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4">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7414175" text:continue-numbering="true" text:style-name="диалог">
        <text:list-item>
          <text:p text:style-name="P94">Да все считают, что ты неадекватная!</text:p>
        </text:list-item>
      </text:list>
      <text:p text:style-name="P4">Или:</text:p>
      <text:list xml:id="list37419404" text:continue-numbering="true" text:style-name="диалог">
        <text:list-item>
          <text:p text:style-name="P94">Все знают, что ты истеричка!</text:p>
        </text:list-item>
      </text:list>
      <text:p text:style-name="P4">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3">* * *</text:p>
      <text:p text:style-name="Text_20_body"><text:span text:style-name="T25">Вот реальный тому пример. В последнюю нашу поездку в другой город мы всю дорогу ругались, обсуждая </text:span><text:span text:style-name="_30__20_Text"><text:span text:style-name="T25">замявшийся накануне конфликт</text:span></text:span><text:span text:style-name="T25">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4">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4"><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4">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4">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2">выглядеть</text:span> сумасшедшей.</text:p>
      <text:p text:style-name="P4">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4">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7416571" text:continue-numbering="true" text:style-name="диалог">
        <text:list-item>
          <text:p text:style-name="P94">Как ты не понимаешь?!</text:p>
        </text:list-item>
      </text:list>
      <text:p text:style-name="P4">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4"><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4">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4">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4">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4">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4">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4">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4"/>
      <text:p text:style-name="P62">«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2">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5">Ирина Мельниченко, «Мудаки и игра на публику»</text:span><text:span text:style-name="Default_20_Paragraph_20_Font"><text:span text:style-name="T29"> </text:span></text:span></text:p>
      <text:p text:style-name="P47">* * *</text:p>
      <text:p text:style-name="P4">Я полностью потеряла контроль над собой, своими эмоциями, своим восприятием <text:span text:style-name="T2">всего</text:span>. Я совершенно запуталась в своих чувствах, но правильнее будет сказать — меня совершенно запутали.</text:p>
      <text:p text:style-name="P4"><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4">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4">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4">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4">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4"><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4">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3">* * *</text:p>
      <text:p text:style-name="P4">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4">Наши общие друзья пригласили нас в гости.</text:p>
      <text:p text:style-name="P4">В этот день было несколько нюансов: ему нужно было съездить по делам на пару часов, и утром заболел мой кот.</text:p>
      <text:p text:style-name="P4">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4">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4"><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374177291" text:continue-numbering="true" text:style-name="диалог">
        <text:list-item>
          <text:p text:style-name="P94">Я на полчасика. — сказал он мне примерно в 3 часа дня в ответ на мое удивление. А домой пришел в полночь.</text:p>
        </text:list-item>
      </text:list>
      <text:p text:style-name="P4">Потом я узнаю, почему он не взял меня с собой. Но об этом чуть позже.</text:p>
      <text:p text:style-name="P4">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4">И вот брожу я по району — звонит:</text:p>
      <text:list xml:id="list37391798" text:continue-numbering="true" text:style-name="диалог">
        <text:list-item>
          <text:p text:style-name="P94">Я уже дома. А ты где? — по голосу было понятно, что он улыбается.</text:p>
        </text:list-item>
        <text:list-item>
          <text:p text:style-name="P94">Я гуляю.</text:p>
        </text:list-item>
      </text:list>
      <text:p text:style-name="P4">Бросает трубку. Прям просто кладет трубку!</text:p>
      <text:p text:style-name="P4">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4">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4">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37391932" text:continue-numbering="true" text:style-name="диалог">
        <text:list-item>
          <text:p text:style-name="P94">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5">Но речь о том, что сейчас мы </text:span><text:span text:style-name="_30__20_Text"><text:span text:style-name="T25">договорились</text:span></text:span><text:span text:style-name="T25">!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4">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4">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7420656" text:continue-numbering="true" text:style-name="диалог">
        <text:list-item>
          <text:p text:style-name="P94">Помнишь, утром коту вкололи лекарство?</text:p>
        </text:list-item>
        <text:list-item>
          <text:p text:style-name="P94">Помню.</text:p>
        </text:list-item>
        <text:list-item>
          <text:p text:style-name="P94">Помнишь, как ты собирался по делам, и мы <text:span text:style-name="T2">договорились, что ты меня наберешь</text:span> и узнаешь, как обстоят дела и, если все хорошо, то я поеду с тобой?</text:p>
        </text:list-item>
        <text:list-item>
          <text:p text:style-name="P94"><text:soft-page-break/>Помню. Мы договорились, что <text:span text:style-name="T2">ты останешься дома</text:span> с котом, потому, что не можешь его оставить больного одного дома.</text:p>
        </text:list-item>
        <text:list-item>
          <text:p text:style-name="P94">Да, но с небольшой поправкой — пока не буду уверена в том, что лекарство подействовало, и ему легче.</text:p>
        </text:list-item>
        <text:list-item>
          <text:p text:style-name="P94">Я тебя неправильно понял...</text:p>
        </text:list-item>
        <text:list-item>
          <text:p text:style-name="P94">А что конкретно ты не так понял? Тебе нужно было просто набрать меня, когда освободишься и узнать, пойду я с тобой или нет?</text:p>
        </text:list-item>
        <text:list-item>
          <text:p text:style-name="P94">Я подумал, что если коту плохо, то ты никуда не пойдешь.</text:p>
        </text:list-item>
        <text:list-item>
          <text:p text:style-name="P94">Но мы договорились, что если ему станет лучше, то я пойду. Было?</text:p>
        </text:list-item>
        <text:list-item>
          <text:p text:style-name="P94">Было.</text:p>
        </text:list-item>
        <text:list-item>
          <text:p text:style-name="P94">Так почему ты не позвонил?</text:p>
        </text:list-item>
        <text:list-item>
          <text:p text:style-name="P94">Я тебя не так понял...</text:p>
          <text:p text:style-name="P94"/>
        </text:list-item>
      </text:list>
      <text:p text:style-name="P62">«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2">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5"><text:soft-page-break/>С. А. Зелинский, «Психотехнологии гипнотического манипулирования сознанием»</text:p>
      <text:p text:style-name="P45"/>
      <text:p text:style-name="P4">И эта техника прекрасно прослеживается здесь:</text:p>
      <text:list xml:id="list37416323" text:continue-numbering="true" text:style-name="диалог">
        <text:list-item>
          <text:p text:style-name="P117"><text:span text:style-name="T32">Помнишь, </text:span><text:span text:style-name="T30">мы договорились, что ты меня наберешь</text:span><text:span text:style-name="T32"> и узнаешь, как обстоят дела и, </text:span><text:span text:style-name="_30__20_Text"><text:span text:style-name="T32">если все хорошо, то я поеду</text:span></text:span><text:span text:style-name="T32"> с тобой? — говорю я.</text:span></text:p>
        </text:list-item>
        <text:list-item>
          <text:p text:style-name="P117"><text:span text:style-name="T25">Помню. </text:span><text:span text:style-name="T30">Мы договорились, что ты </text:span><text:span text:style-name="_30__20_Text"><text:span text:style-name="T25">останешься дома</text:span></text:span><text:span text:style-name="T25"> с котом, потому, что не можешь его оставить больного одного дома. — отвечают мне.</text:span></text:p>
        </text:list-item>
      </text:list>
      <text:p text:style-name="P4">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4">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4">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4">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4">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4">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4">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4">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4">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4">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4">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4">Он снимал и повторял:</text:p>
      <text:list xml:id="list37413490" text:continue-numbering="true" text:style-name="диалог">
        <text:list-item>
          <text:p text:style-name="P94">О, какая молодец! И после этого ты будешь говорить, что ты нормальная? Давай-давай, продолжай!</text:p>
        </text:list-item>
      </text:list>
      <text:p text:style-name="P4">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4">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4">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2">о причинах</text:span> такого моего поведения.</text:p>
      <text:p text:style-name="P4">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4">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4">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4">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4">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80" text:outline-level="2"><text:s/><text:bookmark-start text:name="Glava_14__Vozhak"/>Глава 14. <text:line-break/>Вожак<text:bookmark-end text:name="Glava_14__Vozhak"/></text:h>
      <text:p text:style-name="P46">Для неверных нет любви,</text:p>
      <text:p text:style-name="P46">для порочных нет радости.</text:p>
      <text:p text:style-name="P56">Мария Корелли, «Скорбь Сатаны»</text:p>
      <text:p text:style-name="P4">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4">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4">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7419436" text:continue-numbering="true" text:style-name="диалог">
        <text:list-item>
          <text:p text:style-name="P94"><text:soft-page-break/>Так легче переносить такой напряженный график, — говорил он мне.</text:p>
        </text:list-item>
      </text:list>
      <text:p text:style-name="P4">Дома его постоянно не было, и я снова за ним заскучала.</text:p>
      <text:list xml:id="list37412008" text:continue-numbering="true" text:style-name="диалог">
        <text:list-item>
          <text:p text:style-name="P94">Выдели хоть выходные для меня! — просила я. — Хотя бы день! Хотя бы вечер!..</text:p>
        </text:list-item>
      </text:list>
      <text:p text:style-name="P4">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4">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4">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4">Вместо моего парня домой возвращалось его тело. Всегда в состоянии опьянения, всегда злое и уставшее.</text:p>
      <text:p text:style-name="P4">— Тебе нужно отдохнуть! — твердила я уже через неделю такого графика.</text:p>
      <text:p text:style-name="P4">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5">«нажимая»</text:span> на слабые места.</text:p>
      <text:p text:style-name="P4">Потом я узн<text:span text:style-name="T2">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4">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4">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4">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4">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4">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4">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4">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37411248" text:continue-numbering="true" text:style-name="диалог">
        <text:list-item>
          <text:p text:style-name="P94">Я съем кусочек пиццы и домой. — сказал он мне в 9 вечера.</text:p>
        </text:list-item>
      </text:list>
      <text:p text:style-name="P4">А домой вернулся под утро.</text:p>
      <text:p text:style-name="P4">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4">Во всех случаях, где была третья сторона — он выбирал третью сторону, отодвигая меня на второй план и мне это в край надоело!</text:p>
      <text:p text:style-name="P4">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4">Подождать чего? Он столько пил и курил, круглыми сутками был у компа, что у него в постели <text:span text:style-name="T2">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53"><text:soft-page-break/>* * *</text:p>
      <text:p text:style-name="P4">На работу я поехала от сестры. Здесь нужно обратить внимание на последовательность событий, которые будут происходить дальше. Это важно.</text:p>
      <text:p text:style-name="P4"><text:span text:style-name="T2">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4"><text:span text:style-name="T2">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4">Он взял листок бумаги и спросил меня, сколько у меня пунктов. Я ответила — семь. Он что-то написал, и отложил в сторону. Еще один ловкий ход.</text:p>
      <text:p text:style-name="P4">Открыв мою писанину, он мгновенно разозлился:</text:p>
      <text:list xml:id="list37408988" text:continue-numbering="true" text:style-name="диалог">
        <text:list-item>
          <text:p text:style-name="P94">Все не так! Я ожидал совсем другого! Ты все неправильно сделала!</text:p>
        </text:list-item>
        <text:list-item>
          <text:p text:style-name="P94">А что конкретно тебя не устраивает — манера письма?</text:p>
        </text:list-item>
        <text:list-item>
          <text:p text:style-name="P94">Здесь просто — все не так!!!</text:p>
        </text:list-item>
      </text:list>
      <text:p text:style-name="Text_20_body"><text:span text:style-name="T25">Да. Вместо того, чтобы обратить внимание на то, </text:span><text:span text:style-name="_30__20_Text"><text:span text:style-name="T25">что</text:span></text:span><text:span text:style-name="T25"> написано — он же сам предложил, он обратил внимание на то, </text:span><text:span text:style-name="_30__20_Text"><text:span text:style-name="T25">как</text:span></text:span><text:span text:style-name="T25"> написано. Он в очередной раз соскользнул с темы, не вникнув в суть. И, вместо того, чтобы думать, как вести </text:span><text:soft-page-break/><text:span text:style-name="T25">дальнейший диалог, я сидела, смотрела на его недовольное лицо, пытаясь понять, а как же надо было написать?</text:span></text:p>
      <text:p text:style-name="P4">Потом он преподнес мне свой список. Точно не помню формулировку, но смысл был такой:</text:p>
      <text:list xml:id="list37404677" text:continue-list="list5192894279777800129" text:style-name="List_20_1">
        <text:list-item text:start-value="1">
          <text:p text:style-name="P95">У меня</text:p>
        </text:list-item>
        <text:list-item>
          <text:p text:style-name="P95">Идеальная</text:p>
        </text:list-item>
        <text:list-item>
          <text:p text:style-name="P95">Девушка</text:p>
        </text:list-item>
        <text:list-item>
          <text:p text:style-name="P95">Которую</text:p>
        </text:list-item>
        <text:list-item>
          <text:p text:style-name="P95">Я очень</text:p>
        </text:list-item>
        <text:list-item>
          <text:p text:style-name="P95">Сильно</text:p>
        </text:list-item>
        <text:list-item>
          <text:p text:style-name="P95">Люблю</text:p>
        </text:list-item>
      </text:list>
      <text:p text:style-name="P4">Понимаете, да? Этим он выставил меня той самой «вечно всем недовольной стервой». Типа мне все не так, а он всем доволен, значит проблемы во мне.</text:p>
      <text:p text:style-name="P4">Через несколько минут он уничтожил мою психику ко всем чертям.</text:p>
      <text:p text:style-name="P4">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4">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4">В самом начале моего повествования были такие слова:</text:p>
      <text:p text:style-name="P4"/>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9"><text:s/></text:span></text:span></text:p>
      <text:p text:style-name="P4">Именно к этим словам он и прицепился. Именно на них обсуждение и закончилось.</text:p>
      <text:p text:style-name="P4">Тут очень важный момент. Чтобы понять всю суть этого конфликта, нужно представить себе все, что я сейчас опишу.</text:p>
      <text:p text:style-name="P4">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5">Нужно отметить, что </text:span><text:span text:style-name="_30__20_Text"><text:span text:style-name="T25">я его таким никогда не видела</text:span></text:span><text:span text:style-name="T25">. У него были «шальные» глаза и он просто агрессивно накинулся на меня с вопросами, но не дал ответить ни на один из них.</text:span></text:p>
      <text:p text:style-name="P4">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4">Я не успевала за ним. За ходом мысли. Я не успевала реагировать на этот поток агрессии, что меня и сбило с толку — я не понимала, что ее вызвало.</text:p>
      <text:p text:style-name="P4">«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4"><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4"/>
      <text:p text:style-name="P62">«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2">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2">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5"><text:soft-page-break/>С. А. Зелинский, «Методы, приемы и способы манипуляций. (Современные психотехнологии манипулирования)»</text:p>
      <text:p text:style-name="P45"/>
      <text:p text:style-name="P4">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4">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4">На удивление самой себе, я была спокойна. Даже слишком. Но как оказалось — это был еще один тактический ход.</text:p>
      <text:p text:style-name="P4"/>
      <text:p text:style-name="P62">«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2">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5"><text:soft-page-break/>С. А. Зелинский, «Методы, приемы и способы манипуляций. (Современные психотехнологии манипулирования)»</text:p>
      <text:p text:style-name="P45"/>
      <text:p text:style-name="P4">Когда я спокойным тоном попросила его расслабиться и не перебивать меня, мол, мы ведь разговариваем.</text:p>
      <text:list xml:id="list37410360" text:continue-list="list37408988" text:style-name="диалог">
        <text:list-item>
          <text:p text:style-name="P94">Я не собираюсь с тобой ссориться, — сказала я. — Мы же хотим помириться!</text:p>
        </text:list-item>
      </text:list>
      <text:p text:style-name="P4">Он просто вышел из комнаты...</text:p>
      <text:p text:style-name="P4">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4">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4">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4">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4">Это были самые странные и страшные минуты наших отношений.</text:p>
      <text:p text:style-name="P4"><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4">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4">Он побежал к окну.</text:p>
      <text:p text:style-name="P4">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4">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4">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4">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37421977" text:continue-numbering="true" text:style-name="диалог">
        <text:list-item>
          <text:p text:style-name="P94">Помогите! Кто-нибудь! Помогите!</text:p>
        </text:list-item>
      </text:list>
      <text:p text:style-name="P4">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7395152" text:continue-numbering="true" text:style-name="диалог">
        <text:list-item>
          <text:p text:style-name="P94">Помогите! Кто-нибудь! Я не знаю, что мне делать! Он сейчас упадет! Я не удержу...</text:p>
        </text:list-item>
      </text:list>
      <text:p text:style-name="P4">А она стояла и я видела по ее лицу — ей страшно.</text:p>
      <text:p text:style-name="P4">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2">переступил через меня</text:span>, каким-то образом открыл входную дверь и ушел.</text:p>
      <text:p text:style-name="P4">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4">Вам, наверное, интересно, что же она делал под подъездом в такой поздний час. Терпение. Скоро вы все узнаете.</text:p>
      <text:p text:style-name="P4">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4">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4"><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4">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4">Я не подумала:</text:p>
      <text:list xml:id="list37415310" text:continue-numbering="true" text:style-name="диалог">
        <text:list-item>
          <text:p text:style-name="P94"><text:s/>Что же мне делать? Хм... Я знаю! Мне нужно содрать татуировку, чтоб она не напоминала мне о нем!</text:p>
        </text:list-item>
      </text:list>
      <text:p text:style-name="P4">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4">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4">Потом он вернулся. Не один — он привел своих друзей посмотреть на все это шоу. Я была еще «жива», и меня нужно было «добить».</text:p>
      <text:p text:style-name="P4">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7398750" text:continue-numbering="true" text:style-name="диалог">
        <text:list-item>
          <text:p text:style-name="P94"><text:soft-page-break/>Что ты с ним сделала? — спрашивали они. — Он сказал, что ты взбесилась, что ты кричала, что он хотел уйти, а ты не пускала...</text:p>
        </text:list-item>
      </text:list>
      <text:p text:style-name="P4">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7">* * *</text:p>
      <text:p text:style-name="P4">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4">Но была одна маленькая несостыковка — <text:span text:style-name="T2">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4">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5">Итак, ему нужны были доказательства своих жалоб и он все спланировал. Он, впервые </text:span><text:span text:style-name="_30__20_Text"><text:span text:style-name="T25">сам</text:span></text:span><text:span text:style-name="T25"> </text:span><text:span text:style-name="_30__20_Text"><text:span text:style-name="T25">позвонил</text:span></text:span><text:span text:style-name="T25"> мне и </text:span><text:span text:style-name="_30__20_Text"><text:span text:style-name="T25">сам предложил</text:span></text:span><text:span text:style-name="T25"> поговорить о наших проблемах, хотя </text:span><text:span text:style-name="_30__20_Text"><text:span text:style-name="T25">всегда</text:span></text:span><text:span text:style-name="T25"> отлынивал от любых выяснений отношений.</text:span></text:p>
      <text:p text:style-name="P4">Это был <text:span text:style-name="T2">первый раз</text:span>, когда он проявил инициативу и решил расставить все точки над «i»! Да, он заморочился и выстроил целый план по моему «устранению».</text:p>
      <text:p text:style-name="P4">Весь разговор занял не больше 2-3-х минут, а ведь Жена <text:span text:style-name="T2">уже</text:span> ждала под окнами! Как я потом узнала, еще до начала разговора он отправил ей сигнал <text:span text:style-name="T45">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4">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4">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4">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4">Много ума не надо, чтобы <text:span text:style-name="T2">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4">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4">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4">Это как с тем кофе, что я вылила под ноги. На записи видно, что я не в себе, но причины такого поведения никто не зафиксировал...</text:p>
      <text:p text:style-name="P4">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4">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4">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4">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4">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4">Я — агрессор. Он жертва.</text:p>
      <text:p text:style-name="P4">Я кричу — он страдает.</text:p>
      <text:p text:style-name="P4">Он любит, а я издеваюсь.</text:p>
      <text:p text:style-name="P4">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4">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4">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5">Он привел свидетелей для подтверждения всех своих жалоб и застал меня — в </text:span><text:span text:style-name="_30__20_Text"><text:span text:style-name="T25">Совершенно Неадекватном Состоянии</text:span></text:span><text:span text:style-name="T25">.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53">* * *</text:p>
      <text:p text:style-name="P4">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4">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4">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4">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4"><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4">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4">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80" text:outline-level="2"><text:s/><text:bookmark-start text:name="Glava_15__Ad"/>Глава 15. <text:line-break/>Ад<text:bookmark-end text:name="Glava_15__Ad"/></text:h>
      <text:p text:style-name="P46">И, улыбаясь, мне ломали крылья,</text:p>
      <text:p text:style-name="P46">Мой хрип порой похожим был на вой,</text:p>
      <text:p text:style-name="P46">И я немел от боли и бессилья</text:p>
      <text:p text:style-name="P46">И лишь шептал: «Спасибо, что живой».</text:p>
      <text:p text:style-name="P56">А. Высоцкий</text:p>
      <text:p text:style-name="P4">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4">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4">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4">Начала брать уроки гитары. Я завела дневник и старалась описывать все мысли, что были в моей голове. Вот первая запись:</text:p>
      <text:p text:style-name="P4"/>
      <text:p text:style-name="P57">«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7"/>
      <text:p text:style-name="P4">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4">«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4">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4">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4">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4">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4">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4">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4"><text:soft-page-break/>Так, как я вела всегда активный образ жизни, когда жир «ушел», моя фигура была похожа на комплекцию взрослеющего жилистого мальчика.</text:p>
      <text:p text:style-name="P53">* * *</text:p>
      <text:p text:style-name="P4">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4">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7416519" text:continue-numbering="true" text:style-name="диалог">
        <text:list-item>
          <text:p text:style-name="P94">Забери меня, рак, я больше не хочу жить...</text:p>
        </text:list-item>
      </text:list>
      <text:p text:style-name="P4">Было адски больно, будто меня сжигали заживо.</text:p>
      <text:p text:style-name="P4">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4">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4">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8">Бан</text:span> <text:span text:style-name="T2">(от англ. ban)</text:span> — лишение или ограничение каких-либо прав пользователя, например, отправление сообщений.</text:p></text:note-body></text:note> и на их девайсах.</text:p>
      <text:p text:style-name="P4">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4">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4">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4">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4">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8">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4">На этом череда моих удивлений не закончилась, ибо открыв чат с ним, я поняла, что сообщение это <text:s/>адресовано не мне, а моему мучителю.</text:p>
      <text:p text:style-name="P4">Мой парень залогинился<text:note text:id="ftn12" text:note-class="footnote"><text:note-citation text:label="**">**</text:note-citation><text:note-body><text:p text:style-name="Footnote"><text:span text:style-name="T8">Залогиниться</text:span> <text:span text:style-name="T2">(</text:span><text:span text:style-name="T15">комп. жарг.</text:span><text:span text:style-name="T2">)</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4">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3">* * *</text:p>
      <text:p text:style-name="P4">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4">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4">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4">Запомните этот момент. Я позже объясню, к чему я веду.</text:p>
      <text:p text:style-name="P4">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7405257" text:continue-numbering="true" text:style-name="диалог">
        <text:list-item>
          <text:p text:style-name="P94">А где тот браслет, который я тебе подарила?</text:p>
        </text:list-item>
      </text:list>
      <text:p text:style-name="P4">Он ответил, что не помнит, и что, скорее всего, потерял его.</text:p>
      <text:p text:style-name="P4">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4">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4">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4"><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4">Я очень захотела посмотреть ему в глаза. Отчетливо помню, что это желание появилось у меня сразу после прочтения той переписки.</text:p>
      <text:p text:style-name="P4">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4">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4">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4">Я была в ее глазах загнанным зверем, и, стало быть, моя любовь была настолько сильной, что со стороны пугала.</text:p>
      <text:p text:style-name="P4">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4">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4">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4">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4">Тогда она обыскивала зависимое слабое безвольное ничтожество, которое отчаянно хотело заслужить милость хозяина.</text:p>
      <text:p text:style-name="P4">Тщательно осмотрев меня, она его позвала.</text:p>
      <text:p text:style-name="P53">* * *</text:p>
      <text:p text:style-name="P4">Вспоминаю и улыбаюсь! Вот это мастерство! Сначала он не хотел выходить ко мне. Он боялся меня! Он согласился, но, конечно же, не без условий.</text:p>
      <text:p text:style-name="P4">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4">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4">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4">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4">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4">Это высказанное вслух сомнение. Это всего лишь два коротких простых слова. Но давайте попробуем понять, какой смысл они несут.</text:p>
      <text:p text:style-name="P4"/>
      <text:p text:style-name="P57">«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7">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4">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4">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4">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4">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7392173" text:continue-numbering="true" text:style-name="диалог">
        <text:list-item>
          <text:p text:style-name="P94">Больше я не допущу такой ошибки!</text:p>
        </text:list-item>
      </text:list>
      <text:p text:style-name="P4">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4">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37416330" text:continue-numbering="true" text:style-name="диалог">
        <text:list-item>
          <text:p text:style-name="P94">Он любит! Я спрашивала у него, и он не сказал «нет»!!!</text:p>
        </text:list-item>
      </text:list>
      <text:p text:style-name="P4">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7">* * *</text:p>
      <text:p text:style-name="P4">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4"><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4">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4">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80"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4">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4">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4"><text:span text:style-name="T2">Случайно</text:span> проболтался?..</text:p>
      <text:p text:style-name="P4">Понимая, сколько времени ему идти, я мигом вызвала такси и поехала к нему.</text:p>
      <text:p text:style-name="P4">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5">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5">показалось</text:span></text:span><text:span text:style-name="T25">.</text:span></text:p>
      <text:p text:style-name="P4">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4">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4">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4">Таксист оказался приятным человеком и очень неравнодушным, несмотря на молодой возраст. Я спросила его, не спешит ли он:</text:p>
      <text:list xml:id="list37413977" text:continue-numbering="true" text:style-name="диалог">
        <text:list-item>
          <text:p text:style-name="P94">Мне нужно с кем-нибудь поговорить...</text:p>
        </text:list-item>
      </text:list>
      <text:p text:style-name="P4">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4"><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4">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4">И вот он мне говорит:</text:p>
      <text:list xml:id="list37414767" text:continue-numbering="true" text:style-name="диалог">
        <text:list-item>
          <text:p text:style-name="P94">А это не он идет?</text:p>
        </text:list-item>
      </text:list>
      <text:p text:style-name="P4">Я обернулась и увидела <text:span text:style-name="T2">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4">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4">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4">Забавно, ведь позже у меня получится свести все эти обстоятельства в одну целую картину. Всему ведь есть объяснение, не так ли?</text:p>
      <text:p text:style-name="P4"><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4">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4">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4">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4">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4">Попробую сформулировать мысли, которые тогда орудовали в моей голове:</text:p>
      <text:list xml:id="list37392416" text:continue-numbering="true" text:style-name="диалог">
        <text:list-item>
          <text:p text:style-name="P94"><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4">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4">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4">Прошло меньше года, а я ловлю себя на мысли, что я совсем другая. Не та, какую он бы хотел видеть — безвольная, а та я, которая была <text:span text:style-name="T2">до него</text:span> — сильная, упрямая, самодостаточная. И мне действительно сложно понять, как я могла тогда такое допустить...</text:p>
      <text:p text:style-name="P4">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4">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4"><text:soft-page-break/>Что я могу сказать — я повелась и нет мне оправдания.</text:p>
      <text:p text:style-name="P4">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4">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4">Он безжалостно «добивал» мою психику, втаптывая меня в землю огромным молотом своих издевательств.</text:p>
      <text:p text:style-name="P4">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4">—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4">Он высказал свою уверенность в том, что в этом случае между нами не может ничего быть и — попросил уйти. Ба-бах.</text:p>
      <text:p text:style-name="P53"><text:soft-page-break/>* * *</text:p>
      <text:p text:style-name="P4">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4">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4">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4">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4">К слову, я понимала это, но сидеть спокойно не могла, меня трусило изнутри, заставляя качаться. Я не могла остановиться.</text:p>
      <text:p text:style-name="P4">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7422827" text:continue-numbering="true" text:style-name="диалог">
        <text:list-item>
          <text:p text:style-name="P94">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4"><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4">Они пообещали, что я буду спать 6 часов. Я проспала около 3-х и была им безумно за это благодарна. Наконец это был здоровый крепкий сон!</text:p>
      <text:p text:style-name="P4">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4">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4">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4">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4">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4">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4">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4">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80" text:outline-level="2"><text:s/><text:bookmark-start text:name="Glava_17__Ia_vsie_ponial"/>Глава 17. <text:line-break/>Я все понял<text:bookmark-end text:name="Glava_17__Ia_vsie_ponial"/></text:h>
      <text:p text:style-name="P4">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4">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4">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4">Я не понимала, что бы это могло значить:</text:p>
      <text:list xml:id="list37420011" text:continue-numbering="true" text:style-name="диалог">
        <text:list-item>
          <text:p text:style-name="P94">Я хочу провести с тобой ночь, но тебе это вряд ли понравится...</text:p>
        </text:list-item>
      </text:list>
      <text:p text:style-name="P4">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4">На сообщение я ответила, что не девочка на побегушках и не прибегу по первому зову.</text:p>
      <text:list xml:id="list37407994" text:continue-numbering="true" text:style-name="диалог">
        <text:list-item>
          <text:p text:style-name="P94"><text:soft-page-break/>Тебе что, потрахаться не с кем? — спросила я его.</text:p>
        </text:list-item>
      </text:list>
      <text:p text:style-name="P42">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3">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4">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5">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5">ждала</text:span></text:span><text:span text:style-name="T25">. Конечно же он опоздал.</text:span></text:p>
      <text:p text:style-name="P4">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4">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2">изображал </text:span><text:span text:style-name="T5">этот любящий взгляд, отрепетировав его перед зеркалом.</text:span></text:p>
      <text:p text:style-name="P41"><text:soft-page-break/>Завязался разговор. Я отметила про себя, будто разговариваю с незнакомым мне человеком. Но тогда меня это порадовало.</text:p>
      <text:p text:style-name="P22">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4">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4">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4">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4">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4">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4">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4">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4">Ну ведь правильно же? Смысл именно такой получается?</text:p>
      <text:p text:style-name="P4">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7410073" text:continue-numbering="true" text:style-name="диалог">
        <text:list-item>
          <text:p text:style-name="P94">Ты очень хорошо выглядишь.</text:p>
        </text:list-item>
        <text:list-item>
          <text:p text:style-name="P94">Я очень за тобой соскучился.</text:p>
        </text:list-item>
        <text:list-item>
          <text:p text:style-name="P94">Я рад, что ты согласилась со мной встретиться.</text:p>
        </text:list-item>
      </text:list>
      <text:p text:style-name="P4">Все это свидетельствовало о том, что он тоже рад — и я была рада вдвойне. Он спросил меня, чем я занимаюсь, и я начала перечислять:</text:p>
      <text:list xml:id="list37415053" text:continue-numbering="true" text:style-name="диалог">
        <text:list-item>
          <text:p text:style-name="P94"><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94">А по вторникам? — спросил он.</text:p>
        </text:list-item>
        <text:list-item>
          <text:p text:style-name="P94">А по вторникам я хожу на сеансы к психологу...</text:p>
        </text:list-item>
      </text:list>
      <text:p text:style-name="P4">Он был удивлен. Я увидела на его лице — радость. Тогда я еще, по наивности своей, объясняла это тем, что он рад за <text:span text:style-name="T5">меня</text:span>, ведь я наконец-то решила избавиться от своего недуга — чрезмерной эмоциональности! Наконец-то набралась ума!..</text:p>
      <text:p text:style-name="P4">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4">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4">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4">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80" text:outline-level="2"><text:s/><text:bookmark-start text:name="Glava_18__A_zachiem_vam_Ona_"/>Глава 18. <text:line-break/>А зачем вам Она?<text:bookmark-end text:name="Glava_18__A_zachiem_vam_Ona_"/></text:h>
      <text:p text:style-name="P4">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2">изображал</text:span> мне свое сожаление, что все так вышло, но так и не высказал его вслух. Очередная демонстрация.</text:p>
      <text:p text:style-name="P4">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4">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4"><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4">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4">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4">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4">Я переживала. Любимый демонстрировал мне свое желание все исправить, а я искренне на все это велась. Я была несказанно счастлива! Дура.</text:p>
      <text:p text:style-name="P4"><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4">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4">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4">Доктор <text:span text:style-name="T2">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4">Мы здороваемся с ним, проходим в кабинет, и тут я уже «намылилась» уходить, дабы оставить их наедине, но доктор сказал:</text:p>
      <text:list xml:id="list37392832" text:continue-numbering="true" text:style-name="диалог">
        <text:list-item>
          <text:p text:style-name="P94">Останьтесь, Яна...</text:p>
        </text:list-item>
      </text:list>
      <text:p text:style-name="P4">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4">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4">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4">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4">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4">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4">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4">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4">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4">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4">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2">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4">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4">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4"><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7418686" text:continue-numbering="true" text:style-name="диалог">
        <text:list-item>
          <text:p text:style-name="P94">А скажите мне, пожалуйста, зачем вам Яна?</text:p>
        </text:list-item>
        <text:list-item>
          <text:p text:style-name="P94">В смысле: «зачем мне Яна»? <text:span text:style-name="T14">Я ее люблю! — его ответ сопровождался задорными смешками.</text:span></text:p>
        </text:list-item>
        <text:list-item>
          <text:p text:style-name="P94">Вот вы говорите, что Яна очень плохая: обижает вас и неправильно себя ведет. Делает вас несчастным... Так зачем она вам?</text:p>
        </text:list-item>
      </text:list>
      <text:p text:style-name="P4">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4">«Я ее люблю!..» — вот что отвлекло меня от их беседы. После этих слов я закрыла свой блокнотик с заметками и отложила в сторону.</text:p>
      <text:p text:style-name="P4">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4">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4">Это были вполне обоснованные беспристрастные попытки доктора научными методами позволить человеку открыться.</text:p>
      <text:p text:style-name="P4"><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4">Было очень много эмоций, и, по видимому, всё, что происходило потом было не настолько важным, чтоб это запомнить.</text:p>
      <text:p text:style-name="P4">И вот мы это сделали. Общими усилиями — его и моими, мы помирились.</text:p>
      <text:p text:style-name="P4">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4">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4">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4">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37405814" text:continue-numbering="true" text:style-name="диалог">
        <text:list-item>
          <text:p text:style-name="P94">С вами все в полном порядке, Яна, — сказал он, — но вот Его я бы хотел видеть.</text:p>
        </text:list-item>
      </text:list>
      <text:p text:style-name="P4">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4">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4">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4">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4">Он всячески давал мне понять, с кем я имею дело, но врачебная этика запрещает делать это напрямую.</text:p>
      <text:h text:style-name="P80" text:outline-level="2"><text:s/><text:bookmark-start text:name="Glava_19__Ia_podumaiu"/>Глава 19. <text:line-break/>Я подумаю<text:bookmark-end text:name="Glava_19__Ia_podumaiu"/></text:h>
      <text:p text:style-name="P4">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4">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4">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4">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4">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4">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4">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4">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4">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4">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4">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4"><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4">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4">И вот я стою и рыдаю от счастья. Он спрашивает меня, выйду ли я за него. Я говорю: «Я подумаю...», как в своей заветной мечте...</text:p>
      <text:p text:style-name="P4">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4">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4">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4">Конечно, все были на эмоциях и пошли курить. Мы собираемся на террасе, я трепещу от счастья, мы закуриваем и я спрашиваю...</text:p>
      <text:list xml:id="list37407219" text:continue-numbering="true" text:style-name="диалог">
        <text:list-item>
          <text:p text:style-name="P94"><text:soft-page-break/>Котик, а когда ты принял такое решение — на мне жениться?</text:p>
        </text:list-item>
        <text:list-item>
          <text:p text:style-name="P94">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4">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4">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4">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4">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37420955" text:continue-list="list37404677" text:style-name="List_20_1">
        <text:list-item>
          <text:list>
            <text:list-item>
              <text:p text:style-name="P95">мне это не нравится;</text:p>
            </text:list-item>
            <text:list-item>
              <text:p text:style-name="P95">это ненормально.</text:p>
            </text:list-item>
          </text:list>
        </text:list-item>
      </text:list>
      <text:p text:style-name="P4">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4">Что тут скажешь — к сестре уже так просто не сбежишь. И я стала думать головой, а не слепым любящим сердцем.</text:p>
      <text:p text:style-name="P4">Я невеста. Это непривычно!</text:p>
      <text:list xml:id="list37394046" text:continue-list="list37407219" text:style-name="диалог">
        <text:list-item>
          <text:p text:style-name="P94">Ну и когда же мы поженимся? — спросила я.</text:p>
        </text:list-item>
        <text:list-item>
          <text:p text:style-name="P94">Давай летом. — предложил он.</text:p>
        </text:list-item>
      </text:list>
      <text:p text:style-name="P4">Отличная идея.</text:p>
      <text:p text:style-name="P4">Я не знаю, как мы вообще до лета дожили.</text:p>
      <text:h text:style-name="P80" text:outline-level="2"><text:s/><text:bookmark-start text:name="Glava_20__Mien_shie_niuansov"/>Глава 20. <text:line-break/>Меньше нюансов<text:bookmark-end text:name="Glava_20__Mien_shie_niuansov"/></text:h>
      <text:p text:style-name="P4">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4">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4">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4">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4">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4">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4">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4">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4">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4">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7407673" text:continue-numbering="true" text:style-name="диалог">
        <text:list-item>
          <text:p text:style-name="P94">Так будет меньше нюансов при разводе! — сказал он мне.</text:p>
        </text:list-item>
      </text:list>
      <text:p text:style-name="P4">Я не выдержала и сказала, что если он хочет «подстраховаться», то пусть составляет сам этот договор, но чтоб моего имени там не было:</text:p>
      <text:list xml:id="list37394960" text:continue-numbering="true" text:style-name="диалог">
        <text:list-item>
          <text:p text:style-name="P94"><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4">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4">Он был взбешен. Я потом горько поплатилась за эту свою «выходку». Завтра меня попытаются снова выгнать из дома.</text:p>
      <text:p text:style-name="P47">* * *</text:p>
      <text:p text:style-name="P39">У меня сохранилась переписка, где на следующий день он идет на попятную — забирает свои слова назад:</text:p>
      <text:list xml:id="list37392872" text:continue-numbering="true" text:style-name="диалог">
        <text:list-item>
          <text:p text:style-name="P94">...Я не хотел никогда никаких бумажек. Вчера это был просто разговор, из которого ты нашифровала!</text:p>
        </text:list-item>
        <text:list-item>
          <text:p text:style-name="P94">«Просто разговор» заканчивается на фразе «мне не приятен этот разговор», — отвечаю я, — а не длится до трех ночи со словами «да как ты не понимаешь?..» учитывая факт того, что мне рано вставать. Так что ничего я себе не нашифровывала.</text:p>
        </text:list-item>
        <text:list-item>
          <text:p text:style-name="P94">Думал проснется — может дойдет. Скажет, чет ­реаль­но мне пригорело. А нет. Набрала аргументов и говна на <text:soft-page-break/>лопате на! Главное, что ты права. Ты женщина, тебе можно.</text:p>
        </text:list-item>
        <text:list-item>
          <text:p text:style-name="P94">Меня такое отношение мягко говоря не устраивает! Что-то ты часто уходишь от своих <text:s/>слов! С аргументом: «Я ляпнул не подумав»...</text:p>
        </text:list-item>
        <text:list-item>
          <text:p text:style-name="P94">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17"><text:span text:style-name="T25">Если бы этот разговор был </text:span><text:span text:style-name="_30__20_Text"><text:span text:style-name="T25">до</text:span></text:span><text:span text:style-name="T25"> твоего предложения — сказала бы!</text:span></text:p>
        </text:list-item>
        <text:list-item>
          <text:p text:style-name="P94">Поэтому я не понимаю, почему ты так упорно ее пытаешься пропихнуть, когда причина не в этом!? — он стоит на своем.</text:p>
        </text:list-item>
        <text:list-item>
          <text:p text:style-name="P94">Короче, хватит. Мне надоело. Мне тут работать надо... — попыталась я закончить этот бред.</text:p>
        </text:list-item>
      </text:list>
      <text:p text:style-name="P4">Что мы видим?</text:p>
      <text:p text:style-name="P5">«Я не хотел никогда никаких бумажек.»</text:p>
      <text:p text:style-name="P4">Он пытается убедить меня в том, что я услышала не то, что услышала.</text:p>
      <text:p text:style-name="P5">«Но думать, что я всерьез намерен с тобой договор заключать это плохая причина... Когда причина не в этом.»</text:p>
      <text:p text:style-name="P4">«Всерьез намерен?»... А что, можно быть намеренным не всерьез?</text:p>
      <text:p text:style-name="P4">То есть, получается, что этот разговор, который длился где-то с 11 вечера где-то до 3-х ночи, в котором он упорно <text:soft-page-break/>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4">В то же время, фраза «Когда причина не в этом» несет в себе смысл, что есть, якобы, какая-то <text:span text:style-name="T2">другая неизвестная причина</text:span>, которая, на самом деле, является <text:span text:style-name="T5">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4">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4">Я ничего не упустила? Ах да — куда я только смотрела?!</text:p>
      <text:p text:style-name="P5">«Вчера это был просто разговор, из которого ты нашифровала.»</text:p>
      <text:p text:style-name="P4">Ну понятно. Тут он пытается внушить мне, что я ненормальная, верю в то, чего, на самом деле, не было... Все стандартно.</text:p>
      <text:p text:style-name="P5">«Думал проснется — может дойдет.»</text:p>
      <text:p text:style-name="P4">Обвинение в тупости: до тебя не доходит, ведь ты тупая.</text:p>
      <text:p text:style-name="P5">«Скажет, чет реально мне пригорело. А нет. Набрала аргументов и говна на лопате на!»</text:p>
      <text:p text:style-name="P4">Обвинение в иррациональности, тупости, конфликтности, необоснованности в суждениях. Ну и, конечно, маска «жертвы»: поливаешь меня говном.</text:p>
      <text:p text:style-name="P5">«Главное, что ты права.»</text:p>
      <text:p text:style-name="P4"><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5">«А чего ты не сказала «нет», мне чисто интересно? Дай угадаю. Ты про бумажки не знала?»</text:p>
      <text:p text:style-name="P4">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5">«Дурацкие разговоры были всегда.»</text:p>
      <text:p text:style-name="P4">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5">«Поэтому я не понимаю, почему ты так упорно ее (причину) пытаешься пропихнуть.»</text:p>
      <text:p text:style-name="P4">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3">* * *</text:p>
      <text:p text:style-name="P4">Его инфантильность еще раз свидетельствует о том, что он держит всех за дураков, отлынивая от ответственности, <text:soft-page-break/>как маленький ребенок, ну и, конечно, об определенных отклонениях тем, что он это делает неосознанно.</text:p>
      <text:p text:style-name="P4">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4">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5">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5">причины</text:span></text:span><text:span text:style-name="T25"> подобных моих действий его не интересуют.</text:span></text:p>
      <text:p text:style-name="P4">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37403391" text:continue-numbering="true" text:style-name="диалог">
        <text:list-item>
          <text:p text:style-name="P94">Когда вещи заберешь? — пишет он в тот же день.</text:p>
        </text:list-item>
        <text:list-item>
          <text:p text:style-name="P94">Сегодня, — отвечаю я, на что он отвечает:</text:p>
        </text:list-item>
        <text:list-item>
          <text:p text:style-name="P94">Целую в шею...</text:p>
        </text:list-item>
      </text:list>
      <text:p text:style-name="P4"><text:soft-page-break/>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4">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4">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7397090" text:continue-numbering="true" text:style-name="диалог">
        <text:list-item>
          <text:p text:style-name="P94">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4">Мне должно быть стыдно, наверное, за то, что я такая слабачка и не смогла еще на первых порах прекратить эти отношения.</text:p>
      <text:p text:style-name="P4">Еще когда он запретил мне приглашать друзей на мой день рождения.</text:p>
      <text:p text:style-name="P4">За то, что вернулась к нему, когда он переступал через меня две недели после операции.</text:p>
      <text:p text:style-name="P4"><text:soft-page-break/>Когда он говорил со мной о измене и пытался склонить меня к групповухе.</text:p>
      <text:p text:style-name="P4">Из-за того, что я на протяжении трех лет просила у него прощение за его жестокое обращение со мной...</text:p>
      <text:p text:style-name="P4">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4">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4">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4">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80"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2">«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5">Анджей Сапковский, «Крещение огнём»</text:p>
      <text:p text:style-name="P45"/>
      <text:p text:style-name="P4"><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4">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4"/>
      <text:p text:style-name="P62">«Мы все должны бояться злых людей. Но есть другое зло, которого мы должны бояться еще больше. Это зло — равнодушие хороших людей.»</text:p>
      <text:p text:style-name="P45">Х/Ф «Святые из Бундока»</text:p>
      <text:p text:style-name="P45"/>
      <text:p text:style-name="P4">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4">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4">Он говорит то, что в конкретный момент выгоднее всего сказать, и получает свою награду — признание в нем достойного человека окружающими.</text:p>
      <text:p text:style-name="P4">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4">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4">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4">Проблема его провала в том, что он не заботится о завтрашнем дне. Ему важно быть уважаемым здесь и сейчас.</text:p>
      <text:p text:style-name="P4">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7"><text:soft-page-break/>* * *</text:p>
      <text:p text:style-name="P4">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4">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4">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37406471" text:continue-numbering="true" text:style-name="диалог">
        <text:list-item>
          <text:p text:style-name="P94">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4">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4">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4">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4">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37421223" text:continue-numbering="true" text:style-name="диалог">
        <text:list-item>
          <text:p text:style-name="P94">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4">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4">В общем, мы разобщались и начали дружить. Как-то мы втроем сидели у нас, как всегда о чем-то общались и она мне говорит, мол:</text:p>
      <text:list xml:id="list37418334" text:continue-numbering="true" text:style-name="диалог">
        <text:list-item>
          <text:p text:style-name="P94">Давай завтра созвонимся и обсудим <text:span text:style-name="T45">&lt;</text:span>уже не помню что<text:span text:style-name="T45">&gt;</text:span>...</text:p>
        </text:list-item>
        <text:list-item>
          <text:p text:style-name="P94"><text:soft-page-break/>Давай, — отвечаю я, — только ты сначала мой номер из черного списка удали — потом и созвонимся...</text:p>
        </text:list-item>
      </text:list>
      <text:p text:style-name="Text_20_body"><text:span text:style-name="T25">И тут я увидела ее </text:span><text:span text:style-name="T30">Л</text:span><text:span text:style-name="_30__20_Text"><text:span text:style-name="T30">ицо</text:span></text:span><text:span text:style-name="T32">...</text:span><text:span text:style-name="T25"> Она совершенно не понимала, о чем я говорю. А мой суженый сидел на полу на подушках, пафосно так курил, и на выдохе так сказал:</text:span></text:p>
      <text:list xml:id="list37399012" text:continue-numbering="true" text:style-name="диалог">
        <text:list-item>
          <text:p text:style-name="P94">Это я тебя заблокировал у нее на телефоне.</text:p>
        </text:list-item>
      </text:list>
      <text:p text:style-name="P4">И тут уже <text:span text:style-name="T2">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4">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4">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4">Ему было невыгодно, чтобы мы поддерживали связь, ведь тогда бы я узнала, как, по его словам, он «познаёт себя». Но об этом позже.</text:p>
      <text:p text:style-name="P4">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4">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4">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4">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4">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3"><text:soft-page-break/>* * *</text:p>
      <text:p text:style-name="P4">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4">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4">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4">Но это оказалось очередным увиливанием, ведь когда он получил свои деньги, то я услышала следующее:</text:p>
      <text:p text:style-name="P4">— «Ведьмак 3»<text:note text:id="ftn13"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4"><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4">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4">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7">* * *</text:p>
      <text:p text:style-name="P4">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4">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4">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4"><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4">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7400072" text:continue-numbering="true" text:style-name="диалог">
        <text:list-item>
          <text:p text:style-name="P94">Да, мать, ты такая сильная! Я бы так не смогла...</text:p>
        </text:list-item>
        <text:list-item>
          <text:p text:style-name="P94">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4">Я бы не смогла простить, но ты молодец!</text:p>
        </text:list-item>
        <text:list-item>
          <text:p text:style-name="P94">Что простить?</text:p>
        </text:list-item>
        <text:list-item>
          <text:p text:style-name="P94">Ну, он ведь трахал двух баб...</text:p>
        </text:list-item>
      </text:list>
      <text:p text:style-name="P4">Она продолжала что-то говорить, а я «застряла» на этой фразе. Даже не знаю сколько времени прошло, когда я спросила:</text:p>
      <text:list xml:id="list37416831" text:continue-numbering="true" text:style-name="диалог">
        <text:list-item>
          <text:p text:style-name="P94">Что значит — трахал двух баб?</text:p>
        </text:list-item>
      </text:list>
      <text:p text:style-name="P4">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4"><text:soft-page-break/>Я посмотрела на нее. Она такая маленькая, потрепанная жизнью, сидела и смотрела на мена испуганно-удивленными глазами... Она не знала.</text:p>
      <text:p text:style-name="P4">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4">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37415082" text:continue-numbering="true" text:style-name="диалог">
        <text:list-item>
          <text:p text:style-name="P94">Рассказывай! Рассказывай все!</text:p>
        </text:list-item>
      </text:list>
      <text:p text:style-name="P4">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4">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4">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3"><text:soft-page-break/>* * *</text:p>
      <text:p text:style-name="P4">Ох, в тот вечер я узнала еще кое что от нее. Это был еще один удар для меня. Я поняла, что живу с предателем, с жестоким человеком.</text:p>
      <text:p text:style-name="P4">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4">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4">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4">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4">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7392107" text:continue-numbering="true" text:style-name="диалог">
        <text:list-item>
          <text:p text:style-name="P94">Все в порядке;</text:p>
        </text:list-item>
        <text:list-item>
          <text:p text:style-name="P94">Ты себе накручиваешь;</text:p>
        </text:list-item>
        <text:list-item>
          <text:p text:style-name="P94"><text:soft-page-break/>Ты придумываешь драму на пустом месте;</text:p>
        </text:list-item>
        <text:list-item>
          <text:p text:style-name="P94">Ты паришься без причины...</text:p>
        </text:list-item>
        <text:list-item>
          <text:p text:style-name="P94">и так далее по тексту выше/ниже — стандартные фразочки.</text:p>
        </text:list-item>
      </text:list>
      <text:p text:style-name="P4">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4">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4">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4">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4">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4">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4">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4">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4">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4">Я ее простила, как оказалось, за то, чего она не делала. Мне жаль.</text:p>
      <text:p text:style-name="P4">Дальше она стала нашим частым гостем. Я проводила с ней прекрасные вечера, в один из которых, даже не помню как, я <text:span text:style-name="T2">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4">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2">она </text:span><text:soft-page-break/><text:span text:style-name="T2">узнала в тот вечер от меня</text:span>. И сказала она мне это в догонку к информации «он трахал двух баб».</text:p>
      <text:p text:style-name="P4">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4">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4">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3">* * *</text:p>
      <text:p text:style-name="P4">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4">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4">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4">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4">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4">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4">Не могу удержаться и не продублировать его любимую цитату:</text:p>
      <text:p text:style-name="P4"/>
      <text:p text:style-name="P62">«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5">Анджей Сапковский, «Крещение огнём»</text:p>
      <text:p text:style-name="P45"/>
      <text:p text:style-name="P4">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4">Максимум, что абьюзер сделает — <text:span text:style-name="T2">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4">Но поверьте мне и моему горькому опыту, вы априори в проигрыше в своих попытках воззвать к его человечности.</text:p>
      <text:p text:style-name="P4">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4">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4"><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53">* * *</text:p>
      <text:p text:style-name="P4">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4">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7406619" text:continue-numbering="true" text:style-name="диалог">
        <text:list-item>
          <text:p text:style-name="P94">Что с тобой? — спросил он, когда заметил, что со мной что-то не так.</text:p>
        </text:list-item>
      </text:list>
      <text:p text:style-name="P4">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4"><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7402933" text:continue-numbering="true" text:style-name="диалог">
        <text:list-item>
          <text:p text:style-name="P94">И что тебе приснилось? — спросил он.</text:p>
        </text:list-item>
        <text:list-item>
          <text:p text:style-name="P94">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4">В смысле: «обманываю»? Что я тебе изменил?</text:p>
        </text:list-item>
        <text:list-item>
          <text:p text:style-name="P94">Да, — ответила я, — с темноволосой девочкой.</text:p>
        </text:list-item>
        <text:list-item>
          <text:p text:style-name="P94">Прекрати, это всего лишь сон, нам пора собираться. Не накручивай себе.</text:p>
        </text:list-item>
      </text:list>
      <text:p text:style-name="P4">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4">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5">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5">посмеялся</text:span></text:span><text:span text:style-name="T25">, обнял меня и попытался успокоить, мол — это всего лишь сон.</text:span></text:p>
      <text:list xml:id="list37418926" text:continue-numbering="true" text:style-name="диалог">
        <text:list-item>
          <text:p text:style-name="P94">Это тебе в голову солнышко припекло...</text:p>
        </text:list-item>
      </text:list>
      <text:p text:style-name="P4">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4">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4">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4"><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7">* * *</text:p>
      <text:p text:style-name="P4">По возвращении, я снова зашла к Жене Странного друга. К тому времени она покопалась по перепискам, и тогда я уже убедилась в том, что <text:span text:style-name="T14">жених мой</text:span> подбивал<text:span text:style-name="T14">-</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4">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4">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4">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4">Несколько минут он упрашивал меня выключить диктофон, потом сдался, со словами:</text:p>
      <text:list xml:id="list37392360" text:continue-numbering="true" text:style-name="диалог">
        <text:list-item>
          <text:p text:style-name="P94">Хрен с тобой — записывай... Ты вокруг меня плетешь какую-то западню...</text:p>
        </text:list-item>
      </text:list>
      <text:p text:style-name="P4">Вот так. Разговор еще не начался, а меня уже обвиняют. Маска «жертвы» уже красуется на его «благородном» лице.</text:p>
      <text:p text:style-name="P4">Приготовьтесь к тотальному абсурду, ведь я даже не знаю, получится ли у меня описать весь тот бред, который извергали его лживые уста.</text:p>
      <text:p text:style-name="P4">Разговор начался с моего вопроса:</text:p>
      <text:list xml:id="list37413893" text:continue-numbering="true" text:style-name="диалог">
        <text:list-item>
          <text:p text:style-name="P94">Есть ли что-то, что я должна знать, как твоя девушка, как твоя будущая жена? То, что может в будущем причинить мне боль?</text:p>
        </text:list-item>
      </text:list>
      <text:p text:style-name="P4">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4">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4">Вот несколько его реплик:</text:p>
      <text:list xml:id="list37423680" text:continue-numbering="true" text:style-name="диалог">
        <text:list-item>
          <text:p text:style-name="P117"><text:soft-page-break/><text:span text:style-name="T25">Я очень часто задумывался о том, что мне одиноко и мне хотелось бы с кем-нибудь переспать, </text:span><text:span text:style-name="T30">но эти попытки не увенчались успехом</text:span><text:span text:style-name="T25">. Назовем это так...</text:span></text:p>
        </text:list-item>
      </text:list>
      <text:p text:style-name="P4">«Назовем это так...» Как?</text:p>
      <text:p text:style-name="P4">Попытки? А они все-таки были?</text:p>
      <text:p text:style-name="P4">Не увенчались успехом? С чьей стороны?</text:p>
      <text:p text:style-name="P4">На что мне ответили:</text:p>
      <text:list xml:id="list37422341" text:continue-numbering="true" text:style-name="диалог">
        <text:list-item>
          <text:p text:style-name="P117"><text:span text:style-name="T25">Ну, тут не бывает почти. Либо было, либо не было, и под </text:span><text:span text:style-name="_30__20_Text"><text:span text:style-name="T25">было</text:span></text:span><text:span text:style-name="T25">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4">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37391558" text:continue-numbering="true" text:style-name="диалог">
        <text:list-item>
          <text:p text:style-name="P94">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4">«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4">В этой реплике он применяет сразу три приема.</text:p>
      <text:p text:style-name="P4"><text:span text:style-name="T8">Признание</text:span> — хотел потрахаться. Что звучит довольно честно, да?</text:p>
      <text:p text:style-name="P4">Цель: обезоружить.</text:p>
      <text:p text:style-name="P4"><text:span text:style-name="T8">Попытка оправдаться</text:span> — мужская полигамность.</text:p>
      <text:p text:style-name="P4">Цель: <text:s/>избавиться от чувства вины.</text:p>
      <text:p text:style-name="P4"><text:span text:style-name="T8">Попытка навесить ярлык</text:span>, скрытый упрек — ревность.</text:p>
      <text:p text:style-name="P4">Цель: заставить жертву оправдываться, чтоб успешно соскочить с темы.</text:p>
      <text:p text:style-name="P4">Сказал правду, прикрыл ее общественным мнением и тут же упрекнул меня, внушая мне, что я просто ревную.</text:p>
      <text:p text:style-name="P4">Мимо — я не ревнивая.</text:p>
      <text:p text:style-name="P53">* * *</text:p>
      <text:p text:style-name="P4">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7391365" text:continue-numbering="true" text:style-name="диалог">
        <text:list-item>
          <text:p text:style-name="P94"><text:soft-page-break/>Мне было стыдно от мысли о том, что эта информация может докатиться до нее... — сказал он.</text:p>
        </text:list-item>
      </text:list>
      <text:p text:style-name="P4">А ведь это лишь пятая минута разговора! Да, это всё цитаты записи. Без преувеличений и неточностей — все как есть.</text:p>
      <text:p text:style-name="P4">И что мы видим? Третий человек. «Добровольный помощник» в его манипуляциях, который даже не подозревает об этом, как и том, что его используют.</text:p>
      <text:p text:style-name="P4">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5">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5">мне понять, что не просто хорошо к ней относится, а </text:span><text:span text:style-name="_30__20_Text"><text:span text:style-name="T25">относится к ней лучше, чем ко мне</text:span></text:span><text:span text:style-name="T25">. Он продемонстрировал мне контраст его чувств ко мне и его чувств к ней — </text:span><text:span text:style-name="T30">более</text:span><text:span text:style-name="T25"> глубокое уважение.</text:span></text:p>
      <text:p text:style-name="P4">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2">важнее</text:span> положение его подруги в этой ситуации. Важно, не как мое, а <text:span text:style-name="T2">важнее</text:span>, чем мое!</text:p>
      <text:p text:style-name="P4">Я нашла диалог с его другом, к которому он обратился за советом по ухаживанию за ней:</text:p>
      <text:list xml:id="list37392059" text:continue-numbering="true" text:style-name="диалог">
        <text:list-item>
          <text:p text:style-name="P94">Я тонко намекну, так сказать. И либо намек будет услышан, либо нет. — пишет он.</text:p>
        </text:list-item>
        <text:list-item>
          <text:p text:style-name="P94"><text:soft-page-break/>А ты рассматривал вариант, что тебя просто попробуют, а потом скажут, что это было так — просто для души отдохнуть?</text:p>
        </text:list-item>
        <text:list-item>
          <text:p text:style-name="P117"><text:span text:style-name="T25">Это невозможный вариант. Я склонен считать, что мы хорошо друг друга понимаем. И такой расклад (</text:span><text:span text:style-name="T30">дружеский </text:span><text:span text:style-name="T30">секс — </text:span><text:span text:style-name="_30__20_Text"><text:span text:style-name="T30">примеч. авт.</text:span></text:span><text:span text:style-name="T25">)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4">Давайте разберем его текст.</text:p>
      <text:p text:style-name="P5">«Я тонко намекну, так сказать. И либо намек будет услышан, либо нет.»</text:p>
      <text:p text:style-name="P4">Даже не знаю, что добавить, ведь итак видно, что он даже не собирается напрягаться... Он <text:span text:style-name="T2">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4">При этом ему даже не важно получить ответ. Ему важно, чтоб его намек «был услышан». Ну тут все ясно...</text:p>
      <text:p text:style-name="P5">«Я склонен считать, что мы хорошо друг друга понимаем.»</text:p>
      <text:p text:style-name="P4">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5">«И такой расклад — это просто абсурд.»</text:p>
      <text:p text:style-name="P4"><text:soft-page-break/>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5">«Тут либо дружить, либо больше. А дружеский секс — это явно не та идея, которая тут уместна. Фу. Даже думать о такой не хочу.»</text:p>
      <text:p text:style-name="Text_20_body"><text:span text:style-name="T25">Кто-то, читая эти строки, понимает чего он хочет, на самом деле? «Я хочу быть с ней», например, или «Я хочу </text:span><text:span text:style-name="T25">большего с ней», или «Просто дружба с ней меня не устраивает»?.. Здесь ни слова о его желаниях. </text:span><text:span text:style-name="_30__20_Text"><text:span text:style-name="T25">Либо — либо</text:span></text:span><text:span text:style-name="T25">, или никак.</text:span></text:p>
      <text:p text:style-name="P4">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4">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4">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4">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4"><text:soft-page-break/>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4">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47">* * *</text:p>
      <text:p text:style-name="P4">Стоит отметить, что я когда-то была на месте каждой из них.</text:p>
      <text:p text:style-name="P4">Говоря о девушке Бывшей до меня, <text:span text:style-name="T14">я упоминала, что о</text:span>на «неадекватная истеричка, которой только обнимашки и нужны». Помните?</text:p>
      <text:p text:style-name="P4">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4">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4"><text:soft-page-break/>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37419390" text:continue-list="list37399031" text:style-name="список_20_перечисление">
        <text:list-item>
          <text:p text:style-name="P96">на людях — привязанность к жертве. Окружающие умиляются такой замечательной парой!</text:p>
        </text:list-item>
        <text:list-item>
          <text:p text:style-name="P96">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4">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4">То есть, простыми словами его посыл: «Мне было стыдно от мысли о том, что эта информация может докатиться до нее...»</text:p>
      <text:p text:style-name="P4">Будет звучать так:</text:p>
      <text:p text:style-name="P4"/>
      <text:p text:style-name="P57">«Она меня понимает, а ты нет. Кто ты вообще такая, чтобы втягивать ее в наши разборки?! Ты не должна этого делать!</text:p>
      <text:p text:style-name="P57">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7"><text:soft-page-break/>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7"/>
      <text:p text:style-name="P4">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4">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4">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4">А теперь давайте вспомним хронологию:</text:p>
      <text:p text:style-name="P5">Знакомство.</text:p>
      <text:p text:style-name="P4">Он познакомил меня со своей Бывшей девушкой, незадолго, как расстаться с ней (кто-кого бросил я не знаю).</text:p>
      <text:p text:style-name="P4">И меня со своей Университетской Подругой он познакомил, когда у нас все стало очень плохо, а именно за две недели, как выгнать меня из дома.</text:p>
      <text:p text:style-name="P5">Длительность отношений.</text:p>
      <text:p text:style-name="P4">Они встречались около трех лет.</text:p>
      <text:p text:style-name="P4">Мы встречались почти три года.</text:p>
      <text:p text:style-name="P5"><text:soft-page-break/>Процесс замены.</text:p>
      <text:p text:style-name="P4">В тот день, когда мы впервые поцеловались, оказалось, что его отношения еще не закончены.</text:p>
      <text:p text:style-name="P4">Когда мы разошлись, он подбивал клинья к своей подруге, в то время, как мне говорил, что не может меня забыть и все еще любит.</text:p>
      <text:p text:style-name="P5">Возвращение.</text:p>
      <text:p text:style-name="P4">Со своей Бывшей девушкой он сошелся примерно через два месяца после расставания, осуществив неудачную попытку «приставать» ко мне.</text:p>
      <text:p text:style-name="P4">И меня он бросил, а через два месяца, получив отказ своей подруги, вернулся ко мне.</text:p>
      <text:p text:style-name="P5">Длительное общение.</text:p>
      <text:p text:style-name="P4">Я знала его почти 10 лет, перед тем, как у нас завязались отношения.</text:p>
      <text:p text:style-name="P4">И его Подруга знает его с университета, то есть уже более/около 10-ти лет.</text:p>
      <text:p text:style-name="P5">Маска жертвы.</text:p>
      <text:p text:style-name="P4">Я знала его, как хорошего парня, которому попалась «не та» девушка, и жалела его.</text:p>
      <text:p text:style-name="P4">Я не удивлюсь, если его подруга знает меня, как человека, который делал его несчастным. И — жалеет его.</text:p>
      <text:p text:style-name="P5">Обработка.</text:p>
      <text:p text:style-name="P4">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text:soft-page-break/>меня плохой, хотя <text:span text:style-name="T2">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4">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4">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4">Я не удивлюсь, если они сейчас вместе, и все, что она знает о моих с ним отношениях, это то, что я «неадекватная» и мне «только обнимашки и нужны»...</text:p>
      <text:p text:style-name="P4">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4"><text:soft-page-break/>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4">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3">* * *</text:p>
      <text:p text:style-name="P4">Вернемся к нашему с ним разговору «Есть ли что-то, что я должна знать...».</text:p>
      <text:p text:style-name="P4">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4">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text:soft-page-break/>ми типа: «Я не могу тебя забыть», «Мы делаем друг друга несчастными», «Я сейчас ищу себя, ищу смысл жизни»...</text:p>
      <text:p text:style-name="P4">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7405702" text:continue-list="list37392059" text:style-name="диалог">
        <text:list-item>
          <text:p text:style-name="P117"><text:span text:style-name="T25">Не имеет никакого значения, кто принял решение (</text:span><text:span text:style-name="T30">разойтись — </text:span><text:span text:style-name="_30__20_Text"><text:span text:style-name="T30">прим. авт.</text:span></text:span><text:span text:style-name="T25">)... — сказал он, искренне считая этот аргумент </text:span><text:span text:style-name="T42">достойны</text:span><text:span text:style-name="T39">м</text:span><text:span text:style-name="T42">.</text:span></text:p>
        </text:list-item>
      </text:list>
      <text:p text:style-name="P4">Но я уже все понимала.</text:p>
      <text:p text:style-name="P4">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7411269" text:continue-numbering="true" text:style-name="диалог">
        <text:list-item>
          <text:p text:style-name="P94">Давай мы договоримся, что мы не будем спорить о том, чья боль сильнее... — ответил он.</text:p>
        </text:list-item>
      </text:list>
      <text:p text:style-name="P4">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4">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4">Идем дальше:</text:p>
      <text:p text:style-name="P4">—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text:soft-page-break/>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4">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4">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4">И вот, спустя долгое время, я переслушала эту запись... Да. Ложь пугает, а правда восхищает — одновременно. Все по-другому. Я слышу то, что он <text:span text:style-name="T2">сказал</text:span>, а не то, что он <text:span text:style-name="T2">хо</text:span><text:span text:style-name="T2">тел, чтобы я услышала</text:span>. Это те же слова, но, уже зная о его методах, эти слова несут для меня уже совершенно иной смысл.</text:p>
      <text:p text:style-name="P4">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4">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text:soft-page-break/>рано или поздно развеются, оставив лишь уверенность. Это лишь вопрос времени. Нужно только вспомнить, кто ты.</text:p>
      <text:p text:style-name="P4">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4">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5">«Смысл в отсутствии авторитета...»</text:p>
      <text:p text:style-name="P4">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5">В таких моментах он </text:span><text:span text:style-name="T28">«задумывался об идее отсутствия авторитета в области его отношения ко мне»</text:span><text:span text:style-name="T25">,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5">сама</text:span></text:span><text:span text:style-name="T25">.</text:span></text:p>
      <text:p text:style-name="P4">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5"><text:soft-page-break/>«Мое отношение к тебе является частью моего отношения к миру...»</text:p>
      <text:p text:style-name="P4">Тут поспорить не с чем. Все, кто его окружают — лишь декорации, как и я. Инструменты для достижения его целей.</text:p>
      <text:p text:style-name="P4">На одних можно скинуть вину и ответственность за последствия своих деструктивных действий.</text:p>
      <text:p text:style-name="P4">За счет других можно получить желаемое, грамотно манипулируя ими, чем и ограничивались его действия.</text:p>
      <text:p text:style-name="P4">За счет третьих можно самоутверждаться, унижая их, ставя себя выше их, приписывая себе их заслуги, которые по праву принадлежат не ему.</text:p>
      <text:p text:style-name="P4">Кому-то можно пожаловаться, за чьим-то мнением можно спрятаться...</text:p>
      <text:p text:style-name="P4">У всех в его жизни своя <text:span text:style-name="T2">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5">«Какая-то ответственность, забота, но не в абсолюте, а в той степени, в которой я это делаю...»</text:p>
      <text:p text:style-name="P4">«Какая-то» — прекрасное описание его деструктивных действий!</text:p>
      <text:p text:style-name="P4">«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4"><text:soft-page-break/><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5">«Я абсолютно безоружен в разговоре с тобой»</text:p>
      <text:p text:style-name="P4">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4">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5">«Я не имею никаких инструментов, которые способны были бы повлиять на тебя...»</text:p>
      <text:p text:style-name="P4">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3">* * *</text:p>
      <text:p text:style-name="P4">Идем дальше.</text:p>
      <text:list xml:id="list37402499" text:continue-numbering="true" text:style-name="диалог">
        <text:list-item>
          <text:p text:style-name="P94"><text:soft-page-break/>Моя позиция очень проста — я ничего такого не делал. — сказал он в ходе разговора, продолжая отвечать на мои «одинаковые вопросы».</text:p>
        </text:list-item>
      </text:list>
      <text:p text:style-name="P4">Смотрим внимательно. «<text:span text:style-name="T8">Да, я потрахаться хоте</text:span>л», но «<text:span text:style-name="T8">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4">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7422234" text:continue-numbering="true" text:style-name="диалог">
        <text:list-item>
          <text:p text:style-name="P94">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4">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4">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text:soft-page-break/>обстоятельств, во время которых мы «как бы в общем-то, не вместе...»</text:p>
      <text:p text:style-name="P4">Представьте себе его разочарование!</text:p>
      <text:p text:style-name="P4">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2">я</text:span> себя свободной не считала. Не найдя подходящую партию на замену, он возвращается ко мне.</text:p>
      <text:p text:style-name="P4">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37413092" text:continue-numbering="true" text:style-name="диалог">
        <text:list-item>
          <text:p text:style-name="P117"><text:span text:style-name="T25">Я тебе могу так сказать, в свою очередь, что я, как бы, в очередной раз убеждаюсь в том, что </text:span><text:span text:style-name="_30__20_Text"><text:span text:style-name="T28">быть честным очень легко</text:span></text:span><text:span text:style-name="T25">!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30">моей доброты и честности, видимо, не хватает</text:span><text:span text:style-name="T25">... — сказал он.</text:span></text:p>
        </text:list-item>
      </text:list>
      <text:p text:style-name="P4">О! Это моя любимая реплика!!! «»Быть честным очень легко»!..</text:p>
      <text:p text:style-name="P4">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text:soft-page-break/>тывают, и испытать которые им не дано, но очень хочется...</text:p>
      <text:p text:style-name="P4">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5">Мы видим, что он верит в то, что честен. Он говорит об этом спокойно, ровно, размеренно и без угрызений совести: «</text:span><text:span text:style-name="T30">Б</text:span><text:span text:style-name="_30__20_Text"><text:span text:style-name="T25">ыть честным очень легко</text:span></text:span><text:span text:style-name="T30">!</text:span><text:span text:style-name="T25">». В то время, как я уже достаточно знаю, чтобы понимать — он лжет.</text:span></text:p>
      <text:p text:style-name="P53">* * *</text:p>
      <text:list xml:id="list37412359" text:continue-numbering="true" text:style-name="диалог">
        <text:list-item>
          <text:p text:style-name="P94">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4">Я счастлива, когда все открыто, все прозрачно, но ты начинаешь защищаться, хотя на тебя никто не нападает...</text:p>
        </text:list-item>
        <text:list-item>
          <text:p text:style-name="P94"><text:span text:style-name="T2">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4">Вот такой интересный диалог.</text:p>
      <text:p text:style-name="P4">Как на <text:span text:style-name="T2">это</text:span> можно отреагировать? Мало того, что это не относится к делу, он, как и всегда — оскорблен. Чем? Смотрим внимательнее, я перефразирую:</text:p>
      <text:p text:style-name="P4"/>
      <text:p text:style-name="P57"><text:soft-page-break/>«<text:span text:style-name="T8">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57">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7"/>
      <text:p text:style-name="P4">Едем дальше.</text:p>
      <text:list xml:id="list37411469" text:continue-numbering="true" text:style-name="диалог">
        <text:list-item>
          <text:p text:style-name="P94">Мои действия абсолютно ясны. Я честен перед законом. — сказал он.</text:p>
        </text:list-item>
      </text:list>
      <text:p text:style-name="P4">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2">не карается законом</text:span><text:span text:style-name="T5">, равно как и</text:span> зависть и ложь...</text:p>
      <text:p text:style-name="Text_20_body"><text:span text:style-name="T25">Понимаете? Он считает, что </text:span><text:span text:style-name="_30__20_Text"><text:span text:style-name="T25">это</text:span></text:span><text:span text:style-name="T25"> дает ему право лгать, изменять, и совершать подобные аморальные поступки, так </text:span><text:span text:style-name="T25">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4">Дальше он намекает на то, что я завела этот разговор, потому, что нашла другого:</text:p>
      <text:list xml:id="list37407595" text:continue-numbering="true" text:style-name="диалог">
        <text:list-item>
          <text:p text:style-name="P117"><text:span text:style-name="T25">В моем, как бы, мире человек застрахован от этого (</text:span><text:span text:style-name="T30">от подобных разговоров и вопросов — </text:span><text:span text:style-name="_30__20_Text"><text:span text:style-name="T30">примеч. авт.</text:span></text:span><text:span text:style-name="T25">) осознанием своей преданности. И тогда меня посещают мысли </text:span><text:soft-page-break/><text:span text:style-name="T25">о том, что существует какой-то гипотетический человек, который, возможно, способен сделать тебя счастливее, </text:span><text:span text:style-name="T30">лучше чем я</text:span><text:span text:style-name="T25">, и, возможно, ты его даже уже нашла...</text:span></text:p>
        </text:list-item>
      </text:list>
      <text:p text:style-name="P4">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4">Попробую расшифровать эту реплику:</text:p>
      <text:p text:style-name="P4"/>
      <text:p text:style-name="P57">«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57"/>
      <text:p text:style-name="P4">Дальше можно цепляться к оправданиям, высмеивать их, и все — разговор плавно превращается в спор, где торжественное завершение — спина. Но не тут-то было. Диктофон...</text:p>
      <text:p text:style-name="P4">Потом было несколько «я не намерен ничего придумывать» и «я не собираюсь себя оправдывать»...</text:p>
      <text:p text:style-name="P4">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4"><text:soft-page-break/>В завершение вставлю еще один его спич. Без объяснений:</text:p>
      <text:list xml:id="list37404406" text:continue-numbering="true" text:style-name="диалог">
        <text:list-item>
          <text:p text:style-name="P94">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4">И в качестве нашего диалога:</text:p>
      <text:list xml:id="list37414306" text:continue-numbering="true" text:style-name="диалог">
        <text:list-item>
          <text:p text:style-name="P94">Ты понимаешь, что существует определенная ответственность, которая, извини, ложится на твои плечи?! — спрашивает он.</text:p>
        </text:list-item>
        <text:list-item>
          <text:p text:style-name="P94">Какого рода ответственность? — спрашиваю я.</text:p>
        </text:list-item>
        <text:list-item>
          <text:p text:style-name="P94">Доверие.</text:p>
        </text:list-item>
      </text:list>
      <text:p text:style-name="P4">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4">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3">* * *</text:p>
      <text:p text:style-name="P4">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4"><text:soft-page-break/>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4">Я уже легла спать, когда он стал бить двери, швырять какие-то предметы, явно обращая мое внимание на свое недовольство.</text:p>
      <text:p text:style-name="Text_20_body"><text:span text:style-name="T25">Сначала я подумала, что просто он что-то уронил, но когда поняла, что это просто нездоровые психи, вышла к нему и </text:span><text:span text:style-name="_30__20_Text"><text:span text:style-name="T25">снова включила диктофон</text:span></text:span><text:span text:style-name="T25">!</text:span></text:p>
      <text:p text:style-name="P4">Он потерял самообладание в то время, как я была непоколебима. На этой записи он скажет:</text:p>
      <text:list xml:id="list37401256" text:continue-numbering="true" text:style-name="диалог">
        <text:list-item>
          <text:p text:style-name="P94">Все охуенно! Главное, что хорошо тебе! Вот это самое главное! — он почти плакал.</text:p>
        </text:list-item>
      </text:list>
      <text:p text:style-name="P4">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4">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37419435" text:continue-numbering="true" text:style-name="диалог">
        <text:list-item>
          <text:p text:style-name="P94">Я не могу с этим спокойно смириться. — причитал он.</text:p>
        </text:list-item>
        <text:list-item>
          <text:p text:style-name="P94">Я выпил валерьянки, чтобы не нервничать, закрылся на балконе... Нет! Надо придти и начать меня терроризиро<text:soft-page-break/>вать заново, задавая мне вопросы, как будто у меня есть ответы!!!</text:p>
        </text:list-item>
      </text:list>
      <text:p text:style-name="P4">Вы понимаете? Нет? Попробую перефразировать:</text:p>
      <text:p text:style-name="P4"/>
      <text:p text:style-name="P57">«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7">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7">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7"/>
      <text:p text:style-name="P4">Вот еще несколько его реплик:</text:p>
      <text:list xml:id="list37422815" text:continue-numbering="true" text:style-name="диалог">
        <text:list-item>
          <text:p text:style-name="P94">Я теперь не могу спать из-за этого! Ты хочешь, чтоб я тебе начал какие-то претензии высказывать?! У меня нет никаких претензий!!!</text:p>
        </text:list-item>
      </text:list>
      <text:p text:style-name="P4">Он в печали. По идее, он уже задумался, как бы выставить меня виноватой. Но какая досада — у него «нет пре<text:soft-page-break/>тензий»! Диктофон все записал и у него связаны руки. Я держу себя в руках — у него связаны руки.</text:p>
      <text:list xml:id="list37401400" text:continue-numbering="true" text:style-name="диалог">
        <text:list-item>
          <text:p text:style-name="P94">Мне нечего тебе сейчас ответить! Меня это бесит! То, что я живу в мире, где мне задают такие вопросы!</text:p>
        </text:list-item>
      </text:list>
      <text:p text:style-name="P4">Беда-печаль. Какой жестокий мир! Моя попытка прояснить для себя ситуацию — жестокость по отношению к нему. И он несчастен.</text:p>
      <text:list xml:id="list37421637" text:continue-numbering="true" text:style-name="диалог">
        <text:list-item>
          <text:p text:style-name="P117"><text:span text:style-name="T25">Ну, раз ты такой счастливый человек, который знает, как себя успокоить в таких ситуациях (</text:span><text:span text:style-name="T30">его реакция на то, что я легла спать — </text:span><text:span text:style-name="_30__20_Text"><text:span text:style-name="T30">примеч. авт.</text:span></text:span><text:span text:style-name="T25">) — я несчастный, и я не знаю, как мне себя успокоить в таких ситуациях. </text:span><text:span text:style-name="_30__20_Text"><text:span text:style-name="T25">И уж точно не лицезрением тебя, спокойно спящей и получившей все свои ответы на свои вопросы</text:span></text:span><text:span text:style-name="T25">!!! — почти навзрыд причитал он.</text:span></text:p>
        </text:list-item>
      </text:list>
      <text:p text:style-name="Text_20_body"><text:span text:style-name="T25">У него горе, ведь мне хорошо. «</text:span><text:span text:style-name="_30__20_Text"><text:span text:style-name="T25">И уж точно не лицезрением тебя, спокойно спящей</text:span></text:span><text:span text:style-name="T25">»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4">—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4">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7415181" text:continue-numbering="true" text:style-name="диалог">
        <text:list-item>
          <text:p text:style-name="P94"><text:soft-page-break/>Ой... не надо из меня клеить обиженного. Я не обижен! Я взбешен! Я в ярости!!!...</text:p>
        </text:list-item>
      </text:list>
      <text:p text:style-name="P4">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80" text:outline-level="2"><text:s/><text:bookmark-start text:name="Glava_22__Gori_v_adu"/>Глава 22. <text:line-break/>Гори в аду<text:bookmark-end text:name="Glava_22__Gori_v_adu"/></text:h>
      <text:p text:style-name="P46">Весна покажет кто где срал.</text:p>
      <text:p text:style-name="P56">Народная поговорка</text:p>
      <text:p text:style-name="P4">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4">Бессмысленно, как по мне, скрывать ложь. Поверьте моему горькому опыту — дерьмо всегда всплывает. На то оно и дерьмо.</text:p>
      <text:p text:style-name="P4">Как это было.</text:p>
      <text:p text:style-name="P4">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4">Я решила поставить свою музыку с компьютера своего жениха. Так как наши отношения изначально <text:span text:style-name="T2">строились на доверии</text:span>, пароли никто не ставил. Он знал, что я самодостаточная и мне всегда было легче задать прямой вопрос, <text:soft-page-break/>нежели что-то вынюхивать, как ищейка. Тем более — рыться по перепискам — вообще не мое! К тому же, я его любила и верила.</text:p>
      <text:p text:style-name="P4">Вся моя музыка «лежит» на одном ресурсе. Я зашла на свою страницу через его личную страницу, но не увидела там нужной ссылки.</text:p>
      <text:p text:style-name="P4">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4">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37423199" text:continue-numbering="true" text:style-name="диалог">
        <text:list-item>
          <text:p text:style-name="P94">А ты сегодня в парадном белье?...</text:p>
        </text:list-item>
      </text:list>
      <text:p text:style-name="Text_20_body"><text:span text:style-name="T25">Как бы так выразиться без матов, чтобы в полной мере передать мое... удивление? Я оху... очень оооочень очень </text:span><text:span text:style-name="_30__20_Text"><text:span text:style-name="T32">удивилась</text:span></text:span><text:span text:style-name="T25"> и была прям в шоке! Но их чат не открыла.</text:span></text:p>
      <text:p text:style-name="P4">Моей целью не было найти что-то. Я слишком самодостаточная, чтобы рыться в чужих переписках. А тут такое...</text:p>
      <text:p text:style-name="P4">Я напомню, что разговор, который я записала на диктофон был в среду, а сегодня — четверг. Я набираю любимого:</text:p>
      <text:list xml:id="list37421344" text:continue-numbering="true" text:style-name="диалог">
        <text:list-item>
          <text:p text:style-name="P117"><text:span text:style-name="T25">Привет, слушай, я тут с твоего компа хотела музыку свою поставить и кое-что увидела. А кто такая ТТ (</text:span><text:span text:style-name="T30">инициалы той барышни</text:span><text:span text:style-name="T25">)?</text:span></text:p>
        </text:list-item>
        <text:list-item>
          <text:p text:style-name="P94"><text:soft-page-break/>Ой, да я ее еще с университета знаю, — сказал он и его ответ сопровождался нервными смешками, — а что?</text:p>
        </text:list-item>
        <text:list-item>
          <text:p text:style-name="P94">Она тебе сообщение прислала: «А ты сегодня в парадном белье?» Это как понимать?</text:p>
        </text:list-item>
        <text:list-item>
          <text:p text:style-name="P94">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4">Команда «газы» дана. Я открываю их чат и читаю...</text:p>
      <text:p text:style-name="P4">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4">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4">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4">Это единственный человек в моей жизни, под которым я прогнулась.</text:p>
      <text:p text:style-name="P4">Это единственный человек в моей жизни, которому я призналась в любви.</text:p>
      <text:p text:style-name="P4"><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4">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37412269" text:continue-numbering="true" text:style-name="диалог">
        <text:list-item>
          <text:p text:style-name="P94">Что ты придумываешь?! Ты что шуток не понимаешь?</text:p>
        </text:list-item>
        <text:list-item>
          <text:p text:style-name="P94">У тебя есть пару минут, чтобы поменять все пароли... — я просто устала. Мне надоело церемониться.</text:p>
        </text:list-item>
      </text:list>
      <text:p text:style-name="P4"><text:span text:style-name="T14">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4">Я знала, что это конец, но мне нужно было больше доказательств. Зачем? — спросите вы.</text:p>
      <text:p text:style-name="P4">Да затем, чтобы у него больше не было шансов вешать мне лапшу на уши!</text:p>
      <text:p text:style-name="P4">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4">Чтобы избавиться от всех иллюзий и надежд, которыми я с его подачи пичкала себя ежесекундно.</text:p>
      <text:p text:style-name="P4">Чтобы понимать — <text:span text:style-name="T2">я это не придумала</text:span>, это не догадки и ничего я себе не накручиваю!..</text:p>
      <text:p text:style-name="P4"><text:soft-page-break/>Чтобы не просрать реальный шанс во всем разобраться!</text:p>
      <text:p text:style-name="P4">А главное — убедиться наконец, что я — нормальная!</text:p>
      <text:p text:style-name="P4">Мне нужно было немного. Просто еще хоть что-то, чтоб я знала, что это не единичный случай.</text:p>
      <text:p text:style-name="P4">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4">Надо же. Совпадение или интуиция? Я же ее никогда не видела, но описала комплекцию и даже прическу!</text:p>
      <text:p text:style-name="P4">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8">Скриншот</text:span> <text:span text:style-name="T2">(от англ. </text:span><text:span text:style-name="T46">Screenshot</text:span><text:span text:style-name="T2">)</text:span><text:span text:style-name="T5">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4">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5">Ох, боюсь я, эта книга станет началом новых разборок. Но мне все равно. </text:span><text:span text:style-name="_30__20_Text"><text:span text:style-name="T25">Я готова ответить за все сказанное здесь!</text:span></text:span></text:p>
      <text:p text:style-name="P4"><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3">* * *</text:p>
      <text:p text:style-name="P4">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4">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4">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4">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4"><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4">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5">Если еще зимой, когда я жила у сестры, она считала, что это я испортила наши отношения своей </text:span><text:span text:style-name="_30__20_Text"><text:span text:style-name="T25">эмоциональностью</text:span></text:span><text:span text:style-name="T25">,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4">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4">Мало того, по той переписке было понятно — мой благоверный не просто знал об его измене, но и толкал друга на эту измену!</text:p>
      <text:p text:style-name="P4">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4">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4"><text:soft-page-break/>Он не был обязан ей помогать, но мог бы. Дело выбора.</text:p>
      <text:p text:style-name="P53">* * *</text:p>
      <text:p text:style-name="P4">На следующий день мне написала ТэТэ на личный номер:</text:p>
      <text:p text:style-name="P4"/>
      <text:p text:style-name="P57">«Он в панике по поводу происходящего. И я чувствую себя, отчасти, виноватой. Не знаю, что именно ты там прочла, но это несерьезно...</text:p>
      <text:p text:style-name="P57">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7">Ему ведь не все равно... Не возьмусь говорить о высоких чувствах, но то, что не все-равно, это точно.»</text:p>
      <text:p text:style-name="P57"/>
      <text:list xml:id="list37409486" text:continue-numbering="true" text:style-name="диалог">
        <text:list-item>
          <text:p text:style-name="P94">Ты мужу переписку показывала? — спросила я.</text:p>
        </text:list-item>
        <text:list-item>
          <text:p text:style-name="P94">Нет. — отвечает ТТ. — <text:span text:style-name="T5">Я</text:span><text:span text:style-name="T2"> подчищаю переписку</text:span><text:span text:style-name="T5">, если там нет ничего важного...</text:span></text:p>
        </text:list-item>
      </text:list>
      <text:p text:style-name="P4">Эх. Что тут скажешь? А много чего. Разберем ее тираду:</text:p>
      <text:p text:style-name="P5">«Он в панике по поводу происходящего.»</text:p>
      <text:p text:style-name="P7">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5">«И я чувствую себя, отчасти, виноватой.»</text:p>
      <text:p text:style-name="P4"><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2">вещами</text:span>»!.. чувствует себя виноватой.</text:p>
      <text:p text:style-name="P4">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5">«Я <text:span text:style-name="T2">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4">«Тоже»? Мы не знакомы. Она меня не знает, но называет мою реакцию на его похождения — местью?.. Что тут скажешь? Они нашли друг друга.</text:p>
      <text:p text:style-name="P4">На словах «причиняя боль любимому человеку»... она попыталась сделать виноватой <text:span text:style-name="T2">меня</text:span>, а это метод манипулятора (кстати, у этого метода даже название есть. Читайте ниже).</text:p>
      <text:p text:style-name="P4">И дальше она пытается напугать меня — «собственные горечь и сожаление» — вот чего я, по ее мнению, добилась.</text:p>
      <text:p text:style-name="P4">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5"><text:soft-page-break/>«Ему ведь не все равно... Не возьмусь говорить о высоких чувствах, но то, что не все-равно, это точно.»</text:p>
      <text:p text:style-name="P4">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4">Но и тут кое-что было для меня непонятным — откуда у нее мой номер?!</text:p>
      <text:p text:style-name="P4">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4">Что бы что?!</text:p>
      <text:p text:style-name="P4">После этого «выпада» я попросила его о двух вещах — чтоб мне больше не писали его шал... девочки, и чтобы он на выходных вывез свои вещи. Под ноль.</text:p>
      <text:p text:style-name="P4">Я устала, но для меня было наградой наконец-то со всем разобраться. Я очень рада, что все это произошло <text:span text:style-name="T2">до того</text:span>, как я вышла за него замуж, и, слава высшим силам, не родила ему ребенка, о котором совсем недавно он со мной разговаривал.</text:p>
      <text:p text:style-name="P53"><text:soft-page-break/>* * *</text:p>
      <text:p text:style-name="P4">Последними его словами, сказанными мне лично, глядя мне в глаза были:</text:p>
      <text:p text:style-name="P4">— Пошла в пизду!</text:p>
      <text:p text:style-name="P4">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4">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4">В этом разговоре он мне сказал несколько вот таких предложений. Цитирую:</text:p>
      <text:list xml:id="list37418385" text:continue-numbering="true" text:style-name="диалог">
        <text:list-item>
          <text:p text:style-name="P94">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4">И моя любимая:</text:p>
      <text:list xml:id="list37412771" text:continue-numbering="true" text:style-name="диалог">
        <text:list-item>
          <text:p text:style-name="P94">Видимо, Каминская, ты его заслуживаешь — <text:span text:style-name="_30__20_Text"><text:span text:style-name="T8">вот такого вот уродца, как я</text:span></text:span>!</text:p>
        </text:list-item>
      </text:list>
      <text:p text:style-name="P4"><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4">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3">* * *</text:p>
      <text:p text:style-name="P4">На следующее утро он прислал сообщение. В отличии от всех предыдущих посылов, содержание в нем было следующее:</text:p>
      <text:p text:style-name="P4"/>
      <text:p text:style-name="P57">«Прости что нагрубил и наговорил гадостей. Я уже сам не ведаю что творю. Но не провоцируй меня, пожалуйста.</text:p>
      <text:p text:style-name="P57">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7">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7">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57">Я не обманывал тебя. Ты просто хотела услышать не то, о чем спрашивала.»</text:p>
      <text:p text:style-name="P57"/>
      <text:p text:style-name="P4">Ну что, разбираем?</text:p>
      <text:p text:style-name="P5">«Прости, что нагрубил и наговорил гадостей. Я уже сам не ведаю что творю.»</text:p>
      <text:p text:style-name="P4">Ого! Он просит прощение! Вот это поворот. Хотя...</text:p>
      <text:p text:style-name="P4">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5">«<text:span text:style-name="T5">Но</text:span> не провоцируй меня, пожалуйста.»</text:p>
      <text:p text:style-name="P4">Что что? Там было «прости»? Где?</text:p>
      <text:p text:style-name="P4">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4">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5">«Прости миллион раз, я столько гадостей наговорил, что ненавижу себя.»</text:p>
      <text:p text:style-name="P4">Выглядит очень искренне, не так ли?</text:p>
      <text:p text:style-name="P4">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5">«Я сомневался миллион раз после ссор, но я бы не позволил себе интриг у тебя за спиной.»</text:p>
      <text:p text:style-name="P7">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4">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4">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4"><text:span text:style-name="T9">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4">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4">И вот мы окунаемся в омут когнитивного диссонанса: «Я бы не позволил себе того, что позволил!»</text:p>
      <text:p text:style-name="P4">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5">«И, когда сомнения ушли, я понял, чего хочу и сделал предложение.»</text:p>
      <text:p text:style-name="P4">Сомнения ушли... Куда-то подевались. Встали и вышли в окно его вакуума. И он решил сделать меня его женой.</text:p>
      <text:p text:style-name="P4">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7">«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30">Когда его попытки потрахаться на стороне «</text:span><text:span text:style-name="T2">не увенчались успехом</text:span><text:span text:style-name="T30">», </text:span><text:span text:style-name="T32">и</text:span><text:span text:style-name="T25">менно это он написал нашему общему другу перед тем, как, тогда зимой, вернуть меня.</text:span></text:p>
      <text:p text:style-name="P4">Что тут скажешь? Дура-дурой. Но дура поумнела.</text:p>
      <text:p text:style-name="P5">«Но эта чертова ТТ и переписка... И вот больше ты мне не веришь.»</text:p>
      <text:p text:style-name="P4">Уже «чертова»?.. Чего? Как раз под стать!</text:p>
      <text:p text:style-name="P4">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4">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5">И вот результаты такого отношения: разочарование жертвы, недоверие, что, несомненно, </text:span><text:span text:style-name="_30__20_Text"><text:span text:style-name="T25">расстраивает его</text:span></text:span><text:span text:style-name="T25">. Он тут же надевает маску «жертвы» и сожалеет, но не о том, что наделал, а о том, что вещь сломалась и больше не выполняет функцию «верить».</text:span></text:p>
      <text:p text:style-name="P5">«Прости. Ты очень хорошо умеешь выводить меня из равновесия.»</text:p>
      <text:p text:style-name="P4">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4">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5">«Ты так громко ругалась от этого всего и все эти разговоры о тряпке и о немужике — это невероятно демотивирует.»</text:p>
      <text:p text:style-name="P4">«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4">Или может я его еще и мотивировать должна была?! Тогда и<text:span text:style-name="T14">нтересно, на что же? Может на то, чтоб он признал </text:span><text:soft-page-break/><text:span text:style-name="T14">свою вину и попросил прощение? «Давай, котик! У тебя получится!» Хотя нет, не получится уже.</text:span></text:p>
      <text:p text:style-name="P4">Ох...</text:p>
      <text:p text:style-name="P4">Вместо того, чтобы попросить прощение у меня лично, он попросил ТэТэ сделать это за него. Он спрятался под юбкой этой барышни...</text:p>
      <text:p text:style-name="P4">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2">Но</text:span>...</text:p>
      <text:p text:style-name="P4">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5">«Я понимаю, что тебе больно.»</text:p>
      <text:p text:style-name="P7">Конечно, он понимает, что мне больно, ведь он же к этому и стремился. И? И что? И что с того?</text:p>
      <text:p text:style-name="P7">Но не понимает, НАСКОЛЬКО мне больно!</text:p>
      <text:p text:style-name="P5">«Я недостаточно внимателен. Рассеян и позволяю то, чего не должен.»</text:p>
      <text:p text:style-name="P4">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4"><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4">Даже звучит забавно: «Я так рассеян и невнимателен, что замутил с замужней барышней!» Ой... Не могу. Анекдот просто.</text:p>
      <text:p text:style-name="P5">«Твоя реакция настолько ужасна, ты не представляешь, как с тобой трудно справиться.»</text:p>
      <text:p text:style-name="P7">Не «<text:span text:style-name="T2">мои</text:span> действия ужасны», а «твоя реакция». Снова я во всем виновата... Бла-бла-бла... Тут мне добавить нечего.</text:p>
      <text:p text:style-name="P5">«Я не обманывал тебя.»</text:p>
      <text:p text:style-name="P4">Я даже не знаю, кого он продолжает убеждать в этом — меня или себя?</text:p>
      <text:p text:style-name="P5">«Ты просто хотела услышать не то, о чем спрашивала.»</text:p>
      <text:p text:style-name="P4">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4">Ну и вот что у нас по итогу получается:</text:p>
      <text:p text:style-name="P4"><text:soft-page-break/></text:p>
      <text:p text:style-name="P57">«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7">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7">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7">Но эта чертова ТТ и переписка... И вот ты больше мне не веришь.</text:p>
      <text:p text:style-name="P57">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7">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7">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57">Но я бы никогда не позволил себе того, что позволил!</text:p>
      <text:p text:style-name="P57">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7">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7">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57">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7"/>
      <text:p text:style-name="P4">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4">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2">осознании</text:span> всей его жестокости, которая, в прямом смысле слова, опустошила меня.</text:p>
      <text:p text:style-name="P4">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4">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80" text:outline-level="2"><text:s/><text:bookmark-start text:name="Glava_26__Apofieoz_otnoshienii_s_manipul"/>Глава 23. <text:line-break/>Апофеоз отношений с манипулятором<text:bookmark-end text:name="Glava_26__Apofieoz_otnoshienii_s_manipul"/></text:h>
      <text:p text:style-name="P46">Кто хочет жить, кто весел, кто не тля —</text:p>
      <text:p text:style-name="P46">Готовьте ваши руки к рукопашной!</text:p>
      <text:p text:style-name="P56"><text:bookmark-start text:name="Glava_23__Zdorova_"/>А. Высоцкий<text:bookmark-end text:name="Glava_23__Zdorova_"/></text:p>
      <text:p text:style-name="P4">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4">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4">«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4">…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4">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4">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4">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4">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4"><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4">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4">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4">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4">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4">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5">На восьмой день </text:span><text:span text:style-name="_32__20_Text"><text:span text:style-name="T34">заключения, то есть лечения </text:span></text:span><text:span text:style-name="T25">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4">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4">- Здорова! Иди отсюда...</text:p>
      <text:p text:style-name="P4">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4">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4">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4">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4">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5">Мои друзья рассказали мне реакцию моего бывшего парня, когда он узнал, что я лежу в лечебнице для душевно больных. Он </text:span><text:span text:style-name="T30">смеялся</text:span><text:span text:style-name="T25"> и сказал, что </text:span><text:span text:style-name="T32">т</text:span><text:span text:style-name="_30__20_Text"><text:span text:style-name="T32">ам мне самое место: «Д</text:span></text:span><text:span text:style-name="T32">авно пора было...»</text:span></text:p>
      <text:p text:style-name="P4">Ему это здорово подняло настроение. Странно, но я не могу вспомнить, чтоб он когда-то так искренне радовался каким-то простым вещам. А нет, помню:</text:p>
      <text:list xml:id="list37412962" text:continue-numbering="true" text:style-name="диалог">
        <text:list-item>
          <text:p text:style-name="P94">Что, ручки из жопы?</text:p>
        </text:list-item>
      </text:list>
      <text:p text:style-name="P4"><text:soft-page-break/>Или:</text:p>
      <text:list xml:id="list37404559" text:continue-numbering="true" text:style-name="диалог">
        <text:list-item>
          <text:p text:style-name="P94">О, продолжай! Я же говорил, что ты неадекватная... — повторял он, снимая на камеру меня, доведенную до состояние сумасшествия...</text:p>
        </text:list-item>
      </text:list>
      <text:p text:style-name="P53">* * *</text:p>
      <text:p text:style-name="P4">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8">Фидбек</text:span> (<text:span text:style-name="T2">сленг.</text:span>) - отклик, отзыв, ответная реакция на какое-либо действие или событие.</text:p></text:note-body></text:note> в сообщении:</text:p>
      <text:p text:style-name="P4"/>
      <text:p text:style-name="P57">«Ахах! И это запостила! Тебя даже дурка не исправит, ты просто безнадежна.</text:p>
      <text:p text:style-name="P57">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7"/>
      <text:p text:style-name="P4">То есть, скриншот на моей стене с его посланием «Ну шо, кобыла...» — это клевета?! Это мой неправдивый аргумент?..<text:span text:style-name="T55"> </text:span>Но ведь это не аргумент! Это ЕГО сообщение!..</text:p>
      <text:p text:style-name="P4">Ну и неудачная метафора — школьная драка.</text:p>
      <text:p text:style-name="P4"><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4">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4">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4">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4">А в 17 лет это умение помогло мне избежать изнасилования — я отчаянно отбивалась, понимая, что кричать не выход и нужно экономить силы.</text:p>
      <text:p text:style-name="P4">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4"/>
      <text:p text:style-name="P57">«Это письмо не начнется со слова «я» или со слова «ты» или даже «мы». И тут не будет ни обращений ни гадостей.</text:p>
      <text:p text:style-name="P57">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57">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7">Почему нельзя проститься? Разойтись? Сколько еще нужно крови? Очень хочется чтоб это закончилось.</text:p>
      <text:p text:style-name="P57">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7">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7">P.S.: Прости, что обозвал.</text:p>
      <text:p text:style-name="P57">С прошедшим тебя. Будь счастлива.»</text:p>
      <text:p text:style-name="P57"/>
      <text:p text:style-name="P4">Эээээ, постойте... что?! Что это было?</text:p>
      <text:p text:style-name="P5">«Тут не будет ни обращений ни гадостей.»</text:p>
      <text:p text:style-name="P7">По всей видимости, словарный запас закончился, а повторяться не хочется.</text:p>
      <text:p text:style-name="P5">«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4">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4">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4">Совершенный когнитивный диссонанс — «Шо, кобыла...» и «...каждый понимает, что хочет просто быть счастливым.»</text:p>
      <text:p text:style-name="P4">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4">Аж слезы наворачиваются!</text:p>
      <text:p text:style-name="P5">«Можно очень многое сказать об ошибках. Они продолжают допускаться уже за пределами ситуации.»</text:p>
      <text:p text:style-name="P4">О чьих ошибках? Кто их допускает? Что сказать-то?... А не о чем тут разговаривать, на самом деле.</text:p>
      <text:p text:style-name="P4">Один момент — под «ошибкой» он подразумевает что? Мой пост? Или свое сообщение? Не понятно...</text:p>
      <text:p text:style-name="P5"><text:soft-page-break/>«Не знаю, какие слова или какие действия нужны для того, чтоб прекратить наконец эту боль.»</text:p>
      <text:p text:style-name="P4">И я не знаю, какие слова нужны. Я бы ответила, скорее — молчание и бездействие с его стороны, но явно не «шо, кобыла...»</text:p>
      <text:p text:style-name="P5">«История не может закончится, пока кто-то продолжает воевать. Зачем?»</text:p>
      <text:p text:style-name="P4">«Воевать»... Кто воюет? Я? Я только отбиваюсь, отказываясь терпеть его оскорбления даже за «пределами ситуации».</text:p>
      <text:p text:style-name="P4">И правда — зачем? Зачем эти оскорбления, которые он мне присылает?! Лично я не понимаю...</text:p>
      <text:p text:style-name="Text_20_body"><text:span text:style-name="T25">Я решила, пусть все это видят. Ведь он же считает свое поведение нормальным. Ну так, зачем прятаться в моей личке</text:span><text:span text:style-name="T25"><text:note text:id="ftn18" text:note-class="footnote"><text:note-citation text:label="*">*</text:note-citation><text:note-body><text:p text:style-name="Footnote"><text:span text:style-name="T8">Личка</text:span> (<text:span text:style-name="T2">сленг.</text:span>) - термин, который означает личные сообщения, используется в форумах, блогах и соц-сетях.</text:p></text:note-body></text:note></text:span><text:span text:style-name="T25"> — айда на </text:span><text:span text:style-name="_32__20_Text"><text:span text:style-name="T33">сцену... то есть на </text:span></text:span><text:span text:style-name="T25">стену</text:span><text:span text:style-name="T25"><text:note text:id="ftn19"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5">!</text:span></text:p>
      <text:p text:style-name="P5">«Почему нельзя проститься? Разойтись? Сколько еще нужно крови? Очень хочется чтоб это закончилось.»</text:p>
      <text:p text:style-name="P4">Почему нельзя? Можно! Просто — не нужно писать гадости...</text:p>
      <text:p text:style-name="P4">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5"><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4">Кто кому звонит? Мне никто не звонил и я не звонила...</text:p>
      <text:p text:style-name="P4">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4">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5">«Никто не хочет лишать кого-то покоя.»</text:p>
      <text:p text:style-name="P4">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4">Зачем писать мне это? Или он просто не может смириться с тем, что он для меня — уже прошлое?</text:p>
      <text:p text:style-name="P5">«Все хотят идти дальше и жить счастливо. Почему этого просто не сделать?»</text:p>
      <text:p text:style-name="P4">Ну вот и я спрашиваю — почему? Что мешает?! Точка была поставлена, так зачем напоминать о себе?! Зачем было писать эти гадости?</text:p>
      <text:p text:style-name="P5">«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4"><text:soft-page-break/>Больше месяца прошло! Я уж обрадовалась, что он о моем существовании забыл! Сижу, никого не трогаю — приходит сообщение «Шо, кобыла»...</text:p>
      <text:p text:style-name="P4">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5">«Прости, что обозвал.»</text:p>
      <text:p text:style-name="P4">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4">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4">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4">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47"><text:soft-page-break/>* * *</text:p>
      <text:p text:style-name="P4">Что теперь?</text:p>
      <text:p text:style-name="P4">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37413740" text:continue-list="list37419390" text:style-name="список_20_перечисление">
        <text:list-item>
          <text:p text:style-name="P96">вам необходимо осознать, что вами манипулируют (или манипулировали);</text:p>
        </text:list-item>
        <text:list-item>
          <text:p text:style-name="P96">вам необходимо избавиться от иллюзий</text:p>
        </text:list-item>
        <text:list-item>
          <text:p text:style-name="P118"><text:span text:style-name="T25">вам необходимо вдолбить себе в голову (!), зарубить себе на носу, что </text:span><text:span text:style-name="_31__20_Text"><text:span text:style-name="T25">ВЫ НИ В ЧЕМ НЕ ВИНОВАТЫ</text:span></text:span><text:span text:style-name="T28">!</text:span></text:p>
        </text:list-item>
      </text:list>
      <text:p text:style-name="P4">Осознание факта манипуляций даст вам ответ на большинство ваших вопросов, таких, как:</text:p>
      <text:list xml:id="list37405550" text:continue-list="list37404559" text:style-name="диалог">
        <text:list-item>
          <text:p text:style-name="P94">Что происходит?</text:p>
        </text:list-item>
        <text:list-item>
          <text:p text:style-name="P94">Почему он так поступает?</text:p>
        </text:list-item>
      </text:list>
      <text:p text:style-name="P4">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4">Ему от этого хорошо. С этим надо смириться. Это будет видно, если/когда вы озвучите свое желание разорвать с абьюзером отношения.</text:p>
      <text:p text:style-name="P4">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4">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4">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4">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4">Он этого и добивался, но это не есть правда! Это он так придумал и внушил вам.</text:p>
      <text:p text:style-name="P4">Сядьте, успокойтесь и вспомните, каким вы были человеком <text:span text:style-name="T2">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4"><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4">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4">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4">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4">Не верите? Проверьте!</text:p>
      <text:p text:style-name="P4">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4">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4">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4">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4">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4">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4">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4">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4">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4">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4">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4">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4">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4">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4">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4">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4">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4">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4">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4">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4">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4">Будьте готовы к тому, что вас не поймут окружающие близкие вам люди! Все будут говорить:</text:p>
      <text:list xml:id="list37409198" text:continue-numbering="true" text:style-name="диалог">
        <text:list-item>
          <text:p text:style-name="P94">Как же ты не заметила это все?! Куда же ты смотрела?! Почему раньше не ушла?!</text:p>
        </text:list-item>
      </text:list>
      <text:p text:style-name="P4">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4">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4">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4">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4">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4">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79" text:outline-level="1"><text:s/>Часть 2. <text:line-break/>Признаки, приемы и причины манипуляций</text:h>
      <text:p text:style-name="Text_20_body">Эта часть книги существенно отличается от предыдущей. Здесь я собрала необходимую информацию о манипуляции и манипуляторах.</text:p>
      <text:p text:style-name="Text_20_body">В отличии от повествовательной первой части, эта часть расскажет, как распознать манипулятора, подробнее опишет методы манипулирования, а также поможет обрести представление, почему люди становятся манипуляторами.</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80" text:outline-level="2"><text:s/><text:bookmark-start text:name="Glava_25__Priznaki__priiemy_i_protivosto"/>Глава 24. <text:line-break/>Признаки<text:bookmark-end text:name="Glava_25__Priznaki__priiemy_i_protivosto"/> манипуляции</text:h>
      <text:p text:style-name="P4">Вы уже наверное заметили, что в этой книге очень много повторений. Не спроста...</text:p>
      <text:p text:style-name="P4">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4">Во-вторых: есть, как вы уже поняли, целый ряд аспектов деструктивного поведения, и все они зависят друг от друга. Поэтому, описывая один, сложно не упомянуть, откуда ноги растут и куда приводят.</text:p>
      <text:p text:style-name="P4">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4">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4"><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4">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4">Это его рок. Простить такого легко, если понять, что он всю жизнь будет несчастным.</text:p>
      <text:h text:style-name="P82" text:outline-level="3"><text:bookmark-start text:name="__RefHeading__10904_1269278837"/>Что с ним?<text:bookmark-end text:name="__RefHeading__10904_1269278837"/></text:h>
      <text:p text:style-name="Text_20_body">Эту главу я начну с разъяснительного вступления.</text:p>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5">[</text:span><text:span text:style-name="T2">Миллион</text:span><text:span text:style-name="T45">]</text:span> шагов как стать успешным карьеристом, <text:span text:style-name="T45">[</text:span><text:span text:style-name="T2">двести тысяч сто</text:span><text:span text:style-name="T45">]</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4">модное направление, под названием «Пикап»</text:span><text:span text:style-name="T14"><text:note text:id="ftn20" text:note-class="footnote"><text:note-citation text:label="*">*</text:note-citation><text:note-body><text:p text:style-name="Footnote"><text:span text:style-name="T8">Пикап</text:span> (от англ. <text:span text:style-name="T45">pick up —</text:span><text:span text:style-name="T14"> цеплять, подцепить</text:span>) <text:span text:style-name="T45">— </text:span><text:span text:style-name="T14">деятельность, направленная на знакомство с целью соблазнения.</text:span></text:p></text:note-body></text:note></text:span><text:span text:style-name="T14">.</text:span></text:p>
      <text:p text:style-name="Text_20_body"><text:span text:style-name="T14">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5">поиметь.</text:span></text:p>
      <text:p text:style-name="P31"><text:soft-page-break/>Главная цель пикапа — зацепить девушку. Начиная с банального:</text:p>
      <text:list xml:id="list37398877" text:continue-numbering="true" text:style-name="диалог">
        <text:list-item>
          <text:p text:style-name="P121">Вашей маме зять не нужен?</text:p>
        </text:list-item>
      </text:list>
      <text:p text:style-name="P31">И заканчивая какими-то более экстравагантными:</text:p>
      <text:list xml:id="list37401477" text:continue-numbering="true" text:style-name="диалог">
        <text:list-item>
          <text:p text:style-name="P121">Твой отец случайно не хлеб?</text:p>
        </text:list-item>
        <text:list-item>
          <text:p text:style-name="P121">В каком смысле?</text:p>
        </text:list-item>
        <text:list-item>
          <text:p text:style-name="P121">Ну ты такая крошка...</text:p>
        </text:list-item>
      </text:list>
      <text:p text:style-name="P31">Это будет фраза, которая может зацепить.</text:p>
      <text:p text:style-name="P31">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p text:style-name="P31">У всех «цепляшек» есть одна цель — привлечь внимание объекта. Однако они не обязательно должны быть нейтральными, смешными или вызывать восхищение. Это еще может быть и давление. Например, вы ждете свою подругу. К вам подходит парень и говорит:</text:p>
      <text:list xml:id="list37410868" text:continue-numbering="true" text:style-name="диалог">
        <text:list-item>
          <text:p text:style-name="P121">Привет.</text:p>
        </text:list-item>
      </text:list>
      <text:p text:style-name="P31">Говорит достаточно спокойно и ненавязчиво, как будто бы обознался. Ответите вы или нет — ему не важно. Он уже задает вопрос:</text:p>
      <text:list xml:id="list37420197" text:continue-numbering="true" text:style-name="диалог">
        <text:list-item>
          <text:p text:style-name="P121">Ты одна тут?</text:p>
        </text:list-item>
      </text:list>
      <text:p text:style-name="P31">И вы отвечаете, мол:</text:p>
      <text:list xml:id="list37422093" text:continue-numbering="true" text:style-name="диалог">
        <text:list-item>
          <text:p text:style-name="P121">Нет... я с подругой... Она сейчас подойдет... — недоумевая, что этот незнакомец от вас хочет.</text:p>
        </text:list-item>
      </text:list>
      <text:p text:style-name="P31"><text:soft-page-break/>На что он отвечает:</text:p>
      <text:list xml:id="list37407518" text:continue-numbering="true" text:style-name="диалог">
        <text:list-item>
          <text:p text:style-name="P121">Ну ее же сейчас нет. Отойдем, поговорить надо...</text:p>
        </text:list-item>
      </text:list>
      <text:p text:style-name="P31">Действовать он будет так быстро и уверенно, что у вас не будет времени сказать «нет» — он уже развернулся и направился к выходу. Обернулся и спросил:</text:p>
      <text:list xml:id="list37415875" text:continue-numbering="true" text:style-name="диалог">
        <text:list-item>
          <text:p text:style-name="P121">Ну? Ты идешь?</text:p>
        </text:list-item>
      </text:list>
      <text:p text:style-name="P31">И вот вы, сбитая с толку, не понимая, что происходит, плететесь за ним.</text:p>
      <text:p text:style-name="P31">Это тоже «цепляшка». Вы в ступоре, вы в напряжении. Все, что вам остается — следовать его указаниям, а он, в свою очередь, не дает вам время на подумать.</text:p>
      <text:p text:style-name="Subtitle">* * *</text:p>
      <text:p text:style-name="P31">Вот еще один пример из моего личного опыта. Однажды вечером мне поступает звонок от знакомого:</text:p>
      <text:list xml:id="list37404473" text:continue-numbering="true" text:style-name="диалог">
        <text:list-item>
          <text:p text:style-name="P121">Привет! Я тут рядом. Кофе не хочешь? Да? Нет? Давай быстрей? Ну? Так что?..</text:p>
        </text:list-item>
      </text:list>
      <text:p text:style-name="P31">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31">Его поведение по отношению ко мне было отнюдь не дружеским, и, что самое неприятное, демонстрировал он это сугубо в присутствии посторонних. Мог даже приобнять, совершенно не реагируя за мои замечания!</text:p>
      <text:p text:style-name="P31"><text:soft-page-break/>Сначала я подумала, что действительно ему нравлюсь, но потом стала замечать некоторые нюансы — несостыковки в его поведении. Например, однажды он стал свидетелем ухаживаний за мной. И, как вы думаете, что произошло дальше?</text:p>
      <text:p text:style-name="P31">Все с той же демонстративностью, как тот самый дворовой кабель, он решил пометить территорию — приобнял меня за плечи, конечно же, при моем ухажере. Я попросила его не распускать руки, но он... притворился глухим и проигнорировал мое замечание. Однако, стоило только скрыться от удивленных глаз моего воздыхателя, как он тут же руки свои-таки убрал. Хм... совпадение? Не думаю.</text:p>
      <text:p text:style-name="P31">Однажды я не выдержала и прямым текстом попросила его вести себя, как положено без обнимашек и сюси-пуси. Его реакция была удивительной, а именно:</text:p>
      <text:list xml:id="list37396440" text:continue-numbering="true" text:style-name="диалог">
        <text:list-item>
          <text:p text:style-name="P121">Яна, блять, что ты от меня хочешь?..</text:p>
        </text:list-item>
      </text:list>
      <text:p text:style-name="P31">Он разозлился. Вопрос, как я полагаю, был риторическим и тупым, ведь моя просьба вести себя как полагается была ответом на его кричащий вопрос:</text:p>
      <text:list xml:id="list37403496" text:continue-numbering="true" text:style-name="диалог">
        <text:list-item>
          <text:p text:style-name="P121">Ничего!</text:p>
        </text:list-item>
      </text:list>
      <text:p text:style-name="P31">Закончилось все тем, что он... обиделся и прекратил со мной любое общение, даже по рабочим вопросам и сделал это также демонстративно, как еще пару дней назад заливал ко мне на глазах у всех.</text:p>
      <text:p text:style-name="P31">Я веду к тому, что очень важно сразу проанализировать ситуацию: кто рядом с вами, пикапер и тряпка или достойный вас мужчина. А здесь все гораздо проще, чем кажется! Для самоназванного альфа-самца женщина — просто одно<text:soft-page-break/>разовая насадка на хер. Если с вашей самооценкой все норм, то вы это заметите. Они не напрягаются. Берут, так сказать, когда дают. А если нет, то идут туда, где дадут.</text:p>
      <text:p text:style-name="P31">Достойный же вас мужчина не будет бездействовать, а просто... не побоюсь этого слова, завоюет женщину, которая ему понравилась. Завоюет поступками, вниманием и отношением к ней. Другими словами, поступки всегда говорят сами за себя.</text:p>
      <text:p text:style-name="P50">* * *</text:p>
      <text:p text:style-name="P31">Вернемся к сути. Во всех случаях пикапер нарушает ваши личные границы. Да, звучит слишком феминистично, но что же тут поделаешь?!</text:p>
      <text:p text:style-name="P31">Задайте себе вопрос:</text:p>
      <text:list xml:id="list37422373" text:continue-numbering="true" text:style-name="диалог">
        <text:list-item>
          <text:p text:style-name="P121">Комфортно мне, или нет?</text:p>
        </text:list-item>
      </text:list>
      <text:p text:style-name="P31">Не проверяйте его, если заметили неладное — будьте собой, он сам себя покажет, когда придет время. Либо его намерения серьезны и он начнет добиваться вас по-мужски, достойно, и сделает вас счастливой; либо он будет сидеть и ждать, когда вы прибежите к нему в ручки, ведь напрягаться он не намерен. </text:p>
      <text:p text:style-name="P31">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сучка, его уже послала.</text:p>
      <text:p text:style-name="P31"><text:soft-page-break/>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Subtitle">* * *</text:p>
      <text:p text:style-name="P31">Пикаперов учат, что нам скучно, и нужно призн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31">Самое печальное то, что шутка, которой пикапер приведет вас в восторг — это его конспект по пикапу. Сам-то он понимает, что не обладает таким остроумием. Пикапер — это не тот человек, каким хочет казаться.</text:p>
      <text:p text:style-name="P31">Он не есть он. Он хочет быть тем, кем не является. Он понимает, что не нравится женщинам таким, какой есть, но не совершенствуется. Он создает иллюзию, чтобы заманить вас «картинкой». Он — это блюдо из мелко-нарезанных комплексов с добавлением неуверенности и недостатков, под нежным соусом из стремления понравиться.</text:p>
      <text:p text:style-name="P31">Рядом с таким вы видите, ощущаете и чувствуете то, что <text:span text:style-name="T2">хотите</text:span> чувствовать, а не то, что чувствовали бы с ним, будь он самим собой. Понимаете?</text:p>
      <text:p text:style-name="P31"><text:soft-page-break/>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и хам. Который хочет и требует, но отдать взамен ему нечего.</text:p>
      <text:p text:style-name="P32">Шутки заканчиваются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Subtitle">* * *</text:p>
      <text:p text:style-name="Text_20_body"><text:span text:style-name="T14">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т. е. работать над собой и совершенствовать свое мужское начало) и </text:span><text:span text:style-name="T15">завести отношения</text:span><text:span text:style-name="T14"> с понравившейся девушкой. Правда, только на Западе. У нас пока еще дела обстоят несколько иначе.</text:span></text:p>
      <text:p text:style-name="P28">Короче говоря, это учение у нас, в странах СНГ, пока еще, к сожалению, не учит нравственной идеологии. К слову, большинство книг по соблазнению женщин начинается с письменного отказа от ответственности... Ну да ладно...</text:p>
      <text:p text:style-name="P28">К чему я веду?</text:p>
      <text:p text:style-name="P28">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text:soft-page-break/>просто пикапером, который возжелал избавиться от своих комплексов или который желает пополнить свой список «побед».</text:p>
      <text:p text:style-name="Text_20_body"><text:span text:style-name="T14">Собственно, и того, и другого пикап учит вести себя с женщинами </text:span><text:span text:style-name="T19">правильно</text:span><text:span text:style-name="T14"> для эффективного </text:span><text:span text:style-name="T15">результата</text:span><text:span text:style-name="T14">, предлагая массу техник и обучая самым разнообразным навыкам.</text:span></text:p>
      <text:p text:style-name="P28">Так вот психопата учить не надо. Понимание человеческой природы в нем заложено по-умолчанию, и применяет он этот навык очень тонко и достаточно быстро.</text:p>
      <text:p text:style-name="P28">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8">Помните: расстройство — не болезнь, это отклонение. В самом начале книги я попыталась дать краткое описание этой проблеме. Теперь пришло время рассмотреть ее поближе.</text:p>
      <text:h text:style-name="P84" text:outline-level="4">Общие диагностические критерии расстройств личности</text:h>
      <text:p text:style-name="P34">Существует несколько видов расстройств личности. Они могут быть сгруппированы в одну из трех групп-кластеров:</text:p>
      <text:list xml:id="list1093196493906966822" text:style-name="List_20_2">
        <text:list-item>
          <text:p text:style-name="P131">Кластер <text:span text:style-name="T45">A</text:span><text:span text:style-name="T9">:</text:span></text:p>
          <text:list>
            <text:list-item>
              <text:p text:style-name="P133">Параноидное;</text:p>
            </text:list-item>
            <text:list-item>
              <text:p text:style-name="P133">Шизоидное;</text:p>
            </text:list-item>
            <text:list-item>
              <text:p text:style-name="P133">Шизотипическое.</text:p>
              <text:p text:style-name="P130"><text:span text:style-name="T9">Для лиц с расстройствами кластера </text:span><text:span text:style-name="T50">A</text:span><text:span text:style-name="T9"> характерны трудности, связанные с взаимодействием с окружающими.</text:span></text:p>
              <text:p text:style-name="P130"><text:span text:style-name="T22">Их эмоциональное состояние описывается</text:span><text:span text:style-name="T9">, как <text:s/>тревожное, недоверчивое, подозрительное, защитное.</text:span></text:p>
            </text:list-item>
          </text:list>
        </text:list-item>
        <text:list-item>
          <text:p text:style-name="P130"><text:span text:style-name="T8">Кластер </text:span><text:span text:style-name="T50">B</text:span><text:span text:style-name="T9">:</text:span></text:p>
          <text:list>
            <text:list-item>
              <text:p text:style-name="P133">Антисоциальное;</text:p>
            </text:list-item>
            <text:list-item>
              <text:p text:style-name="P133">Пограничное;</text:p>
            </text:list-item>
            <text:list-item>
              <text:p text:style-name="P133">Истерическое;</text:p>
            </text:list-item>
            <text:list-item>
              <text:p text:style-name="P133">Нарциссическое.</text:p>
              <text:p text:style-name="P130"><text:span text:style-name="T9">Лица с расстройствами кластера </text:span><text:span text:style-name="T50">B</text:span><text:span text:style-name="T49"> </text:span><text:span text:style-name="T22">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24"><text:soft-page-break/>Их эмоциональное состояние описывается, как драматическое, тревожное, непредсказуемое и нестабильное.</text:p>
            </text:list-item>
          </text:list>
        </text:list-item>
        <text:list-item>
          <text:p text:style-name="P144"><text:span text:style-name="T14">Кластер </text:span><text:span text:style-name="T45">C</text:span><text:span text:style-name="T22">:</text:span></text:p>
          <text:list>
            <text:list-item>
              <text:p text:style-name="P145">Избегающее;</text:p>
            </text:list-item>
            <text:list-item>
              <text:p text:style-name="P145">Зависимое;</text:p>
            </text:list-item>
            <text:list-item>
              <text:p text:style-name="P145">Обсессивно-компульсивное.</text:p>
              <text:p text:style-name="P144"><text:span text:style-name="T22">Лица с расстройствами кластера </text:span><text:span text:style-name="T45">C</text:span><text:span text:style-name="T49"> </text:span><text:span text:style-name="T22">испытывают чувства тревоги и страха, которые их подавляют, и с которыми они постоянно борются.</text:span></text:p>
              <text:p text:style-name="P145">Их поведение описывается, как антиобщественное, замкнутое, неуверенное и чрезвычайно чувствительное.</text:p>
            </text:list-item>
          </text:list>
        </text:list-item>
      </text:list>
      <text:p text:style-name="P76"/>
      <text:p text:style-name="P77"><text:span text:style-name="T22">Мы не будем обсуждать расстройства группы </text:span><text:span text:style-name="T24">С</text:span><text:span text:style-name="T22">, так как в них не прослеживается манипулятивный образ поведения.</text:span></text:p>
      <text:p text:style-name="P51">* * *</text:p>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2">Расстройства не диагностируются лицам моложе 18 лет</text:span>, т. к. в подростков<text:span text:style-name="T14">ый</text:span> период ха<text:soft-page-break/>рактер только формируется, и<text:span text:style-name="T14">,</text:span> как мы знаем, сопровождается различными поведенческими экспериментами.</text:p>
      <text:p text:style-name="Subtitle">* * *</text:p>
      <text:p text:style-name="Text_20_body"><text:span text:style-name="T9">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4">Международной классификации болезней (МКБ)</text:span><text:span text:style-name="T9">:</text:span></text:p>
      <text:list xml:id="list37393577" text:continue-list="list37420955" text:style-name="List_20_1">
        <text:list-item text:start-value="1">
          <text:p text:style-name="P147">заметная дисгармония в поведении:</text:p>
          <text:list>
            <text:list-item>
              <text:p text:style-name="P146">аффективность<text:note text:id="ftn21" text:note-class="footnote"><text:note-citation text:label="*">*</text:note-citation><text:note-body><text:p text:style-name="Footnote"><text:span text:style-name="T8">Аффективность</text:span> (<text:span text:style-name="T2">от лат. </text:span><text:span text:style-name="T46">affectus —</text:span><text:span text:style-name="T15">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6">возбудимость;</text:p>
            </text:list-item>
            <text:list-item>
              <text:p text:style-name="P146">расстройство контроля побуждений:</text:p>
              <text:list>
                <text:list-item>
                  <text:p text:style-name="P146">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6">нарастающее напряжение, возникающее перед совершением действия, повышение физической и психической активности;</text:p>
                </text:list-item>
                <text:list-item>
                  <text:p text:style-name="P146">возникновение ощущения радости и облегчения во время совершения действия.</text:p>
                </text:list-item>
              </text:list>
            </text:list-item>
            <text:list-item>
              <text:p text:style-name="P146">нарушение в процессах восприятия и мышления;</text:p>
            </text:list-item>
            <text:list-item>
              <text:p text:style-name="P146"><text:soft-page-break/>изменение в стиле отношения к окружающим;</text:p>
            </text:list-item>
          </text:list>
        </text:list-item>
        <text:list-item>
          <text:p text:style-name="P146">хроническое проявление аномального поведения, возникшее давно;</text:p>
        </text:list-item>
        <text:list-item>
          <text:p text:style-name="P146">нарушение адаптации к широкому диапазону личностных и социальных ситуаций в связи с аномальным стилем поведения;</text:p>
        </text:list-item>
        <text:list-item>
          <text:p text:style-name="P146">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6">обычно, но не всегда — существенное ухудшение профессиональной и социальной продуктивности.</text:p>
        </text:list-item>
        <text:list-item>
          <text:p text:style-name="P146">проявление вышеперечисленных аномалий еще в детстве или в подростковом возрасте, продолжение аномалий в зрелости;</text:p>
        </text:list-item>
      </text:list>
      <text:h text:style-name="Heading_20_4" text:outline-level="4">Степень тяжести</text:h>
      <text:p text:style-name="Text_20_body">Основываясь на выраженности <text:span text:style-name="T14">вышеперечисленных </text:span>личностных нарушений, определяется также и <text:span text:style-name="T9">степень тяжести расстройства</text:span>:</text:p>
      <text:list xml:id="list2799727308503182299" text:style-name="List_20_3">
        <text:list-item>
          <text:p text:style-name="P134">отсутствие расстройства личности и существенных критериев личностного расстройства;</text:p>
        </text:list-item>
        <text:list-item>
          <text:p text:style-name="P134">личностное затруднение <text:span text:style-name="T2">(наличие подпороговых критериев одного или нескольких расстройств личности)</text:span>;</text:p>
        </text:list-item>
        <text:list-item>
          <text:p text:style-name="P134"><text:soft-page-break/>простое расстройство личности: <text:span text:style-name="T2">(наличие существенных критериев одного или нескольких расстройств в рамках одного кластера)</text:span>;</text:p>
        </text:list-item>
        <text:list-item>
          <text:p text:style-name="P136">сложное (диффузное) расстройство личности: (<text:span text:style-name="T2">наличие существенных критериев одного или нескольких расстройств личности в рамках нескольких кластеров)</text:span>;</text:p>
        </text:list-item>
        <text:list-item>
          <text:p text:style-name="P136"><text:span text:style-name="T9">тяжелое расстройство личности: </text:span><text:span text:style-name="T4">(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span><text:span text:style-name="T9">.</text:span></text:p>
        </text:list-item>
      </text:list>
      <text:h text:style-name="Heading_20_4" text:outline-level="4">Терапия</text:h>
      <text:p text:style-name="Text_20_body">Стандартная терапия для лиц с личностным расстройством направлена не на изменение структуры личности, а на ее смягчение:</text:p>
      <text:list xml:id="list37394989" text:continue-list="list37413740" text:style-name="список_20_перечисление">
        <text:list-item>
          <text:p text:style-name="P118">компенсация негативных проявлений;</text:p>
        </text:list-item>
        <text:list-item>
          <text:p text:style-name="P118">адаптация к обществу;</text:p>
        </text:list-item>
        <text:list-item>
          <text:p text:style-name="P118">снижение уровня тревожности;</text:p>
        </text:list-item>
        <text:list-item>
          <text:p text:style-name="P118">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4" text:outline-level="4">Параноидное расстройство личности</text:h>
      <text:p text:style-name="P29">Диагностируется при наличии четырех и более критериев, приведенных ниже, а также при проявлении общих критериев расстройств личности:</text:p>
      <text:list xml:id="list37404419" text:continue-numbering="true" text:style-name="список_20_перечисление">
        <text:list-item>
          <text:p text:style-name="P127">чрезмерная чувствительность к неудачам и отказам;</text:p>
        </text:list-item>
        <text:list-item>
          <text:p text:style-name="P127">постоянное недовольство окружающими, неумение прощать оскорбления, причинение ущерба, высокомерное поведение;</text:p>
        </text:list-item>
        <text:list-item>
          <text:p text:style-name="P127">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7">воинственно-щепетильное, не соответствующее фактической ситуации отношение к вопросам, связанным с правами личности;</text:p>
        </text:list-item>
        <text:list-item>
          <text:p text:style-name="P127">возобновляющиеся неоправданные подозрения в неверности сексуального партнера;</text:p>
        </text:list-item>
        <text:list-item>
          <text:p text:style-name="P127">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4">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4">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5">отрицает</text:span><text:span text:style-name="T19"> в своей голове собственные непристойные мысли, а затем </text:span><text:span text:style-name="T15">проецирует</text:span><text:span text:style-name="T19"> их на остальных.</text:span></text:p>
      <text:p text:style-name="P31">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9">Немаловажной особенностью такого поведения является то, что он </text:span><text:span text:style-name="T14">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8"><text:soft-page-break/>Нормальное поведение: Ты мне изменяла?</text:p>
      <text:p text:style-name="P28">У человека появились сомнения в преданности партнера и он <text:span text:style-name="T2">задает вопрос</text:span>, чтобы эти сомнения развеять или получить им подтверждение, ожидая честный ответ.</text:p>
      <text:p text:style-name="Text_20_body"><text:span text:style-name="T14">Параноидное поведение: </text:span><text:span text:style-name="T15">С кем</text:span><text:span text:style-name="T14"> ты мне изменила?</text:span></text:p>
      <text:p text:style-name="Text_20_body"><text:span text:style-name="T14">Параноик подозревает своего партнера в неверности. Правда это или нет, но он </text:span><text:span text:style-name="T15">настаивает</text:span><text:span text:style-name="T14"> на факте измены, пытаясь узнать </text:span><text:span text:style-name="T15">с кем</text:span><text:span text:style-name="T14">. В данном случае уверенность в том, что ему изменили не подразумевает его ошибочное суждение.</text:span></text:p>
      <text:p text:style-name="P28">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28">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5"><text:span text:style-name="T14">Терапия для параноидальной личности</text:span><text:span text:style-name="T22">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5"><text:soft-page-break/><text:span text:style-name="T14">Важно: </text:span><text:span text:style-name="T22">паранойя, параноидный психоз, параноидная шизофрения и шизофрения к данному расстройству</text:span><text:span text:style-name="T14"> </text:span><text:span text:style-name="T22">не от</text:span><text:span text:style-name="T22">носится! Может выступать предвестником шизофрении и бредовых расстройств.</text:span></text:p>
      <text:h text:style-name="P84" text:outline-level="4">Шизоидное расстройство личности</text:h>
      <text:p text:style-name="P29">Диагностируется при наличии <text:span text:style-name="T5">четырех и более</text:span> критериев, приведенных ниже, а также при проявлении общих критериев расстройств личности:</text:p>
      <text:list xml:id="list37420057" text:continue-numbering="true" text:style-name="список_20_перечисление">
        <text:list-item>
          <text:p text:style-name="P125">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5">эмоциональная холодность, ослабление эмоциональных реакций, бесчувствие, безразличие, отрешенность;</text:p>
        </text:list-item>
        <text:list-item>
          <text:p text:style-name="P125">неспособность проявлять как теплые и нежные чувства, так и гнев по отношению к другим людям;</text:p>
        </text:list-item>
        <text:list-item>
          <text:p text:style-name="P125">слабая реакция на похвалу и на критику;</text:p>
        </text:list-item>
        <text:list-item>
          <text:p text:style-name="P125">незначительный интерес к сексуальным контактам;</text:p>
        </text:list-item>
        <text:list-item>
          <text:p text:style-name="P125">повышенная склонность к фантазированию и стремление к углубленному познанию собственных мыслей, чувств, переживаний.</text:p>
        </text:list-item>
        <text:list-item>
          <text:p text:style-name="P125">предпочтение уединенной деятельности;</text:p>
        </text:list-item>
        <text:list-item>
          <text:p text:style-name="P125">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5">заметная нечуткость к основным чувственно-понятийным социальным нормам и условиям. Эмоциональная дисгармония.</text:p>
        </text:list-item>
      </text:list>
      <text:p text:style-name="P29"><text:soft-page-break/>Шизоид выдерживает значительную дистанцию между собой и окружающими, из-за парадоксально чего вечно жаждет близости.</text:p>
      <text:p text:style-name="P29">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29">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9">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29">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9">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2">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2"><text:note text:id="ftn22"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2"> с его стороны.</text:span></text:p>
      <text:p text:style-name="P34"><text:span text:style-name="T14">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1"><text:note text:id="ftn23" text:note-class="footnote"><text:note-citation text:label="**">**</text:note-citation><text:note-body><text:p text:style-name="Footnote"><text:span text:style-name="T8">«Дерево и стекло» — </text:span><text:span text:style-name="T9">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4">).</text:span></text:p>
      <text:p text:style-name="P29">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9">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9">Также для шизоида характерна высокая работоспособность в узких сферах деятельности, сочетающихся с (сухим) прагматизмом.</text:p>
      <text:p text:style-name="P29"><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9">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9">Шизоидам свойственно игнорирование социальных норм внешнего вида, неопрятность, нечистоплотность.</text:p>
      <text:p text:style-name="P30">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9">Шизоид, как правило, плохо вовлекается в терапию из-за отсутствия эмпатических наклонностей, что является причиной низкой мотивации.</text:p>
      <text:p text:style-name="P29">Терапия может занимать достаточно продолжительное время из-за постоянного дистанцирования пациента от доктора.</text:p>
      <text:p text:style-name="P35"><text:span text:style-name="T14">Важно:</text:span><text:span text:style-name="T22">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4" text:outline-level="4">Диссоциальное расстройство личности</text:h>
      <text:p text:style-name="P29"><text:span text:style-name="T8"><text:s/></text:span><text:span text:style-name="T2">(Также антисоциальное рас-во или социопатия)</text:span></text:p>
      <text:p text:style-name="P29">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7396244" text:continue-numbering="true" text:style-name="список_20_перечисление">
        <text:list-item>
          <text:p text:style-name="P125">бессердечность, равнодушие к чувствам окружающих. Отсутствие сожалений;</text:p>
        </text:list-item>
        <text:list-item>
          <text:p text:style-name="P125">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5">неспособность поддерживать взаимоотношения при отсутствии затруднений в их становлении;</text:p>
        </text:list-item>
        <text:list-item>
          <text:p text:style-name="P125">крайне низкая способность выдерживать фрустрацию<text:note text:id="ftn24" text:note-class="footnote"><text:note-citation text:label="*">*</text:note-citation><text:note-body><text:p text:style-name="P75">Фрустация<text:span text:style-name="T9"> (</text:span><text:span text:style-name="T4">от лат. </text:span><text:span text:style-name="T47">f</text:span><text:span text:style-name="T4">rustratio</text:span><text:span text:style-name="T47"> —</text:span><text:span text:style-name="T16"> обман, тщетное ожидание</text:span><text:span text:style-name="T9">) </text:span><text:span text:style-name="T49">— </text:span><text:span text:style-name="T22">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5">неспособность испытывать чувство вины и извлекать пользу из жизненного опыта, особенно из наказания;</text:p>
        </text:list-item>
        <text:list-item>
          <text:p text:style-name="P125">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8"><text:soft-page-break/><text:span text:style-name="T22">в</text:span> качестве дополнительного признака может выступать постоянная раздражительность и нетерпеливость.</text:p>
        </text:list-item>
      </text:list>
      <text:p text:style-name="P29">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9">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29">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9">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9">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9">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29">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29">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9">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29">Немаловажным является факт того, что социопаты отлично понимают, что такое социальные нормы, однако игнорируют их осознанно.</text:p>
      <text:p text:style-name="P34">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4"> Также они плохо умеют контролировать собственную импульсивность.</text:span></text:p>
      <text:p text:style-name="P34">Одна из основных проблем социопата в том, что он не отдает отчет своим негативным эмоциям. По сути <text:span text:style-name="T2">он их просто не испытывает</text:span><text:span text:style-name="T5">. Его негативные эмоции в большинстве случаев являются реакцией.</text:span></text:p>
      <text:p text:style-name="P37">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7">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4">Согласно определению Эрика Берна, социопаты делятся на два вида:</text:p>
      <text:list xml:id="list37408946" text:continue-list="list37393577" text:style-name="List_20_1">
        <text:list-item text:start-value="1">
          <text:p text:style-name="P132">Латентный или пассивный социопат.</text:p>
          <text:p text:style-name="P135">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5">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32">Активный социопат.</text:p>
          <text:p text:style-name="P135">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35">Вне досягаемости этих людей социопат не может и не считает нужным сдерживаться.</text:p>
        </text:list-item>
      </text:list>
      <text:p text:style-name="P30"/>
      <text:p text:style-name="P30">Терапия для антисоциальной личности<text:span text:style-name="T9">:</text:span></text:p>
      <text:p text:style-name="P29">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9">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5"><text:span text:style-name="T14">Важно:</text:span><text:span text:style-name="T22">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4"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37400763" text:continue-list="list37396244" text:style-name="список_20_перечисление">
        <text:list-item>
          <text:p text:style-name="P125">ярко выраженная тенденция действовать импульсивно, без учёта последствий, наряду с неустойчивостью настроения;</text:p>
        </text:list-item>
        <text:list-item>
          <text:p text:style-name="P125">минимальная способность планировать;</text:p>
        </text:list-item>
        <text:list-item>
          <text:p text:style-name="P125">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29">Эмоционально-неустойчивое расстройство, это группа, которая включает в себя два подвида расстройств:</text:p>
      <text:list xml:id="list5622792344276949471" text:style-name="List_20_4">
        <text:list-item>
          <text:p text:style-name="P128">Эмоциональный или импульсивный тип:</text:p>
          <text:list>
            <text:list-item>
              <text:p text:style-name="P126">склонность к совершению неблагоприятных поступков без учета неблагоприятных последствий;</text:p>
            </text:list-item>
            <text:list-item>
              <text:p text:style-name="P126">высокая активность, сочетающаяся с неумением находить общий язык с окружающими;</text:p>
            </text:list-item>
            <text:list-item>
              <text:p text:style-name="P137"><text:span text:style-name="T22">склонность к сексуальной распущенности</text:span><text:span text:style-name="T49">.</text:span></text:p>
            </text:list-item>
          </text:list>
          <text:p text:style-name="P137"><text:span text:style-name="T22">Сильная эмоциональная возбудимость, проявляющаяся с детского возраста — истерики, озлобленность, </text:span><text:soft-page-break/><text:span text:style-name="T22">выражение протеста на воспитательные меры. Таких детей обычно называют трудными.</text:span></text:p>
          <text:p text:style-name="P126">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6">Способны совершить криминальное действие.</text:p>
          <text:p text:style-name="P126"/>
        </text:list-item>
        <text:list-item>
          <text:p text:style-name="P128">Пограничный тип.</text:p>
          <text:list>
            <text:list-item>
              <text:p text:style-name="P126">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6">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6">повышенная впечатлительность;</text:p>
            </text:list-item>
            <text:list-item>
              <text:p text:style-name="P126">развитое воображение;</text:p>
            </text:list-item>
            <text:list-item>
              <text:p text:style-name="P126">внушаемость.</text:p>
            </text:list-item>
          </text:list>
          <text:p text:style-name="P126">Человек пограничного типа склонен проявлять высокую активность в сферах, которые ему в данный момент наиболее интересны.</text:p>
          <text:p text:style-name="P126">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6"><text:soft-page-break/>Из-за склонности к внушаемости и фантазированию, сферы его интересов постоянно меняются.</text:p>
          <text:p text:style-name="P137"><text:span text:style-name="T22">Человек с данным типом расстройства часто страдает от алкогольной и наркотической зависимости, а также становится преступником. Причи</text:span><text:span text:style-name="T22">ной этому также может стать склонность к внушае</text:span><text:span text:style-name="T22">мости — попав в «плохую» компанию, перенимает ее принципы и поведение.</text:span></text:p>
          <text:p text:style-name="P126">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7"><text:span text:style-name="T22">Склонность к зависимости также может быть серьезной проблемой пограничного типа. Демонстрируя привязанность, такой человек </text:span><text:span text:style-name="T22">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4">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5">Терапия для лиц с эмоционально-неустойчивым расстройством <text:span text:style-name="T9">может быть очень слож</text:span><text:span text:style-name="T9">ной и продолжительной. Стоит отметить, что многие терапевты предпочитают дистанцироваться от таких пациентов.</text:span></text:p>
      <text:h text:style-name="P84" text:outline-level="4">Истерическое расстройство личности</text:h>
      <text:p text:style-name="P29">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7397690" text:continue-list="list37400763" text:style-name="список_20_перечисление">
        <text:list-item>
          <text:p text:style-name="P125">самодраматизация, театральность, преувеличенное выражение эмоций;</text:p>
        </text:list-item>
        <text:list-item>
          <text:p text:style-name="P125">внушаемость, лёгкая подверженность влиянию окружающих или обстоятельств;</text:p>
        </text:list-item>
        <text:list-item>
          <text:p text:style-name="P125">поверхностность и лабильность эмоциональности (подвижность, неустойчивость, изменчивость психики);</text:p>
        </text:list-item>
        <text:list-item>
          <text:p text:style-name="P125">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25">неадекватная обольстительность во внешнем виде и поведении;</text:p>
        </text:list-item>
        <text:list-item>
          <text:p text:style-name="P125">чрезмерная озабоченность физической привлекательностью;</text:p>
        </text:list-item>
        <text:list-item>
          <text:p text:style-name="P125">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9"/>
      <text:p text:style-name="P29"><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37418088" text:continue-numbering="true" text:style-name="список_20_перечисление">
        <text:list-item>
          <text:p text:style-name="P118">«вытеснение» <text:span text:style-name="T22">—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8">«сексуализация» <text:span text:style-name="T22">—</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8">«регресия»<text:span text:style-name="T22">—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5">«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9">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29">Для истероидов характерна неустойчивость самооценки.</text:p>
      <text:p text:style-name="P29">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29">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9">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9">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34">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4">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4"/>
      <text:h text:style-name="P84" text:outline-level="4">Нарциссическое расстройство личности</text:h>
      <text:p text:style-name="P32">Диагностируется при наличии пяти и более критериев, приведенных ниже, а также при проявлении общих критериев расстройств личности:</text:p>
      <text:list xml:id="list4011123008531024110" text:style-name="List_20_5">
        <text:list-item>
          <text:p text:style-name="P122">Значительные нарушения функционирования личности:</text:p>
          <text:list>
            <text:list-item>
              <text:p text:style-name="P122">Нарушения в собственном функционировании</text:p>
              <text:p text:style-name="P138"><text:span text:style-name="T49">(a </text:span><text:span text:style-name="T22">или </text:span><text:span text:style-name="T49">b)</text:span><text:span text:style-name="T48">:</text:span></text:p>
              <text:list>
                <text:list-item>
                  <text:p text:style-name="P122">Идеинтичность.</text:p>
                  <text:p text:style-name="P122">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22">Неадекватная самооценка, которая может быть завышенной или заниженной, которая колеблется между крайностями.</text:p>
                  <text:p text:style-name="P122">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22">Опора на себя.</text:p>
                  <text:p text:style-name="P122">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22">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22">Зачастую не осознает собственных мотивов.</text:p>
                </text:list-item>
              </text:list>
            </text:list-item>
            <text:list-item>
              <text:p text:style-name="P122">Нарушения в межперсональном функционировании</text:p>
              <text:p text:style-name="P129"><text:span text:style-name="T47">(a </text:span><text:span text:style-name="T4">или </text:span><text:span text:style-name="T47">b)</text:span><text:span text:style-name="T48">:</text:span></text:p>
              <text:list>
                <text:list-item>
                  <text:p text:style-name="P122">Отсутствие эмпатии.</text:p>
                  <text:p text:style-name="P122">Нарушенная способность признавать чувства других людей или идентифицировать себя с их чувствами.</text:p>
                  <text:p text:style-name="P122">Чрезмерно настроены на реакции других, но только если эти реакции имеют к нему отношение.</text:p>
                  <text:p text:style-name="P122">Переоценка или недооценка собственного влияния на других.</text:p>
                </text:list-item>
                <text:list-item>
                  <text:p text:style-name="P122">Близость.</text:p>
                  <text:p text:style-name="P122">Считает, что отношения нужны для «обслуживания» его самооценки.</text:p>
                  <text:p text:style-name="P122">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22">Патологические черты личности в следующих областях:</text:p>
          <text:list>
            <text:list-item>
              <text:p text:style-name="P122"><text:soft-page-break/>Антагонизм (соперничество и соревнование), характеризующийся:</text:p>
              <text:list>
                <text:list-item>
                  <text:p text:style-name="P122">Грандиозностью.</text:p>
                  <text:p text:style-name="P122">Явное или скрытое чувство, что ему все должны.</text:p>
                  <text:p text:style-name="P122">Эгоцентризм, уверенность в собственном превосходстве.</text:p>
                  <text:p text:style-name="P122">Снисходительное отношение к другим.</text:p>
                </text:list-item>
                <text:list-item>
                  <text:p text:style-name="P122">Привлечение внимания.</text:p>
                  <text:p text:style-name="P122">Чрезмерные попытки привлечь внимание других и быть в центе внимания.</text:p>
                  <text:p text:style-name="P122">Поиск восхищения.</text:p>
                </text:list-item>
              </text:list>
            </text:list-item>
          </text:list>
        </text:list-item>
        <text:list-item>
          <text:p text:style-name="P122">Вышеперечисленные личностные нарушения стабильны во времени и проявляются в разных жизненных ситуациях.</text:p>
        </text:list-item>
        <text:list-item>
          <text:p text:style-name="P122">Вышеперечисленные личностные нарушения не соответствуют культурной среде.</text:p>
        </text:list-item>
        <text:list-item>
          <text:p text:style-name="P122">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2">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2">В наше время нарциссическим личностям очень тяжело, в связи с информационной средой, которая нас окружает.</text:p>
      <text:p text:style-name="P28"><text:soft-page-break/><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4">самым</text:span><text:span text:style-name="T7">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8"><text:span text:style-name="T7">Нарциссу важно быть </text:span><text:span text:style-name="T4">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3"><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32">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2">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4"><text:span text:style-name="T18">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8">мневается и в </text:span><text:span text:style-name="T18">собственных достижениях, что указывает на комплексы неполноценности и ущербности.</text:span></text:p>
      <text:p text:style-name="P16">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4"><text:span text:style-name="T18">Нарцисс, в силу своего патологического себялюбия, не станет зарабатывать уважение у </text:span><text:span text:style-name="T61">«недостойных». Признание и уважение он обычно требует.</text:span></text:p>
      <text:p text:style-name="P21">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21">Под давлением нарцисса, его жертва может начать стыдиться собственных заслуг, продолжая идеализировать своего деструктивного партнера.</text:p>
      <text:p text:style-name="P4">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3">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33"><text:soft-page-break/><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32">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20">Важно:</text:span><text:span text:style-name="T18">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84" text:outline-level="4">Пассивно-агрессивное расстройство личности</text:h>
      <text:p text:style-name="P32">Диагностируется при наличии пяти и более критериев, приведенных ниже, а также при проявлении общих критериев расстройств личности:</text:p>
      <text:list xml:id="list37423784" text:continue-list="list37418088" text:style-name="список_20_перечисление">
        <text:list-item>
          <text:p text:style-name="P123">необоснованная критика или презрение по отношению к собеседнику;</text:p>
        </text:list-item>
        <text:list-item>
          <text:p text:style-name="P123">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23">конфликтность, раздражительность и упрямство при необходимости выполнять нежелательные задачи;</text:p>
        </text:list-item>
        <text:list-item>
          <text:p text:style-name="P123">намеренно плохая или медленная работа при выполнении нежелательных задач;</text:p>
        </text:list-item>
        <text:list-item>
          <text:p text:style-name="P123">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23">избегающее поведение при выполнении обязательств, которое оправдывается забывчивостью;</text:p>
        </text:list-item>
        <text:list-item>
          <text:p text:style-name="P123">препятствование усилиям других за счет невыполнения своей части работы (если речь идет командной работе).</text:p>
        </text:list-item>
      </text:list>
      <text:p text:style-name="P32">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2">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8">Поведение такой личности характеризуется установкой на </text:span><text:span text:style-name="T16">скрытый</text:span><text:span text:style-name="T18"> протест и </text:span><text:span text:style-name="T16">пассивное</text:span><text:span text:style-name="T18"> сопротивление руководству, за которым находится агрессия. Коммуникативное поведение у больных носит враждебно-подчиненный характер.</text:span></text:p>
      <text:p text:style-name="P32">В случае если по каким-то причинам больной теряет мотивацию к сопротивлению, то испытывает выраженное чувство тревоги.</text:p>
      <text:p text:style-name="P32">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2">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2">Негативная реакция окружающих на свои жалобы является для них субъективным подтверждением обоснованности их пессимизма и негатива.</text:p>
      <text:p text:style-name="P32"><text:soft-page-break/>Возможен шантаж суицидом, но он редко сопровождается суицидальными попытками.</text:p>
      <text:p text:style-name="P35"><text:span text:style-name="T19">Терапия для лиц с пассивно-агрессивным расстройством личности </text:span><text:span text:style-name="T18">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2">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2">Уступки требованиям пациента со стороны терапевта антитерапевтичны, а отказ уступать угрожает потерей контакта.</text:p>
      <text:h text:style-name="P82" text:outline-level="3"><text:bookmark-start text:name="Pochiemu_ia_"/>Почему я?<text:bookmark-end text:name="Pochiemu_ia_"/></text:h>
      <text:p text:style-name="P8">Именно этот вопрос вы задавали себе в начале своих роковых отношений! Именно поиски ответа не дают вам покоя.</text:p>
      <text:p text:style-name="P4"><text:span text:style-name="T5">Вы повстречали прекрасного человека, идеального настолько, что не могли в это поверить! </text:span>Все что он делал, говорил, его поведение и отношение к жизни, к вам,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4">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4">Так как же получилось, что все вышло из под контроля?</text:p>
      <text:p text:style-name="P4">В большинстве отношений контрастируют два понятия: ведомый и ведущий. Как только вы, окрыленная любовью, начинаете безоговорочно верить своему партнеру, как только вы слепо следуете за ним, полагаетесь на него, как только вы отдаете ему в руки панель управления вами, вы становитесь ведомым. Хвостиком. Дополнению к...</text:p>
      <text:p text:style-name="P4">Мы не виноваты, что влюбляемся. Но мы совершаем ошибку, когда выключаем бдительность, когда начинаем надеяться на то, что все именно так, как нам кажется, <text:soft-page-break/>когда отдаемся чужой воли по собственному желанию, не анализируя, не взвешивая все «за» и «против».</text:p>
      <text:p text:style-name="P4">Слепое доверие — это огромный риск потерять себя! Опасность для вашей личности! Вы ведь не можете знать наверняка, что тот, кто рядом с вами не воспользуется вашей любовью себе во благо.</text:p>
      <text:p text:style-name="P25"><text:span text:style-name="T25">Почему вы? Вы, как объект манипулирования, выбраны за качества, которые не стыдно демонстрировать окружающим, которые вызывают зависть или восхищение. Вы слишком</text:span> <text:span text:style-name="T25">хороши, тем самым поддерживаете его нарциссический выбор, его образ. Все просто.</text:span></text:p>
      <text:p text:style-name="P13">Он обязан иметь лучшее. Он не согласен на меньшее, поэтому изначально в его круг поисков не входят «серые мышки». Он, может быть, и не ищет, но, попадись вы ему — он в вас вцепится и <text:span text:style-name="T66">отпустит</text:span><text:span text:style-name="T67"> выбросит</text:span> только тогда, когда с вас уже нечего будет взять.</text:p>
      <text:p text:style-name="P4">Выбор абьюзера основан не только на его собственном анализе, а и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4">Вы — достойная его вниманию вещь, вы красуетесь на «витрине» и он хочет вас заполучить. Купить. И покупает своим обманчивым поведением. Если вы верите ему, вы поддаетесь его влиянию. Вы думаете, что попали в хорошие руки, и уже не скоро поймете, что вас обманули.</text:p>
      <text:p text:style-name="P8">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text:soft-page-break/>ния, общества, оценки, и вы в какой-то момент начинаете делать не то, что хотите, а то, что от вас хотят. И самое интересное — вы уверены в том, что делаете это по собственному желанию!</text:p>
      <text:p text:style-name="P4"><text:span text:style-name="T5">Абьюзер выбирает в жертвы личность, </text:span><text:span text:style-name="_30__20_Text"><text:span text:style-name="T5">которой хотел бы быть сам</text:span></text:span><text:span text:style-name="T5">. Но зависть не дает ему спокойно смотреть, как хорошо идут ваши дела, как вы счастливы, в отличии от него. Поэтому вскоре он начнет воздействовать на вас, </text:span><text:span text:style-name="_30__20_Text"><text:span text:style-name="T5">делая из вас — такого же несчастного человека, как он сам</text:span></text:span><text:span text:style-name="T5">.</text:span></text:p>
      <text:p text:style-name="P49">* * *</text:p>
      <text:p text:style-name="P4">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text:span text:style-name="T2">муж и жена — одна сатана</text:span>», «с<text:span text:style-name="T2">кажи мне, кто твой друг, и я скажу, кто ты</text:span>», «<text:span text:style-name="T2">два сапога — пара</text:span>» и т. д. Остальные расходятся.</text:p>
      <text:p text:style-name="P4">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8">Однако абьюзер объективно не может позиционировать себя в обществе. Поэтому он демонстрирует сходство с <text:soft-page-break/>объектом, которым заинтересовался, чем и цепляет его внимание.</text:p>
      <text:p text:style-name="P4">Вскоре, он заставит вас сомневаться в собственной нормальности, если сомневается в своей. Если у него комплексы по поводу своего внешнего вида, он начнет развивать эи комплексы в вас.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8">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8">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4">15 минут.</text:p>
      <text:p text:style-name="P4">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8">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text:soft-page-break/>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text:p>
      <text:p text:style-name="P8">15 минут.</text:p>
      <text:p text:style-name="P47">* * *</text:p>
      <text:p text:style-name="P8">Вы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4">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4">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примерно за полчаса знакомства сумел распознать в нем подлеца?</text:p>
      <text:p text:style-name="P4">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4"><text:soft-page-break/>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4">Если он врет, то рано или поздно он запутается в собственных словах и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разные ответы.</text:p>
      <text:p text:style-name="P4">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7412764" text:continue-list="list37422373" text:style-name="диалог">
        <text:list-item>
          <text:p text:style-name="P97">Ты просто его не знаешь!</text:p>
        </text:list-item>
      </text:list>
      <text:p text:style-name="P53">* * *</text:p>
      <text:p text:style-name="P8">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4"><text:soft-page-break/>Давайте вспомним ранее описанный диалог, где я задаю своему бывшему парню вопрос:</text:p>
      <text:list xml:id="list37413765" text:continue-numbering="true" text:style-name="диалог">
        <text:list-item>
          <text:p text:style-name="P94">Есть ли что-то, что я должна знать?..</text:p>
        </text:list-item>
      </text:list>
      <text:p text:style-name="P4">Честный человек ответил бы «нет», если он ничего не скрывает, и спросил бы, какая причина таких вопросов. Но давайте вспомним, какие ответы я тогда получила на один несложный вопрос:</text:p>
      <text:list xml:id="list37401224" text:continue-numbering="true" text:style-name="диалог">
        <text:list-item>
          <text:p text:style-name="P94">Ты вокруг меня плетешь какую-то западню...</text:p>
        </text:list-item>
        <text:list-item>
          <text:p text:style-name="P94">Я ничего такого не делал...</text:p>
        </text:list-item>
        <text:list-item>
          <text:p text:style-name="P94">Каждый справляется с болью по разному...</text:p>
        </text:list-item>
        <text:list-item>
          <text:p text:style-name="P94">Я был на четырех свиданиях...</text:p>
        </text:list-item>
        <text:list-item>
          <text:p text:style-name="P94">Да, я трахаться хотел...</text:p>
        </text:list-item>
      </text:list>
      <text:p text:style-name="P4">Но это лишь вербальная сторона разговора. Поговорим еще и о языке тела.</text:p>
      <text:p text:style-name="P4">Разговор проходил на кухне. Она была достаточно просторной, с двумя удобными креслами у обеденного стола. Я, конечно, удобно расположилась в кресле, зная, что разговор будет долгим и напряженным. Однако мой бывший выбрал не кресло, и даже не стул. Он отошел в другой конец комнаты и облокотился на столешницу...</text:p>
      <text:p text:style-name="P4">Он держал дистанцию. Любой другой вариант подразумевал близкое расстояние ко мне. Стараясь скрыть свою ложь, он дистанцировался от меня, но его отчаянно выдавала та самая не комфортная поза.</text:p>
      <text:p text:style-name="P4">Честный человек, которому нечего скрывать, уселся бы рядом, взял меня за руку, посмотрел бы мне в глаза и дал <text:soft-page-break/>бы не противоречащий прозрачный ответ, расслабленно и спокойно...</text:p>
      <text:p text:style-name="P4">Почему я?</text:p>
      <text:p text:style-name="P4">Потому, что, если бы я с самого начала посмотрела правде в глаза, если бы я хоть на мгновения перестала убеждать себя в том, что у нас все хорошо, я бы избежала таких печальных для себя последствий. Но я продолжала разрешать ему манипулировать моими чувствами. Вот почему я!</text:p>
      <text:p text:style-name="P4">Даже когда его аморальные действия стали до безобразия очевидными, я пичкала себя надеждой, что все наладится. Вот почему я!</text:p>
      <text:p text:style-name="P4">Я была слишком высокомерна и тщеславна. Я не могла поверить в то, что так ошиблась человеком! Я же такая рассудительная, дотошная, сильная! Я не могла ошибиться! Я старалась держать марку, но на деле неосознанно, где-то глубоко внутри, я все понимала, но отчаянно пыталась отстрочить неминуемое разочарование. Вместо того, чтобы бежать. Вот почему я.</text:p>
      <text:p text:style-name="P49">* * *</text:p>
      <text:p text:style-name="P8">Как же не попасть в эту ловушку снова?</text:p>
      <text:p text:style-name="P8">Здесь я бы хотела уделить особое внимание одной очень полезной штуке. Эта штука есть у каждого из нас, но мы почти не умеем ею пользоваться.</text:p>
      <text:p text:style-name="P8">Штука эта достаточно противоречивая и сложная, ибо понять механизм ее работы довольно непросто. Еще слож<text:soft-page-break/>нее научиться использовать ее себе во благо, ведь это очень очень очень полезный инструмент!</text:p>
      <text:p text:style-name="P8">Поговорим об интуиции.</text:p>
      <text:p text:style-name="P4"><text:span text:style-name="T5">Интуиция </text:span><text:span text:style-name="T2">(от позднелат. intueor — пристально смотрю)</text:span><text:span text:style-name="T5">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2">И вот тут сразу возникает вопрос: </text:span><text:span text:style-name="T9">«</text:span><text:span text:style-name="T4">Что важнее — интуиция или же все-таки логика?</text:span><text:span text:style-name="T9">»</text:span></text:p>
      <text:p text:style-name="P10">Логика — сознание — рационализм.</text:p>
      <text:p text:style-name="P8">Основываясь на одной логике можно здорово ошибиться. Ведь, общаясь с человеком, мы видим то, что он показывает, например, дружелюбие. И <text:span text:style-name="T2">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10">Интуиция — подсознание — инстинкт.</text:p>
      <text:p text:style-name="P8">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8">Без логики никуда! Логически мыслить — значит иметь способность формулировать умозаключения, суждения и выводы. Однако и чрезмерная направленность на рациональность неизбежно влечет за собой невосприимчивость к «зову сердца». Также как и руководствуясь одними только чувствами мы теряем возможность построить логическую <text:soft-page-break/>цепочку происходящего, а не используя свой внутренний голос мы рискуем стать невосприимчивыми к невербальной способности коммуницировать с окружающим миром.</text:p>
      <text:p text:style-name="P8">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8">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8">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4"><text:span text:style-name="T5">В учениях Платона</text:span><text:span text:style-name="T5"><text:note text:id="ftn25"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2">недискурсивного постижения</text:span>, т. е. без рассуждений. Эпикуреизм<text:note text:id="ftn26"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5"> гласит, что это </text:span><text:span text:style-name="T2">феномен непосредственного познания</text:span><text:span text:style-name="T5">. Плотин</text:span><text:span text:style-name="T5"><text:note text:id="ftn27" text:note-class="footnote"><text:note-citation text:label="***">***</text:note-citation><text:note-body><text:p text:style-name="Footnote"><text:s/>Плотин — античный философ, последователь Платона.</text:p></text:note-body></text:note></text:span><text:span text:style-name="T5"> описал это понятие, как </text:span><text:span text:style-name="T2">мгновенное постижение</text:span><text:span text:style-name="T5"> — озарение.</text:span></text:p>
      <text:list xml:id="list37407869" text:continue-numbering="true" text:style-name="диалог">
        <text:list-item>
          <text:p text:style-name="P97">Я так и знала! — говорим мы часто. Но поздно.</text:p>
        </text:list-item>
      </text:list>
      <text:p text:style-name="P8">И вот интересно — откуда знала? Ответить сложно, но ведь знала же!</text:p>
      <text:p text:style-name="P8">Чутье, проницательность, шестое чувство — называйте как хотите, но могу вам сказать, что там, где логически <text:soft-page-break/>проанализировать ну вот никак не получается — на помощь приходит интуиция и, необъяснимо для нас самих, направляет нас на путь истины.</text:p>
      <text:p text:style-name="P8">Главное условие — прислушаться к ней.</text:p>
      <text:p text:style-name="P8">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8">Так-то.</text:p>
      <text:p text:style-name="P8">Стало быть, первое и самое главное правило — если кажется, то не кажется!</text:p>
      <text:p text:style-name="P8">Почему вы? Потому, что вы пытаетесь оправдывать свои опасения лишь логически.</text:p>
      <text:p text:style-name="P49">* * *</text:p>
      <text:p text:style-name="P8">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8">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text:soft-page-break/>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4">Он вдруг отвел взгляд или слегка поднимает плечи и вжимает шею, как бы защищая свои слабые места, отвечает «на выдохе», <text:span text:style-name="T2">хотя в непринужденной обстановке так не делает</text:span>...</text:p>
      <text:p text:style-name="P4">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 <text:span text:style-name="T5">Понятно, что вы не будете его бить по шее, но мама в детстве так и делала, когда он нашкодит, поэтому он ее прячет.</text:span></text:p>
      <text:p text:style-name="P4"><text:span text:style-name="T5">Признаками вранья могут быть все </text:span><text:span text:style-name="T2">неординарные жесты</text:span><text:span text:style-name="T5">, то есть те, которые проявляются вдруг в каких-то щекотливых ситуациях — </text:span><text:span text:style-name="T2">непривычное поведение</text:span><text:span text:style-name="T5">. Получается, </text:span><text:span text:style-name="T5">чтобы понять, какие именно жесты являются нестандартными, нужно понимать привычное поведение тела вашего собеседника.</text:span></text:p>
      <text:p text:style-name="P4">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4">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5">Человек, </text:span><text:span text:style-name="_30__20_Text"><text:span text:style-name="T25">вспоминая</text:span></text:span><text:span text:style-name="T25">, отведет взгляд на ту область в поле зрения, которая не будет его отвлекать (потолок, стену...) </text:span><text:soft-page-break/><text:span text:style-name="T25">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5">Человек, который </text:span><text:span text:style-name="_30__20_Text"><text:span text:style-name="T32">пытается</text:span></text:span><text:span text:style-name="_30__20_Text"><text:span text:style-name="T25"> придумать</text:span></text:span><text:span text:style-name="T25">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 Он спрячет от вас взгляд, но будет стараться говорить как можно убедительнее, рассуждая в слух.</text:span></text:p>
      <text:p text:style-name="P4">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2">Не слушайте — смотрите</text:span>, ведь он говорит «Нет».</text:p>
      <text:p text:style-name="P8">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8">Почему вы? Потому, что были недостаточно внимательны.</text:p>
      <text:p text:style-name="P8">Не стройте иллюзий! Найдите в себе силы и посмотрите правде в глаза трезво, отбросив все надежды.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8"><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8">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8">Она подскажет, поверьте, если что-то пойдет не так. Укажет на «осадок» после разговора, прозвенит беззвучным сигналом тревоги или ёкнет в сердце неожиданной несостыковкой.</text:p>
      <text:h text:style-name="P80" text:outline-level="2"><text:span text:style-name="T5"><text:s/></text:span><text:bookmark-start text:name="Glava_25__Priznaki__priiemy_i_protivosto1"/><text:span text:style-name="T5">Глава 25. <text:line-break/>При</text:span><text:bookmark-end text:name="Glava_25__Priznaki__priiemy_i_protivosto1"/><text:span text:style-name="T5">емы и противостояние манипуляции</text:span></text:h>
      <text:p text:style-name="P4">Как я уже говорила, психопаты отлично маскируются в обществе. Давайте попробуем разобраться во всем окончательно. Для этого я собрала все основные техники воздействия деструктивных личностей и попыталась кратко и понятно описать их.</text:p>
      <text:p text:style-name="P8">Важно понимать, что каждый из описанных здесь методов имеет серьезное влияние и оказывает сильное воздействие на психику жертвы. Лично у меня было постоянное ощущение, будто меня топят.</text:p>
      <text:p text:style-name="P8">Мне казалось что я в воде, а он берет меня за голову и погружает под воду. И, каждый раз, когда у меня получалось вдохнуть хоть немного воздуха, он топил меня снова и снова, не давая отдышаться. Он смотрел как я барахтаюсь в воде, не скрывая любопытства, сколько еще я смогу продержаться. Иногда мне казалось, что он подает мне руку, чтобы я могла выбраться, но каждый раз он толкал меня обратно, не скрывая удовлетворения на лице от моей безысходности. Это поистине жуткие воспоминания для меня.</text:p>
      <text:p text:style-name="P4"><text:span text:style-name="T5">Вы должны понять, что у вас не получится его перевоспитать, не получится «открыть ему глаза», заставить понять или что-то доказать ему. Он расценит эти ваши по</text:span><text:soft-page-break/><text:span text:style-name="T5">пытки, как ваши слабые места, которые таким образом вы ему покажете, и он надавит на них при любой удобной возможности. Поэтому первое и главное, что я вам рекомендую — это бежать! Бежать как можно дальше и быстрее. Ничего не изменится и будет только хуже. Вы это поймете, если останетесь.</text:span></text:p>
      <text:h text:style-name="P82" text:outline-level="3">Делегирование<text:bookmark-start text:name="Diemonstrativnoie_ighnorirovaniie_sobstv"/> собственных обязательств<text:bookmark-end text:name="Diemonstrativnoie_ighnorirovaniie_sobstv"/></text:h>
      <text:p text:style-name="P4">Он игнорирует правила и устои вашей семьи, уходит от своих прямых обязанностей. Абьюзер проявляет безответственное отношение к быту, что выражается неспособностью следить за своими личными вещами, бытовыми атрибутами и нежеланием принимать решения. Он избегает любой «грязной» или рутинной работы. Он эксплуатирует вас, как слугу, обвиняя вас в эксплуатации при любой попытке попросить его помощи.</text:p>
      <text:p text:style-name="P4">Такой человек может не знать, как включается стиральная машина, где находится половая тряпка или где ящик с инструментами. Он, кажется, делается все, чтобы ни в коем случае не перетрудиться и находится в вечном поиске дешевой рабочей силы.</text:p>
      <text:p text:style-name="P4">У него до безобразия развита хитрожопость, и он успешно развивает этот навык. Если он не захочет что-либо делать, то, поверьте мне, он найдет руки, которые сделают это за него. Однако одно он умеет делать лучше всех — раздавать указания. И вот вы уже делаете то, чего делать не хотите и не понимаете, как на это подписались.</text:p>
      <text:p text:style-name="P4">Ваш партнер может восхищаться тем, как вы орудуете отверткой или вашим умением забивать гвозди. Вместо того, чтобы испытывать стыд, он поощряет вас за ваши умения, тем самым сглаживает ваше недовольство, ведь это обязанности мужчины в быту.</text:p>
      <text:p text:style-name="P4"><text:soft-page-break/>Его инфантильность в бытовых вопросах очень раздражает вас. Вам кажется, что он просто издевается! Вы злитесь, а он изображает искреннее непонимание вашего раздражения.</text:p>
      <text:p text:style-name="P4">Призвать его на помощь — значит получить его осуждение. Он скажет, что вы вечно его пилите, забираете его свободу, мешаете жить и т. д.</text:p>
      <text:p text:style-name="P4">Говорят, задача женщины в отношениях — раскрыть сильные стороны мужчины! Однако, когда мы имеем дело со слабохарактерным партнером, мы просто не видим в нем тех сильных сторон.</text:p>
      <text:p text:style-name="P4">Вы четко осознаете, что устали тянуть все на себе. Вам хочется поддержки, но эти ваши чувства конфликтуют с вашей любовью к нему. Вы убеждаете себя в том, что вам несложно сделать то или иное дело вместо него, к тому же таким образом вы избежите колкостей с его стороны... Другими словами, сделать все самой для вас является лучшим вариантом, и вы действуете самостоятельно.</text:p>
      <text:p text:style-name="P4">А теперь представьте, что вы забеременели, что вы заболели или куда-то уехали... Ваш быт развалится и насущные проблемы умножатся. Вас это пугает? Это нормально, ведь вы четко понимаете, что так и будет. Вы этого хотите? О таком человеке вы мечтали? Такую жизнь рисовало ваше воображение?</text:p>
      <text:p text:style-name="P4">Попробуйте представить вашу жизнь без него. Что изменится? Список ваших ежедневных дел, ваших проблем, затрат увеличится или сократится? Если второе, то, подумайте сами, уйти от такого партнера будет лучшим вариантом для вас.</text:p>
      <text:h text:style-name="P82" text:outline-level="3"><text:bookmark-start text:name="Gazlaitingh_"/>Газлайтинг<text:bookmark-end text:name="Gazlaitingh_"/></text:h>
      <text:p text:style-name="P4">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в собственной дееспособности, памяти и адекватности.</text:p>
      <text:list xml:id="list37413919" text:continue-numbering="true" text:style-name="диалог">
        <text:list-item>
          <text:p text:style-name="P94">Тебе показалось.</text:p>
        </text:list-item>
        <text:list-item>
          <text:p text:style-name="P94">Ты себе накручиваешь.</text:p>
        </text:list-item>
        <text:list-item>
          <text:p text:style-name="P94">Ничего у тебя не болит.</text:p>
        </text:list-item>
        <text:list-item>
          <text:p text:style-name="P94">Ты сама придумываешь себе проблемы.</text:p>
        </text:list-item>
        <text:list-item>
          <text:p text:style-name="P94">Я такого не говорил!</text:p>
        </text:list-item>
      </text:list>
      <text:p text:style-name="P4">Или:</text:p>
      <text:list xml:id="list37404029" text:continue-numbering="true" text:style-name="диалог">
        <text:list-item>
          <text:p text:style-name="P94">Не было такого. Ты все придумываешь!</text:p>
        </text:list-item>
      </text:list>
      <text:p text:style-name="P4">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list xml:id="list37396131" text:continue-numbering="true" text:style-name="диалог">
        <text:list-item>
          <text:p text:style-name="P94">Ты что — сумасшедшая?!</text:p>
        </text:list-item>
      </text:list>
      <text:p text:style-name="P4">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text:soft-page-break/>довольно часто. Однако не все так просто! Есть несколько аспектов для успешного результата такого воздействия.</text:p>
      <text:p text:style-name="P4">Во-первых: этот человек должен быть близким для вас. Вы к нему, как минимум, расположены:</text:p>
      <text:list xml:id="list37423521" text:continue-numbering="true" text:style-name="диалог">
        <text:list-item>
          <text:p text:style-name="P94">С чего бы это ему причинять мне зло?</text:p>
        </text:list-item>
      </text:list>
      <text:p text:style-name="P4">Во-вторых: он опровергает ваше мнение:</text:p>
      <text:list xml:id="list37411527" text:continue-numbering="true" text:style-name="диалог">
        <text:list-item>
          <text:p text:style-name="P94">Не придумывай! Тебе показалось!</text:p>
        </text:list-item>
      </text:list>
      <text:p text:style-name="P4">В-третьих: этот человек настаивает на своей точке зрения, убеждая в этом вас:</text:p>
      <text:list xml:id="list37402797" text:continue-numbering="true" text:style-name="диалог">
        <text:list-item>
          <text:p text:style-name="P94">Я же знаю, что тебе нравится! Да нравится же! Ну чего ты врешь?!</text:p>
        </text:list-item>
      </text:list>
      <text:p text:style-name="P4">Вы начинаете в себе сомневаться если:</text:p>
      <text:list xml:id="list37409769" text:continue-list="list37423784" text:style-name="список_20_перечисление">
        <text:list-item>
          <text:p text:style-name="P96">вас запугивают и шантажируют: <text:span text:style-name="T2">«Я не буду с тобой разговаривать, если ты продолжишь говорить этот бред!»</text:span></text:p>
        </text:list-item>
        <text:list-item>
          <text:p text:style-name="P96">вас держат в напряжении: <text:span text:style-name="T2">«Ну посмотрим, как ты будешь стараться! Что-то я сомневаюсь!»</text:span></text:p>
        </text:list-item>
        <text:list-item>
          <text:p text:style-name="P96">на вас оказывают давление: <text:span text:style-name="T2">«Если ты это не сделаешь, то значит не любишь меня!»</text:span></text:p>
        </text:list-item>
        <text:list-item>
          <text:p text:style-name="P96">вам внушают: <text:span text:style-name="T2">«Ты понимаешь, что такое говорят только ненормальные!?»</text:span></text:p>
        </text:list-item>
        <text:list-item>
          <text:p text:style-name="P96">вас кодируют путем постоянного повторения всего вышеперечисленного.</text:p>
        </text:list-item>
      </text:list>
      <text:p text:style-name="P4">В таких отношениях есть несколько этапов: сначала в вас сеют сомнения в вашей нормальности, затем вам постоянно приходится доказывать, что вы нормальная, но вас <text:soft-page-break/>упорно убеждают в обратном. Позже вы допускаете вероятность того, что может действительно что-то не так поняли или увидели и все чаше склоняетесь к тому, что ваш партнер прав. По итогу просто слепо верите ему.</text:p>
      <text:p text:style-name="P4">Вам вечно что-то пытаются внушить относительно вашей нормальности, и вы действительно начинаете <text:span text:style-name="T59">сомневаться</text:span> в себе. Почему так происходит? Дело в том, что в тот момент, когда вам в очередной раз говорят, что с вами не все в порядке, вы <text:span text:style-name="T5">совершаете ошибку</text:span> — <text:span text:style-name="T2">перепроверяете</text:span> эти факты в своей голове. Чем чаще вам намекают на вашу ненормальность, тем чаще вы <text:span text:style-name="T2">допускаете</text:span><text:span text:style-name="T5"> вероятность того, что это может оказаться правдой.</text:span></text:p>
      <text:p text:style-name="P8">Например, вы первый раз за год приболели. С вами обычно редко такое случается, однако, ваш партнер говорит вам:</text:p>
      <text:list xml:id="list37398679" text:continue-list="list37402797" text:style-name="диалог">
        <text:list-item>
          <text:p text:style-name="P97">Опять! Дорогая, тебе не кажется, что ты в последнее время часто болеешь?</text:p>
        </text:list-item>
      </text:list>
      <text:p text:style-name="P8">Или вы бодры и веселы, а ваш партнер говорит вам:</text:p>
      <text:list xml:id="list37398491" text:continue-numbering="true" text:style-name="диалог">
        <text:list-item>
          <text:p text:style-name="P97">Что-то ты бледненькая! С тобой точно все в порядке?</text:p>
        </text:list-item>
      </text:list>
      <text:p text:style-name="P8">Вы умны и ответственны, а вам постоянно говорят, что вы все теряете, везде опаздываете, все путаете.</text:p>
      <text:p text:style-name="P8">Вы стройная и подтянутая, следите за своим внешним видом, правильно питаетесь и ведете активный образ жизни, но вам говорят, что пора бы и похудеть.</text:p>
      <text:p text:style-name="Subtitle"><text:soft-page-break/>* * *</text:p>
      <text:p text:style-name="P4"><text:span text:style-name="T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 </text:span><text:span text:style-name="T60">Я </text:span><text:span text:style-name="T19">настойчиво советую его к просмотру. Во время просмотра у меня действительно мурашки шли по коже!</text:span></text:p>
      <text:p text:style-name="Text_20_body"><text:span text:style-name="T41">Теперь, </text:span><text:span text:style-name="T44">когда мне в очередной раз задают провокационные вопросы типа: что же я в нем, таком плохом, нашла; что же я терпела и не уходила </text:span><text:span text:style-name="T41">—</text:span><text:span text:style-name="T44"> я советую просто посмотреть этот фильм. Эмоции девушки и жестокость ее мучителя очень красноречиво сыграны прекрасными актерами Ингрид Бергман и Шарлем Буайе!</text:span></text:p>
      <text:p text:style-name="P4"><text:span text:style-name="T5">Газлайтинг — форма общения, которая действительно может развить серьезные психологические проблемы у жертвы. </text:span>Избежать этого можно, если вместо того, чтобы пытаться перепроверить эти факты у себя в голове, сразу <text:span text:style-name="T11">твердо(!)</text:span> делать выводы:</text:p>
      <text:list xml:id="list37396699" text:continue-numbering="true" text:style-name="диалог">
        <text:list-item>
          <text:p text:style-name="P94">Мне это нравится? — Нет.</text:p>
        </text:list-item>
        <text:list-item>
          <text:p text:style-name="P94">Я это слышала/видела? — Да.</text:p>
        </text:list-item>
      </text:list>
      <text:p text:style-name="P4">Таким образом вы избавитесь от сомнений в реальности этих фактов.</text:p>
      <text:p text:style-name="P4">Отстаивайте свою точку зрения. Описывайте свои чувства:</text:p>
      <text:list xml:id="list37406057" text:continue-numbering="true" text:style-name="диалог">
        <text:list-item>
          <text:p text:style-name="P94">Как это у меня не болит? Еще как болит!</text:p>
        </text:list-item>
      </text:list>
      <text:p text:style-name="P4"><text:soft-page-break/>Вам не нравится, что вам так сказали, вас раздражают попытки выставить вас неуравновешенным человеком? Проговаривайте это вслух твердо и уверенно:</text:p>
      <text:list xml:id="list37391692" text:continue-numbering="true" text:style-name="диалог">
        <text:list-item>
          <text:p text:style-name="P94">Ты что, хочешь сказать, что я сумасшедшая?!</text:p>
        </text:list-item>
      </text:list>
      <text:p text:style-name="P47">* * *</text:p>
      <text:p text:style-name="P4">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4">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всячески поддерживать самоуважение и самооценку.</text:p>
      <text:p text:style-name="P4">Спокойно и уверенно объясните своему деструктивному партнеру, что <text:span text:style-name="T2">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4">Интересный момент: специалисты советуют <text:span text:style-name="T2">фиксировать эпизоды</text:span>,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 <text:span text:style-name="T59">Это поможет вам увидеть, что вы все сделали правильно и </text:span><text:span text:style-name="T14">стать</text:span><text:span text:style-name="T59"> уверенее в себе.</text:span></text:p>
      <text:p text:style-name="P4">Поймите, что в ваших отношениях, на самом деле, слабым звеном является сам абьюзер, а не вы. Именно он ис<text:soft-page-break/>пытывает горечь от собственных многочисленных недостатков, которые пытается спроецировать на вас, тем самым, выставив себя в хорошем свете.</text:p>
      <text:p text:style-name="P4">Проекция в психологии — это метод психологической защиты. Стал бы он защищаться без угрозы? Угроза в нем самом, а проецируя на остальных собственное неподобающее <text:s/>поведение, абьюзер получает удовлетворение, внушая себе, что черпает негатив не изнутри того, что у нормальных людей называется душой, а извне.</text:p>
      <text:p text:style-name="Subtitle">* * *</text:p>
      <text:p text:style-name="P4">Вы, как человек, переживший газлайтинг, вероятно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4">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4">Что же касается абьюзера, то тут важно понять, что вряд ли, проснувшись однажды утром, <text:span text:style-name="T59">он</text:span> осознает всю силу своей жестокости по отношению к вам и остановится. Поэтому очень важно с этого момента держать дистанцию и не позволять <text:span text:style-name="T59">ему</text:span> проникать в ваши мысли. От таких людей я настойчиво <text:span text:style-name="T59">рекомендую</text:span> вам держаться подальше!</text:p>
      <text:h text:style-name="P82" text:outline-level="3"><text:bookmark-start text:name="Viskholdingh_"/>Висхолдинг<text:bookmark-end text:name="Viskholdingh_"/></text:h>
      <text:p text:style-name="P4">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5">.</text:span></text:p>
      <text:p text:style-name="P4">Абьюзер может игнорировать вас, делая вид, будто не слышит. Таким образом он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оказания поддержки или решения проблем напрягает абьюзеров и они сделают все, чтобы уйти от ответов, ссылаясь на головную боль, несрочность дела или на вашу иррациональность в этом вопросе.</text:p>
      <text:p text:style-name="P4">Деструктивный индивид всячески пытается избежать действий, за которые ему придется нести ответственность и тратиться эмоционально. Он не умеет слушать, не хочет и не будет, вне зависимости от важности темы. Поверьте, если он знает, что для него нет никакой выгоды, он не станет потакать вашим «глупым идеям».</text:p>
      <text:p text:style-name="P4">Абьюзер не способен выслушать вас и ему не интересно обсуждать ваши отношения. Он упрекает вас в сверхчувствительности при любой вашей попытки поговорить начистоту, блокирует ваши эмоции и объясняет это тем, что вы преувеличиваете. Он всячески пытается спрыгнуть с темы, <text:soft-page-break/>перебивает, высмеивает и иронизирует над вашими чувствами или вовсе игнорирует их.</text:p>
      <text:list xml:id="list37398635" text:continue-numbering="true" text:style-name="диалог">
        <text:list-item>
          <text:p text:style-name="P94">И это, по твоему, проблема? Ты действительно считаешь, что из-за этого стоит ссориться?</text:p>
        </text:list-item>
      </text:list>
      <text:p text:style-name="P4">Он надевает свое дежурное <text:span text:style-name="T2">Лицо </text:span><text:span text:style-name="T5">и смотрит на вас с наигранным недоумением, или даже с презрением. Он уже готов уйти, а вы </text:span>говорите о том, что не хотите ругаться, что просто пытаетесь решить семейный вопрос... — <text:span text:style-name="T2">он спрыгнул с темы</text:span>.</text:p>
      <text:list xml:id="list37422193" text:continue-numbering="true" text:style-name="диалог">
        <text:list-item>
          <text:p text:style-name="P94">Я не буду разговаривать об этом. Это полный бред! Ты хоть слышишь себя?</text:p>
        </text:list-item>
      </text:list>
      <text:p text:style-name="P4">И вот вы пытаетесь понять, что же «такого» вы сказали не так. Вы оправдываетесь, пытаетесь объясниться... — <text:span text:style-name="T2">он спрыгнул с темы</text:span>.</text:p>
      <text:list xml:id="list37394224" text:continue-numbering="true" text:style-name="диалог">
        <text:list-item>
          <text:p text:style-name="P94">В смысле?</text:p>
        </text:list-item>
      </text:list>
      <text:p text:style-name="P4">Чтобы не отвечать на вопрос, он задает вам встречный, чтобы:</text:p>
      <text:p text:style-name="Text_20_body"><text:span text:style-name="T25">а) придраться к вашему ответу и </text:span><text:span text:style-name="T30">спрыгнуть с темы</text:span><text:span text:style-name="T25">;</text:span></text:p>
      <text:p text:style-name="P4">б) успеть придумать что-то пока вы повторяете свой вопрос, что позволит ему <text:span text:style-name="T2">спрыгнуть с темы</text:span>.</text:p>
      <text:p text:style-name="P4">В разговоре он надменным тоном пересказывает ваши фразы, перевирает их и обесценивает их важность. Это сильно изматывает вас. Вы чувствуете опустошение и безысходность после таких разговоров.</text:p>
      <text:p text:style-name="P4">При любого рода разногласиях от вас требуют идти на компромиссы, но сам манипулятор не готов идти на них. В ходе <text:span text:style-name="T2">выносящего мозг спора </text:span><text:span text:style-name="T5">(знакомо?)</text:span>, вы все-таки про<text:soft-page-break/>гибаетесь. Дабы прекратить бесконечный поток упреков в вашу сторону вы отступаете. Он ликует, а вы снова остались ни с чем. Хотя нет! Опустошение и беспомощность в попытках что-либо доказать, вот что вам остается.</text:p>
      <text:p text:style-name="P4">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4">Не душите в себе ощущение ненужности. Чтобы убедиться в его равнодушии к обсуждаемой проблеме, можете задать ему пару уточняющих вопросов?</text:p>
      <text:list xml:id="list37395883" text:continue-numbering="true" text:style-name="диалог">
        <text:list-item>
          <text:p text:style-name="P94">Скажи мне, тебе правда неинтересно, в какой школе будет учится твой сын?</text:p>
        </text:list-item>
        <text:list-item>
          <text:p text:style-name="P94">Откуда генерируются твои отговорки? Или может ты думаешь, что, уходя от этой темы, этот вопрос решиться сам собой?</text:p>
        </text:list-item>
      </text:list>
      <text:p text:style-name="P4">Но будьте готовы к новой порции дерьма, которым он вас обольет с ног до головы!</text:p>
      <text:p text:style-name="P4">Однако, если вопрос действительно очень важен и откладывать его неблагоразумно, то попросите помощи у других людей! Да, если если он не в состоянии вам помочь, то пусть об этом знает весь мир! Таким образом вы покажете ему, что, во-первых: он не незаменим; во-вторых: в таком случае он почувствует свою бесполезность, что может сподвигнуть его на действия, которые вы от него ожидаете.</text:p>
      <text:p text:style-name="P4">Если вы — человек с обостренным чувством справедливости, то вы можете дать мощный отпор своему деструк<text:soft-page-break/>тивному партнеру. Ваша агрессия в таком случае будет доброкачественной, ведь вы никогда не нападаете первой.</text:p>
      <text:p text:style-name="P8">Отстаивайте свое право быть услышанной и понятой. Это справедливо. Оперируйте тем, что вы в паре, а значит несете друг за друга ответственность. А если ваш партнер не в состоянии помочь решить общее дело, то грош цена таким отношениям!</text:p>
      <text:h text:style-name="P82" text:outline-level="3">Изоляция жертвы от ее окружения</text:h>
      <text:h text:style-name="P83" text:outline-level="4">1. Он всячески заполняет ваше время собой и своим окружением.</text:h>
      <text:p text:style-name="P4">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придется снова отложить...</text:p>
      <text:p text:style-name="P4">Таким образом, постепенно вы <text:span text:style-name="T2">пропадаете</text:span> из своей компании, и уже через какое-то время окружение вашего партнера становится вашим.</text:p>
      <text:p text:style-name="P4">Не упускайте возможности проводить время с вашими близкими! С ним или без него — это ваши друзья и он должен уважать их и ваше желание поддерживать с ними связь.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4">— Я пригласила на выходные Машу и Петю. Будем играть в покер.</text:p>
      <text:p text:style-name="P4"><text:soft-page-break/>Если же он уже договорился со своими друзьями, то скажите, что он мог бы сообщить вам об этом заранее — вы же сразу ставите его в известность! Пусть договорится на другой день.</text:p>
      <text:h text:style-name="P83" text:outline-level="4">2. Он воздействует на ваше мнение о ваших близких.</text:h>
      <text:p text:style-name="P7">Это может быть ваша близкая подруга:</text:p>
      <text:list xml:id="list37418123" text:continue-numbering="true" text:style-name="диалог">
        <text:list-item>
          <text:p text:style-name="P94">Твоя Машка как-то странно на меня посмотрела... А вы давно с ней дружите?...</text:p>
        </text:list-item>
      </text:list>
      <text:p text:style-name="P4">После такого замечания вы, наверняка, постараетесь оградить вашего партнера от <text:span text:style-name="T59">каких-то </text:span><text:span text:style-name="T14">не таких</text:span><text:span text:style-name="T45"> </text:span><text:span text:style-name="T14">взглядов Маши. Теперь ваше с ней общение может свестись к минимуму.</text:span></text:p>
      <text:p text:style-name="P14">Это может быть ваш друг:</text:p>
      <text:list xml:id="list37420475" text:continue-numbering="true" text:style-name="диалог">
        <text:list-item>
          <text:p text:style-name="P94">Я видел, как ты с Петей кокетничала...</text:p>
        </text:list-item>
      </text:list>
      <text:p text:style-name="P4">Петю ждет та же участь, что и Машу — вы перестаете общаться с Петей, дабы избежать необоснованной ревности вашего партнера.</text:p>
      <text:p text:style-name="P4">Это могут быть ваши близкие родственники:</text:p>
      <text:list xml:id="list37393074" text:continue-numbering="true" text:style-name="диалог">
        <text:list-item>
          <text:p text:style-name="P94">Мне кажется, что я не нравлюсь твоей маме...</text:p>
        </text:list-item>
      </text:list>
      <text:p text:style-name="P4">Как вы понимаете, вы постараетесь «спрятать» его от якобы недоброжелательных родственников, дабы не возникало никаких недоразумений и дискомфортных ситуаций в общении.</text:p>
      <text:p text:style-name="P7"><text:soft-page-break/>Все желают вам зла, завидуют вам, но только не он! Он как раз оберегает вас от всех злых людей!</text:p>
      <text:p text:style-name="P4"><text:span text:style-name="T9">На деле же о</text:span><text:bookmark-start text:name="Izoliatsiia_zhiertvy_ot_ieie_okruzhienii"/><text:span text:style-name="T9">н </text:span><text:bookmark-end text:name="Izoliatsiia_zhiertvy_ot_ieie_okruzhienii"/><text:span text:style-name="T9">ссорится сам или ссорит вас с людьми, которые по особому вам близки, тем самым </text:span>лишая вас поддержки вашего окружения на случай (а это неизбежно), когда она вам понадобится.</text:p>
      <text:p text:style-name="P4">При этом, вы вряд ли услышите прямые запреты, типа:</text:p>
      <text:list xml:id="list37418089" text:continue-numbering="true" text:style-name="диалог">
        <text:list-item>
          <text:p text:style-name="P117"><text:span text:style-name="T25">Я не хочу, чтобы ты с </text:span><text:span text:style-name="T39">Машей</text:span><text:span text:style-name="T42"> </text:span><text:span text:style-name="T39">общалась!</text:span></text:p>
        </text:list-item>
      </text:list>
      <text:p text:style-name="P4">Нет! Он действует гораздо аккуратнее, так, что с его подачи вы сами стараетесь оградиться от такого напряженного общения, в следствии чего, прекращаете общение с большинством ваших друзей и даже с близкими родственниками.</text:p>
      <text:p text:style-name="P4">Не верьте ничему, в чем не нашли подтверждения! Верьте только своим глазам и ушам!</text:p>
      <text:p text:style-name="P4">Вы видели, как Машка на него посмотрела? Нет? Значит и беспокоиться не о чем! Ему показалось, что ваш друг питает к вам чувства? Пусть перекрестится! Конечно, если вы найдете доказательство его словам, то это уже будет совершенно другой разговор! Но пока это всего лишь его слова, я настоятельно рекомендую вам ни в коем случае не отказываться от общения с вашим окружением!</text:p>
      <text:h text:style-name="Heading_20_4" text:outline-level="4"><text:span text:style-name="T25">3. Он </text:span><text:span text:style-name="T32">воздействует </text:span><text:span text:style-name="T25">на ваше окружение.</text:span></text:h>
      <text:p text:style-name="P4">Он настолько хорош, что ваши подруги завидуют вам белой завистью, ваши родители от него без ума, а ухажеры <text:soft-page-break/>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4">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4">Таким человеком руководят определенные цели... или вы все еще думаете, что вам кажется?</text:p>
      <text:p text:style-name="P4">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4">В случае возникновения проблем (а, как я уже говорила, это неизбежно), <text:s/>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Subtitle">* * *</text:p>
      <text:p text:style-name="P4">Нас с детства учили, что «сор из избы не выносят». Выносят! Иначе вы просто задохнетесь от этой «вони»! Я знаю, о чем говорю!</text:p>
      <text:p text:style-name="P4"><text:soft-page-break/>Попробуйте <text:span text:style-name="T2">намекнуть</text:span> родителям о том, что он цветов давно не дарил, обидел вас вчера и на прошлой неделе... Говорите только правду, какой бы она ни была. В последствии это поможет вам избежать стандартных вопросов типа:</text:p>
      <text:list xml:id="list37394146" text:continue-numbering="true" text:style-name="диалог">
        <text:list-item>
          <text:p text:style-name="P94">А куда же ты смотрела? Как ты могла не заметить?!</text:p>
        </text:list-item>
      </text:list>
      <text:p text:style-name="P4">А так же «по горячему» получить от близких совет на тему: «Что же делать?»</text:p>
      <text:p text:style-name="P4">Заходите издалека:</text:p>
      <text:list xml:id="list37395538" text:continue-numbering="true" text:style-name="диалог">
        <text:list-item>
          <text:p text:style-name="P94">Маш, смотри, вот чисто гипотетически, если человек так себя ведет — это нормально?</text:p>
        </text:list-item>
      </text:list>
      <text:p text:style-name="P4"><text:s/>Поверьте, с этих пор к нему начнут присматриваться. К тому же и он заметит, что отныне вы не один на один с ним.</text:p>
      <text:p text:style-name="P4">Если процесс психологического давления уже действует на вас и вы в этом уверены, не говорите прямым текстом об этом — вам не поверят! Помните, я рассказывала о том, как приковыляла к сестре после операции на ноге? Так вот, даже после всех моих рыданий, даже после всех подробностей, которые я рассказала ей той ночью, она была уверена, что мы прекрасная гармоничная пара! Только когда началась эта грязная эпопея с деньгами и с его «Я ее никогда не любил!» она будто бы прозрела и была, что называется, очень удивлена такому его новому образу!</text:p>
      <text:p text:style-name="P4">Так что, заговорив о своих проблемах как можно раньше, у вас будет отличный шанс обезопасить себя и заручиться поддержкой!</text:p>
      <text:h text:style-name="P82" text:outline-level="3"><text:bookmark-start text:name="Passivnaia_aghriessiia__ighnorirovaniie_"/>Пассивная агрессия<text:bookmark-end text:name="Passivnaia_aghriessiia__ighnorirovaniie_"/></text:h>
      <text:p text:style-name="P4">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4">Не удивляйтесь тому, что такую холодность он, зачастую, проявляет только к вам. Он убежден, что вы в его плену, и уверен, что вы никуда не денетесь. Осталось только привязать вас покрепче. И в этом ему поможет резкая и необоснованная дистанция между вами!</text:p>
      <text:p text:style-name="P4">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4">Результат пассивной агрессии — это всегда сильное чувство вины жертвы.</text:p>
      <text:p text:style-name="P4">Цель абьюзера — самоутвердиться. Это ответ на ваш вопрос: «Почему он вас, близкого ему человека, обижает?» Он не считает нужным перед вами церемониться. Однако ему важно донести вам, и убедиться самому в том, что он властен над вами!</text:p>
      <text:h text:style-name="Heading_20_4" text:outline-level="4">Игнорирование.</text:h>
      <text:p text:style-name="P4"><text:soft-page-break/>Он изначально ориентирован на материализм, а не на духовный или эмоциональный обмен. Так что чувства жертвы по-умолчанию ему не понятны, и в добавок, вызывают раздражение, поэтому он от них дистанцируется. Молча и без объяснений.</text:p>
      <text:p text:style-name="P4">Вы можете звать его несколько раз, а он сделает вид, будто не слышит вас, хотя находится в одной комнате с вами. Вы что-то спросили, а он, никак не отреагировав, заводит другую тему. Вы повторяете вопрос десятый раз и, так и не получив ответа, слышите:</text:p>
      <text:list xml:id="list37403241" text:continue-numbering="true" text:style-name="диалог">
        <text:list-item>
          <text:p text:style-name="P94">Да сколько можно меня дергать?!</text:p>
        </text:list-item>
      </text:list>
      <text:p text:style-name="P4">Ну и, конечно, он обижается!</text:p>
      <text:h text:style-name="P83" text:outline-level="4">Обида.</text:h>
      <text:p text:style-name="P4">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37402149" text:continue-numbering="true" text:style-name="диалог">
        <text:list-item>
          <text:p text:style-name="P94">Как ты могла?!</text:p>
        </text:list-item>
      </text:list>
      <text:p text:style-name="P4">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для него время для попытки пойти на контакт, за что будете наказаны его необоснованной обидой. </text:p>
      <text:p text:style-name="P4">Он может обидеться даже на то, что вы поступили вопреки его ожиданиям. И плевать, что вам не удосужились со<text:soft-page-break/>общить, какими были его ожидания — если вы хотите не то, чего хочет он — придется искупить свою вину.</text:p>
      <text:h text:style-name="Heading_20_4" text:outline-level="4">Внезапный бойкот.</text:h>
      <text:p text:style-name="P4">Пять минут назад вы беззаботно болтали, и вот он вдруг замолчал... Он молчит день, два, неделю... Вы все ждете его объяснений, спрашиваете, что же случилось, но он молчит, тяжело вздыхая.</text:p>
      <text:p text:style-name="P4">Это бойкот. Цель такой пассивной агрессии — ввести вас в недоумение. Вы ищете свою вину, но не можете ее найти. В вашей голове только одна мысль:</text:p>
      <text:list xml:id="list37412202" text:continue-numbering="true" text:style-name="диалог">
        <text:list-item>
          <text:p text:style-name="P94">Не может же он просто так взять и обидеться?</text:p>
        </text:list-item>
      </text:list>
      <text:p text:style-name="P4">И вы отвечаете себе на этот вопрос — нет, не может.</text:p>
      <text:p text:style-name="P4">Может!!!</text:p>
      <text:p text:style-name="P4">Вам сложно поверить в то, что им руководят скрытые мотивы. Будучи человеком сострадательным и неравнодушным, вы пытаетесь наладить связь:</text:p>
      <text:list xml:id="list37421787" text:continue-numbering="true" text:style-name="диалог">
        <text:list-item>
          <text:p text:style-name="P94">Милый, ну скажи, что не так? Ну прости, если я тебя чем-то обидела!</text:p>
        </text:list-item>
      </text:list>
      <text:p text:style-name="P4">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4">Понимаете? Ему нужен контроль над вами, а опуская голову и прося прощение за то, чего, на самом деле, вы не <text:soft-page-break/>делали, о чем вам даже не удосужились сообщить — это как раз повиновение.</text:p>
      <text:p text:style-name="P4">В следующую такую ситуацию вам обязательно напомнят:</text:p>
      <text:list xml:id="list37404861" text:continue-numbering="true" text:style-name="диалог">
        <text:list-item>
          <text:p text:style-name="P94">Опять ты за свое. В прошлый раз было тоже самое!</text:p>
        </text:list-item>
      </text:list>
      <text:p text:style-name="P4">И вы снова не понимаете. И снова просите прощение, и обещаете, что такого больше не повторится! А вам говорят:</text:p>
      <text:list xml:id="list37403827" text:continue-numbering="true" text:style-name="диалог">
        <text:list-item>
          <text:p text:style-name="P94">Ты в прошлый раз тоже говорила, что не повторится!</text:p>
          <text:p text:style-name="P85">* * *</text:p>
        </text:list-item>
      </text:list>
      <text:p text:style-name="P4">Манипулятору необходимо поддерживать с вами связь и периодически подкармливать вас плюшками. 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4">Сближение-отталкивание — и так по очереди. Комплименты сменяются придирками, после обнимашек идут замечания, после ваших теплых слов в его адрес — обвинения в том, что ваша любовь неискренняя. Затем спина и ваши извинения.</text:p>
      <text:p text:style-name="P4">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напряжения. Я пробовала узнать причины та<text:soft-page-break/>кого поведения, я игнорировала это поведение, потом высмеивала его:</text:p>
      <text:list xml:id="list37398389" text:continue-numbering="true" text:style-name="диалог">
        <text:list-item>
          <text:p text:style-name="P94">Что, опять? Ну ок...</text:p>
        </text:list-item>
      </text:list>
      <text:p text:style-name="P4">Я даже пыталась его вывести на чистую воду агрессивно... Много было испробовано... Не помогало ничего.</text:p>
      <text:p text:style-name="P4">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 сделать, то он слабак.</text:p>
      <text:p text:style-name="P4">Во-вторых: настоящий мужчина не обижается! Соответственно, тот, кто обижается — не настоящий мужчина, а жалкая его пародия и нытик.</text:p>
      <text:p text:style-name="P4">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вы виноваты — вашей вины нет!</text:p>
      <text:p text:style-name="P4">Если он отказывается говорить об этом, ок! Баба с воза — кобыле легче, как говорится. Главное, не повышайте тона, чтобы вас нельзя было упрекнуть в истерике. Если чувствуете, что начинаете по-настоящему нервничать — уходите! Разговор окончен!</text:p>
      <text:p text:style-name="P4">Не пытайтесь утешить его и сгладить ситуацию. Он не прав! А если считает, что не правы вы, то пусть имеет смелость сказать об этом вслух.</text:p>
      <text:h text:style-name="P82"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4">Как я уже говорила, человеческая психика — это сложная штука. Невозможно дать ей общую характеристику,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4">Наши эмоции выступают в роли «художника» психического состояния. Они «рисуют» картину настроения, чувств и переживаний на холсте нашего поведения.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4">Как правило, эмоции пр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могут быть страхи и надежды, опасения на основе пережитого опыта, ностальгическая радость от совсем незначительного события...</text:p>
      <text:p text:style-name="P4">Это дает мне полное право утверждать, что у любого нашего эмоционального состояния есть причина.</text:p>
      <text:p text:style-name="P4"><text:soft-page-break/>В отношениях с абьюзером нет места вашим эмоциям. Говоря конкретно о психологических триггерах,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кроме, конечно же, вины!</text:p>
      <text:p text:style-name="P4">Вы делитесь своими переживаниями, в последствии чего чувствуете уязвленность:</text:p>
      <text:list xml:id="list37391601" text:continue-numbering="true" text:style-name="диалог">
        <text:list-item>
          <text:p text:style-name="P94">Теперь я понимаю, почему Петя решил с тобой расстаться.</text:p>
        </text:list-item>
      </text:list>
      <text:p text:style-name="P4">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и причиняет боль.</text:p>
      <text:p text:style-name="P4">Или вы были свидетелем или участником автомобильной катастрофы, и вас пугают сирены скорой помощи и звуки резкого торможения, а ваш партнер лихачит во время езды по городу с вами на пассажирском сидении...</text:p>
      <text:p text:style-name="P4">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4">Триггеры могут быть и положительными — салют навевает праздничное настроение, а звуки ревущего мотора, проезжающего под окнами — о старом друге, у которого есть байк...</text:p>
      <text:p text:style-name="P4"><text:soft-page-break/>Я бы назвала триггер — ассоциативным переживанием воспоминания или представления.</text:p>
      <text:p text:style-name="P4">К сожалению, для манипуляторов психологические триггеры служат средством манипуляции сознанием и поведением людей. В различных источниках на эту тему мне встречались такие выражения, как «кнопка контроля» или «спусковой крючок».</text:p>
      <text:p text:style-name="P4">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 и подавить волю.</text:p>
      <text:p text:style-name="P4">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палкой. При этом сам абьюзер «не бьет» вас. Он, в целом, даже ничего такого сверх страшного не делает, и, по итогу, упрекнуть или обвинить его вам не в чем.</text:p>
      <text:p text:style-name="P4">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7414441" text:continue-numbering="true" text:style-name="диалог">
        <text:list-item>
          <text:p text:style-name="P94">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p text:style-name="P4"><text:soft-page-break/>На самом же деле, такое поведение вашего партнера должно служить вам доказательством того, что он жестокий человек. Посудите сами, стал бы он, любя, осознанно заставлять вас нервничать или напоминать о болезненных страданиях?</text:p>
      <text:p text:style-name="P4">Смотрите в оба, мотайте на ус и зарубите себе на носу — чем дальше, тем жестче будут его издевательства! И после каждого их них вы увидите на его лице улыбку, ведь для него нет ничего радостнее, чем лицезреть подтверждение своей маленькой победы.</text:p>
      <text:h text:style-name="P82" text:outline-level="3"><text:bookmark-start text:name="Viktimblieimingh_"/>Виктимблейминг<text:bookmark-end text:name="Viktimblieimingh_"/></text:h>
      <text:p text:style-name="P4">Виктимблейминг, 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4">История этого термина уходит в 1971 год,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37391540" text:continue-numbering="true" text:style-name="диалог">
        <text:list-item>
          <text:p text:style-name="P94">Это все потому, что я черный? — если ответ «Да», то это виктимблейминг.</text:p>
        </text:list-item>
      </text:list>
      <text:p text:style-name="P4">Другими словами, виктимблейминг — это когда кто-то обвиняет вас в вашем же несчастье, когда кто-то считает, что ваши действия и якобы неправильное поведение стали причиной плохого исхода. Вы были недостаточно умны или осторожны, именно поэтому все так произошло. Вы всему виной поэтому и разбирайтесь с этим сама.</text:p>
      <text:p text:style-name="P4">Примерами виктимблейминга являются:</text:p>
      <text:list xml:id="list37410031" text:continue-numbering="true" text:style-name="диалог">
        <text:list-item>
          <text:p text:style-name="P94">Ее бы не изнасиловали, если бы она не надела такое короткое платье.</text:p>
        </text:list-item>
        <text:list-item>
          <text:p text:style-name="P94">Тебя не повысили, потому что ты мало старалась.</text:p>
        </text:list-item>
        <text:list-item>
          <text:p text:style-name="P94">Твой кошелек украли из-за твоей невнимательности!</text:p>
        </text:list-item>
      </text:list>
      <text:p text:style-name="P4">Все подобные примеры подводятся итоговым приговором:</text:p>
      <text:list xml:id="list37392735" text:continue-numbering="true" text:style-name="диалог">
        <text:list-item>
          <text:p text:style-name="P94"><text:soft-page-break/>Сама виновата!</text:p>
        </text:list-item>
      </text:list>
      <text:p text:style-name="P4">Без вины виноватая (С). Жертва становится эдаким «козлом отпущения», и вместо поддержки, выслушивает упреки с нотками злорадства и сарказма.</text:p>
      <text:list xml:id="list37421726" text:continue-numbering="true" text:style-name="диалог">
        <text:list-item>
          <text:p text:style-name="P94">А чего ты хотела?!</text:p>
        </text:list-item>
      </text:list>
      <text:p text:style-name="P4">Если вы заметили подобное поведение, например, даже по отношению к героям фильма, который смотрите со своим партнером,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4">Также, виктимблейминг проявляется и в физическом насилии. Например, когда мужчина поднимает руку на свою 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4">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в том, что она не спряталась под кровать, видя как ее муж пришел домой пьяный. Вина, страх, непонимание и полная беспомощность — вот какие чувства овладевают жертвой.</text:p>
      <text:p text:style-name="P4">Схема домашнего насилия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7407081" text:continue-numbering="true" text:style-name="диалог">
        <text:list-item>
          <text:p text:style-name="P94">Прости меня, я сорвался из-за того, что ты меня спровоцировала.</text:p>
        </text:list-item>
      </text:list>
      <text:p text:style-name="P4"><text:soft-page-break/>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4">Жертва прощает насильника, так как ей внушили, что она виновата в том, что с ней произошло. Но что происходит с жертвами в момент рукоприкладства?</text:p>
      <text:p text:style-name="P4">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text:span text:style-name="T2">что-то</text:span> ужасное.</text:p>
      <text:p text:style-name="P4">Она не понимала — что именно, но не могла поверить, что ее бьют просто так.</text:p>
      <text:p text:style-name="P4">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скажения ни что иное, как результат оказанного на нее психологического давления.</text:p>
      <text:p text:style-name="P4">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на последнем, когда насилие становится очевидным, ее осуждают за то, что она терпела все это и не ушла.</text:p>
      <text:p text:style-name="P4">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4"><text:soft-page-break/>Поройтесь в памяти. Практически у каждого из вас найдется знакомая, которая не уходит от тирана-мужа. А все потому, что она оправдывает его, иначе бы ушла. Если же вам не пришлось вспоминать и вы узнали себя во всех этих примерах — вы стали жертвой виктимблейминга.</text:p>
      <text:p text:style-name="Subtitle">* * *</text:p>
      <text:p text:style-name="P4">Первое правило — вы ни в чем не виноваты!</text:p>
      <text:p text:style-name="P4">Ничто не дает человеку право причинять материальный, физический, сексуальный или психологический вред другому. Нет таких причин!</text:p>
      <text:p text:style-name="P4">Ни короткое платье, ни расстегнутая сумка, ни разбитая кружка или пересоленный суп не дает человеку право на причинение вам вреда!</text:p>
      <text:p text:style-name="P4">Об этом нужно говорить. Говорить громко и уверенно. Вслух!</text:p>
      <text:p text:style-name="P4">В случа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37403364" text:continue-numbering="true" text:style-name="диалог">
        <text:list-item>
          <text:p text:style-name="P94">То есть, если ты пересолила суп, то позволишь своему мужу ударить тебя?</text:p>
        </text:list-item>
        <text:list-item>
          <text:p text:style-name="P94">Ты хочешь сказать, что украл бы деньги другого человека, если бы увидел у него расстегнутую сумку?</text:p>
        </text:list-item>
        <text:list-item>
          <text:p text:style-name="P94">А если ты увидишь на улице девушку в короткой юбке, это даст тебе полное право изнасиловать ее?</text:p>
        </text:list-item>
      </text:list>
      <text:p text:style-name="P4"><text:soft-page-break/>Если вы подверглись насилию, то вам необходимо обратиться в полицию, в кризисные центры, в центры помощи женщинам, или, как минимум, позвонить на соответствующую горячую линию!</text:p>
      <text:p text:style-name="P4">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родственники — вам нужен кто угодно, кто сможет защитить вас. Уверена, что среди ваших знакомых найдется человек, который все же поверит вам и окажет поддержку. </text:p>
      <text:p text:style-name="P4">Не исключено, что вы станете жертвой виктимблейминга со стороны тех, у кого просите помощь. Это, кстати, довольно частое явление, но это не должно вас останавливать! Просто будьте к этому готовы.</text:p>
      <text:p text:style-name="P4">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P4">В общем-то выбор у вас небольшой — остаться совсем одной, или помочь себе. Действуйте!</text:p>
      <text:p text:style-name="Subtitle">* * *</text:p>
      <text:p text:style-name="P4">Для начала я рекомендую вам избавиться от виктимного поведения! Да, к сожалению такие качества, как наивность, простоту, доброту и любовь деструктивные личности расценивают как слабости и умело использую их себе во благо.</text:p>
      <text:p text:style-name="P4"><text:soft-page-break/>Также избавиться от виктимного поведения не значит выпрямиться, сделать уверенное Лицо, подкачаться и перестать подбирать слова, дабы никого не обидеть вдруг... Тут дело обстоит сложнее, чем просто изменить свой образ.</text:p>
      <text:p text:style-name="P4">Невербальные особенности вашего поведения — это отражение вашего подсознания. Наша осанка и походка, выражение нашего лица или неуверенность в голосе — это следствие, а не причина. Причина же всегда у нас в голове.</text:p>
      <text:p text:style-name="P4">Вы неуверенны в себе? Почему? Что по-вашему сделает вас увереннее? Найдите ответ и сделайте это! Это поможет вам избавиться от ваших страхов. Иначе вы продолжите посылать сигнал жертвы окружающему вас миру, и поверьте, чей-то деструктивный радар его обязательно словит. Руководствуйтесь здравым смыслом и вы поймете, как легко избавится от неуверенности. Вы сильная и смелая, находчивая и самодостаточная личность. Поверьте в это и действуйте себе на пользу!</text:p>
      <text:p text:style-name="P4">Будьте спокойны, научитесь выражать свои мысли, поймите, чего хотите от жизни, радуйтесь каждому дню и даже самым незначительным событиям! Обида истощает ваш запас энергии — значит от нее (от обиды) нужно избавиться! Если вас терзает чувство вины — избавьтесь от нее и вы почувствуете прилив сил. Берегите свою внутреннюю энергию — это поможет вам снизить к минимуму вероятность когда-либо оказаться жертвой!</text:p>
      <text:h text:style-name="P82" text:outline-level="3"><text:bookmark-start text:name="Vam_riedko_ustupaiut_ili_nie_ustupaiut_v"/>Вам редко уступают или не уступают вообще<text:bookmark-end text:name="Vam_riedko_ustupaiut_ili_nie_ustupaiut_v"/></text:h>
      <text:p text:style-name="P4">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4">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где-то на четверть от их изначальной стоимости. Мое удивление длилось недолго, ведь спустя пару дней на их ценнике эту стоимость зачеркнули и поставили первую цену с пометкой «Скидка 25%».</text:p>
      <text:p text:style-name="P4">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и покупатели довольны, и магазин заработал.</text:p>
      <text:p text:style-name="P4">К чему я веду?</text:p>
      <text:p text:style-name="P4">К тому, что как бы цинично это не звучало, но вам придется торговаться за ваше «место под солнцем». Если вы видите, что вашей любовью и вашей уступчивостью пользуются, смените манеру поведения в спорах — не отдавайте ничего просто так.</text:p>
      <text:p text:style-name="P4"><text:soft-page-break/>Требуйте что-то взамен. Скажите, что примете сторону своего упрямого партнера, когда у него будет достаточно доказательств или достойных аргументов. Берите изначально выше — просите больше и понемногу снижайте цену до той точки, которую вы изначально хотели. Вы уступите, но и ему тоже придется вам что-то дать. Только так он сможет получить то, что желает. Иначе не получит ничего!</text:p>
      <text:p text:style-name="P20">Не забывайте об объективных суждениях!</text:p>
      <text:p text:style-name="P4">«Если ..., то ...»</text:p>
      <text:p text:style-name="P4">Это довольно неплохая тактика, чтобы показать, что вы готовы уступать, и проверить, готовы ли уступать вам.</text:p>
      <text:p text:style-name="Subtitle">* * *</text:p>
      <text:p text:style-name="P4">В споре требуйте объяснений и аргументов:</text:p>
      <text:list xml:id="list37393556" text:continue-numbering="true" text:style-name="диалог">
        <text:list-item>
          <text:p text:style-name="P94">Приведи мне хоть один достойный аргумент в пользу своей идеи, и тогда, возможно, мое мнение изменится.</text:p>
        </text:list-item>
      </text:list>
      <text:p text:style-name="P4">Не соглашайтесь с ним без таких объяснений. Это вполне справедливо и обосновано. Требовать объяснений — это же не преступление!</text:p>
      <text:p text:style-name="P4">Однако на деле все может оказаться не так-то просто. После того, как ваш разговор перешел на стадию торгов, события могут развиваться по разному:</text:p>
      <text:list xml:id="list37404196" text:continue-list="list37409769" text:style-name="список_20_перечисление">
        <text:list-item>
          <text:p text:style-name="P96">либо спор перейдет в русло конструктивного диалога;</text:p>
        </text:list-item>
        <text:list-item>
          <text:p text:style-name="P96">либо он бежит с «поля боя»;</text:p>
        </text:list-item>
        <text:list-item>
          <text:p text:style-name="P96"><text:soft-page-break/>либо же <text:s/>сначала на вас посыпятся оскорбления, а уже потом он сбежит...</text:p>
        </text:list-item>
      </text:list>
      <text:p text:style-name="P4">Возможно он будет таким агрессивным, что в какой-то момент вы пожалеете, что вовремя не уступили. Он начнет всячески вас унижать за иррациональность и даже тупость. Он будет опровергать каждое ваше слово и это будет сопровождаться разными колкостями в ваш адрес. В этот момент можно смело считать себя победителем.</text:p>
      <text:p text:style-name="P4">Смотрите в оба, ведь перед вами предстанет весь абьюз, который царит в ваших отношениях. А теперь внимание — именно такой и будет ваша жизнь дальше, если сейчас вы не начнете решительно действовать.</text:p>
      <text:p text:style-name="Subtitle">* * *</text:p>
      <text:p text:style-name="P4">Если же вы не хотите заморачиваться, выстраивать целую стратегию и все такое, если вам проще уступить и не тратить время, то это, конечно, ваше дело. Однако, будьте готовы к тому, что уступив однажды, вероятность того, что требования продолжатся — возрастет.</text:p>
      <text:p text:style-name="P4">Крепкая семья невозможна, если один в ней несчастлив.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4">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4"><text:soft-page-break/>Один человек как-то сказал мне:</text:p>
      <text:list xml:id="list37395148" text:continue-list="list37393556" text:style-name="диалог">
        <text:list-item>
          <text:p text:style-name="P94">В семье должно быть соперничество!</text:p>
        </text:list-item>
      </text:list>
      <text:p text:style-name="P4">Конечно, я возмутилась и уже была готова начать жуткий спор, но он тут же продолжил:</text:p>
      <text:list xml:id="list37404994" text:continue-numbering="true" text:style-name="диалог">
        <text:list-item>
          <text:p text:style-name="P94">Кто-кого счастливее сделает!</text:p>
        </text:list-item>
      </text:list>
      <text:p text:style-name="P4">Он в браке уже более двадцати пяти лет, и на моей памяти, это самый мудрый подход к браку из всех, что я слышала. И, я уверена, что — самый продуктивный, если результатом пара хочет видеть счастливые лица друг друга изо дня в день.</text:p>
      <text:p text:style-name="P4">Пара — речь идет об обоих!</text:p>
      <text:p text:style-name="P4">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орачиваются для них болезненными оскорблениями и обвинениями. Хотите чтобы уважали ваше мнение — отстаивайте его!</text:p>
      <text:p text:style-name="P4">А еще лучше, не делайте себе нервы!!! Ну, вы поняли...</text:p>
      <text:h text:style-name="P82" text:outline-level="3">Л<text:bookmark-start text:name="Patologhichieskaia_lozh___Vviedieniie_v_"/>ожь.</text:h>
      <text:p text:style-name="Text_20_body">Ложь, пожалуй, самая многоликая из всех! Давайте попробуем рассмотреть самые безобразные ее маски.</text:p>
      <text:h text:style-name="Heading_20_4" text:outline-level="4">Введение в болезненное состояние ожидания<text:bookmark-end text:name="Patologhichieskaia_lozh___Vviedieniie_v_"/></text:h>
      <text:p text:style-name="P4">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4">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4">Для вас это состояние повышенного психического напряжения и тревоги, что может служить предпосылкой возникновения нежелательных изменений в психике. Итогами такого воздействия обычно становится нервозность и неуравновешенность, апатичность, депрессия. Жертва чувствует опустошение и безвыходность в ее желании получить обещанное.</text:p>
      <text:h text:style-name="Heading_20_4" text:outline-level="4"><text:soft-page-break/>Невыполнение обещаний</text:h>
      <text:p text:style-name="P4">Ждать, ждать, ждать... и не получить ничего.</text:p>
      <text:p text:style-name="P4">Вы наблюдали когда-нибудь за собакой, которая пыталась поймать мыльный пузырь? Вы наверное уже устали от моих собачьих метафор, однако как по мне, это самое удачное сравнение.</text:p>
      <text:p text:style-name="P4">Да, как я уже писала, отношения с моим бывшим парнем в какой-то момент обрели колоссальное сходство с дрессировкой. Тут уж ничего не поделаешь. Я была послушной и выполняла команды хозяина, ожидая свою награду. Но он не учел одного — даже самая верная псина рано или поздно прекращает слушаться, если ей не дают заслуженную кость.</text:p>
      <text:p text:style-name="P4">Вернемся к мыльным пузырям.</text:p>
      <text:p text:style-name="P4">Напряженное ожидание сменяется разочарованием. Вот что вы чувствуете после каждого невыполненного обещания. Это очень серьезный урон психике жертвы. Конечно, если речь идет не о единичном случае, а об устоявшейся системе.</text:p>
      <text:p text:style-name="P4">Жертва отдает себе отчет в том, что сорвавшийся вечер или ремонт крана — это невесомая причина для скандала, сущий пустяк и не может в полной мере объяснить свое недовольство. Однако, накопившись, все эти мелкие «сегодня не получится» и «я тебе такого не обещал» приобретают силу мощной лавины, которая оставляет за собой лишь опустошение.</text:p>
      <text:p text:style-name="P4"><text:soft-page-break/>Опустошение, разочарование, несбывшиеся надежды, поломанная самооценка — вот сочные плоды, которые зреют на дереве деструктивных отношений, где имеет место ложь.</text:p>
      <text:p text:style-name="P4">Да, он пообещал и не выполнил. Для него ваше вполне справедливое желание получить обещанное — это лишь каприз, с которым он не намерен считаться. Для него вы слишком требовательны и неблагодарны. Вы не заслужили. Но посмотрите внимательнее — это не просто безответственность или неуважение. Это самое настоящее издевательство!</text:p>
      <text:p text:style-name="P4">Манипулятор, будучи бессердечной личностью, подсознательно или осознанно отодвигает дела, которые для него несущественны.</text:p>
      <text:p text:style-name="P4">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только то, что <text:span text:style-name="T2">им</text:span> захочется.</text:p>
      <text:p text:style-name="P4">Не пытайтесь шантажировать его! Любое ваше «Ты у меня еще поплачешь» обернется против вас.</text:p>
      <text:p text:style-name="P4">Начнете шантажировать сексом, скажет, что вы толкаете его на измену или изменит вам, и скажет, что э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4"><text:soft-page-break/>Есть одна тактика, которая может помочь заставить его выполнить свое обязательство. Попробуйте его пристыдить:</text:p>
      <text:list xml:id="list37420881" text:continue-numbering="true" text:style-name="диалог">
        <text:list-item>
          <text:p text:style-name="P94">Ты можешь ничего не обещать, если не хочешь выглядеть обманщиком.</text:p>
        </text:list-item>
      </text:list>
      <text:p text:style-name="P4">При этом сказать так, чтобы он понял, как вы относитесь к обманщикам. На эту тактику вы можете получить неожиданный ответ:</text:p>
      <text:list xml:id="list37403842" text:continue-numbering="true" text:style-name="диалог">
        <text:list-item>
          <text:p text:style-name="P94">Если тебя не устраивает — давай расстанемся.</text:p>
        </text:list-item>
      </text:list>
      <text:p text:style-name="P4">И это будет вам на руку. Соглашайтесь! Это его решение, абьюзер его принял. Но чего он этим добьется?</text:p>
      <text:p text:style-name="P4">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4">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7403092" text:continue-numbering="true" text:style-name="диалог">
        <text:list-item>
          <text:p text:style-name="P94">Окей. Поживи пока у друзей/родителей, а вещи собери на выходных, договорились?</text:p>
        </text:list-item>
      </text:list>
      <text:p text:style-name="P4">Таким образом вы поставите его на свое место и он, возможно, начнет выполнять свои обязательства.</text:p>
      <text:p text:style-name="P4"><text:soft-page-break/>Однако это маловероятно. Скорее всего, как только вы произнесете свое согласие с решением расстаться, в его голове начнется процесс обдумывания плана мести вам за ваше неползание на коленях. Готовьтесь к тому, что в этот момент вы бесповоротно ставите точку.</text:p>
      <text:p text:style-name="P4">Если ваш деструктивный парень переходит к такой грязной манипуляциии разрывом, то это означает, что он настолько уверен в своем превосходстве над вами, что уже открыто не боится вас потерять. Удивите его! Потешьте себя его реакцией! Ведь с этого момента он начнет всячески извиваться, чтобы эта «самодовольная сука» поняла, кого она теряет.</text:p>
      <text:h text:style-name="Heading_20_4" text:outline-level="4"><text:span text:style-name="T25">Патологическая ложь</text:span>.</text:h>
      <text:p text:style-name="P4">Ложь и патологическая ложь имеют между собой одно важное различие.</text:p>
      <text:p text:style-name="P4">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4">Но патологическая ложь имеет другую особенность — абьюзер сам верит в то, что говорит.</text:p>
      <text:p text:style-name="P4">Даже если его разоблачат — он не расколется. Это не просто его правда. Это то, что он считает действительностью! К тому же, уверенность, с которой он навалит вам <text:soft-page-break/>целую тарелку дерьма, убеждая вас в том, что это деликатес, уж поверьте мне, собьет вас с толку.</text:p>
      <text:p text:style-name="P4"><text:s/>Если он захочет, он перепишет действительность у себя в голове и поверит в нее, выставляя любого, кто не согласен — иррациональным. Его «правда» жива в его голове. Ни ваши доказательства, ни ваши доводы, ни свидетели не убедят его в обратном.</text:p>
      <text:h text:style-name="Heading_20_4" text:outline-level="4">Лицемерие.</text:h>
      <text:p text:style-name="Text_20_body">Много было сказано об актерском таланте манипулятора. <text:s text:c="2"/>Однако я очень коротко повторюсь — мастерство, с которым он перевоплощается в разные образы — ни что иное, как вранье. Вы, как его пара, стало быть уже давно заметили все его роли в этом театре одного актера:</text:p>
      <text:list xml:id="list37391841" text:continue-list="list37404196" text:style-name="список_20_перечисление">
        <text:list-item>
          <text:p text:style-name="P118">«альфа-самец» — образ парня, пользующийся успехом у женщин. Хвастун. Умник;</text:p>
        </text:list-item>
        <text:list-item>
          <text:p text:style-name="P118">«парень-жертва» — образ, который вечно ноет о том, как его пилит стерва-девушка;</text:p>
        </text:list-item>
        <text:list-item>
          <text:p text:style-name="P118">«парень-обаяшка» — образ парня, который безумно любит свою девушку и демонстрирует это широкой публике;</text:p>
        </text:list-item>
        <text:list-item>
          <text:p text:style-name="P118">«парень-душа компании» — образ парня, который в считанные секунды вспоминает самые остроумные анекдоты, цитаты из книг и невероятные истории...</text:p>
        </text:list-item>
        <text:list-item>
          <text:p text:style-name="P118">«парень-бездушная сволочь» — образ «парня-обаяшки», только наедине с вами;</text:p>
        </text:list-item>
        <text:list-item>
          <text:p text:style-name="P118"><text:soft-page-break/>«Великийвсегдаправ!» — маска для получения повиновения. Самодовольный. Пафосный. Бескомпромисный. Категоричный;</text:p>
        </text:list-item>
        <text:list-item>
          <text:p text:style-name="P118">«дельта-самец» — маска для жалости: «Меня никто не понимает», «Я по жизни одиночка»;</text:p>
        </text:list-item>
        <text:list-item>
          <text:p text:style-name="P118">«немой парень» — когда не придумал, что сказать, <text:s/>а сделал вид, что не захотел и приготовился стать исчезнувшим парнем;</text:p>
        </text:list-item>
        <text:list-item>
          <text:p text:style-name="P118">«исчезнувший парень» — когда «немой парень» ушел играть роль «парня-жертвы»;</text:p>
        </text:list-item>
        <text:list-item>
          <text:p text:style-name="P118">«парень-каратель» — когда «парень-бездушная сволочь» объединяет репертуар с «немым парнем» и «парнем-жертвой» и наказывает свою женщину за то, что он «дельта». После возможно превращение в «парня-обаяшку».</text:p>
        </text:list-item>
      </text:list>
      <text:p text:style-name="Text_20_body">Каждая из масок надевается в зависимости от гонорара. Хочу сказать, что свой «хлеб» он отрабатывает! Дедушка Станиславский оценил бы!</text:p>
      <text:h text:style-name="Heading_20_4" text:outline-level="4">Оправдывание.</text:h>
      <text:p text:style-name="P4">Считаю и убеждена, что пытаться оправдать подлые поступки благими намерениями так же омерзительно, как и эти совершать их!</text:p>
      <text:p text:style-name="P4">Вы наверное спросите, что же делает «Оправдывание» в разделе «Ложь»...</text:p>
      <text:p text:style-name="P4"><text:soft-page-break/>Оправдываясь, человек пытается поведать окружающим о причинах своего подлого поведения! Что он «хотел как лучше» или «не знал, что все так обернется»... Что касается манипуляторов, то, уж поверьте мне, все они знают!</text:p>
      <text:p text:style-name="P4">Они поступают так, как хотят потому, что знают, что подберут подходящее оправдание и смогут уйти чистенькими дальше творить свои грязные делишки.</text:p>
      <text:p text:style-name="P4">Вся ирония в том, что в силу своей вопиющей слабости, такие люди просто не могут контролировать свои желания.</text:p>
      <text:p text:style-name="P4">Здесь я не скажу как бороться с ложью. Я не дам вам 10 советов как перевоспитать лжеца. Я не призову вас обличать даже самую мелкую ложь, наказывать его, стыдить...</text:p>
      <text:p text:style-name="P4">Сейчас я оборачиваюсь назад и вижу одно — человека, от которого нужно просто держаться подальше.</text:p>
      <text:p text:style-name="P4">Попробуйте представить, что должно быть в голове у человека, чтоб так лгать! Я не сомневаюсь в том, что вам, как порядочному нормальному человеку, будет сложно это сделать. Но если у вас получилось, то умножьте теперь эти ваши представления на 10.</text:p>
      <text:p text:style-name="P4">Теперь осталось только понять, с кем вы ложитесь в постель каждый вечер.</text:p>
      <text:p text:style-name="P4"/>
      <text:h text:style-name="P82" text:outline-level="3"><text:bookmark-start text:name="Trianghuliatsiia_"/>Триангуляция<text:bookmark-end text:name="Trianghuliatsiia_"/></text:h>
      <text:p text:style-name="P4">Вы знаете о том, как к вам относятся окружающие люди, но... с его слов. Он передает вам их отзывы о вас и чаще всего — это неприятные оценки. Вы часто слышите в свой адрес:</text:p>
      <text:list xml:id="list37399973" text:continue-list="list37403092" text:style-name="диалог">
        <text:list-item>
          <text:p text:style-name="P94">Даже Маша/Петя говорит, что ты не права.</text:p>
        </text:list-item>
      </text:list>
      <text:p text:style-name="P4">Или что-то подобное. Манипулятор может даже не посчитать нужным сказать, кто именно отозвался так о вас:</text:p>
      <text:list xml:id="list37405085" text:continue-numbering="true" text:style-name="диалог">
        <text:list-item>
          <text:p text:style-name="P94">Да какая разница — кто? Главное, что я не один так считаю...</text:p>
        </text:list-item>
      </text:list>
      <text:p text:style-name="P4">В таком случае это либо выдуманный отзыв, с целью пошатнуть вашу уверенность, либо отзыв человека, мнение которого вы не считаете авторитетным, и он об этом знает, поэтому и скрывает его от вас.</text:p>
      <text:p text:style-name="P4">Если же он называет вам автора:</text:p>
      <text:list xml:id="list37394209" text:continue-numbering="true" text:style-name="диалог">
        <text:list-item>
          <text:p text:style-name="P94">Маша/Петя вообще не понимает, почему я с тобой до сих пор встречаюсь...</text:p>
        </text:list-item>
      </text:list>
      <text:p text:style-name="P4">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см. р. «Изоляция жертвы от ее окружения»).</text:p>
      <text:p text:style-name="P4"><text:soft-page-break/>Триангуляция заставляет вас чувствовать ревность и неуверенность, при этом вы не можете объяснить себе причину таким ощущениям.</text:p>
      <text:p text:style-name="P4">Само слово «триангуляция» подразумевает внедрение третьего человека. Триангуляция это концепция отношений трех личностей.</text:p>
      <text:p text:style-name="P4">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он заставит вас стараться быть лучше, идти на уступки, чтобы удержать вашу деструктивную половинку.</text:p>
      <text:p text:style-name="P4">Также отношу сюда мнение общества, стереотипы («мужчины полигамны, ты же знаешь!») и предрассудки.</text:p>
      <text:p text:style-name="P4">Первое и, пожалуй, самое важное, что стоит сделать, это научиться себя уважать и отстаивать свое мнение. Объективно.</text:p>
      <text:p text:style-name="P4">Второе, что необходимо сделать, это узнать лично у этого третьего человека, действительно ли он говорил такое и, если да, то почему так сказал.</text:p>
      <text:p text:style-name="P4">Начнете выяснять — увидите, что ваш партнер клевещет и жалуется на вас, рассказывая, что вы его постоянно пилите, но умалчивает о причинах вашего дурного поведения. Другими словами, он надевает маску «жертвы».</text:p>
      <text:p text:style-name="P4">Вы должны понять, что манипулятор просто прячется за мнением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37413056" text:continue-numbering="true" text:style-name="диалог">
        <text:list-item>
          <text:p text:style-name="P94"><text:soft-page-break/>А свое мнение у тебя есть?</text:p>
        </text:list-item>
      </text:list>
      <text:p text:style-name="P4">Если он скажет, что согласен с мнением Маши/Пети, смело уточняйте у него смысл этого уже его мнения:</text:p>
      <text:list xml:id="list37415449" text:continue-numbering="true" text:style-name="диалог">
        <text:list-item>
          <text:p text:style-name="P94">То есть, ты хочешь сказать, что не понимаешь, почему мы с тобой встречаемся?</text:p>
        </text:list-item>
      </text:list>
      <text:p text:style-name="P4">Так же можно вывести его на чистую воду — узнать, по какой причине он рассказывает о ваших отношениях другим людям:</text:p>
      <text:list xml:id="list37391714" text:continue-numbering="true" text:style-name="диалог">
        <text:list-item>
          <text:p text:style-name="P94">Ты что, жаловался Маше/Пете на меня?</text:p>
        </text:list-item>
      </text:list>
      <text:p text:style-name="P4">Ну или пристыдить в распускании слухов о вашей паре:</text:p>
      <text:list xml:id="list37408697" text:continue-numbering="true" text:style-name="диалог">
        <text:list-item>
          <text:p text:style-name="P94">Можно не быть сплетником и лицемером, милый, и обсудить эти вопросы со мной, а не с посторонними людьми.</text:p>
        </text:list-item>
      </text:list>
      <text:p text:style-name="P4">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h text:style-name="P82" text:outline-level="3"><text:bookmark-start text:name="Dabl_baind_"/>Дабл байнд<text:bookmark-end text:name="Dabl_baind_"/></text:h>
      <text:p text:style-name="P4">Дабл байнд — это концепция, разработанная Грегори Бейтсоном и его командой, а также единственный правильный ответ на вопрос «почему ты раньше не ушла?»</text:p>
      <text:p text:style-name="P4">Двойное послание или двойная связь — метод манипулирования, который проявляется в том, что жертва получает противоречивые указания.</text:p>
      <text:p text:style-name="P4">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4">Другими словами, при воспитании ребенка родители выдвигали сразу два одновременно невыполнимых или противоречивых послания...:</text:p>
      <text:list xml:id="list37422479" text:continue-numbering="true" text:style-name="диалог">
        <text:list-item>
          <text:p text:style-name="P94">Стой там — иди сюда.</text:p>
        </text:list-item>
        <text:list-item>
          <text:p text:style-name="P94">Я приказываю тебе не выполнять моих приказов.</text:p>
        </text:list-item>
      </text:list>
      <text:p text:style-name="P4">...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4">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text:soft-page-break/>никации мы воспринимаем или «заставляем» воспринимать ту или иную информацию.</text:p>
      <text:p text:style-name="P4">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4">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4">Говоря простыми словами, общение, это не только слова, которые мы произносим и слышим, а еще и тон, поза, <text:span text:style-name="T2">Лицо</text:span>, настроение (и т. д.) говорящего, которыми сопровождается сказанное.</text:p>
      <text:p text:style-name="P4">Как же отличить здоровое (нормальное) общение от деструктивного?</text:p>
      <text:p text:style-name="P4">Берем за основу все вербальные и невербальные аспекты общения и сравниваем. Если эти аспекты между собой синонимичны (т. е. вербальные и невербальные послания гармоничны), то все логично. Это общение нормальное.</text:p>
      <text:p text:style-name="P4">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4"><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4">Противоречия в посыле абьюзера могут быть вербальными, например:</text:p>
      <text:list xml:id="list37398830" text:continue-numbering="true" text:style-name="диалог">
        <text:list-item>
          <text:p text:style-name="P94">Закрой свой рот и ответь мне!</text:p>
        </text:list-item>
      </text:list>
      <text:p text:style-name="P4">Или же невербальными, когда то, <text:span text:style-name="T2">что</text:span> манипулятор говорит, и то, <text:span text:style-name="T2">как</text:span> он это произносит воспринимается на различных коммуникативных уровнях.</text:p>
      <text:p text:style-name="P4">Приведу пример из уже описанного мною разговора, который я записала на диктофон. Мой парень говорит мне:</text:p>
      <text:list xml:id="list37420007" text:continue-numbering="true" text:style-name="диалог">
        <text:list-item>
          <text:p text:style-name="P94">Главное, что хорошо тебе! Вот это самое главное!</text:p>
        </text:list-item>
      </text:list>
      <text:p text:style-name="P4">Его слова говорят о том, что мое благополучие для него на первом месте. Но интонацией он высказывает полное недовольство этим фактом. Горечь, зависть, чувство собственного поражения, крайняя раздраженность...</text:p>
      <text:p text:style-name="P4">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list xml:id="list37413934" text:continue-numbering="true" text:style-name="диалог">
        <text:list-item>
          <text:p text:style-name="P94">Ты такая красивая! Фу!</text:p>
        </text:list-item>
        <text:list-item>
          <text:p text:style-name="P94">Да, ты права, но... <text:span text:style-name="T46">[</text:span><text:span text:style-name="T15">ты не права</text:span><text:span text:style-name="T46">]</text:span><text:span text:style-name="T45">.</text:span></text:p>
        </text:list-item>
      </text:list>
      <text:p text:style-name="P4">Другими словами, жертва отрицала факты жестокости по отношению к ней, испытывая когнитивный диссонанс от такой коммуникации и растерянность.</text:p>
      <text:p text:style-name="P4"><text:soft-page-break/>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7420660" text:continue-numbering="true" text:style-name="диалог">
        <text:list-item>
          <text:p text:style-name="P94">Ты все придумываешь. Я такого не говорил...</text:p>
        </text:list-item>
      </text:list>
      <text:p text:style-name="P4">Потом висхолдинг:</text:p>
      <text:list xml:id="list37394695" text:continue-numbering="true" text:style-name="диалог">
        <text:list-item>
          <text:p text:style-name="P94">И это, по твоему, проблема? Ты действительно считаешь, что из-за этого стоит ссориться?</text:p>
        </text:list-item>
      </text:list>
      <text:p text:style-name="P4">Потом он шлифует это все триггером:</text:p>
      <text:list xml:id="list37397776" text:continue-numbering="true" text:style-name="диалог">
        <text:list-item>
          <text:p text:style-name="P94">Вчера ты тоже говорила, что не хочешь ругаться, но, тем не менее мы поругались...</text:p>
        </text:list-item>
      </text:list>
      <text:p text:style-name="P4">Конечно, без триангуляции никуда:</text:p>
      <text:list xml:id="list37414373" text:continue-numbering="true" text:style-name="диалог">
        <text:list-item>
          <text:p text:style-name="P94">Да все говорят, что ты просто неурав­новешенная...</text:p>
        </text:list-item>
      </text:list>
      <text:p text:style-name="P4">И в заключение, виктимблейминг:</text:p>
      <text:list xml:id="list37407754" text:continue-numbering="true" text:style-name="диалог">
        <text:list-item>
          <text:p text:style-name="P94">Хватит ныть! Сидела бы молча — ничего бы этого не было!..</text:p>
        </text:list-item>
      </text:list>
      <text:p text:style-name="P53">* * *</text:p>
      <text:p text:style-name="P4">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text:p>
      <text:p text:style-name="P4">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4"><text:soft-page-break/>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4">Я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4">Если вы можете сказать, что ваш партнер ведет себя демонстративно по-разному наедине с вами и в присутствии посторонних — это дабл байнд.</text:p>
      <text:list xml:id="list37411171" text:continue-numbering="true" text:style-name="диалог">
        <text:list-item>
          <text:p text:style-name="P94">Я обожаю твой смех!/ Сколько можно ржать?!</text:p>
        </text:list-item>
      </text:list>
      <text:p text:style-name="P4">Если ваш партнер часто меняет собственную систему ценности, чем и оказывает влияние на ваши отношения — это дабл байнд.</text:p>
      <text:list xml:id="list37422320" text:continue-numbering="true" text:style-name="диалог">
        <text:list-item>
          <text:p text:style-name="P94">Слушай, а это хорошая идея!/Ты серьезно? Тупее ничего не придумала?</text:p>
        </text:list-item>
      </text:list>
      <text:p text:style-name="P4">Умалчивание и недоговаривание,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4">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text:soft-page-break/>дение неправильное, достаточно улыбки вашего партнера, чтобы вы считали его действия — недоразумением.</text:p>
      <text:p text:style-name="P4">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4">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4">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37392050" text:continue-numbering="true" text:style-name="диалог">
        <text:list-item>
          <text:p text:style-name="P94">Если ты пригласишь всех друзей, то это вызовет дискомфорт.</text:p>
        </text:list-item>
      </text:list>
      <text:p text:style-name="P4">То есть:</text:p>
      <text:list xml:id="list37418663" text:continue-numbering="true" text:style-name="диалог">
        <text:list-item>
          <text:p text:style-name="P94"><text:span text:style-name="T2">Я не хочу</text:span>, чтобы ты приглашала всех друзей...</text:p>
        </text:list-item>
      </text:list>
      <text:p text:style-name="P4">Этот подтекст является скрытым (или пассивным) запретом, и его очень сложно отследить, ведь жертва изначально видит только такие намерения:</text:p>
      <text:list xml:id="list37416911" text:continue-numbering="true" text:style-name="диалог">
        <text:list-item>
          <text:p text:style-name="P94">Я хочу, чтобы всем было комфортно.</text:p>
        </text:list-item>
      </text:list>
      <text:p text:style-name="P4">Я тогда и не подозревала, что, на самом деле, все его действия были направлены на его собственный комфорт.</text:p>
      <text:p text:style-name="P4">В результате такого отношения, помимо самооценки жертвы, страдает ее коммуникативный навык. Жертва реа<text:soft-page-break/>гирует на все в штыки, воспринимает сказанное ей буквально, либо же в метафорическом смысле, часто отвечает вопросом на вопрос. Ну и, конечно, серьезно страдает вера в собственную адекватность.</text:p>
      <text:p text:style-name="P4">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7416753" text:continue-numbering="true" text:style-name="диалог">
        <text:list-item>
          <text:p text:style-name="P94">Я тебя люблю ни смотря ни на что! <text:span text:style-name="T2">(Ты очень плохая. У тебя множество недостатков. По сути тебя не за что любить, но — я тебя все равно люблю!)</text:span></text:p>
        </text:list-item>
        <text:list-item>
          <text:p text:style-name="P94">Мы сделаем это когда ты захочешь — завтра!</text:p>
        </text:list-item>
        <text:list-item>
          <text:p text:style-name="P94">Ты можешь рассказать мне. Я пойму! / Как ты могла такое сделать?! Ты в своем уме?</text:p>
        </text:list-item>
        <text:list-item>
          <text:p text:style-name="P94">Тебе не нужна косметика, ты у меня и так красивая! / Ух какая девушка, не то, что моя — замухрышка!</text:p>
        </text:list-item>
        <text:list-item>
          <text:p text:style-name="P94">Ты у меня самая лучшая! Я тебя недостоин! <text:span text:style-name="T2">(Ты слишком умная/красивая/талантливая... Тебе надо быть хуже, чтобы я был достойным тебя!)</text:span></text:p>
        </text:list-item>
        <text:list-item>
          <text:p text:style-name="P94">Не работает — нахлебница, сидит на моей шее. / Работает — а обо мне кто будет заботиться?! Эгоистка!</text:p>
        </text:list-item>
        <text:list-item>
          <text:p text:style-name="P94">Все женщины корыстные сучки! Им только деньги и нужны! / Как это ты сама за себя заплатишь? Ты хочешь меня унизить?</text:p>
        </text:list-item>
        <text:list-item>
          <text:p text:style-name="P94">Занимаешься спортом — хочешь, чтоб парни на твою накачанную попку смотрели? / Не занимаешься — лентяйка и жопа у тебя жирная!</text:p>
        </text:list-item>
        <text:list-item>
          <text:p text:style-name="P94"><text:soft-page-break/>Ей только обнимашки и нужны! / Она вообще не обращает на меня внимание!</text:p>
        </text:list-item>
        <text:list-item>
          <text:p text:style-name="P94">Мне нравятся умные девушки! / Ты что думаешь, что ты самая умная?!</text:p>
        </text:list-item>
        <text:list-item>
          <text:p text:style-name="P94">Мне так нравится твой смех! / Когда ты уже успокоишься? Веди себя нормально!</text:p>
        </text:list-item>
        <text:list-item>
          <text:p text:style-name="P94">Мне для тебя ничего не жалко! / Джинсы тебе новые нужны? А чем тебе старые не нравятся?</text:p>
        </text:list-item>
      </text:list>
      <text:p text:style-name="Subtitle">* * *</text:p>
      <text:p text:style-name="P4">Если вы понимаете, что вам становится не по себе, у вас вдруг пропадает или портится настроение, у вас остается осадок, обида или ком в горле, вам нужно как можно скорее уйти от этого человека!</text:p>
      <text:p text:style-name="P4">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4">Не ищите только хороший смысл в его словах — это лишь прикрытие его истинных намерений. Уйти — это единственный надежный способ избавиться от воздействий дабл байндов. Главное верить в себя!</text:p>
      <text:h text:style-name="P84" text:outline-level="4">Противоречие «Да, но &lt;...&gt;»</text:h>
      <text:p text:style-name="P4">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7418664" text:continue-numbering="true" text:style-name="диалог">
        <text:list-item>
          <text:p text:style-name="P117"><text:bookmark-start text:name="__Da__no__________v_dopolnieniie_k_opisa"/><text:span text:style-name="_30__20_Text"><text:span text:style-name="T25">Да</text:span></text:span><text:span text:style-name="T25">, я виноват, </text:span><text:span text:style-name="_30__20_Text"><text:span text:style-name="T25">но</text:span></text:span><text:span text:style-name="T25"> </text:span><text:bookmark-end text:name="__Da__no__________v_dopolnieniie_k_opisa"/><text:span text:style-name="T25">я же ни в чем не провинился.</text:span></text:p>
        </text:list-item>
        <text:list-item>
          <text:p text:style-name="P94">Я полностью с тобой согласен, но ты абсолютно не права...</text:p>
        </text:list-item>
      </text:list>
      <text:p text:style-name="P4">Это вводит жертву в заблуждение и, вместо того, чтобы продолжать разговор, пытается понять, согласны с ней или же нет.</text:p>
      <text:p text:style-name="P4">Дайте ему понять, что вы заметили эту тактику и раскусили его:</text:p>
      <text:list xml:id="list37403872" text:continue-numbering="true" text:style-name="диалог">
        <text:list-item>
          <text:p text:style-name="P94">Мама научила меня не воспринимать все, что сказано до слова «Но». Скажи, пожалуйста, ты со мной согласен или нет?</text:p>
        </text:list-item>
      </text:list>
      <text:p text:style-name="P4">Акцентируйте ваше внимание на противоречиях в его суждениях. Возможно это заставит его хотя бы аргументировать свои доводы.</text:p>
      <text:h text:style-name="P84" text:outline-level="4">Демонстрация занятости</text:h>
      <text:p text:style-name="P2">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и не принесут плодов.</text:p>
      <text:p text:style-name="P4">Вам нужно осознать что слова без действий и поступков ничего не значат.</text:p>
      <text:p text:style-name="P4">Он редк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4">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время. Время на вас.</text:p>
      <text:p text:style-name="P4">Очень плавно мы подошли к еще одному моменту — свободное время. От чего? От каких дел?</text:p>
      <text:p text:style-name="P4">Работа, друзья, развлечения... Возможно какие-то хобби или само/образование. Заметьте, что в большинство его занятий вы не вписываетесь.</text:p>
      <text:p text:style-name="Subtitle"><text:soft-page-break/>* * *</text:p>
      <text:p text:style-name="P4">Давайте представим все, что происходит в паре, в метафорическом смысле, является изготовлением кирпичей. Почему именно кирпичей? Они нужны для строительства. Для строительства чего? Будущего.</text:p>
      <text:p text:style-name="P4">Вот ваша пара изо дня в день изготавливает кирпичи. От того, насколько эти кирпичи качественные зависит качество Будущего, которое пара строит.</text:p>
      <text:p text:style-name="P4">Работа.</text:p>
      <text:p text:style-name="P4">Работа — это кирпич, который помогает строить карьеру, и, стало быть — Будущее. Насколько продуктивно пара работает, насколько качественные кирпичи для строительства Будущего получаются.</text:p>
      <text:p text:style-name="P4">Обучение.</text:p>
      <text:p text:style-name="P4">Обучение чему-то новому — это еще один кирпич. Он также помогает строить будущее и периодически укрепляет фундамент.</text:p>
      <text:p text:style-name="P4">Отдых.</text:p>
      <text:p text:style-name="P4">Отдых — это кирпич, который воодушевляет, расслабляет и восстанавливает силы. Без него прочность постройки может пострадать.</text:p>
      <text:p text:style-name="P4">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 вашу пару.</text:p>
      <text:p text:style-name="P4"><text:soft-page-break/>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строит лишь Сегодня?</text:p>
      <text:p text:style-name="P4">А что, если ваша пара вовсе не пара? Что если Вы — это инструмент, который ему нужен для строительства его собственного Будущего, или, как минимум Сегодня? Там где он тратит время и силы только на себя, образуются дыры в ваших отношениях. Что, если Вы тот самый инструмент, который эти дыры латает?</text:p>
      <text:p text:style-name="P4">Что, если быт для вашей пары, духовность, уют и стабильность обеспечиваете только Вы? Для вас наступает череда заблуждений, что все хорошо, что все идет, как надо, что Будущее строится общими стараниями. Но это не так.</text:p>
      <text:p text:style-name="P4">На Будущее вашей пары вы тратите исключительно свои силы, а он лишь создает <text:span text:style-name="T2">видимость</text:span> продуктивности для общего блага.</text:p>
      <text:p text:style-name="P4">Попробуйте представить, что вас ждет с этим человеком? А ничего — шиш на палочке.</text:p>
      <text:p text:style-name="P4">Он изображает старания. Занимается только тем, что ему нравится, а вот вам придется изо дня в день ждать его помощи. Вам тяжело. Вы измотаны. Но он говорит, как устал на работе и у него нет сил помогать вам.</text:p>
      <text:p text:style-name="P4">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одной, а вашей паре. Вам обоим.</text:p>
      <text:p text:style-name="P4"><text:soft-page-break/>Да, он может пропадать на работе и вам нечего предъявить ему — он же не шляется где попало! После работы он захочет заняться чем-то своим — но ведь он очень устал, у него был напряженный день. Как и вчера. Как и позавчера. Но ведь он имеет право на отдых...</text:p>
      <text:p text:style-name="P4">Вы постоянно оправдываете его.</text:p>
      <text:p text:style-name="P4">На деле, когда все сломается, и ваше Будущее тоже, так как вы строили его для двоих, вы останетесь у огромных руин. А он при своем Сегодня. Вам ведь не к чему придраться. Не в чем упрекнуть... А результата — ноль.</text:p>
      <text:p text:style-name="P4">Будьте честны с собой в первую очередь. Если вы замечаете что-то, что не можете объяснить — это двойной стандарт.</text:p>
      <text:p text:style-name="P4">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и здоровье.</text:p>
      <text:p text:style-name="P17">Перестаньте служить. Поставьте себя на первое место, полюбите себя! Хватит стараться для общего блага. Старайтесь для себя, а если ваш партер — ваш единомышленник, вы это поймете, ведь его старания отправятся вместе <text:s/>с вашими в общую копилку. В общее Будущее.</text:p>
      <text:p text:style-name="P17">Время, которое вы тратили на комфорт вашей пары начните тратить только на себя. Пойдите на курсы, займитесь хобби, отдыхайте. Это, скорее всего, вызовет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text:soft-page-break/>стве. Но это Ваши личные плоды! Вы вправе распоряжаться ими как Вам захочется!</text:p>
      <text:h text:style-name="Heading_20_4" text:outline-level="4">Демонстрация любви</text:h>
      <text:p text:style-name="P4">Есть еще один вид демонстрации. В прямом смысле этого слова. Он смело относится к дабл байнду, так как несет в себе противоречия.</text:p>
      <text:p text:style-name="P4">Это демонстрация хорошего отношения к вам, наличия чувств к вам, восхищения вами... Только не вам, а окружающим.</text:p>
      <text:p text:style-name="P4">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этим.</text:p>
      <text:p text:style-name="P4">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И вы этим питаетесь. Для вас это неопровержимое доказательство того, что он вас любит.</text:p>
      <text:p text:style-name="P4">Поэтому, когда вы вернетесь домой, и он вдруг, как всегда, охладеет, вы подумаете, что это ничего... устал просто... и погрузитесь в воспоминания о прекрасном вечере и о том, как он держал вас за руку.</text:p>
      <text:p text:style-name="P4">Дабл байнд. Вы хаваете то, что он вам преподносит и довольствуетесь мизерными подачками, не обращая внима<text:soft-page-break/>ния на реальную картину ваших отношений, где царит только равнодушие, эгоизм и лицемерие.</text:p>
      <text:p text:style-name="Subtitle">* * *</text:p>
      <text:p text:style-name="P4">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4">О, скорее всего, именно это вас и раздражает, но вы еще даже не рассматриваете это как раздражитель. А самое интересное, что вы не можете себе объяснить причину этого раздражения. Что-то поменялось, но вы не понимаете, что.</text:p>
      <text:p text:style-name="P17">В таких ситуациях, на мой взгляд, ничего не остается, кроме как акцентировать на этом внимание вашего окружения, перед которым он так распинается. Обращайте внимание вслух:</text:p>
      <text:list xml:id="list37407773" text:continue-numbering="true" text:style-name="диалог">
        <text:list-item>
          <text:p text:style-name="P101">Ого, сколько нежности! Всегда бы так!</text:p>
        </text:list-item>
        <text:list-item>
          <text:p text:style-name="P101">Ммм... спасибо, милый! Ты настоящий джентльмен! Если бы еще дома так себя вел, то цены бы тебе не было!</text:p>
        </text:list-item>
        <text:list-item>
          <text:p text:style-name="P105"><text:span text:style-name="T11">Ты что, рисуешься перед друзьями?</text:span>!</text:p>
        </text:list-item>
        <text:list-item>
          <text:p text:style-name="P101">Ой, а я уже и забыла, как цветы пахнут!</text:p>
        </text:list-item>
      </text:list>
      <text:p text:style-name="P17">Но, внимание: не нужно делать такие акценты агрессивно — это обернется против вас. Это не должен быть упрек <text:soft-page-break/>или замечание — такие наезды со стороны будут выглядеть тихой истерикой.</text:p>
      <text:p text:style-name="P17">Пусть его непривычное поведение для вас будет вашим искренним удивлением, которое сопровождается милыми фразами, сказанными с улыбкой. Так вы его поставите в неловкое положение. Ну а ваше окружение поймет, что, стало быть, он лукавит.</text:p>
      <text:p text:style-name="P17">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например, его жалоб вашим знакомым, у них было другое видение в вашу пользу.</text:p>
      <text:p text:style-name="P17">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лицемерную сущность на людях.</text:p>
      <text:h text:style-name="P82" text:outline-level="3"><text:bookmark-start text:name="Podkrieplieniie__Stimuliatsiia_na_dieist"/>Подкрепление.<text:line-break/>Стимуляция к действия<text:bookmark-end text:name="Podkrieplieniie__Stimuliatsiia_na_dieist"/>м</text:h>
      <text:p text:style-name="P4">Подкрепление — это событие, которое служит для увеличения реакции. Это, своего рода, стимулятор.</text:p>
      <text:p text:style-name="P4">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4">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4">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4" text:outline-level="4"><text:bookmark-start text:name="Polozhitiel_noie_podkrieplieniie_"/>Положительное подкрепление<text:bookmark-end text:name="Polozhitiel_noie_podkrieplieniie_"/></text:h>
      <text:p text:style-name="P4">Положительное подкрепление <text:span text:style-name="T5">(зеленая кнопка)</text:span> — это позитивное событие, которое стимулирует жертву на действия путем вызова нужной реакции. Речь пойдет о мотивации плюшками.</text:p>
      <text:p text:style-name="P19">«Если мне нравится то, что ты делаешь, тебя ждет награда.»</text:p>
      <text:p text:style-name="P4">У положительного подкрепления есть несколько, так сказать, направлений:</text:p>
      <text:list xml:id="list37409210" text:continue-list="list5622792344276949471" text:style-name="List_20_4">
        <text:list-item text:start-value="1">
          <text:p text:style-name="P109">Стимуляция жертвы на действия путем поощрения за выполнение обязанностей манипулятора.</text:p>
        </text:list-item>
      </text:list>
      <text:list xml:id="list37411890" text:continue-list="list37407773" text:style-name="диалог">
        <text:list-item>
          <text:p text:style-name="P94">Ты у меня такая сильная! Такие тяжелые пакеты из магазина притащила! Люблю сильных женщин. Иди сюда, я тебя поцелую!</text:p>
        </text:list-item>
      </text:list>
      <text:p text:style-name="P4">В этом случае он благодарит за то, что должен был сделать сам, но вам ведь приятно, вас похвалили и усталость, как рукой сняло!</text:p>
      <text:list xml:id="list37391185" text:continue-list="list37409210" text:style-name="List_20_4">
        <text:list-item>
          <text:p text:style-name="P109">Стимуляция жертвы на действия путем благодарности за то, что жертва выполнила свои обязанности.</text:p>
        </text:list-item>
      </text:list>
      <text:list xml:id="list37417228" text:continue-list="list37411890" text:style-name="диалог">
        <text:list-item>
          <text:p text:style-name="P94">Вот тебе цветы за то, что ты вчера приготовила такой вкусный ужин!</text:p>
        </text:list-item>
      </text:list>
      <text:p text:style-name="P4">Это, на первый взгляд, тоже приятный комплимент. Нам ведь нравится, когда нас поощряют, да? Но посмотрите <text:soft-page-break/>внимательнее — это плата за ваши труды. Как плата за услуги домработницы.</text:p>
      <text:p text:style-name="P4">Он не подарил вам цветы просто так, он великодушно отплатил вам за ваши труды.</text:p>
      <text:list xml:id="list37423747" text:continue-list="list37391185" text:style-name="List_20_4">
        <text:list-item>
          <text:p text:style-name="P109">Стимуляция жертвы на действия путем требований ответной реакции на его действия.</text:p>
        </text:list-item>
      </text:list>
      <text:list xml:id="list37401179" text:continue-list="list37417228" text:style-name="диалог">
        <text:list-item>
          <text:p text:style-name="P94">Я вчера с тобой поделился, теперь ты делись.</text:p>
        </text:list-item>
        <text:list-item>
          <text:p text:style-name="P94">В прошлый раз я уступил, теперь ты уступи.</text:p>
        </text:list-item>
      </text:list>
      <text:p text:style-name="P4">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ет.</text:p>
      <text:p text:style-name="P4">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7396886" text:continue-numbering="true" text:style-name="диалог">
        <text:list-item>
          <text:p text:style-name="P94">Летом едем на море, а зимой — в горы, договорились?</text:p>
        </text:list-item>
      </text:list>
      <text:p text:style-name="P4">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list xml:id="list37393744" text:continue-list="list37423747" text:style-name="List_20_4">
        <text:list-item>
          <text:p text:style-name="P109"><text:soft-page-break/>Стимуляция жертвы путем похвалы на самостоятельное выполнение общих обязанностей.</text:p>
        </text:list-item>
      </text:list>
      <text:list xml:id="list37410001" text:continue-list="list37396886" text:style-name="диалог">
        <text:list-item>
          <text:p text:style-name="P94">Милая, но ты же знаешь, что я не уберу в квартире, как ты! Ты с этим справишься гораздо быстрее, чем я! Ты у меня такая молодец!</text:p>
        </text:list-item>
        <text:list-item>
          <text:p text:style-name="P94">У тебя так здорово получается все планировать, так что я решил дать тебе возможность полностью спланировать эту поездку!</text:p>
        </text:list-item>
        <text:list-item>
          <text:p text:style-name="P94">Никто не сделает это лучше тебя! Не буду мешать!..</text:p>
        </text:list-item>
      </text:list>
      <text:list xml:id="list37415280" text:continue-list="list37393744" text:style-name="List_20_4">
        <text:list-item>
          <text:p text:style-name="P109">Сглаживание последствий негативного поведения абьюзера.</text:p>
        </text:list-item>
      </text:list>
      <text:list xml:id="list37423259" text:continue-list="list37410001" text:style-name="диалог">
        <text:list-item>
          <text:p text:style-name="P94">Я вчера погорячился... Вот тебе цветы!</text:p>
        </text:list-item>
      </text:list>
      <text:p text:style-name="P4">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пряником и останется в выигрыше.</text:p>
      <text:p text:style-name="P4">Вспомните, какие подарки вам дарил ваш партнер. С чем они у вас ассоциируются? Если большинство из них связано у вас с его негативными действиями, то вас активно подкупают и задабривают, чтоб вы меньше сопротивлялись.</text:p>
      <text:p text:style-name="P4">То есть, постоянно нажимают на вашу зеленую кнопку!</text:p>
      <text:p text:style-name="P53"><text:soft-page-break/>* * *</text:p>
      <text:p text:style-name="P4">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4">Такие поощрения не есть плюшки.</text:p>
      <text:p text:style-name="P4">Вы поймете это, когда припомните сколько всего сложного, кропотливого и тяжелого вы сделали, пока ваш абьюзер стоял рядышком и говорил вам разные ласковости.</text:p>
      <text:p text:style-name="P4">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4">Чем же отличается положительное подкрепление от проявления внимания и любви к вам?</text:p>
      <text:p text:style-name="P4">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ли повод (день рождения, годовщина, 8 марта...).</text:p>
      <text:p text:style-name="P4">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4">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text:soft-page-break/>ления — повысить вероятность этих ваших действий в будущем.</text:p>
      <text:p text:style-name="P4">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привыкнет избегать ответственности и ничего не делать — эта ноша теперь ваша.</text:p>
      <text:p text:style-name="P4">Он все реже будет вам помогать и все чаще расстраивать вас, зная, что достаточно букетика цветов, и вы забудете о его провинностях. Начавшись однажды, манипуляция будет только усиливаться и с каждым разом вы будете все больше прогибаться и подчиняться воле манипулятора.</text:p>
      <text:p text:style-name="P4">Помните, действия абьюзера рассчитаны на обеспечение его собственного комфорта.</text:p>
      <text:p text:style-name="P4">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 Если он выполнит вашу просьбу — похвалите его. Это будет вашим положительным подкреплением.</text:p>
      <text:list xml:id="list37408949" text:continue-numbering="true" text:style-name="диалог">
        <text:list-item>
          <text:p text:style-name="P94">Спасибо! Я очень рада! Ты приготовил действительно вкусный ужин!</text:p>
        </text:list-item>
      </text:list>
      <text:p text:style-name="P4">Только не перестарайтесь. Его поступок — вклад в общее дело, а не подвиг. Он не должен чувствовать себя героем, ибо это, как вы понимаете, может обернуться против вас.</text:p>
      <text:h text:style-name="P84" text:outline-level="4"><text:bookmark-start text:name="Nieustoichivoie_ili_chastichnoie_podkrie"/>Неустойчивое или частичное подкрепление<text:bookmark-end text:name="Nieustoichivoie_ili_chastichnoie_podkrie"/></text:h>
      <text:p text:style-name="P4">Неустойчивое или частичное подкрепление <text:span text:style-name="T5">(оранжевая кнопка)</text:span> — это событие, которое погружает жертву в переживания, связанные с сомнениями и страхом не угодить абьюзеру.</text:p>
      <text:p text:style-name="P19">«Я сомневаюсь в том, что ты сделаешь так, как я хочу.»</text:p>
      <text:p text:style-name="P4">Он оценивает ваши действия, значительно занижая оценки, поощряя вас стараться лучше, упорствовать и угождать.</text:p>
      <text:list xml:id="list37392780" text:continue-numbering="true" text:style-name="диалог">
        <text:list-item>
          <text:p text:style-name="P94">Ты приготовила замечательный ужин! Но вот если бы ты еще и десерт приготовила — цены бы тебе не было!</text:p>
        </text:list-item>
      </text:list>
      <text:p text:style-name="P4">Подобные ситуации, если они есть в ваших отношениях, гласят о том, что абьюзер демонстрирует собственную власть над вами. Вместо того, чтобы потребовать отдачи, вы чувствуете свою вину в том, что у вас что-то получилось не так хорошо, как могло бы.</text:p>
      <text:p text:style-name="P4">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4">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7397968" text:continue-numbering="true" text:style-name="диалог">
        <text:list-item>
          <text:p text:style-name="P94"><text:soft-page-break/>Вау, а что это за платье у тебя такое! Может наденешь что-то другое?</text:p>
        </text:list-item>
        <text:list-item>
          <text:p text:style-name="P94">Тебе бы постричься не помешало... Только вчера была у парикмахера?.. Понятно...</text:p>
        </text:list-item>
      </text:list>
      <text:p text:style-name="P4">Или, например, с вами разговаривают, употребляя сложные термины, заводя тему, в которой вы не разбираетесь. Вы чувствуете себя неловко и глупо:</text:p>
      <text:list xml:id="list37404190" text:continue-numbering="true" text:style-name="диалог">
        <text:list-item>
          <text:p text:style-name="P94">Это из-за того, что по теореме эквивалентности при элементарных преобразованиях... Ну ты же понимаешь, о чем я, да?</text:p>
        </text:list-item>
      </text:list>
      <text:p text:style-name="P4">Также во многом это проявляется в быту:</text:p>
      <text:list xml:id="list37398941" text:continue-numbering="true" text:style-name="диалог">
        <text:list-item>
          <text:p text:style-name="P94">Ты вчера борщ пересолила, поэтому сегодня готовишь тоже ты.</text:p>
        </text:list-item>
      </text:list>
      <text:p text:style-name="P4">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старания, что создает видимость его участия.</text:p>
      <text:p text:style-name="P4">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4">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Subtitle"><text:soft-page-break/>* * *</text:p>
      <text:p text:style-name="P4">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4">Оба варианта губительны для вас. 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4">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7416674" text:continue-numbering="true" text:style-name="диалог">
        <text:list-item>
          <text:p text:style-name="P94">Да, эта то самое платье, в котором я была на нашем свидании неделю назад. Ты еще сказал, что я хорошо выгляжу.</text:p>
        </text:list-item>
        <text:list-item>
          <text:p text:style-name="P94">Ты думаешь, что если скажешь мне пару незнакомых мне слов, я тебя любить больше буду?</text:p>
        </text:list-item>
        <text:list-item>
          <text:p text:style-name="P94">Если ты хочешь десерт, то ты мог бы сам его приготовить. Мне было бы приятно...</text:p>
        </text:list-item>
      </text:list>
      <text:p text:style-name="P4">Вполне справедливо.</text:p>
      <text:p text:style-name="P4"><text:soft-page-break/>Не берите на себя слишком много! Если это вам нужно — то вперед. Только потом не плачьте, что вас наказали или недооценили.</text:p>
      <text:list xml:id="list37411066" text:continue-numbering="true" text:style-name="диалог">
        <text:list-item>
          <text:p text:style-name="P94">Тебе надо, ты и делай! - услышите вы на все предложения.</text:p>
        </text:list-item>
      </text:list>
      <text:p text:style-name="P4">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 Что касается бытовых вопросов, то тут сложнее, ведь вам придется прекратить проявлять инициативу.</text:p>
      <text:p text:style-name="P4">Все, что вы предложите — надо вам (ремонт, перестановка и т.д.), значит и заниматься этим будете вы.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84" text:outline-level="4"><text:bookmark-start text:name="Otritsatiel_noie_podkrieplieniie_"/>Отрицательное подкрепление<text:bookmark-end text:name="Otritsatiel_noie_podkrieplieniie_"/></text:h>
      <text:p text:style-name="P4">Отрицательное подкрепление <text:span text:style-name="T5">(красная кнопка)</text:span> также осуществляется при помощи стимуляции жертвы на действия, но, в отличии от положительного и неустойчивого подкрепления, это мотивация путем запугивания.</text:p>
      <text:p text:style-name="P19">«Если ты не сделаешь так, как я хочу, то тебя ждет наказание.»</text:p>
      <text:p text:style-name="P4">Используя отрицательное подкрепление, абьюзер создает угрозу и стимулирует вас на все, что поможет вам избежать этой угрозы.</text:p>
      <text:list xml:id="list37402985" text:continue-numbering="true" text:style-name="диалог">
        <text:list-item>
          <text:p text:style-name="P94">Если ты еще раз так сделаешь — пеняй на себя!</text:p>
        </text:list-item>
        <text:list-item>
          <text:p text:style-name="P94">Если ты выйдешь из квартиры — можешь не возвращаться!</text:p>
        </text:list-item>
      </text:list>
      <text:p text:style-name="P4">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своему.</text:p>
      <text:p text:style-name="P4">Крики, гнев, приказы, рукоприкладство, ограничение вас денежными средствами, равнодушие, бойкот или истерик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4"><text:soft-page-break/>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4">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4">Соглашаясь на условия, которые перед вами ставит манипулятор, вы укрепляете его власть над вами, сами действуете на руку манипулятору. Подчиняясь, вы избежите наказания сейчас, но завтра все повторится с новой силой.</text:p>
      <text:p text:style-name="P4"><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Subtitle">* * *</text:p>
      <text:p text:style-name="P4">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text:soft-page-break/>ли, что вы уже расстегиваете свою курточку и снимаете обувь... Стоп.</text:p>
      <text:p text:style-name="P4">Вы хотите у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4">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4">— Объясни мне, по какой причине ты запрещаешь мне это делать (пойти гулять)?</text:p>
      <text:p text:style-name="P4">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и беспрекословно соглашаетесь с ним. Он не будет ожидать такой вашей реакции. Его ответ может быть каким угодно, например, он может сказать: «Потому, что ты моя девушка/жена...» Или: «Потому, что я так хочу!» Или треснуть вас по лицу...</text:p>
      <text:p text:style-name="P4">Оставайтесь спокойной, не повышайте интонацию. Скажите ровно и может даже с улыбкой:</text:p>
      <text:list xml:id="list37394092" text:continue-numbering="true" text:style-name="диалог">
        <text:list-item>
          <text:p text:style-name="P94">Но ты не можешь мне запретить!</text:p>
        </text:list-item>
      </text:list>
      <text:p text:style-name="P4">Вы хозяйка собственной жизни и вам решать, что вам делать. Никто, даже ваши родители, не могут вам запретить поступать так, как вам хочется.</text:p>
      <text:p text:style-name="P4"><text:soft-page-break/>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4">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4">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4">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7401393" text:continue-numbering="true" text:style-name="диалог">
        <text:list-item>
          <text:p text:style-name="P94">Поговорим, когда я вернусь.</text:p>
        </text:list-item>
      </text:list>
      <text:p text:style-name="P4">Вы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text:p>
      <text:p text:style-name="P4"><text:soft-page-break/>Кстати, прерывание разговора всегда идет на пользу, особенно, если это телефонный разговор. 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и ответите.</text:p>
      <text:p text:style-name="P4">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4">Будьте готовы и к тому, что ваши попытки противостоять ему могут вызвать в нем море агрессии, которую он направит на вас мощным потоком. Поэтому подумайте, может съездить к родителям на пару дней поможет вам морально подготовиться к будущим противостоянием.</text:p>
      <text:p text:style-name="P4">В любом случае, я надеюсь, вы понимаете, что такая жизнь — это не жизнь!</text:p>
      <text:h text:style-name="P84" text:outline-level="4"><text:bookmark-start text:name="Travmiruiushchii_odnorazovyi_opyt_"/>Травмирующий одноразовый опыт<text:bookmark-end text:name="Travmiruiushchii_odnorazovyi_opyt_"/></text:h>
      <text:p text:style-name="P4">Травмирующий одноразовый опыт (<text:span text:style-name="T2">кнопка запуска таймера</text:span>) — это единичное событие, с помощью которого манипулятор устанавливает господство и превосходство над подсознанием своей жертвой.</text:p>
      <text:p text:style-name="P19">«Так будет каждый раз, когда ты сделаешь то, чего я не хочу.»</text:p>
      <text:p text:style-name="P4">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4">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4">Это сопровождалось, мягко говоря, просьбой закрыть рот. Очень мягко говоря. Таких инцидентов больше не происходило на моей памяти. Это был эксклюзивный случай, который продемонстрировал мне «кто тут главный».</text:p>
      <text:p text:style-name="P4">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4"><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физический акт проявления силы — все, что является неожиданной агрессивной реакцией с целью напугать.</text:p>
      <text:p text:style-name="P4">Понимание этого факта происходит на уровне ассоциаций. Если дальше, в ходе отношений, манипулятор вас ломает, то сейчас такой эпизод дает трещину, травмирует уверенность жертвы, значимость ее чувств, мнение, право на реакцию и волю проявлять чувства.</text:p>
      <text:p text:style-name="P4">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4">Говорить о противостоянии подобному поведению сложно, так как к нему очень сложно подготовиться. Если вам удастся и вы справитесь от шока, я советую вам перейти в наступление и проделать с ним то же самое. Вас нужно будет категорично и пресечь его попытку вас напугать:</text:p>
      <text:list xml:id="list37417194" text:continue-numbering="true" text:style-name="диалог">
        <text:list-item>
          <text:p text:style-name="P94">Руки убери! Что ты себе позволяешь?!</text:p>
        </text:list-item>
      </text:list>
      <text:p text:style-name="P4">Это может стать для манипулятора таким же травмирующим опытом. Впредь, он будет знать, что подобные его действия не застанут вас врасплох. Однако это достаточно весомый повод начать свои наблюдения за поведением вашего партнера. Если в ходе ваших отношений подобные эпизоды повторяются, то это значит, что вашу волю все-таки упорно пытаются сломать. Делайте выводы и принимайте такие удары стойко.</text:p>
      <text:h text:style-name="P82" text:outline-level="3"><text:bookmark-start text:name="Postoiannyie_zhaloby_"/>Постоянные жалобы<text:bookmark-end text:name="Postoiannyie_zhaloby_"/></text:h>
      <text:p text:style-name="P4">Манипулятор умеет успешно манипулировать не только действиями окружающих, но и их чувствами. Ощущая угрозу, он умело подбирает слова, жалуясь на обстоятельства или людей, которые могут сломать его планы или пошатнуть самооценку. Это проявляется, собственно, из-за низкой самооценки, которую он компенсирует отрицанием собственной вины и оправдыванием. Неотъемлемая часть этого признака — зависть и страх.</text:p>
      <text:p text:style-name="P4">Этот раздел, на самом деле, местами противоречивый, так как манипулятор частенько любит выглядеть жертвой, взывая к жалости, однако в некоторых случаях он ни за что не позволит вам копаться в его переживаниях, а лишь отстранится, обвиняя вас в нарушении его личного пространства. В таких случаях ваша попытка оказать ему помощь или поддержку будет расценена, как попытка взять его под контроль и получить над ним власть.</text:p>
      <text:p text:style-name="P4">Причины такого поведения кроются вот в чем. Он привык «питаться» чужими слабостями. Вы устали, у вас что-то не получается, вас кто-то обидел и т.д. — все это для него новые рычаги манипулирования вами. Поэтому он опасается, что прояви <text:span text:style-name="T2">он</text:span> слабость, вы можете ею воспользоваться.</text:p>
      <text:p text:style-name="P4">Почему так происходит?</text:p>
      <text:p text:style-name="P4">Дело в том, что любое его действие влечет за собой последствие. Все ради результата. Если ему нужно увильнуть <text:soft-page-break/>от важной темы, от выполнения своих обязательств или оправдать свои ошибки, он начнет жаловаться на самочувствие или на других людей, требуя жалости и внимания.</text:p>
      <text:p text:style-name="P4">Однако, если он действительно попал в сложную ситуацию, то он, скорее всего, не поделится своими переживаниями, так как знает на собственном опыте, что это может обернуться против него.</text:p>
      <text:p text:style-name="P4">Если вы живете с ним достаточно долго, то вы, стало быть:</text:p>
      <text:p text:style-name="P4">а) либо не раз слышали жалобы на других;</text:p>
      <text:p text:style-name="P4">б) сами были причиной этих жалоб;</text:p>
      <text:p text:style-name="P4">в) либо видели, что у него проблемы, но помочь ему он вам не разрешил.</text:p>
      <text:p text:style-name="P4">Подобное поведение я уже описывала в разделе «Изоляция жертвы от ее окружения», как он может жаловаться на ваших близких. Ну и, конечно, на протяжении всей своей истории я не раз писала о том, как манипулятор склонен к обсеранию своих друзей, а потом им же жалуется на вас, утверждая вашу неуравновешенность.</text:p>
      <text:p text:style-name="P47">* * *</text:p>
      <text:p text:style-name="Text_20_body"><text:span text:style-name="T25">В психологии существует понятие «контрманипуляция». Это техника, которая заключается в ежесекундной адаптации к манипулятору. Чтобы защитится от него: в разных ситуациях отвечайте с юмором, иронией, отрицательно или вообще попробуйте обойтись без комментариев. Другими </text:span><text:soft-page-break/><text:span text:style-name="T25">словами, поступайте так, как зачастую поступает сам манипулятор.</text:span></text:p>
      <text:p text:style-name="P4">Вам, как человеку, которому несвойственно манипулятивное поведение, будет сложно приспособится к данной технике. Однако вам придется быть бдительной и прилагать большие усилия, связанные с нервной системой, чтобы не поддаваться его влиянию. Так вы будете уверены, что ситуация под вашим контролем.</text:p>
      <text:h text:style-name="P82" text:outline-level="3"><text:bookmark-start text:name="Nieriashlivost__"/>О<text:bookmark-end text:name="Nieriashlivost__"/>тношение к чистоте</text:h>
      <text:p text:style-name="P4">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4">Патологическая</text:span><text:span text:style-name="T45"> </text:span><text:span text:style-name="T14">н</text:span>еряшливость.</text:h>
      <text:p text:style-name="P4">Там, где появляется абьюзер — беспорядок. Он крошит, разливает, ломает и проходит мимо, отрицая свою причастность к беспорядку. Он может несколько дней не принимать душ, не чистить зубы и не умываться.</text:p>
      <text:p text:style-name="P4">Он совершенно игнорирует факт наличия своего места у каждой вещи в доме. Он не следит ни за своим внешним видом, ни за чистотой вокруг себя. Он может разлить, испачкать, накрошить и пройти мимо, при этом совершенно не видит в этом проблему.</text:p>
      <text:p text:style-name="P4">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Также он может вызывать у вас чувство стыда перед окружающими за неспособность позаботиться о своем мужчине.</text:p>
      <text:p text:style-name="P4">Если вы проанализируете поведение абьюзера, то вы увидите, что такое безответственное поведение проявляет<text:soft-page-break/>ся не только в быту. Ко всему прочему во всей его жизни, в его голове и близком окружении царит хаос, который он не хочет или не может преодолеть.</text:p>
      <text:p text:style-name="Subtitle">* * *</text:p>
      <text:p text:style-name="P4">Если речь идет о банальной лени, помните, в быту есть вид труда, который называется <text:span text:style-name="T2">самообслуживанием</text:span>. Ваш партнер, как взрослый человек, может, должен и обязан мыть за собой, следить за чистотой своей одежды, следить за своей внешностью и гигиеной. Он должен суметь самостоятельно сходить в магазин и понимать перечень необходимых продуктов. Он должен суметь приготовить еду.</text:p>
      <text:p text:style-name="P4">Никто не имеет право предъявлять вам претензии по поводу дел, относящихся к самообслуживанию!</text:p>
      <text:p text:style-name="P4">Когда я жила в общежитии, мы нашей неряшке однажды по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в отместку облила мою одежду йодом).</text:p>
      <text:p text:style-name="P4">Если человек совершенно игнорирует наличие проблемы, то, как советуют специалисты, дабы избавиться от данного симптома, необходимо обратиться к психиатру.</text:p>
      <text:h text:style-name="P84" text:outline-level="4">Патологическое стремление к чистоте</text:h>
      <text:p text:style-name="P4">Лично я знаю три пары, в которых патологическое стремление к чистоте имело место быть. Во всех этих случаях излишняя чистоплотность была со стороны мужчины. Из них две пары распались.</text:p>
      <text:p text:style-name="P4">Вы вынуждены мыть маркую белую плитку каждый день. Либо — вы наказаны. Вы помыли посуду и оставили пару капель на раковине — вы наказаны. Пылинка на полке или пушинка на одежде, складка на поглаженной рубашке — вы наказаны...</text:p>
      <text:p text:style-name="P4">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4">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7">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7">Когда стремление к чистоте становится идеей фикс, то это обстоятельство способно здорово трепать нервы партнеру. Это уже можно расценивать, как бытовую тиранию.</text:p>
      <text:p text:style-name="P17"><text:soft-page-break/>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 К сожалению, в отношениях с маниакальным чистюлей этого недостаточно.</text:p>
      <text:p text:style-name="P17">Проявление такого рода отношения к чистоте может быть признаком невроза или даже психоза. Если обратить внимание на поведение абьюзера в целом, можно заметить, что чистота — это не единственная сфера, где проявляется это отклонение. 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7">Также, чрезмерная приверженность к чистоте может свидетельствовать о наличии таких качеств, как:</text:p>
      <text:list xml:id="list5178963095494024176" text:style-name="L3">
        <text:list-item>
          <text:p text:style-name="P139"><text:span text:style-name="T37">закомплексованность и неуверенность в себе</text:span><text:span text:style-name="T36">.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10"><text:span text:style-name="T12">сексуальная неудовлетворенность</text:span><text:span text:style-name="T11">, хотя многие современные психоаналитики склонны считать, что неудовлетворенность необязательно должна быть сексуальной;</text:span></text:p>
        </text:list-item>
        <text:list-item>
          <text:p text:style-name="P102"><text:span text:style-name="T8">нереализованность, </text:span><text:span text:style-name="T9">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2"><text:soft-page-break/><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2"><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7">Но что же делать вам, если именно от вас требуют идеальной чистоты в доме?</text:p>
      <text:p text:style-name="P17">Помните, что всякая чистота относительна. Капля воды на рукомойнике не вырастет в грибковое чудовище и не съест всех в домочадцев. Другое дело, если под диваном полгода лежит кусок пиццы или вонючие носки висят на торшере.</text:p>
      <text:p text:style-name="P4"><text:span text:style-name="T11">Вы не слуга! </text:span>Это первое и главное, что нужно усвоить! <text:span text:style-name="T11">Если ваш партнер хочет видеть идеальный порядок — пусть наводит его сам.</text:span></text:p>
      <text:p text:style-name="P17">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17">Надо — делай сам. Точка.</text:p>
      <text:p text:style-name="P4"><text:span text:style-name="T11">Однако, если ваш партнер считает, что имеет право ударить вас за малейшее отклонение от его стандартов, то это </text:span><text:soft-page-break/><text:span text:style-name="T11">должно заставить вас задуматься над разрывом отношений с этим человеком. Лучше не будет.</text:span></text:p>
      <text:p text:style-name="P17">Подобные отклонения, как говорят различные источники, требуют серьезного психотерапевтического вмешательства. Но это может помочь, только если больной сам согласен на терапию. Страшно? Конечно страшно, ведь вы понимаете, что заставить вашего партнера пойти на такой шаг будет очень сложно.</text:p>
      <text:h text:style-name="P82" text:outline-level="3"><text:bookmark-start text:name="Nieghliekt_"/>Неглект<text:bookmark-end text:name="Nieghliekt_"/></text:h>
      <text:p text:style-name="P69"/>
      <text:p text:style-name="P4">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4">Как правило, неглект никогда не возникает в начале отношений. Для применения этого метода жертва уже должна находиться в максимальной зависимости. Это последний этап отношений. Если вы помните, то он называется утилизацией. Дальше либо летальный исход, либо разрыв и длительное лечение.</text:p>
      <text:p text:style-name="P4">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5698939582818694923" text:style-name="L4">
        <text:list-item>
          <text:p text:style-name="P140"><text:span text:style-name="T25">в то время, как вы болеете и вам остро необходима помощь вашего партнера, он, </text:span><text:span text:style-name="T25">например, едет на рыбалку на выходные, оставляя вас в полной беспомощности;</text:span></text:p>
        </text:list-item>
        <text:list-item>
          <text:p text:style-name="P111">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11"><text:soft-page-break/>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11">манипулятор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11">абьюзер считает, что у вас лишний вес и заставляет вас голодать;</text:p>
        </text:list-item>
        <text:list-item>
          <text:p text:style-name="P111">абьюзер создает условия, в которых заставляет вас мерзнуть: «Холодно? Приседай — быстрее согреешься!»;</text:p>
        </text:list-item>
        <text:list-item>
          <text:p text:style-name="P111">абьюзер мешает вам спать: «На том свете выспишься!»;</text:p>
        </text:list-item>
        <text:list-item>
          <text:p text:style-name="P111">абьюзер не разрешает вам проявлять симптомы болезни «Сколько уже можно кашлять?!» и т. д.</text:p>
        </text:list-item>
      </text:list>
      <text:p text:style-name="P4">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4">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text:soft-page-break/>ние на этот счет, так как оно, скорее всего, положительное по отношению к обидчику и, соответственно — ошибочное.</text:p>
      <text:p text:style-name="P4">Найдите в себе силы отказаться от его «плюшек». Требуйте от него заботу или ищите ее в другом месте.</text:p>
      <text:list xml:id="list37399911" text:continue-list="list37417194" text:style-name="диалог">
        <text:list-item>
          <text:p text:style-name="P94">Алло, доктор? Подскажите, мне можно в моем состоянии заниматься сексом/есть петрушку/пить спиртное? Нет. Хорошо, спасибо за информацию.</text:p>
        </text:list-item>
      </text:list>
      <text:p text:style-name="P4">Также пробуйте задавать уточняющие вопросы:</text:p>
      <text:list xml:id="list37406920" text:continue-numbering="true" text:style-name="диалог">
        <text:list-item>
          <text:p text:style-name="P94">Ты же знаешь, что я на антибиотиках. Ты не хочешь, чтобы я выздоровела?</text:p>
        </text:list-item>
        <text:list-item>
          <text:p text:style-name="P94">Если ты считаешь, что мне не стоит употреблять эти лекарства, тогда предложи мне альтернативу. Или ты хочешь, чтоб мне стало хуже?</text:p>
        </text:list-item>
      </text:list>
      <text:p text:style-name="P4">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доктор станет свидетелем этого разговора, ведь он, скорее всего, начнет осуждать такие методы лечения. Если же ваш партнер начнет вас обвинять в том, что вы позвонили в скорую без его ведома, то скажите, что вы не хотели его отвлекать от важных дел.</text:p>
      <text:p text:style-name="P4">Однако, если вы заметили хотя бы, намеки на неглект, то вам НЕОБХОДИМО ОБРАТИТЬСЯ ЗА ПОМОЩЬЮ!!!</text:p>
      <text:p text:style-name="Text_20_body"><text:span text:style-name="_31__20_Text"><text:span text:style-name="T25">Неглект может стать причиной смерти жертвы</text:span></text:span><text:span text:style-name="T25">.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2" text:outline-level="3"><text:bookmark-start text:name="Popytka_vytorghovat____pravo_nalievo____"/>Попытка выторговать право «налево».<text:line-break/>Принуждение к трио<text:bookmark-end text:name="Popytka_vytorghovat____pravo_nalievo____"/></text:h>
      <text:p text:style-name="P4">Измены. Измены. Измены. Для многих измена — это самый настоящий удар. Удар по самолюбию. Отношения после измены никогда не станут прежними.</text:p>
      <text:p text:style-name="P4">Бывает, что сексуальная жизнь приедается и хочется разнообразия. Никто не может гарантировать... даже себе, что спустя года не захочется свеженького, чего-то нового...</text:p>
      <text:p text:style-name="P4">Я, видимо, старомодная, раз не понимаю, как можно делиться своим мужчиной. Не понимаю, и то, как можно делить себя на нескольких мужчин одновременно. В любом случае это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4">Многие считают, что измена это норм. Есть даже пары, у которых бытует общее мнение на этот счет. Но мы в этой главе поговорим о тех парах, в которых хотя бы для одного измена — это табу.</text:p>
      <text:p text:style-name="P4">Говоря об изменах, необходимо, наверное, учитывать, кто, с кем, как, почему и так далее. Однако, так как в этой книге речь идет о манипуляторах, я буду рассматривать измену, как еще один рычаг давления.</text:p>
      <text:p text:style-name="P47"><text:soft-page-break/>* * *</text:p>
      <text:p text:style-name="P4">Для начала поговорим об очевидных вещах.</text:p>
      <text:p text:style-name="P4">Факт 1: женщина — это отражение мужчины. Это факт, с которым, кто еще не смирился — пора смириться. Женщина — это зеркало отношения к ней ее мужчины. Рядом с нормальным мужчиной — красивая, счастливая и ухоженная женщина.</text:p>
      <text:p text:style-name="P4">Факт 2: выбор сделан. Выбрали вас. Выбрали осознанно, руководствуясь, как бы цинично это ни звучало, определенными критериями, типа: красота, ум, харизма и т. д.</text:p>
      <text:p text:style-name="P4">Факт 3: если человек, который вас выбрал, в последствии недоволен своим выбором, то это значит, что он не уважает свой собственный выбор. Проблема в нем.</text:p>
      <text:p text:style-name="P4">Факт 4: если человек, который вас выбрал в последствии недоволен своим выбором, то это НЕ значит, что вы неправильная или неподходящая. Вы были, есть и останетесь той, кого он выбрал.</text:p>
      <text:p text:style-name="P4">Отталкиваясь от этого можно сделать вывод: если в какой-то момент <text:span text:style-name="T14">становится понятно, что люди не подходят друг другу по каким-бы то ни было причинам — они должны расстаться.</text:span></text:p>
      <text:p text:style-name="P14">К сожалению, в деструктивных отношениях так редко бывает. Вместо того, чтобы разорвать отношения, манипулятор оказывает давление на жертву, играет на ее чувствах, шантажирует, обманывает, отменяет ее чувства и, конечно, манипулирует ею себе во благо.</text:p>
      <text:p text:style-name="Subtitle"><text:soft-page-break/>* * *</text:p>
      <text:p text:style-name="Text_20_body">Для женщины подозрения в измене редко являются беспочвенными. А в случае с манипулятором, измена — это не просто переспать с секретаршей по пьяни на корпоративе. Поэтапно, совмещая с остальными техниками манипулирования, манипулятор жестоко издевается над психикой своей жертвы, искривляя ее реальность и восприятие действительности.</text:p>
      <text:p text:style-name="Text_20_body">Итак, поехали.</text:p>
      <text:p text:style-name="Text_20_body">Вы становитесь частым свидетелем флирта вашего партнера с другими женщинами. Он подолгу разговаривает по телефону с подругами или коллегами, переписывается с ними в соц-сетях. Такое его общение смущает вас, так как очевидно, что оно переходит границы чисто дружеского.</text:p>
      <text:p text:style-name="Text_20_body">Вы понимаете, что в целом его общение с противоположным полом безобидны, но в и осознаете, что такое откровенное общение ведет к измене, это лишь вопрос времени.</text:p>
      <text:p text:style-name="Text_20_body">В какой-то момент вы решаетесь высказать свое недовольство по этому поводу, но ваш партнер, абсолютно недоумевая о причинах вашего недовольства, наваливает вам, что вы делаете из мухи слона.</text:p>
      <text:p text:style-name="Text_20_body">Вы становитесь раздражительной и дерганной. Часто закатываете ревностные истерики. Вам противно от того, как вы себя ведете, но вы не в силах молча мириться с его поведением.</text:p>
      <text:p text:style-name="Text_20_body"><text:soft-page-break/>Вы хотите ему верить, но вот его телефон снова пиликает, и он читает новое сообщение, улыбается, затем уходит в другую комнату, чтобы ответить.</text:p>
      <text:p text:style-name="Text_20_body">Вы становитесь слишком подозрительной, возможно даже начинаете искать подтверждение его изменам, ставите ультиматумы, скандалите, но ваш партнер будто совершенно не понимая причины вашей злости, обзывает вас истеричкой и неуравновешенной параноичкой, но общение <text:s/>с подругами не прекращает.</text:p>
      <text:p text:style-name="Text_20_body">Вы стали все чаще терять над собой контроль. Вы потеряли уверенность в себе. А ваш партнер продолжает морочить голову (см. р. «Газлайтинг») и упрекает в том, что вы во всем ищите драму и преувеличиваете.</text:p>
      <text:p text:style-name="Text_20_body">Знакомо?</text:p>
      <text:p text:style-name="Text_20_body">На этом все не заканчивается и однажды вы становитесь <text:s/>свидетелем разговора вашего партнера об изменах. Вам сложно в это поверить, но вы заметили, что тема мужской полигамности даже веселит вашего партнера. </text:p>
      <text:p text:style-name="Text_20_body"/>
      <text:p text:style-name="Text_20_body"/>
      <text:p text:style-name="Text_20_body"/>
      <text:p text:style-name="Text_20_body"/>
      <text:p text:style-name="Text_20_body"/>
      <text:p text:style-name="Text_20_body"/>
      <text:p text:style-name="Text_20_body"/>
      <text:p text:style-name="Text_20_body">Все по накатанной. На ваших глазах ваш партнер сыплет комплиментами посторонним женщинам, ведет поверхност<text:soft-page-break/>ные разговоры об изменах, однако в какой-то момент все обретает новый смысл. Вам как бы намекают, что секс по дружбе это не так уж плохо.</text:p>
      <text:p text:style-name="Text_20_body">Сначала вы уверены, что это шутка, но когда до вас доходит, что у вас просят разрешение сходить налево, вы теряете дар речи. Вы пытаетесь утешить себя тем, что это простой разговор, что дальше дела не будет, но ваш партнер аккуратно подводит тему к тому, что хочет быть честным с вами, ведь ваши отношения строятся на доверии.</text:p>
      <text:p text:style-name="Text_20_body">Вы стараетесь понять, чего же ему мало, ведь у вас с ним регулярный секс, где, кажется, оба получают удовольствие... Но если бы это было так, стал бы он проситься налево?! Вы спрашиваете у него, чего ему не хватает. А он, опуская глаза, отвечает, что нет! Все хорошо! Что это простой эксперимент только и всего.</text:p>
      <text:p text:style-name="Text_20_body">Вам больно! Конечно, вы говорите, что не согласны на такие условия. Что это аморально! Что это предательство! Но ваш партнер обижается на ваше непонимание, говорит, что вы старомодны, называет вас ханжой. Вы ругаетесь. И вы даже замечаете, будто бы от ждет от вас извинений за вашу реакцию на такую безобидную просьбу.</text:p>
      <text:p text:style-name="Text_20_body">Однажды вы становитесь свидетелем разговора вашего партнера об изменах. Для вас это становится новой точкой невозврата (см. р. «Одноразовый травмирующий опыт»). С этого момента вы понимаете, что тема об изменах веселит вашего партнера и он не видит в мужской полигамности ничего зазорного.</text:p>
      <text:p text:style-name="Text_20_body">Вы не случайно услышали этот разговор, хотя и начался он как бы невзначай. У вас сложилось впечатление, будто <text:soft-page-break/>вас к чему-то морально подготавливают. Возможно, в этот разговор попытались втянуть и вас. Вы высказались в пользу моногамности, чем подвергли себя критике, в том числе и со стороны вашего партнера.</text:p>
      <text:p text:style-name="Text_20_body">С этого момента вы постоянно на чеку. Ваш партнер вроде бы не дает вам повода беспокоиться, но вспоминая его не совсем однозначные разглагольствования на тему измен, вам не по себе.</text:p>
      <text:p text:style-name="Text_20_body">Возможно, однажды ваш партнер повторит этот разговор и подробнее расспросит о вашем мнении на этот счет. Он постарается аккуратно и неоднозначно говорить о современном мире, в котором вы живете, о сексе, как о спорте, о любопытстве, мельком спросит у вас, как бы вы отреагировали на измену...</text:p>
      <text:p text:style-name="Text_20_body">Вы начинаете беспокоиться о его честности, но прекращаете разговор из-за страха услышать еще что-нибудь новенькое. Однако он не выходит у вас из головы и держит в напряжении.</text:p>
      <text:p text:style-name="P14"/>
      <text:h text:style-name="Heading_20_4" text:outline-level="4">Вариант измены 1. <text:s/>Ничто не предвещало беды</text:h>
      <text:p text:style-name="P7">Вы узнаёте об измене либо случайно, но обязательно в тот момент, когда у вас все хорошо!</text:p>
      <text:p text:style-name="P7">Для вас это удар. Полное опустошение. Вы не можете в это поверить. Слезы-сопли. Крики и отчаянные попытки заставить его объясниться. Вы в шоке.</text:p>
      <text:p text:style-name="P7"><text:soft-page-break/>А в шоке от того, что он не видит в этом проблемы.</text:p>
      <text:list xml:id="list37400365" text:continue-numbering="true" text:style-name="диалог">
        <text:list-item>
          <text:p text:style-name="P114">Что здесь такого? Я же тебя люблю! А она для меня ничего не значит! Ну перепихнулся, ну и что здесь такого?!...</text:p>
        </text:list-item>
      </text:list>
      <text:p text:style-name="P7">Или же вас бросают, уходят в загул и возвращаются, мол: «Жить без тебя не могу». Вы сходитесь, а когда узнаете о его похождения за время разрыва, в оправдание слышите что-то вроде:</text:p>
      <text:list xml:id="list37392806" text:continue-numbering="true" text:style-name="диалог">
        <text:list-item>
          <text:p text:style-name="P114">Не имеет значения, что произошло в тот момент, когда люди были, как бы, не вместе...</text:p>
        </text:list-item>
        <text:list-item>
          <text:p text:style-name="P114">Да, я трахаться хотел! Мне было плохо!.. Зато теперь я все понял и моя любовь к тебе стала еще крепче!</text:p>
        </text:list-item>
      </text:list>
      <text:p text:style-name="P7">А знаете, что самое интересное? Он будет повторять подобные вещи с совершенно спокойным выражением лица. Типа:</text:p>
      <text:list xml:id="list37399506" text:continue-numbering="true" text:style-name="диалог">
        <text:list-item>
          <text:p text:style-name="P114">Подумаешь, кружку разбил. На счастье...</text:p>
        </text:list-item>
      </text:list>
      <text:p text:style-name="P7">Кодирование. Такой метод означает, что вам много-много раз повторят, что это нормально. Что все мужчины полигамны. Что такое случается сплошь и рядом. И вы просто свыкаетесь с этой мыслью.</text:p>
      <text:list xml:id="list37409082" text:continue-numbering="true" text:style-name="диалог">
        <text:list-item>
          <text:p text:style-name="P114">Ты думаешь, что ты одна такая? Все так живут. Тут даже мириться не с чем. Ерунда это все, а ты себе накручиваешь! Все равно я тебя люблю, дуру!</text:p>
        </text:list-item>
      </text:list>
      <text:p text:style-name="P7"><text:s/>Даже может обнять и поцеловать нежно-нежно, чтоб вот вообще вас с толку сбить.</text:p>
      <text:h text:style-name="Heading_20_4" text:outline-level="4"><text:soft-page-break/>Вариант измены 2. Ну мааам</text:h>
      <text:p text:style-name="P4">О, да! Он пришел просить разрешения: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 Я хороший. Бла-бла-бла...»</text:p>
      <text:p text:style-name="P4">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4">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4">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4">Неа, не прокатит. То, о чем вы сейчас подумали — не прокатит! Он ни за что не разрешит вам сделать что-либо подобное. Даже не пытайтесь!</text:p>
      <text:p text:style-name="P4">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4"><text:soft-page-break/>Есть конечно и еще один вариант — он вам разрешит. И вот это для вас будет очень плохо.</text:p>
      <text:p text:style-name="P4">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4">В последнем случае его согласие на вашу измену будет свидетельствовать о том, что ему на вас наплевать. И поверьте мне, вас это расстроит больше, чем его измена.</text:p>
      <text:p text:style-name="P4">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4">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 потом расскажешь, как все прошло...</text:p>
      <text:p text:style-name="P4">А ведь вы не сможете.</text:p>
      <text:p text:style-name="P4">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4">Хм, кажется я повторяюсь...</text:p>
      <text:list xml:id="list37395245" text:continue-numbering="true" text:style-name="диалог">
        <text:list-item>
          <text:p text:style-name="P94"><text:soft-page-break/>У женщины мужик должен быть один. Только шлюхи трахаются со всеми подряд! — можете услышать вы в ответ.</text:p>
        </text:list-item>
      </text:list>
      <text:p text:style-name="P4">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4">Он ясно даст понять, либо же поставит перед фактом — ему это надо, мол, не нравится — на коридор. Дверь там.</text:p>
      <text:p text:style-name="P4">Он считает свое поведение абсолютно нормальным:</text:p>
      <text:list xml:id="list37391626" text:continue-numbering="true" text:style-name="диалог">
        <text:list-item>
          <text:p text:style-name="P94">А чё?!</text:p>
        </text:list-item>
      </text:list>
      <text:p text:style-name="P4">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4">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4" text:outline-level="4">Вариант измены 3. Я уже взрослый</text:h>
      <text:p text:style-name="P4">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4"><text:soft-page-break/>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4">Он созванивается и переписывается с новыми пассиями не шифруясь.</text:p>
      <text:list xml:id="list37391818" text:continue-numbering="true" text:style-name="диалог">
        <text:list-item>
          <text:p text:style-name="P114">Это мои подружки!</text:p>
        </text:list-item>
      </text:list>
      <text:p text:style-name="P4">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4">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4">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4">Тут мне, к сожалению, добавить больше нечего. Или к счастью...</text:p>
      <text:p text:style-name="P4">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4" text:outline-level="4"><text:soft-page-break/>Секс втроем</text:h>
      <text:p text:style-name="P4">Но бывает и так, что он на уровне демонстрации, якобы с вами считается. В таких случаях в делах любовных происходит все несколько иначе. Он «заботится» о вас, о ваших отношениях, о вашей интимной жизни...</text:p>
      <text:p text:style-name="P4">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чтобы отыметь вас по очереди.</text:p>
      <text:p text:style-name="P4">Да, дальше речь пойдет о трио в постели.</text:p>
      <text:p text:style-name="P4">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4">Он преподнесет такие идеи, как что-то очень любопытное и интересное.</text:p>
      <text:list xml:id="list37419059" text:continue-numbering="true" text:style-name="диалог">
        <text:list-item>
          <text:p text:style-name="P94">Слууушай, а давай... А?!</text:p>
        </text:list-item>
      </text:list>
      <text:p text:style-name="P4">Он даже может это преподнести, как предложение сделать еще один серьезный шаг, перейти на новый уровень.</text:p>
      <text:list xml:id="list37413875" text:continue-numbering="true" text:style-name="диалог">
        <text:list-item>
          <text:p text:style-name="P94">Я думаю, что мы готовы к этому...</text:p>
        </text:list-item>
      </text:list>
      <text:p text:style-name="P4">Вы встречались. Потом начали жить вместе. Теперь «это». Ваши отношения, хотите вы этого или нет — набирают новые обороты.</text:p>
      <text:p text:style-name="P4">Девочка. Конечно третьей должна быть девочка (того же пола, что и жертва). Мужик ведь в постели должен быть <text:soft-page-break/>один — он. Мне, например, милый говорил, что, возможно, даже участвовать не будет:</text:p>
      <text:list xml:id="list37391606" text:continue-numbering="true" text:style-name="диалог">
        <text:list-item>
          <text:p text:style-name="P94">Я, — говорит, — просто посижу и посмотрю на вас!</text:p>
        </text:list-item>
      </text:list>
      <text:p text:style-name="P4">Весело, да?</text:p>
      <text:p text:style-name="P4">Я, конечно, отшучивалась, говорила, мол, что, мне тоже интересно попробовать... только с мальчиком. У него такие глаза были! Столько возмущений!..</text:p>
      <text:p text:style-name="P4">Конечно, ведь девочка в постели — это ничего. Подумаешь, ведь она такая же как и вы. 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4">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7">* * *</text:p>
      <text:p text:style-name="P4">Да, виноваты в любом случае будете вы. При совершенно исключительно любом исходе. Но что же этим своим поведением хочет сказать ваш партнер?</text:p>
      <text:p text:style-name="P4">Он не спрашивает вас о ваших желаниях, о ваших предпочтениях. И не спросит. Он уверен, что вас все устраивает. Ну конечно! Он ведь такой завидный жених. Секс с вашим партнером может быть хорошим для вас — он старается сделать так, чтобы ему не было равных в вашей жизни. <text:soft-page-break/>Он удовлетворяет вас во всем и вам никого другого не надо.</text:p>
      <text:p text:style-name="P4">Может быть и так, что вас секс с ним не устраивает. Но — вы любите его, и ваши отношения держатся не на инти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4">Но цель одна — выбить вас из колеи.</text:p>
      <text:p text:style-name="P4">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4">Он предложит трио, чтобы вы поверили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4">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указали?</text:p>
      <text:p text:style-name="P4">Вы не единственная в его жизни. Вы вообще никто. У вас все плохо. И не у вас обоих, а у вас лично. А самое обидное то, что дальше будет только хуже.</text:p>
      <text:p text:style-name="P4"><text:soft-page-break/>Вас активно ломают, прогибают под свои аморальные идеи, садятся вам на голову. И все это прячут за маской нормальности. «Нормальности».</text:p>
      <text:list xml:id="list37406100" text:continue-numbering="true" text:style-name="диалог">
        <text:list-item>
          <text:p text:style-name="P94">Что здесь такого? — слышите вы в ответ на все ваши возмущения. — Мы же современные люди!</text:p>
        </text:list-item>
      </text:list>
      <text:p text:style-name="P4">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4">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4">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4">Я призываю вас мне поверить. Если он заговорил, намекнул или хотя бы пошутил на эту тему — он вам изменит. Можете даже не сомневаться в этом.</text:p>
      <text:p text:style-name="P4">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4">Это была Иллюзия с большой буквы! Это было очевидным фактом с самого первого раза, как я стала свидетелем разговора с его его друзьями:</text:p>
      <text:list xml:id="list37410684" text:continue-numbering="true" text:style-name="диалог">
        <text:list-item>
          <text:p text:style-name="P94"><text:soft-page-break/>Измена — это искусство сделать так, чтоб о ней никто не узнал!</text:p>
        </text:list-item>
      </text:list>
      <text:p text:style-name="P4">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4">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в пизду» <text:span text:style-name="T65">©</text:span>, рассказывая всем, насколько вы плохая.</text:p>
      <text:p text:style-name="P4">Это еще один метод пошатнуть вашу уверенность в себе. Точнее, уничтожить ее к чертям. Если вы, как и я, не ревнивая, то вам, наверное, даже смешно от таких попыток «самоутвердиться». А вот если вы, все же, испытываете ревность, то вам, стало быть, тяжко придется.</text:p>
      <text:p text:style-name="P4">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4">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оказалась. Мне было некому ответить на мои вопросы, к сожалению. Но я справилась. А если у меня получилось, то и у вас получится! Верьте в это, потому что это правда!</text:p>
      <text:h text:style-name="P82" text:outline-level="3">Нарциссизм</text:h>
      <text:p text:style-name="P4">Отношения с нарциссом, как вы понимаете, ничего хорошего жертве не приносят. <text:span text:style-name="T14">Помимо</text:span> опустошения и дискомфорта, у жертвы развиваются комплексы и падает самооценка. Нарцисс, как деструктивная личность, не способен к взаимопоощрению.</text:p>
      <text:p text:style-name="P4">Как я уже говорила, действия манипулятора можно описать в трех действиях: идеализация — обесценивание — утилизация. Где <text:span text:style-name="T2">идеализация</text:span> — это признание вас и ваших достоинств; <text:span text:style-name="T2">обесценивание</text:span> начинается, как только абьюзер заметил в вас недостатки, при чем это может быть что угодно — от неправильного прикуса до странного почерка, после чего наступает процесс <text:span text:style-name="T2">утилизации</text:span> жертвы, как предмета, который больше не пригодится.</text:p>
      <text:p text:style-name="P4">Нарцисс — это очень жестокий манипулятор. Выйти из отношений с ним, не заработав ни единого комплекса, практически нереально.</text:p>
      <text:p text:style-name="P4">Он может сделать вам приятный комплимент, а уже через минуту смешать вас с грязью из-за какой-то мелочи, которую, возможно, сам же и придумал.</text:p>
      <text:p text:style-name="P4">«Ты выйдешь за меня замуж!?» / «Если бы не твое поведение, мы бы уже давно поженились...»</text:p>
      <text:p text:style-name="P4"><text:span text:style-name="T14">Если представить планку на уровне </text:span><text:span text:style-name="T45">плинтуса</text:span><text:span text:style-name="T14">, то его моральные способности находятся где-то на том же уровне. Чтобы чувствовать себя выше, он опустит вас </text:span><text:span text:style-name="T15">ниже </text:span><text:span text:style-name="T19">этого </text:span><text:soft-page-break/><text:span text:style-name="T19">уровня</text:span><text:span text:style-name="T60">. </text:span><text:span text:style-name="T19">У</text:span><text:span text:style-name="T60">ровень </text:span><text:span text:style-name="T19">его моральных качеств </text:span><text:span text:style-name="T60">не изменится, но стоит вам поверить его замечания</text:span><text:span text:style-name="T19">м</text:span><text:span text:style-name="T60">, </text:span><text:span text:style-name="T19">как </text:span><text:span text:style-name="T60">он уже стоит на ступеньку выше в</text:span><text:span text:style-name="T19">ас</text:span><text:span text:style-name="T60">.</text:span></text:p>
      <text:p text:style-name="P52">* * *</text:p>
      <text:p text:style-name="P4">Перестаньте служить!</text:p>
      <text:p text:style-name="P4">Его лицемерие очевидно, ведь он все еще с вами. Он сознательно не ставит точку в ваших отношениях. Он требует, ничего не отдавая взамен. Перевоспитывает вас под себя. Отменяет вас. Опустошает своими странными замечаниями. Но не бросает.</text:p>
      <text:p text:style-name="P4">Он заставляет вас ему служить. Он чувствует и всячески демонстрирует свое превосходство над вами, превращая ваши достоинства в недостатки и высмеивая их. Как бы вы не старались, объективности от него вы не добьетесь. Это не тот случай. Это не тот человек.</text:p>
      <text:p text:style-name="P4">Рядом с ним вы всегда будете чувствовать себя странно. Именно странно! Вам не по себе откровенничать с ним. Вам стыдно перед ним за свои желания. Вы сто раз подумаете, прежде чем попросить у него помощи, ведь вы уже знаете, чем это обернется для вас.</text:p>
      <text:p text:style-name="P4">Все, что вам остается — это постоянное напряженное ожидание уже предсказуемых для вас упреков.</text:p>
      <text:p text:style-name="P38">ввв</text:p>
      <text:h text:style-name="P82" text:outline-level="3"><text:bookmark-start text:name="Pierspiektitsid_"/>Перспектицид<text:bookmark-end text:name="Pierspiektitsid_"/></text:h>
      <text:p text:style-name="P4">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4">Исследователь Массачусетского университета Лиза Аронсон Фонтес описала перспектицид, как «неспособность знать то, что знаешь».</text:p>
      <text:p text:style-name="P40">Перспектицид очень похож с уже знакомым вам методом манипулирования — газлайтингом (<text:span text:style-name="T2">см. «Газлайтинг»</text:span>), но, по своей сути, это отличающиеся понятия.</text:p>
      <text:p text:style-name="P4">Перспектицид (<text:span text:style-name="T2">с англ.</text:span> <text:span text:style-name="T2">perspective</text:span> — точка зрения; окончание <text:span text:style-name="T2">cide</text:span> — убийство) — воздействие на жертву с целью лишения ее собственных мыслей, идей и целей.</text:p>
      <text:p text:style-name="P4">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4">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4"><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4"><text:span text:style-name="T10">Противостояние</text:span>:</text:p>
      <text:p text:style-name="P4">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4">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82" text:outline-level="3">Сахарное шоу</text:h>
      <text:p text:style-name="P4">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4"><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37399166" text:continue-numbering="true" text:style-name="диалог">
        <text:list-item>
          <text:p text:style-name="P94">Меня никто, кроме тебя не понимает!</text:p>
        </text:list-item>
        <text:list-item>
          <text:p text:style-name="P94">Ты лучшее, что со мной случилось в жизни!</text:p>
        </text:list-item>
        <text:list-item>
          <text:p text:style-name="P94">Как я мог так поступать с тобой?! Теперь я все понял!</text:p>
        </text:list-item>
      </text:list>
      <text:p text:style-name="P23">Если ты поймешь, что история заканчивается здесь — да будет так.</text:p>
      <text:p text:style-name="P4">Задумайтесь, почему он сначала делает все, чтоб вы ушли, а потом делает все, чтоб вы вернулись?</text:p>
      <text:p text:style-name="P4">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4"><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4">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4">Оно вам надо?</text:p>
      <text:p text:style-name="P18">Противостояние<text:span text:style-name="T11">:</text:span></text:p>
      <text:p text:style-name="P17">Не возвращайтесь!</text:p>
      <text:h text:style-name="P82" text:outline-level="3">Манипуляция разрывом<text:bookmark text:name="Zaiavlieniie_o_razryvie_otnoshienii_"/></text:h>
      <text:p text:style-name="P4">У вас все хорошо, или наконец наладилось после последней ссоры, но вдруг вам объявляют, что вас бросают:</text:p>
      <text:list xml:id="list37397391" text:continue-numbering="true" text:style-name="диалог">
        <text:list-item>
          <text:p text:style-name="P94">Так будет лучше для нас.</text:p>
        </text:list-item>
      </text:list>
      <text:p text:style-name="P4">Или:</text:p>
      <text:list xml:id="list37420444" text:continue-numbering="true" text:style-name="диалог">
        <text:list-item>
          <text:p text:style-name="P94">Так больше не может продолжаться, ведь ты...</text:p>
        </text:list-item>
      </text:list>
      <text:p text:style-name="P4">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4">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4">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4">Второй тип, как я, и, стало быть — вы, кто поддается влиянию и становится марионеткой. Есть третий тип людей — манипуляторы.</text:p>
      <text:p text:style-name="P4">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4">Со вторым типом все понятно.</text:p>
      <text:p text:style-name="P4">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4">Они тоже становятся настоящими, такими, как мы с вами, жертвами. Психическое влияние — это очень сильное оружие.</text:p>
      <text:p text:style-name="P4">Но такой случай — очень редкое явление.</text:p>
      <text:p text:style-name="P47">* * *</text:p>
      <text:p text:style-name="P4">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4">Вы тешите себя иллюзией, что от осознания этого вам станет гораздо легче, но это не так.</text:p>
      <text:p text:style-name="P4">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4"><text:soft-page-break/>Вам внушали, что нужно быть лучше. И вы снова и снова разрушали себя с его подачи, но — самостоятельно.</text:p>
      <text:p text:style-name="P4">Вот так будет и в его следующих отношениях, к сожалению для его новой жертвы.</text:p>
      <text:p text:style-name="P4">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4">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4">Ключевое слово — демонстрирует.</text:p>
      <text:p text:style-name="P4">Легче вам не стало, не станет и не стало бы. Все, чего вы добьетесь — это изведете себя еще больше.</text:p>
      <text:p text:style-name="P4"><text:span text:style-name="T10">Противостояние</text:span>:</text:p>
      <text:p text:style-name="P4">Хотите, чтоб вам стало лучше?</text:p>
      <text:p text:style-name="P4">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4">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4">Вы хороший человек, такой же, как и новая жертва. Он таких и выбирает — хороших.</text:p>
      <text:p text:style-name="P4"><text:soft-page-break/>Разрыв с абьюзером — освобождение для вас. А его новая жертва... Скажите ей спасибо и пожалейте ее, ведь ее ждет то же самое, что и вас.</text:p>
      <text:p text:style-name="P4">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4">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4">Не проявляйте эмоции. Не показывайте ему их. Они — его главный инструмент.</text:p>
      <text:p text:style-name="P4">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4">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4">Это его тактика. И вы должны понимать, что именно так и следует вести себя с манипуляторами впредь. Никаких эмоций.</text:p>
      <text:p text:style-name="P4">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4"/>
      <text:h text:style-name="Heading_20_3" text:outline-level="3">Универсальные способы противостояния манипуляции.</text:h>
      <text:p text:style-name="P26">(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24">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4">Предлагаю вашему вниманию результат его неоценимых трудов!</text:p>
      <text:list xml:id="list37391721" text:continue-list="list37408946" text:style-name="List_20_1">
        <text:list-item text:start-value="1">
          <text:p text:style-name="P141">Недоверие.</text:p>
          <text:p text:style-name="P142">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41">Избегание источников раздражителя.</text:p>
          <text:p text:style-name="P142">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41">Ирония, подход с юмором.</text:p>
          <text:p text:style-name="P142"><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41">Мнимое непонимание.</text:p>
          <text:p text:style-name="P142">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141">Критичность мышления.</text:p>
          <text:p text:style-name="P142">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41">Возможность выбора.</text:p>
          <text:p text:style-name="P142">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41">Наличие времени на обдумывание.</text:p>
          <text:p text:style-name="P142">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41">Уверенность в себе и больше смелости.</text:p>
          <text:p text:style-name="P142"><text:soft-page-break/>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41">Самодостаточность.</text:p>
          <text:p text:style-name="P92"><text:span text:style-name="T58">C </text:span><text:span text:style-name="T56">чувством </text:span><text:span text:style-name="T5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81" text:outline-level="2">Глава 26. Причины манипуляций</text:h>
      <text:p text:style-name="P4">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4">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4">Сочувствие, стыд, сожаление, умение осваивать полученный опыт, чувство вины и ответственности — понятия, которые психопаты не проживают, а <text:span text:style-name="T2">изображают</text:span>, в связи отсутствием у них высших моральных чувств — совести.</text:p>
      <text:p text:style-name="P4">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4">Как я уже говорила, большой манипулятор вырастает из маленького манипулятора. Говоря о <text:span text:style-name="T2">приобретенном</text:span> расстройстве личности, манипуляция, как правило, родом <text:soft-page-break/>из детства и может быть результатом неправильного воспитания.</text:p>
      <text:p text:style-name="P4">Первое, на что следует смотреть — на семью. Уверена, там будет дисфункция<text:note text:id="ftn28" text:note-class="footnote"><text:note-citation text:label="*">*</text:note-citation><text:note-body><text:p text:style-name="Footnote"><text:span text:style-name="T8">Дисфункция</text:span> (<text:span text:style-name="T2">от лат. — </text:span><text:span text:style-name="T46">dis – </text:span><text:span text:style-name="T15">отрицание, затруднение, </text:span><text:span text:style-name="T46">functio —</text:span><text:span text:style-name="T15">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P4">Золотая середина — основа любого воспитания. Однако воспитание, в котором присутствуют <text:span text:style-name="T2">крайности</text:span>, может оказать травмирующий эффект на развитие личности ребенка. Вот мы и подошли к развязке: <text:span text:style-name="T2">переизбыток</text:span> или <text:span text:style-name="T2">недостаток</text:span> тех или иных аспектов воспитания могут нанести детям <text:span text:style-name="T14">серьезные </text:span>психологические травмы.</text:p>
      <text:p text:style-name="P4">Предлагаю вашему вниманию краткий список возможных причин развития патологии характера:</text:p>
      <text:list xml:id="list37419813" text:continue-list="list37391721" text:style-name="List_20_1">
        <text:list-item text:start-value="1">
          <text:p text:style-name="P116">Контроль</text:p>
          <text:list>
            <text:list-item>
              <text:p text:style-name="P95"><text:span text:style-name="T10">Гиперконтроль</text:span>:</text:p>
              <text:p text:style-name="P95">Воспитание жесткими рамками и установками подразумевает беспрекословное послушание и подчинение без учета потребностей и склонностей ребенка.</text:p>
              <text:p text:style-name="P95">— Ты должен!</text:p>
              <text:p text:style-name="P106">Последствия<text:span text:style-name="T11">:</text:span></text:p>
              <text:p text:style-name="P115"><text:soft-page-break/>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list-item>
            <text:list-item>
              <text:p text:style-name="P107">Полная свобода:</text:p>
              <text:p text:style-name="P95">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p text:style-name="P95">— Делай, что хочешь!</text:p>
              <text:p text:style-name="P106">Последствия:</text:p>
              <text:p text:style-name="P103">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родителей), неповиновение, отсутствие чувства вины, риск впасть в алко/нарко зависимость (не с целью уйти от реальности, а из-за непонимания, насколько опасным может быть такой образ жизни).</text:p>
            </text:list-item>
          </text:list>
        </text:list-item>
        <text:list-item>
          <text:p text:style-name="P104">Наказание</text:p>
          <text:list>
            <text:list-item>
              <text:p text:style-name="P103"><text:span text:style-name="T10">Слишком строгие наказания</text:span>:</text:p>
              <text:p text:style-name="P103"><text:soft-page-break/>Воспитание запугиванием, лишениями, шантажом, криками, унижениями, избиениями. Стиль воспитания - «Око за око».</text:p>
              <text:p text:style-name="P103"><text:span text:style-name="T10">Последствия</text:span>:</text:p>
              <text:p text:style-name="P103">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Жестокость, тирания и рукоприкладство (в целях добиться справедливости).</text:p>
            </text:list-item>
            <text:list-item>
              <text:p text:style-name="P106">Безнаказанность<text:span text:style-name="T11">:</text:span></text:p>
              <text:p text:style-name="P103">Абсолютное отсутствие наказания в воспитании, игнорирование плохого поведения ребенка, поощрение за плохое поведения:</text:p>
              <text:p text:style-name="P103">— На, только не плачь (На, только заткнись)!</text:p>
              <text:p text:style-name="P106">Последствия<text:span text:style-name="T11">:</text:span></text:p>
              <text:p text:style-name="P103">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своим имуществом или здоровьем.</text:p>
            </text:list-item>
          </text:list>
        </text:list-item>
        <text:list-item>
          <text:p text:style-name="P104">Забота</text:p>
          <text:list>
            <text:list-item>
              <text:p text:style-name="P106">Гиперопека<text:span text:style-name="T11">:</text:span></text:p>
              <text:p text:style-name="P103">Воспитание гиперконтролем не агрессивного характера.</text:p>
              <text:p text:style-name="P103"><text:soft-page-break/>— Не трогайте моего мальчика!!!</text:p>
              <text:p text:style-name="P106">Последствия<text:span text:style-name="T11">:</text:span></text:p>
              <text:p text:style-name="P103">Из-за контраста заботливого отношения родителей и окружающих людей — ощущение ненужности, развитие направленной на себя агрессии (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list-item>
            <text:list-item>
              <text:p text:style-name="P106">Отсутствие заботы и защиты<text:span text:style-name="T11">:</text:span></text:p>
              <text:p text:style-name="P103">Игнорирование родителями физического и морального состояния ребенка, обвинение ребенка в случившихся с ним неприятностях.</text:p>
              <text:p text:style-name="P103">— Ты должен уметь за себя постоять! Сам виноват!</text:p>
              <text:p text:style-name="P106">Последствия<text:span text:style-name="T11">:</text:span></text:p>
              <text:p text:style-name="P103">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list-item>
          </text:list>
        </text:list-item>
        <text:list-item>
          <text:p text:style-name="P104">Помощь</text:p>
          <text:list>
            <text:list-item>
              <text:p text:style-name="P106">Отсутствие помощи<text:span text:style-name="T11">:</text:span></text:p>
              <text:p text:style-name="P103">Воспитание недостатком или отсутствием помощи и поддержки со стороны родителей, сопровождающееся упреками в неспособности выполнить порученное дело правильно и страхом разочарования родителей.</text:p>
              <text:p text:style-name="P103"><text:soft-page-break/>— Ты должен сам справиться!</text:p>
              <text:p text:style-name="P106">Последствия<text:span text:style-name="T11">:</text:span></text:p>
              <text:p text:style-name="P106"><text:span text:style-name="T11">Раннее взросление, самостоятельность, независимость и непокорность без должного жизненного опыта, </text:span><text:span text:style-name="T21">отсутствие понятия авторитета родителей, стремление к самоутверждению</text:span><text:span text:style-name="T11">.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list-item>
            <text:list-item>
              <text:p text:style-name="P106">Переизбыток помощи<text:span text:style-name="T11">:</text:span></text:p>
              <text:p text:style-name="P103">Воспитание, где родители берут на себя все обязанности ребенка (уроки, уборка), стараются прожить жизнь ребенка. Родители не позволяют ребенку проявлять инициативу, решать проблемы, отрицают его самостоятельность, чем привязывают к себе. Для таких родителей ребенок и в 40 лет еще маленький.</text:p>
              <text:p text:style-name="P103">— Сынок, ты покакал?</text:p>
              <text:p text:style-name="P106">Последствия<text:span text:style-name="T11">:</text:span></text:p>
              <text:p text:style-name="P106"><text:span text:style-name="T11">Ощущение, что ему не доверяют, не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text:span><text:soft-page-break/><text:span text:style-name="T11">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span></text:p>
            </text:list-item>
          </text:list>
        </text:list-item>
        <text:list-item>
          <text:p text:style-name="P104">Внимание</text:p>
          <text:list>
            <text:list-item>
              <text:p text:style-name="P108"><text:span text:style-name="T9">Нарушение личных границ</text:span><text:span text:style-name="T13">:</text:span></text:p>
              <text:p text:style-name="P103">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перечитывать переписки ребенка в соц-сетях, что исключало его право на личное пространство. А также, не исключено, что родители мешали ему спать, насильно кормили, заставляли обниматься, что воспринималось ребенком, как психологическое 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103">— Ты не должен был так делать!</text:p>
              <text:p text:style-name="P108"><text:span text:style-name="T9">Последствия</text:span><text:span text:style-name="T13">:</text:span></text:p>
              <text:p text:style-name="P108"><text:span text:style-name="T13">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и склонность к интроверсии. <text:s/>Также, поведение родителей могло транслироваться в жизнь ребенка, где уже он сам нарушает личное пространство окружающих, становится наглым </text:span><text:soft-page-break/><text:span text:style-name="T13">и бестактным, требовательным к вниманию и склонным к обвинению в равнодушии тех, кто ему в этом внимании отказывает, заставляя их доказывать обратное.</text:span></text:p>
            </text:list-item>
            <text:list-item>
              <text:p text:style-name="P108"><text:span text:style-name="T9">Равнодушие</text:span><text:span text:style-name="T13">:</text:span></text:p>
              <text:p text:style-name="P103">Равнодушие родителей к чувствам, интересам, склонностям и внутреннему миру ребенка, а также к его переживаниям и проблемам.</text:p>
              <text:p text:style-name="P103">— Мне все-равно, что ты думаешь!</text:p>
              <text:p text:style-name="P108"><text:span text:style-name="T9">Последствия</text:span><text:span text:style-name="T13">:</text:span></text:p>
              <text:p text:style-name="P103">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list-item>
          </text:list>
        </text:list-item>
        <text:list-item>
          <text:p text:style-name="P104">Мотивация</text:p>
          <text:list>
            <text:list-item>
              <text:p text:style-name="P106">Принуждение<text:span text:style-name="T11">:</text:span></text:p>
              <text:p text:style-name="P103">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p text:style-name="P103">— Мама лучше знает!</text:p>
              <text:p text:style-name="P106">Последствия<text:span text:style-name="T11">:</text:span></text:p>
              <text:p text:style-name="P106"><text:span text:style-name="T11">Развитие трудоголизма, однако отсутствие удовлетворения от собственных достижений (</text:span><text:span text:style-name="T23">из-за того, что занимается нелюбимым делом</text:span><text:span text:style-name="T11">). Постоянные </text:span><text:soft-page-break/><text:span text:style-name="T11">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list-item>
            <text:list-item>
              <text:p text:style-name="P106">Демотивация<text:span text:style-name="T11">:</text:span></text:p>
              <text:p text:style-name="P103">Воспитание внушением чувства ущербности, заставляя ребенка доказывать обратное.</text:p>
              <text:p text:style-name="P103">— Кто тебя такого полюбит!/Кому ты нужен?</text:p>
              <text:p text:style-name="P106">Последствия<text:span text:style-name="T11">:</text:span></text:p>
              <text:p text:style-name="P103">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text:p>
            </text:list-item>
          </text:list>
        </text:list-item>
        <text:list-item>
          <text:p text:style-name="P104">Похвала</text:p>
          <text:list>
            <text:list-item>
              <text:p text:style-name="P106">Переизбыток похвалы<text:span text:style-name="T11">:</text:span></text:p>
              <text:p text:style-name="P103">Идеализация ребенка, необоснованное превозношение талантов, достижений и заслуг, игнорируя плохое поведение.</text:p>
              <text:p text:style-name="P103">— Наш ребенок - гений!</text:p>
              <text:p text:style-name="P106">Последствия<text:span text:style-name="T11">:</text:span></text:p>
              <text:p text:style-name="P106"><text:span text:style-name="T11">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text:span><text:soft-page-break/><text:span text:style-name="T11">личение своих или присваивание чужих заслуг, неумение ценить чужие заслуги.</text:span></text:p>
            </text:list-item>
            <text:list-item>
              <text:p text:style-name="P106">Недостаток похвалы<text:span text:style-name="T11">:</text:span></text:p>
              <text:p text:style-name="P103">Отсутствии поощрения и похвалы в воспитании, что сопровождается упреками и сравнениями с окружающими.</text:p>
              <text:p text:style-name="P103">— Почему Петя может, а ты нет? Вот я в твоем возрасте...</text:p>
              <text:p text:style-name="P106">Последствия<text:span text:style-name="T11">:</text:span></text:p>
              <text:p text:style-name="P103">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list-item>
          </text:list>
        </text:list-item>
        <text:list-item>
          <text:p text:style-name="P104">Вежливость</text:p>
          <text:list>
            <text:list-item>
              <text:p text:style-name="P106">Лесть:</text:p>
              <text:p text:style-name="P103">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103">— Милая, ты сегодня такая красивая! Ты не против, если я пойду на рыбалку?</text:p>
              <text:p text:style-name="P106">Последствия<text:span text:style-name="T11">:</text:span></text:p>
              <text:p text:style-name="P103">Вранье, бестактность, наигранная вежливость, делегирование обязанностей, манипуляции тщеславием с целью получить благосклонность окружающих и войти к ним в доверие.</text:p>
            </text:list-item>
            <text:list-item>
              <text:p text:style-name="P106"><text:soft-page-break/>Хамство<text:span text:style-name="T11">:</text:span></text:p>
              <text:p text:style-name="P103">Непристойное поведение родителей в кругу семьи и/или в обществе, нарушение родителями общепринятых норм поведения и внешнего вида, (пассивная) агрессия, оскорбления и неуважение к окружающим.</text:p>
              <text:p text:style-name="P103">— Ты что оглох?!</text:p>
              <text:p text:style-name="P106">Последствия<text:span text:style-name="T11">:</text:span></text:p>
              <text:p text:style-name="P103">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list-item>
          </text:list>
        </text:list-item>
        <text:list-item>
          <text:p text:style-name="P104">Благодарность</text:p>
          <text:list>
            <text:list-item>
              <text:p text:style-name="P108"><text:span text:style-name="T9">Материальная благодарность</text:span><text:span text:style-name="T13">:</text:span></text:p>
              <text:p text:style-name="P103">Воспитание «дай за дай», материальное вознаграждение за выполнение обязанностей, подарки и сюрпризы в качестве платы за труды.</text:p>
              <text:p text:style-name="P103">— Напишешь контрольную на пять — получишь новый телефон!</text:p>
              <text:p text:style-name="P108"><text:span text:style-name="T9">Последствия</text:span><text:span text:style-name="T13">:</text:span></text:p>
              <text:p text:style-name="P103">Неумение ценить любой труд (однако оценивание его размерами благодарности за него), неумение оказывать помощь без вознаграждения, манипуляция окружающих с помощью заманчивой платы за их помощь.</text:p>
            </text:list-item>
            <text:list-item>
              <text:p text:style-name="P108"><text:span text:style-name="T9">Недостаток благодарности</text:span><text:span text:style-name="T13">:</text:span></text:p>
              <text:p text:style-name="P103"><text:soft-page-break/>Воспитание сопровождалось отсутствием благодарности за любые труды, любая помощь воспринималась как должное. Замена благодарности отменой наказания или угрозами получить наказание в случае невыполнения просьб.</text:p>
              <text:p text:style-name="P103">— Я бы и без тебя справилась!</text:p>
              <text:p text:style-name="P108"><text:span text:style-name="T9">Последствия</text:span><text:span text:style-name="T13">:</text:span></text:p>
              <text:p text:style-name="P103">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list-item>
          </text:list>
        </text:list-item>
        <text:list-item>
          <text:p text:style-name="P104">Щедрость</text:p>
          <text:list>
            <text:list-item>
              <text:p text:style-name="P106">Принуждение делиться<text:span text:style-name="T11">:</text:span></text:p>
              <text:p text:style-name="P106"><text:span text:style-name="T11">Родители принуждали ребенка делиться своими вещами/игрушками/едой и упрекали в жадности в случае непослушания, раздаривали его вещи и игрушки другим детям. Жажда родителей сделать так, чтоб ребенок был благоприятно принят социумом. </text:span><text:span text:style-name="T6">Навешивание ярлыка «жадина», если ребенок не делится, угрозы лишить его чего-то из-за его жадности, например, родительского внимания:</text:span></text:p>
              <text:p text:style-name="P98">— Я сегодня с тобой не дружу, потому, что ты жадина!</text:p>
              <text:p text:style-name="P106">Последствия<text:span text:style-name="T11">:</text:span></text:p>
              <text:p text:style-name="P106"><text:soft-page-break/><text:span text:style-name="T11">Из-за чувства дискомфорта в связи с тем, что ребенок был </text:span><text:span text:style-name="T3">должен</text:span><text:span text:style-name="T6">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list-item>
            <text:list-item>
              <text:p text:style-name="P106"><text:span text:style-name="T5">Жадность</text:span><text:span text:style-name="T6">:</text:span></text:p>
              <text:p text:style-name="P98">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98">— Не дам, у тебя своя есть!</text:p>
              <text:p text:style-name="P106"><text:span text:style-name="T5">Последствия</text:span><text:span text:style-name="T6">:</text:span></text:p>
              <text:p text:style-name="P98">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list-item>
          </text:list>
        </text:list-item>
        <text:list-item>
          <text:p text:style-name="P99">Честность</text:p>
          <text:list>
            <text:list-item>
              <text:p text:style-name="P106"><text:span text:style-name="T5">Лживость</text:span><text:span text:style-name="T6">:</text:span></text:p>
              <text:p text:style-name="P98"><text:soft-page-break/>Родители манипулировали ребенком, обещая что-то, но не выполняли своих обещаний. Воспитание враньем.</text:p>
              <text:p text:style-name="P98">— Сегодня не куплю — завтра куплю...</text:p>
              <text:p text:style-name="P106"><text:span text:style-name="T5">Последствия</text:span><text:span text:style-name="T6">:</text:span></text:p>
              <text:p text:style-name="P98">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list-item>
            <text:list-item>
              <text:p text:style-name="P106"><text:span text:style-name="T5">Чрезмерная откровенность</text:span><text:span text:style-name="T6">:</text:span></text:p>
              <text:p text:style-name="P98">Ребенок — поверенный родителей и их лучший друг. С ним советовались по важным вопросам, делились воспоминаниями юношеских похождений, жаловались. Зависимость в семейных взаимоотношениях (родителей от ребенка, мамы от папы), драматизация.</text:p>
              <text:p text:style-name="P98">— Сынок, разводится ли с мамой?</text:p>
              <text:p text:style-name="P106">Последствия<text:span text:style-name="T11">:</text:span></text:p>
              <text:p text:style-name="P103">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на (маленького) человека).</text:p>
            </text:list-item>
            <text:list-item>
              <text:p text:style-name="P106">Скрытность<text:span text:style-name="T11">:</text:span></text:p>
              <text:p text:style-name="P103"><text:soft-page-break/>Сокрытие родителями реальной обстановки ситуации (например, кризис в отношениях, развод), обнадеживание, вранье.</text:p>
              <text:p text:style-name="P98">— Мы с папой просто поговорим! / Врач только посмотрит — больно не будет!</text:p>
              <text:p text:style-name="P106">Последствия<text:span text:style-name="T11">:</text:span></text:p>
              <text:p text:style-name="P103">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противоречивости ощущений и наблюдений.</text:p>
            </text:list-item>
            <text:list-item>
              <text:p text:style-name="P106">Подозрительность<text:span text:style-name="T11">:</text:span></text:p>
              <text:p text:style-name="P103">Воспитание наказанием по (беспричинному) подозрению. Эгоизм и тревожность родителей, постоянная требовательность объяснений.</text:p>
              <text:p text:style-name="P98">— Ты точно ни у кого не списывал?</text:p>
              <text:p text:style-name="P106">Последствия<text:span text:style-name="T11">:</text:span></text:p>
              <text:p text:style-name="P103">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list-item>
          </text:list>
        </text:list-item>
        <text:list-item>
          <text:p text:style-name="P104">Взаимоотношения</text:p>
          <text:list>
            <text:list-item>
              <text:p text:style-name="P106"><text:soft-page-break/>Внутрисемейные<text:span text:style-name="T11">:</text:span></text:p>
              <text:p text:style-name="P103">Соперничество, что подразумевает выбор сторонников, создание коалиции:</text:p>
              <text:p text:style-name="P103">— Мы папе не скажем!..</text:p>
              <text:p text:style-name="P106">Последствия<text:span text:style-name="T11">:</text:span></text:p>
              <text:p text:style-name="P103">Чувство вины (из-за того, что был вынужден становиться на сторону одного из родителей, <text:span text:style-name="T2">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list-item>
            <text:list-item>
              <text:p text:style-name="P106">Внесемейные<text:span text:style-name="T11">:</text:span></text:p>
              <text:p text:style-name="P103">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103">— Ты идешь гулять с Петей? Это тот самый Петя, который тебе подножку поставил в первом классе? Понятно...</text:p>
              <text:p text:style-name="P106">Последствия<text:span text:style-name="T11">:</text:span></text:p>
              <text:p text:style-name="P103"><text:soft-page-break/>Недоверчивость, неумения заводить отношения (дружеские, любовные), постоянные сомнения в преданности окружающих, замкнутость, направленная на себя агрессия (аутоагрессия), мнительность, подавление собственных чувств и переживаний, внутриличностный конфликт, который может проявляться в заболеваниях. Возможен бунт, сопротивление и вранье (в качестве защитной реакции на влияние родителей), пониженная самооценка.</text:p>
            </text:list-item>
          </text:list>
        </text:list-item>
        <text:list-item>
          <text:p text:style-name="P104">Стереотипное мышление</text:p>
          <text:p text:style-name="P106"><text:span text:style-name="T23">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7">неизвестному</text:span><text:span text:style-name="T21">.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list>
            <text:list-item>
              <text:p text:style-name="P106">Сексизм<text:span text:style-name="T11"><text:note text:id="ftn29" text:note-class="footnote"><text:note-citation text:label="*">*</text:note-citation><text:note-body><text:p text:style-name="Footnote"><text:span text:style-name="T8">Сексизм</text:span> <text:span text:style-name="T54">(от лат. sexus — пол)</text:span><text:span text:style-name="T64"> </text:span>— социальная система, которая поддерживает патриархат или угнетение женщин.</text:p></text:note-body></text:note></text:span><text:span text:style-name="T11">:</text:span></text:p>
              <text:p text:style-name="P103">Негативное влияние на мнение ребенка о женщинах:</text:p>
              <text:p text:style-name="P113">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p text:style-name="P113"><text:soft-page-break/>— Все бабы дуры!</text:p>
              <text:p text:style-name="P106"><text:span text:style-name="T14">Последствия для мальчиков</text:span><text:span text:style-name="T23">:</text:span></text:p>
              <text:p text:style-name="P113">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хочется). Стремление к самоутверждению за счет унижения женщин. Враждебный сексизм проявляется к коллегам-женщинам, к любовнице, к матери.</text:p>
              <text:p text:style-name="P106"><text:span text:style-name="T14">Последствия для девочек</text:span><text:span text:style-name="T23">:</text:span></text:p>
              <text:p text:style-name="P113">В голову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list-item>
            <text:list-item>
              <text:p text:style-name="P106"><text:span text:style-name="T14">Обратный (женский) сексизм</text:span><text:span text:style-name="T23"><text:note text:id="ftn30" text:note-class="footnote"><text:note-citation text:label="*">*</text:note-citation><text:note-body><text:p text:style-name="P75">Обратный сексизм<text:span text:style-name="T9">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span text:style-name="T23">:</text:span></text:p>
              <text:p text:style-name="P113">Негативное влияние на мнение ребенка о мужчинах:</text:p>
              <text:list>
                <text:list-item>
                  <text:p text:style-name="P106"><text:soft-page-break/><text:span text:style-name="T14">мальчику</text:span><text:span text:style-name="T23">: ты должен обеспечивать семью, таскать тяжести, брать на себя ответственность, быть сильным, иначе:</text:span></text:p>
                  <text:p text:style-name="P113">— Кому ты нужен?</text:p>
                  <text:p text:style-name="P106"><text:span text:style-name="T14">Последствия</text:span><text:span text:style-name="T23">:</text:span></text:p>
                  <text:p text:style-name="P113">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list-item>
                <text:list-item>
                  <text:p text:style-name="P106"><text:span text:style-name="T14">девочкам</text:span><text:span text:style-name="T23">: мужчина должен дарить дорогие подарки, водить в дорогие рестораны, на руках носить, иначе он не мужчина.</text:span></text:p>
                  <text:p text:style-name="P106"><text:span text:style-name="T14">Последствия</text:span><text:span text:style-name="T23">:</text:span></text:p>
                  <text:p text:style-name="P113">Оценивание мужчин, как объекты,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list-item>
              </text:list>
            </text:list-item>
            <text:list-item>
              <text:p text:style-name="P106"><text:span text:style-name="T14">Восприятие себя</text:span><text:span text:style-name="T23">:</text:span></text:p>
              <text:list>
                <text:list-item>
                  <text:p text:style-name="P113">Воздействие ребенка на восприятие самого себя:</text:p>
                  <text:p text:style-name="P113">— Ты еще маленький!</text:p>
                  <text:p text:style-name="P113">Последствие:</text:p>
                </text:list-item>
              </text:list>
              <text:p text:style-name="P113"/>
              <text:p text:style-name="P113"/>
            </text:list-item>
          </text:list>
        </text:list-item>
      </text:list>
      <text:p text:style-name="Subtitle"><text:soft-page-break/>* * *</text:p>
      <text:p text:style-name="P13">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4">Осознанны эти действия, или нет, сейчас не важно. Это вопрос, на который могут ответить только специалисты данной области, коим я не являюсь. Тема этой главы — <text:span text:style-name="T2">почему</text:span> человек совершает эти действия.</text:p>
      <text:p text:style-name="P4">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4">Давайте попробуем описать переживания и чувства ребенка. 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4"><text:soft-page-break/>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можно назвать травматическим опытом.</text:p>
      <text:p text:style-name="P4">Так вот, во взрослом возрасте, возможно, эти воспоминания стираются из сознания, как факты из прошлого, которые были на самом деле.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text:s/>Другими словами, то, что не помнит человек — помнит его психика.</text:p>
      <text:p text:style-name="P4">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P4">Давайте разберемся, как устроена наша психика. Наш мозг это огромная секретная база. В этой базе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5">Распределительное помещение «Сознание».</text:p>
      <text:p text:style-name="P4">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 нежелательное, полезное и бесполезное, приятное и неприятной, и т. д.</text:p>
      <text:p text:style-name="P4"><text:soft-page-break/>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5">Склад «Предсознание».</text:p>
      <text:p text:style-name="P4">В предсознании находится та информация, которую мы когда-то запомнили, но в данный момент времени она нам не нужна.</text:p>
      <text:p text:style-name="P4">Например: вы сейчас читаете эту информацию, но, наверняка, не думаете о том, как вас зовут. Угадала?</text:p>
      <text:p text:style-name="P5">Лаборатория «Подсознание».</text:p>
      <text:p text:style-name="P4">В подсознании хранится вся информация о наших рефлекторных способностях — те действия, которые мы совершаем автоматически, то есть неосознанно.</text:p>
      <text:p text:style-name="P4">Также, в подсознании находится вся информация о полученном нами опыте, в том числе и травматический опыт.</text:p>
      <text:p text:style-name="Subtitle">* * *</text:p>
      <text:p text:style-name="Text_20_body">Представьте себе, что на <text:span text:style-name="T9">базу привозят зверька. Он еще маленький, но никто не знает, что это за существо и </text:span><text:span text:style-name="T22">что из него вырастет</text:span><text:span text:style-name="T9">. Ученые пока не в состоянии разобраться, что это за вид и применяют меры предосторожности — отправляют детеныша в лабораторию для исследований.</text:span></text:p>
      <text:p text:style-name="P34">В лаборатории его помещают в клетку. Там он находится под наблюдением, но выйти не может. Он растет и набира<text:soft-page-break/>ется сил. Клетка, в которой он сидит становиться ему мала. Он хочет выйти на свободу, но его удерживают взаперти насильно, пока что — успешно.</text:p>
      <text:p text:style-name="P34">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искусать, что повлекло за собой реакцию — панику.</text:p>
      <text:p text:style-name="P34">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4">Так вот зверек — это тот самый травмирующий опыт. Это что-то очень плохое или неизвестное, что произошло с человеком. То, с чем он не согласен, не хочет или не в состоянии мириться.</text:p>
      <text:p text:style-name="P4">Ученые — это психика, которая понятия не имеет как с этим травмирующим опытом жить и что с ним теперь делать, и вытесняет его в лабораторию, то есть в подсознание, как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4">Однако человеческий организм дает сбой: похожая ситуация, либо же переутомление или хронический недосып могут помешать психике удерживать в подсознании эти нежелательные воспоминания, и <text:span text:style-name="T14">они всплывают на поверхность — попадают на склад наших мыслей, где наводят жуткий беспорядок.</text:span></text:p>
      <text:p text:style-name="P4"><text:soft-page-break/>Сознание, так сказать, «видит» часть этих травмирующих воспоминаний и реагирует на них — страхом, паникой, непониманием, гневом, злостью и т. д.</text:p>
      <text:p text:style-name="P4">Эта реакция и является симптомом.</text:p>
      <text:p text:style-name="P34"><text:span text:style-name="T32">Так вот, в этой главе </text:span><text:span text:style-name="T41">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ыми могут быть его переживания и нагрузка, которую эти переживания оказывают на его детскую психику. Неудивительно, что однажды все его «демоны» могут вылезти наружу.</text:span></text:p>
      <text:h text:style-name="P79" text:outline-level="1">Эпилог</text:h>
      <text:p text:style-name="P17">Ну вот и все. Дело сделано.</text:p>
      <text:p text:style-name="P17">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7">Изначально, именно это стало целью для меня - найти и объяснить себе:</text:p>
      <text:list xml:id="list37402077" text:continue-list="list37420444" text:style-name="диалог">
        <text:list-item>
          <text:p text:style-name="P101">Что это было?</text:p>
        </text:list-item>
        <text:list-item>
          <text:p text:style-name="P101">Почему это произошло со мной?</text:p>
        </text:list-item>
        <text:list-item>
          <text:p text:style-name="P101">За какие такие мои проступки мне причинили столько боли?</text:p>
        </text:list-item>
      </text:list>
      <text:p text:style-name="P17"><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4"><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3">это</text:span><text:span text:style-name="T6"> отношениями.</text:span></text:p>
      <text:p text:style-name="P17">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7">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7">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7">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7"><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7">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8">* * *</text:p>
      <text:p text:style-name="P17">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7">Для них это может стать новым стимулом для оскорблений и высмеивания, а также вызвать множество возмущений и обвинении меня в клевете.</text:p>
      <text:list xml:id="list37398723" text:continue-numbering="true" text:style-name="диалог">
        <text:list-item>
          <text:p text:style-name="P101">Это притянуто за уши;</text:p>
        </text:list-item>
        <text:list-item>
          <text:p text:style-name="P101">Это абсолютная клевета;</text:p>
        </text:list-item>
        <text:list-item>
          <text:p text:style-name="P101">Она все это придумала;</text:p>
        </text:list-item>
        <text:list-item>
          <text:p text:style-name="P101">Это полный бред/абсурд;</text:p>
        </text:list-item>
        <text:list-item>
          <text:p text:style-name="P101">Это не стоит моего внимания;</text:p>
        </text:list-item>
        <text:list-item>
          <text:p text:style-name="P101"><text:soft-page-break/>Это просто смешно;</text:p>
        </text:list-item>
        <text:list-item>
          <text:p text:style-name="P101">Это еще раз доказывает ее неадекватность;</text:p>
        </text:list-item>
      </text:list>
      <text:p text:style-name="P17">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7">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48">* * *</text:p>
      <text:p text:style-name="P17">Напоследок не удержусь и нажелаю!</text:p>
      <text:p text:style-name="P17">Я желаю вам быть сильными и любить себя.</text:p>
      <text:p text:style-name="P17">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7">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7">Я желаю вам понимать, что для вас лучше и точно знать, что же приведет вас к счастью!</text:p>
      <text:p text:style-name="P17">Я желаю вам то, чего вы заслуживаете, без поблажек и привилегий!</text:p>
      <text:p text:style-name="P17"><text:soft-page-break/><text:span text:style-name="T45">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5">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7">Искренне ваша Я. Каминская.</text:p>
      <text:p text:style-name="P66"/>
      <text:p text:style-name="P148">Содержание</text:p>
      <text:p text:style-name="P36"/>
      <text:p text:style-name="P72">Пролог<text:tab/>3</text:p>
      <text:p text:style-name="P73">ЧАСТЬ 1. ФИРМЕННЫЕ ОТНОШЕНИЯ</text:p>
      <text:p text:style-name="P72">Глава 1. Это еще не конец<text:tab/>23</text:p>
      <text:p text:style-name="P72">Глава 2. Таблетка<text:tab/>26</text:p>
      <text:p text:style-name="P72">Глава 3. Останешься?<text:tab/>38</text:p>
      <text:p text:style-name="P72">Глава 4. Зачем платить больше?<text:tab/>42</text:p>
      <text:p text:style-name="P72">Глава 5. Интроверт<text:tab/>47</text:p>
      <text:p text:style-name="P72">Глава 6. Стразики<text:tab/>72</text:p>
      <text:p text:style-name="P72">Глава 7. З — Забота<text:tab/>84</text:p>
      <text:p text:style-name="P72">Глава 8. Сама, котик<text:tab/>101</text:p>
      <text:p text:style-name="P72">Глава 9. Мы так общаемся<text:tab/>116</text:p>
      <text:p text:style-name="P72">Глава 10. Это не я<text:tab/>133</text:p>
      <text:p text:style-name="P72">Глава 11. Трио<text:tab/>154</text:p>
      <text:p text:style-name="P72">Глава 12. Не ной<text:tab/>162</text:p>
      <text:p text:style-name="P72">Глава 13. Неадекватная<text:tab/>171</text:p>
      <text:p text:style-name="P72">Глава 14. Вожак<text:tab/>195</text:p>
      <text:p text:style-name="P72">Глава 15. Ад<text:tab/>213</text:p>
      <text:p text:style-name="P72">Глава 16. Nosce te ipsum<text:tab/>225</text:p>
      <text:p text:style-name="P72">Глава 17. Я все понял<text:tab/>234</text:p>
      <text:p text:style-name="P72">Глава 18. А зачем вам Она?<text:tab/>239</text:p>
      <text:p text:style-name="P72">Глава 19. Я подумаю<text:tab/>246</text:p>
      <text:p text:style-name="P72">Глава 20. Меньше нюансов<text:tab/>251</text:p>
      <text:p text:style-name="P72">Глава 21. Быть честным очень легко!<text:tab/>260</text:p>
      <text:p text:style-name="P72">Глава 22. Гори в аду<text:tab/>303</text:p>
      <text:p text:style-name="P72">Глава 23. Апофеоз отношений с манипулятором<text:tab/>322</text:p>
      <text:p text:style-name="P73">ЧАСТЬ 2. ЧТО-ТО ВРОДЕ СПРАВОЧНИКА</text:p>
      <text:p text:style-name="P72">Глава 24. Причины манипуляции<text:tab/>342</text:p>
      <text:p text:style-name="P72"><text:soft-page-break/>Глава 25. Признаки и последствия манипуляции<text:tab/>362</text:p>
      <text:p text:style-name="P74">Что с ним?<text:tab/>364</text:p>
      <text:p text:style-name="P74">Почему я?<text:tab/>370</text:p>
      <text:p text:style-name="P72">Глава 25. Приемы и противостояние манипуляции<text:tab/>384</text:p>
      <text:p text:style-name="P74">Демонстративное игнорирование собственных</text:p>
      <text:p text:style-name="P74">обязательств<text:tab/>384</text:p>
      <text:p text:style-name="P74">Газлайтинг<text:tab/>386</text:p>
      <text:p text:style-name="P74">Висхолдинг<text:tab/>390</text:p>
      <text:p text:style-name="P74">«Да, но &lt;...&gt;» (в доп. к описанию висхолдинга)<text:tab/>393</text:p>
      <text:p text:style-name="P74">Изоляция жертвы от ее окружения<text:tab/>395</text:p>
      <text:p text:style-name="P74">Пассивная агрессия<text:line-break/>(игнорирование, обида, внезапный бойкот)<text:tab/>398</text:p>
      <text:p text:style-name="P74">Эгоизм. Равнодушие<text:tab/>403</text:p>
      <text:p text:style-name="P74">Игра на ваших эмоциях или психологические</text:p>
      <text:p text:style-name="P74">триггеры<text:tab/>404</text:p>
      <text:p text:style-name="P74">Виктимблейминг<text:tab/>408</text:p>
      <text:p text:style-name="P74">Вам редко уступают или не уступают вообще<text:tab/>413</text:p>
      <text:p text:style-name="P74">Патологическая ложь.<text:line-break/>Введение в болезненное состояние ожидания<text:tab/>418</text:p>
      <text:p text:style-name="P74">Триангуляция<text:tab/>424</text:p>
      <text:p text:style-name="P74">Дабл байнд<text:tab/>427</text:p>
      <text:p text:style-name="P74">Демонстрация (в доп. к описанию дабл байнда)<text:tab/>436</text:p>
      <text:p text:style-name="P71">Демонстрация занятости<text:tab/>436</text:p>
      <text:p text:style-name="P71">Демонстрация любви<text:tab/>440</text:p>
      <text:p text:style-name="P74">Подкрепление.<text:line-break/>Стимуляция на действия<text:tab/>444</text:p>
      <text:p text:style-name="P71">Положительное подкрепление<text:tab/>445</text:p>
      <text:p text:style-name="P71">Неустойчивое или частичное подкрепление<text:tab/>451</text:p>
      <text:p text:style-name="P71">Отрицательное подкрепление<text:tab/>455</text:p>
      <text:p text:style-name="P71">Травмирующий одноразовый опыт<text:tab/>460</text:p>
      <text:p text:style-name="P74">Постоянные жалобы<text:tab/>462</text:p>
      <text:p text:style-name="P74">Отношение к чистоте<text:tab/>465</text:p>
      <text:p text:style-name="P71">Патологическая неряшливость.<text:tab/>465</text:p>
      <text:p text:style-name="P71"><text:soft-page-break/>Патологическое стремление к чистоте<text:tab/>467</text:p>
      <text:p text:style-name="P74">Неглект<text:tab/>471</text:p>
      <text:p text:style-name="P74">Попытка выторговать право на «лево». Принуждение</text:p>
      <text:p text:style-name="P74">к трио<text:tab/>475</text:p>
      <text:p text:style-name="P71">Вариант 1. <text:s/>Ничто не предвещало беды<text:tab/>479</text:p>
      <text:p text:style-name="P71">Вариант 2. Ну мааам<text:tab/>481</text:p>
      <text:p text:style-name="P71">Вариант 3. Я уже взрослый<text:tab/>484</text:p>
      <text:p text:style-name="P71">Секс втроем<text:tab/>485</text:p>
      <text:p text:style-name="P74">Перспектицид<text:tab/>491</text:p>
      <text:p text:style-name="P74">Сахарное шоу<text:tab/>493</text:p>
      <text:p text:style-name="P74">Манипуляция разрывом<text:tab/>495</text:p>
      <text:p text:style-name="P72">Эпилог<text:tab/>499</text:p>
      <table:table table:name="Таблица1" table:style-name="Таблица1">
        <table:table-column table:style-name="Таблица1.A"/>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
      <text:p text:style-name="P67"><text:soft-page-break/><text:span text:style-name="Default_20_Paragraph_20_Font"><text:span text:style-name="T26"><text:s text:c="115"/>http://www.psychologos.ru/articles/view/pohval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8"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7"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8"/>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8"/>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8"/>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8"/>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8"/>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Попытка выторговать право «налево».Принуждение к трио</text:chapter></text:p>
      </style:header-left>
      <style:footer>
        <text:p text:style-name="Footer"/>
      </style:footer>
      <style:footer-left>
        <text:p text:style-name="Footer"><text:page-number text:select-page="current">574</text:page-number></text:p>
      </style:footer-left>
    </style:master-page>
    <style:master-page style:name="Right_20_Page" style:display-name="Right Page" style:page-layout-name="Mpm5" style:next-style-name="Left_20_Page">
      <style:header>
        <text:p text:style-name="MP1"><text:chapter text:display="name" text:outline-level="4">Попытка выторговать право «налево».Принуждение к трио</text:chapter></text:p>
      </style:header>
      <style:footer>
        <text:p text:style-name="Footer"><text:page-number text:select-page="current">573</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dc:creator>Яна Каминская</dc:creator>
    <meta:creation-date>2018-01-14T15:31:00Z</meta:creation-date>
    <dc:date>2018-10-06T17:20:59.23</dc:date>
    <meta:editing-cycles>1482</meta:editing-cycles>
    <meta:editing-duration>P39DT6H5M26S</meta:editing-duration>
    <meta:document-statistic meta:table-count="1" meta:image-count="0" meta:object-count="0" meta:page-count="581" meta:paragraph-count="4198" meta:word-count="105893" meta:character-count="664685"/>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